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0.3673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0.195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911in"/>
    </style:style>
    <style:style style:name="co8" style:family="table-column">
      <style:table-column-properties fo:break-before="auto" style:column-width="0.5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put06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91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93"/>
        </table:table-row>
        <table:table-row table:style-name="ro1">
          <table:table-cell table:formula="of:=SUM([.C3:.K3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COUNTIF([.$C1:.$KP1];[.C2])" office:value-type="float" office:value="0" calcext:value-type="float">
            <text:p>0</text:p>
          </table:table-cell>
          <table:table-cell table:formula="of:=COUNTIF([.$C1:.$KP1];[.D2])" office:value-type="float" office:value="99" calcext:value-type="float">
            <text:p>99</text:p>
          </table:table-cell>
          <table:table-cell table:formula="of:=COUNTIF([.$C1:.$KP1];[.E2])" office:value-type="float" office:value="57" calcext:value-type="float">
            <text:p>57</text:p>
          </table:table-cell>
          <table:table-cell table:formula="of:=COUNTIF([.$C1:.$KP1];[.F2])" office:value-type="float" office:value="43" calcext:value-type="float">
            <text:p>43</text:p>
          </table:table-cell>
          <table:table-cell table:formula="of:=COUNTIF([.$C1:.$KP1];[.G2])" office:value-type="float" office:value="48" calcext:value-type="float">
            <text:p>48</text:p>
          </table:table-cell>
          <table:table-cell table:formula="of:=COUNTIF([.$C1:.$KP1];[.H2])" office:value-type="float" office:value="53" calcext:value-type="float">
            <text:p>53</text:p>
          </table:table-cell>
          <table:table-cell table:formula="of:=COUNTIF([.$C1:.$KP1];[.I2])" office:value-type="float" office:value="0" calcext:value-type="float">
            <text:p>0</text:p>
          </table:table-cell>
          <table:table-cell table:number-columns-repeated="293"/>
        </table:table-row>
        <table:table-row table:style-name="ro1">
          <table:table-cell table:formula="of:=SUM([.C4:.K4])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[.D3]" office:value-type="float" office:value="99" calcext:value-type="float">
            <text:p>99</text:p>
          </table:table-cell>
          <table:table-cell table:formula="of:=[.E3]" office:value-type="float" office:value="57" calcext:value-type="float">
            <text:p>57</text:p>
          </table:table-cell>
          <table:table-cell table:formula="of:=[.F3]" office:value-type="float" office:value="43" calcext:value-type="float">
            <text:p>43</text:p>
          </table:table-cell>
          <table:table-cell table:formula="of:=[.G3]" office:value-type="float" office:value="48" calcext:value-type="float">
            <text:p>48</text:p>
          </table:table-cell>
          <table:table-cell table:formula="of:=[.H3]" office:value-type="float" office:value="53" calcext:value-type="float">
            <text:p>53</text:p>
          </table:table-cell>
          <table:table-cell table:formula="of:=[.I3]" office:value-type="float" office:value="0" calcext:value-type="float">
            <text:p>0</text:p>
          </table:table-cell>
          <table:table-cell table:formula="of:=[.C3]+[.J3]" office:value-type="float" office:value="0" calcext:value-type="float">
            <text:p>0</text:p>
          </table:table-cell>
          <table:table-cell table:formula="of:=[.K3]" office:value-type="float" office:value="0" calcext:value-type="float">
            <text:p>0</text:p>
          </table:table-cell>
          <table:table-cell table:formula="of:=[.C3]" office:value-type="float" office:value="0" calcext:value-type="float">
            <text:p>0</text:p>
          </table:table-cell>
          <table:table-cell table:number-columns-repeated="291"/>
        </table:table-row>
        <table:table-row table:style-name="ro1">
          <table:table-cell table:formula="of:=SUM([.C5:.K5])" office:value-type="float" office:value="399" calcext:value-type="float">
            <text:p>399</text:p>
          </table:table-cell>
          <table:table-cell office:value-type="float" office:value="2" calcext:value-type="float">
            <text:p>2</text:p>
          </table:table-cell>
          <table:table-cell table:formula="of:=[.D4]" office:value-type="float" office:value="57" calcext:value-type="float">
            <text:p>57</text:p>
          </table:table-cell>
          <table:table-cell table:formula="of:=[.E4]" office:value-type="float" office:value="43" calcext:value-type="float">
            <text:p>43</text:p>
          </table:table-cell>
          <table:table-cell table:formula="of:=[.F4]" office:value-type="float" office:value="48" calcext:value-type="float">
            <text:p>48</text:p>
          </table:table-cell>
          <table:table-cell table:formula="of:=[.G4]" office:value-type="float" office:value="53" calcext:value-type="float">
            <text:p>53</text:p>
          </table:table-cell>
          <table:table-cell table:formula="of:=[.H4]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[.C4]+[.J4]" office:value-type="float" office:value="99" calcext:value-type="float">
            <text:p>99</text:p>
          </table:table-cell>
          <table:table-cell table:formula="of:=[.K4]" office:value-type="float" office:value="0" calcext:value-type="float">
            <text:p>0</text:p>
          </table:table-cell>
          <table:table-cell table:formula="of:=[.C4]" office:value-type="float" office:value="99" calcext:value-type="float">
            <text:p>99</text:p>
          </table:table-cell>
          <table:table-cell table:number-columns-repeated="291"/>
        </table:table-row>
        <table:table-row table:style-name="ro1">
          <table:table-cell table:formula="of:=SUM([.C6:.K6])" office:value-type="float" office:value="456" calcext:value-type="float">
            <text:p>456</text:p>
          </table:table-cell>
          <table:table-cell office:value-type="float" office:value="3" calcext:value-type="float">
            <text:p>3</text:p>
          </table:table-cell>
          <table:table-cell table:formula="of:=[.D5]" office:value-type="float" office:value="43" calcext:value-type="float">
            <text:p>43</text:p>
          </table:table-cell>
          <table:table-cell table:formula="of:=[.E5]" office:value-type="float" office:value="48" calcext:value-type="float">
            <text:p>48</text:p>
          </table:table-cell>
          <table:table-cell table:formula="of:=[.F5]" office:value-type="float" office:value="53" calcext:value-type="float">
            <text:p>53</text:p>
          </table:table-cell>
          <table:table-cell table:formula="of:=[.G5]" office:value-type="float" office:value="0" calcext:value-type="float">
            <text:p>0</text:p>
          </table:table-cell>
          <table:table-cell table:formula="of:=[.H5]" office:value-type="float" office:value="0" calcext:value-type="float">
            <text:p>0</text:p>
          </table:table-cell>
          <table:table-cell table:formula="of:=[.I5]" office:value-type="float" office:value="99" calcext:value-type="float">
            <text:p>99</text:p>
          </table:table-cell>
          <table:table-cell table:formula="of:=[.C5]+[.J5]" office:value-type="float" office:value="57" calcext:value-type="float">
            <text:p>57</text:p>
          </table:table-cell>
          <table:table-cell table:formula="of:=[.K5]" office:value-type="float" office:value="99" calcext:value-type="float">
            <text:p>99</text:p>
          </table:table-cell>
          <table:table-cell table:formula="of:=[.C5]" office:value-type="float" office:value="57" calcext:value-type="float">
            <text:p>57</text:p>
          </table:table-cell>
          <table:table-cell table:number-columns-repeated="291"/>
        </table:table-row>
        <table:table-row table:style-name="ro1">
          <table:table-cell table:formula="of:=SUM([.C7:.K7])" office:value-type="float" office:value="499" calcext:value-type="float">
            <text:p>499</text:p>
          </table:table-cell>
          <table:table-cell office:value-type="float" office:value="4" calcext:value-type="float">
            <text:p>4</text:p>
          </table:table-cell>
          <table:table-cell table:formula="of:=[.D6]" office:value-type="float" office:value="48" calcext:value-type="float">
            <text:p>48</text:p>
          </table:table-cell>
          <table:table-cell table:formula="of:=[.E6]" office:value-type="float" office:value="53" calcext:value-type="float">
            <text:p>53</text:p>
          </table:table-cell>
          <table:table-cell table:formula="of:=[.F6]" office:value-type="float" office:value="0" calcext:value-type="float">
            <text:p>0</text:p>
          </table:table-cell>
          <table:table-cell table:formula="of:=[.G6]" office:value-type="float" office:value="0" calcext:value-type="float">
            <text:p>0</text:p>
          </table:table-cell>
          <table:table-cell table:formula="of:=[.H6]" office:value-type="float" office:value="99" calcext:value-type="float">
            <text:p>99</text:p>
          </table:table-cell>
          <table:table-cell table:formula="of:=[.I6]" office:value-type="float" office:value="57" calcext:value-type="float">
            <text:p>57</text:p>
          </table:table-cell>
          <table:table-cell table:formula="of:=[.C6]+[.J6]" office:value-type="float" office:value="142" calcext:value-type="float">
            <text:p>142</text:p>
          </table:table-cell>
          <table:table-cell table:formula="of:=[.K6]" office:value-type="float" office:value="57" calcext:value-type="float">
            <text:p>57</text:p>
          </table:table-cell>
          <table:table-cell table:formula="of:=[.C6]" office:value-type="float" office:value="43" calcext:value-type="float">
            <text:p>43</text:p>
          </table:table-cell>
          <table:table-cell table:number-columns-repeated="291"/>
        </table:table-row>
        <table:table-row table:style-name="ro1">
          <table:table-cell table:formula="of:=SUM([.C8:.K8])" office:value-type="float" office:value="547" calcext:value-type="float">
            <text:p>547</text:p>
          </table:table-cell>
          <table:table-cell office:value-type="float" office:value="5" calcext:value-type="float">
            <text:p>5</text:p>
          </table:table-cell>
          <table:table-cell table:formula="of:=[.D7]" office:value-type="float" office:value="53" calcext:value-type="float">
            <text:p>53</text:p>
          </table:table-cell>
          <table:table-cell table:formula="of:=[.E7]" office:value-type="float" office:value="0" calcext:value-type="float">
            <text:p>0</text:p>
          </table:table-cell>
          <table:table-cell table:formula="of:=[.F7]" office:value-type="float" office:value="0" calcext:value-type="float">
            <text:p>0</text:p>
          </table:table-cell>
          <table:table-cell table:formula="of:=[.G7]" office:value-type="float" office:value="99" calcext:value-type="float">
            <text:p>99</text:p>
          </table:table-cell>
          <table:table-cell table:formula="of:=[.H7]" office:value-type="float" office:value="57" calcext:value-type="float">
            <text:p>57</text:p>
          </table:table-cell>
          <table:table-cell table:formula="of:=[.I7]" office:value-type="float" office:value="142" calcext:value-type="float">
            <text:p>142</text:p>
          </table:table-cell>
          <table:table-cell table:formula="of:=[.C7]+[.J7]" office:value-type="float" office:value="105" calcext:value-type="float">
            <text:p>105</text:p>
          </table:table-cell>
          <table:table-cell table:formula="of:=[.K7]" office:value-type="float" office:value="43" calcext:value-type="float">
            <text:p>43</text:p>
          </table:table-cell>
          <table:table-cell table:formula="of:=[.C7]" office:value-type="float" office:value="48" calcext:value-type="float">
            <text:p>48</text:p>
          </table:table-cell>
          <table:table-cell table:number-columns-repeated="291"/>
        </table:table-row>
        <table:table-row table:style-name="ro1">
          <table:table-cell table:formula="of:=SUM([.C9:.K9])"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D8]" office:value-type="float" office:value="0" calcext:value-type="float">
            <text:p>0</text:p>
          </table:table-cell>
          <table:table-cell table:formula="of:=[.E8]" office:value-type="float" office:value="0" calcext:value-type="float">
            <text:p>0</text:p>
          </table:table-cell>
          <table:table-cell table:formula="of:=[.F8]" office:value-type="float" office:value="99" calcext:value-type="float">
            <text:p>99</text:p>
          </table:table-cell>
          <table:table-cell table:formula="of:=[.G8]" office:value-type="float" office:value="57" calcext:value-type="float">
            <text:p>57</text:p>
          </table:table-cell>
          <table:table-cell table:formula="of:=[.H8]" office:value-type="float" office:value="142" calcext:value-type="float">
            <text:p>142</text:p>
          </table:table-cell>
          <table:table-cell table:formula="of:=[.I8]" office:value-type="float" office:value="105" calcext:value-type="float">
            <text:p>105</text:p>
          </table:table-cell>
          <table:table-cell table:formula="of:=[.C8]+[.J8]" office:value-type="float" office:value="96" calcext:value-type="float">
            <text:p>96</text:p>
          </table:table-cell>
          <table:table-cell table:formula="of:=[.K8]" office:value-type="float" office:value="48" calcext:value-type="float">
            <text:p>48</text:p>
          </table:table-cell>
          <table:table-cell table:formula="of:=[.C8]" office:value-type="float" office:value="53" calcext:value-type="float">
            <text:p>53</text:p>
          </table:table-cell>
          <table:table-cell table:number-columns-repeated="291"/>
        </table:table-row>
        <table:table-row table:style-name="ro1">
          <table:table-cell table:formula="of:=SUM([.C10:.K10])"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D9]" office:value-type="float" office:value="0" calcext:value-type="float">
            <text:p>0</text:p>
          </table:table-cell>
          <table:table-cell table:formula="of:=[.E9]" office:value-type="float" office:value="99" calcext:value-type="float">
            <text:p>99</text:p>
          </table:table-cell>
          <table:table-cell table:formula="of:=[.F9]" office:value-type="float" office:value="57" calcext:value-type="float">
            <text:p>57</text:p>
          </table:table-cell>
          <table:table-cell table:formula="of:=[.G9]" office:value-type="float" office:value="142" calcext:value-type="float">
            <text:p>142</text:p>
          </table:table-cell>
          <table:table-cell table:formula="of:=[.H9]" office:value-type="float" office:value="105" calcext:value-type="float">
            <text:p>105</text:p>
          </table:table-cell>
          <table:table-cell table:formula="of:=[.I9]" office:value-type="float" office:value="96" calcext:value-type="float">
            <text:p>96</text:p>
          </table:table-cell>
          <table:table-cell table:formula="of:=[.C9]+[.J9]" office:value-type="float" office:value="48" calcext:value-type="float">
            <text:p>48</text:p>
          </table:table-cell>
          <table:table-cell table:formula="of:=[.K9]" office:value-type="float" office:value="53" calcext:value-type="float">
            <text:p>53</text:p>
          </table:table-cell>
          <table:table-cell table:formula="of:=[.C9]" office:value-type="float" office:value="0" calcext:value-type="float">
            <text:p>0</text:p>
          </table:table-cell>
          <table:table-cell table:number-columns-repeated="291"/>
        </table:table-row>
        <table:table-row table:style-name="ro1">
          <table:table-cell table:formula="of:=SUM([.C11:.K11])"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D10]" office:value-type="float" office:value="99" calcext:value-type="float">
            <text:p>99</text:p>
          </table:table-cell>
          <table:table-cell table:formula="of:=[.E10]" office:value-type="float" office:value="57" calcext:value-type="float">
            <text:p>57</text:p>
          </table:table-cell>
          <table:table-cell table:formula="of:=[.F10]" office:value-type="float" office:value="142" calcext:value-type="float">
            <text:p>142</text:p>
          </table:table-cell>
          <table:table-cell table:formula="of:=[.G10]" office:value-type="float" office:value="105" calcext:value-type="float">
            <text:p>105</text:p>
          </table:table-cell>
          <table:table-cell table:formula="of:=[.H10]" office:value-type="float" office:value="96" calcext:value-type="float">
            <text:p>96</text:p>
          </table:table-cell>
          <table:table-cell table:formula="of:=[.I10]" office:value-type="float" office:value="48" calcext:value-type="float">
            <text:p>48</text:p>
          </table:table-cell>
          <table:table-cell table:formula="of:=[.C10]+[.J10]" office:value-type="float" office:value="53" calcext:value-type="float">
            <text:p>53</text:p>
          </table:table-cell>
          <table:table-cell table:formula="of:=[.K10]" office:value-type="float" office:value="0" calcext:value-type="float">
            <text:p>0</text:p>
          </table:table-cell>
          <table:table-cell table:formula="of:=[.C10]" office:value-type="float" office:value="0" calcext:value-type="float">
            <text:p>0</text:p>
          </table:table-cell>
          <table:table-cell table:number-columns-repeated="291"/>
        </table:table-row>
        <table:table-row table:style-name="ro1">
          <table:table-cell table:formula="of:=SUM([.C12:.K12])" office:value-type="float" office:value="699" calcext:value-type="float">
            <text:p>699</text:p>
          </table:table-cell>
          <table:table-cell office:value-type="float" office:value="9" calcext:value-type="float">
            <text:p>9</text:p>
          </table:table-cell>
          <table:table-cell table:formula="of:=[.D11]" office:value-type="float" office:value="57" calcext:value-type="float">
            <text:p>57</text:p>
          </table:table-cell>
          <table:table-cell table:formula="of:=[.E11]" office:value-type="float" office:value="142" calcext:value-type="float">
            <text:p>142</text:p>
          </table:table-cell>
          <table:table-cell table:formula="of:=[.F11]" office:value-type="float" office:value="105" calcext:value-type="float">
            <text:p>105</text:p>
          </table:table-cell>
          <table:table-cell table:formula="of:=[.G11]" office:value-type="float" office:value="96" calcext:value-type="float">
            <text:p>96</text:p>
          </table:table-cell>
          <table:table-cell table:formula="of:=[.H11]" office:value-type="float" office:value="48" calcext:value-type="float">
            <text:p>48</text:p>
          </table:table-cell>
          <table:table-cell table:formula="of:=[.I11]" office:value-type="float" office:value="53" calcext:value-type="float">
            <text:p>53</text:p>
          </table:table-cell>
          <table:table-cell table:formula="of:=[.C11]+[.J11]" office:value-type="float" office:value="99" calcext:value-type="float">
            <text:p>99</text:p>
          </table:table-cell>
          <table:table-cell table:formula="of:=[.K11]" office:value-type="float" office:value="0" calcext:value-type="float">
            <text:p>0</text:p>
          </table:table-cell>
          <table:table-cell table:formula="of:=[.C11]" office:value-type="float" office:value="99" calcext:value-type="float">
            <text:p>99</text:p>
          </table:table-cell>
          <table:table-cell table:number-columns-repeated="291"/>
        </table:table-row>
        <table:table-row table:style-name="ro1">
          <table:table-cell table:formula="of:=SUM([.C13:.K13])" office:value-type="float" office:value="756" calcext:value-type="float">
            <text:p>756</text:p>
          </table:table-cell>
          <table:table-cell office:value-type="float" office:value="10" calcext:value-type="float">
            <text:p>10</text:p>
          </table:table-cell>
          <table:table-cell table:formula="of:=[.D12]" office:value-type="float" office:value="142" calcext:value-type="float">
            <text:p>142</text:p>
          </table:table-cell>
          <table:table-cell table:formula="of:=[.E12]" office:value-type="float" office:value="105" calcext:value-type="float">
            <text:p>105</text:p>
          </table:table-cell>
          <table:table-cell table:formula="of:=[.F12]" office:value-type="float" office:value="96" calcext:value-type="float">
            <text:p>96</text:p>
          </table:table-cell>
          <table:table-cell table:formula="of:=[.G12]" office:value-type="float" office:value="48" calcext:value-type="float">
            <text:p>48</text:p>
          </table:table-cell>
          <table:table-cell table:formula="of:=[.H12]" office:value-type="float" office:value="53" calcext:value-type="float">
            <text:p>53</text:p>
          </table:table-cell>
          <table:table-cell table:formula="of:=[.I12]" office:value-type="float" office:value="99" calcext:value-type="float">
            <text:p>99</text:p>
          </table:table-cell>
          <table:table-cell table:formula="of:=[.C12]+[.J12]" office:value-type="float" office:value="57" calcext:value-type="float">
            <text:p>57</text:p>
          </table:table-cell>
          <table:table-cell table:formula="of:=[.K12]" office:value-type="float" office:value="99" calcext:value-type="float">
            <text:p>99</text:p>
          </table:table-cell>
          <table:table-cell table:formula="of:=[.C12]" office:value-type="float" office:value="57" calcext:value-type="float">
            <text:p>57</text:p>
          </table:table-cell>
          <table:table-cell table:number-columns-repeated="291"/>
        </table:table-row>
        <table:table-row table:style-name="ro1">
          <table:table-cell table:formula="of:=SUM([.C14:.K14])" office:value-type="float" office:value="898" calcext:value-type="float">
            <text:p>898</text:p>
          </table:table-cell>
          <table:table-cell office:value-type="float" office:value="11" calcext:value-type="float">
            <text:p>11</text:p>
          </table:table-cell>
          <table:table-cell table:formula="of:=[.D13]" office:value-type="float" office:value="105" calcext:value-type="float">
            <text:p>105</text:p>
          </table:table-cell>
          <table:table-cell table:formula="of:=[.E13]" office:value-type="float" office:value="96" calcext:value-type="float">
            <text:p>96</text:p>
          </table:table-cell>
          <table:table-cell table:formula="of:=[.F13]" office:value-type="float" office:value="48" calcext:value-type="float">
            <text:p>48</text:p>
          </table:table-cell>
          <table:table-cell table:formula="of:=[.G13]" office:value-type="float" office:value="53" calcext:value-type="float">
            <text:p>53</text:p>
          </table:table-cell>
          <table:table-cell table:formula="of:=[.H13]" office:value-type="float" office:value="99" calcext:value-type="float">
            <text:p>99</text:p>
          </table:table-cell>
          <table:table-cell table:formula="of:=[.I13]" office:value-type="float" office:value="57" calcext:value-type="float">
            <text:p>57</text:p>
          </table:table-cell>
          <table:table-cell table:formula="of:=[.C13]+[.J13]" office:value-type="float" office:value="241" calcext:value-type="float">
            <text:p>241</text:p>
          </table:table-cell>
          <table:table-cell table:formula="of:=[.K13]" office:value-type="float" office:value="57" calcext:value-type="float">
            <text:p>57</text:p>
          </table:table-cell>
          <table:table-cell table:formula="of:=[.C13]" office:value-type="float" office:value="142" calcext:value-type="float">
            <text:p>142</text:p>
          </table:table-cell>
          <table:table-cell table:number-columns-repeated="291"/>
        </table:table-row>
        <table:table-row table:style-name="ro1">
          <table:table-cell table:formula="of:=SUM([.C15:.K15])" office:value-type="float" office:value="1003" calcext:value-type="float">
            <text:p>1003</text:p>
          </table:table-cell>
          <table:table-cell office:value-type="float" office:value="12" calcext:value-type="float">
            <text:p>12</text:p>
          </table:table-cell>
          <table:table-cell table:formula="of:=[.D14]" office:value-type="float" office:value="96" calcext:value-type="float">
            <text:p>96</text:p>
          </table:table-cell>
          <table:table-cell table:formula="of:=[.E14]" office:value-type="float" office:value="48" calcext:value-type="float">
            <text:p>48</text:p>
          </table:table-cell>
          <table:table-cell table:formula="of:=[.F14]" office:value-type="float" office:value="53" calcext:value-type="float">
            <text:p>53</text:p>
          </table:table-cell>
          <table:table-cell table:formula="of:=[.G14]" office:value-type="float" office:value="99" calcext:value-type="float">
            <text:p>99</text:p>
          </table:table-cell>
          <table:table-cell table:formula="of:=[.H14]" office:value-type="float" office:value="57" calcext:value-type="float">
            <text:p>57</text:p>
          </table:table-cell>
          <table:table-cell table:formula="of:=[.I14]" office:value-type="float" office:value="241" calcext:value-type="float">
            <text:p>241</text:p>
          </table:table-cell>
          <table:table-cell table:formula="of:=[.C14]+[.J14]" office:value-type="float" office:value="162" calcext:value-type="float">
            <text:p>162</text:p>
          </table:table-cell>
          <table:table-cell table:formula="of:=[.K14]" office:value-type="float" office:value="142" calcext:value-type="float">
            <text:p>142</text:p>
          </table:table-cell>
          <table:table-cell table:formula="of:=[.C14]" office:value-type="float" office:value="105" calcext:value-type="float">
            <text:p>105</text:p>
          </table:table-cell>
          <table:table-cell table:number-columns-repeated="291"/>
        </table:table-row>
        <table:table-row table:style-name="ro1">
          <table:table-cell table:formula="of:=SUM([.C16:.K16])" office:value-type="float" office:value="1099" calcext:value-type="float">
            <text:p>1099</text:p>
          </table:table-cell>
          <table:table-cell office:value-type="float" office:value="13" calcext:value-type="float">
            <text:p>13</text:p>
          </table:table-cell>
          <table:table-cell table:formula="of:=[.D15]" office:value-type="float" office:value="48" calcext:value-type="float">
            <text:p>48</text:p>
          </table:table-cell>
          <table:table-cell table:formula="of:=[.E15]" office:value-type="float" office:value="53" calcext:value-type="float">
            <text:p>53</text:p>
          </table:table-cell>
          <table:table-cell table:formula="of:=[.F15]" office:value-type="float" office:value="99" calcext:value-type="float">
            <text:p>99</text:p>
          </table:table-cell>
          <table:table-cell table:formula="of:=[.G15]" office:value-type="float" office:value="57" calcext:value-type="float">
            <text:p>57</text:p>
          </table:table-cell>
          <table:table-cell table:formula="of:=[.H15]" office:value-type="float" office:value="241" calcext:value-type="float">
            <text:p>241</text:p>
          </table:table-cell>
          <table:table-cell table:formula="of:=[.I15]" office:value-type="float" office:value="162" calcext:value-type="float">
            <text:p>162</text:p>
          </table:table-cell>
          <table:table-cell table:formula="of:=[.C15]+[.J15]" office:value-type="float" office:value="238" calcext:value-type="float">
            <text:p>238</text:p>
          </table:table-cell>
          <table:table-cell table:formula="of:=[.K15]" office:value-type="float" office:value="105" calcext:value-type="float">
            <text:p>105</text:p>
          </table:table-cell>
          <table:table-cell table:formula="of:=[.C15]" office:value-type="float" office:value="96" calcext:value-type="float">
            <text:p>96</text:p>
          </table:table-cell>
          <table:table-cell table:number-columns-repeated="291"/>
        </table:table-row>
        <table:table-row table:style-name="ro1">
          <table:table-cell table:formula="of:=SUM([.C17:.K17])" office:value-type="float" office:value="1147" calcext:value-type="float">
            <text:p>1147</text:p>
          </table:table-cell>
          <table:table-cell office:value-type="float" office:value="14" calcext:value-type="float">
            <text:p>14</text:p>
          </table:table-cell>
          <table:table-cell table:formula="of:=[.D16]" office:value-type="float" office:value="53" calcext:value-type="float">
            <text:p>53</text:p>
          </table:table-cell>
          <table:table-cell table:formula="of:=[.E16]" office:value-type="float" office:value="99" calcext:value-type="float">
            <text:p>99</text:p>
          </table:table-cell>
          <table:table-cell table:formula="of:=[.F16]" office:value-type="float" office:value="57" calcext:value-type="float">
            <text:p>57</text:p>
          </table:table-cell>
          <table:table-cell table:formula="of:=[.G16]" office:value-type="float" office:value="241" calcext:value-type="float">
            <text:p>241</text:p>
          </table:table-cell>
          <table:table-cell table:formula="of:=[.H16]" office:value-type="float" office:value="162" calcext:value-type="float">
            <text:p>162</text:p>
          </table:table-cell>
          <table:table-cell table:formula="of:=[.I16]" office:value-type="float" office:value="238" calcext:value-type="float">
            <text:p>238</text:p>
          </table:table-cell>
          <table:table-cell table:formula="of:=[.C16]+[.J16]" office:value-type="float" office:value="153" calcext:value-type="float">
            <text:p>153</text:p>
          </table:table-cell>
          <table:table-cell table:formula="of:=[.K16]" office:value-type="float" office:value="96" calcext:value-type="float">
            <text:p>96</text:p>
          </table:table-cell>
          <table:table-cell table:formula="of:=[.C16]" office:value-type="float" office:value="48" calcext:value-type="float">
            <text:p>48</text:p>
          </table:table-cell>
          <table:table-cell table:number-columns-repeated="291"/>
        </table:table-row>
        <table:table-row table:style-name="ro1">
          <table:table-cell table:formula="of:=SUM([.C18:.K18])" office:value-type="float" office:value="1200" calcext:value-type="float">
            <text:p>1200</text:p>
          </table:table-cell>
          <table:table-cell office:value-type="float" office:value="15" calcext:value-type="float">
            <text:p>15</text:p>
          </table:table-cell>
          <table:table-cell table:formula="of:=[.D17]" office:value-type="float" office:value="99" calcext:value-type="float">
            <text:p>99</text:p>
          </table:table-cell>
          <table:table-cell table:formula="of:=[.E17]" office:value-type="float" office:value="57" calcext:value-type="float">
            <text:p>57</text:p>
          </table:table-cell>
          <table:table-cell table:formula="of:=[.F17]" office:value-type="float" office:value="241" calcext:value-type="float">
            <text:p>241</text:p>
          </table:table-cell>
          <table:table-cell table:formula="of:=[.G17]" office:value-type="float" office:value="162" calcext:value-type="float">
            <text:p>162</text:p>
          </table:table-cell>
          <table:table-cell table:formula="of:=[.H17]" office:value-type="float" office:value="238" calcext:value-type="float">
            <text:p>238</text:p>
          </table:table-cell>
          <table:table-cell table:formula="of:=[.I17]" office:value-type="float" office:value="153" calcext:value-type="float">
            <text:p>153</text:p>
          </table:table-cell>
          <table:table-cell table:formula="of:=[.C17]+[.J17]" office:value-type="float" office:value="149" calcext:value-type="float">
            <text:p>149</text:p>
          </table:table-cell>
          <table:table-cell table:formula="of:=[.K17]" office:value-type="float" office:value="48" calcext:value-type="float">
            <text:p>48</text:p>
          </table:table-cell>
          <table:table-cell table:formula="of:=[.C17]" office:value-type="float" office:value="53" calcext:value-type="float">
            <text:p>53</text:p>
          </table:table-cell>
          <table:table-cell table:number-columns-repeated="291"/>
        </table:table-row>
        <table:table-row table:style-name="ro1">
          <table:table-cell table:formula="of:=SUM([.C19:.K19])" office:value-type="float" office:value="1299" calcext:value-type="float">
            <text:p>1299</text:p>
          </table:table-cell>
          <table:table-cell office:value-type="float" office:value="16" calcext:value-type="float">
            <text:p>16</text:p>
          </table:table-cell>
          <table:table-cell table:formula="of:=[.D18]" office:value-type="float" office:value="57" calcext:value-type="float">
            <text:p>57</text:p>
          </table:table-cell>
          <table:table-cell table:formula="of:=[.E18]" office:value-type="float" office:value="241" calcext:value-type="float">
            <text:p>241</text:p>
          </table:table-cell>
          <table:table-cell table:formula="of:=[.F18]" office:value-type="float" office:value="162" calcext:value-type="float">
            <text:p>162</text:p>
          </table:table-cell>
          <table:table-cell table:formula="of:=[.G18]" office:value-type="float" office:value="238" calcext:value-type="float">
            <text:p>238</text:p>
          </table:table-cell>
          <table:table-cell table:formula="of:=[.H18]" office:value-type="float" office:value="153" calcext:value-type="float">
            <text:p>153</text:p>
          </table:table-cell>
          <table:table-cell table:formula="of:=[.I18]" office:value-type="float" office:value="149" calcext:value-type="float">
            <text:p>149</text:p>
          </table:table-cell>
          <table:table-cell table:formula="of:=[.C18]+[.J18]" office:value-type="float" office:value="147" calcext:value-type="float">
            <text:p>147</text:p>
          </table:table-cell>
          <table:table-cell table:formula="of:=[.K18]" office:value-type="float" office:value="53" calcext:value-type="float">
            <text:p>53</text:p>
          </table:table-cell>
          <table:table-cell table:formula="of:=[.C18]" office:value-type="float" office:value="99" calcext:value-type="float">
            <text:p>99</text:p>
          </table:table-cell>
          <table:table-cell table:number-columns-repeated="291"/>
        </table:table-row>
        <table:table-row table:style-name="ro1">
          <table:table-cell table:formula="of:=SUM([.C20:.K20])" office:value-type="float" office:value="1356" calcext:value-type="float">
            <text:p>1356</text:p>
          </table:table-cell>
          <table:table-cell office:value-type="float" office:value="17" calcext:value-type="float">
            <text:p>17</text:p>
          </table:table-cell>
          <table:table-cell table:formula="of:=[.D19]" office:value-type="float" office:value="241" calcext:value-type="float">
            <text:p>241</text:p>
          </table:table-cell>
          <table:table-cell table:formula="of:=[.E19]" office:value-type="float" office:value="162" calcext:value-type="float">
            <text:p>162</text:p>
          </table:table-cell>
          <table:table-cell table:formula="of:=[.F19]" office:value-type="float" office:value="238" calcext:value-type="float">
            <text:p>238</text:p>
          </table:table-cell>
          <table:table-cell table:formula="of:=[.G19]" office:value-type="float" office:value="153" calcext:value-type="float">
            <text:p>153</text:p>
          </table:table-cell>
          <table:table-cell table:formula="of:=[.H19]" office:value-type="float" office:value="149" calcext:value-type="float">
            <text:p>149</text:p>
          </table:table-cell>
          <table:table-cell table:formula="of:=[.I19]" office:value-type="float" office:value="147" calcext:value-type="float">
            <text:p>147</text:p>
          </table:table-cell>
          <table:table-cell table:formula="of:=[.C19]+[.J19]" office:value-type="float" office:value="110" calcext:value-type="float">
            <text:p>110</text:p>
          </table:table-cell>
          <table:table-cell table:formula="of:=[.K19]" office:value-type="float" office:value="99" calcext:value-type="float">
            <text:p>99</text:p>
          </table:table-cell>
          <table:table-cell table:formula="of:=[.C19]" office:value-type="float" office:value="57" calcext:value-type="float">
            <text:p>57</text:p>
          </table:table-cell>
          <table:table-cell table:number-columns-repeated="291"/>
        </table:table-row>
        <table:table-row table:style-name="ro1">
          <table:table-cell table:formula="of:=SUM([.C21:.K21])" office:value-type="float" office:value="1597" calcext:value-type="float">
            <text:p>1597</text:p>
          </table:table-cell>
          <table:table-cell office:value-type="float" office:value="18" calcext:value-type="float">
            <text:p>18</text:p>
          </table:table-cell>
          <table:table-cell table:formula="of:=[.D20]" office:value-type="float" office:value="162" calcext:value-type="float">
            <text:p>162</text:p>
          </table:table-cell>
          <table:table-cell table:formula="of:=[.E20]" office:value-type="float" office:value="238" calcext:value-type="float">
            <text:p>238</text:p>
          </table:table-cell>
          <table:table-cell table:formula="of:=[.F20]" office:value-type="float" office:value="153" calcext:value-type="float">
            <text:p>153</text:p>
          </table:table-cell>
          <table:table-cell table:formula="of:=[.G20]" office:value-type="float" office:value="149" calcext:value-type="float">
            <text:p>149</text:p>
          </table:table-cell>
          <table:table-cell table:formula="of:=[.H20]" office:value-type="float" office:value="147" calcext:value-type="float">
            <text:p>147</text:p>
          </table:table-cell>
          <table:table-cell table:formula="of:=[.I20]" office:value-type="float" office:value="110" calcext:value-type="float">
            <text:p>110</text:p>
          </table:table-cell>
          <table:table-cell table:formula="of:=[.C20]+[.J20]" office:value-type="float" office:value="340" calcext:value-type="float">
            <text:p>340</text:p>
          </table:table-cell>
          <table:table-cell table:formula="of:=[.K20]" office:value-type="float" office:value="57" calcext:value-type="float">
            <text:p>57</text:p>
          </table:table-cell>
          <table:table-cell table:formula="of:=[.C20]" office:value-type="float" office:value="241" calcext:value-type="float">
            <text:p>241</text:p>
          </table:table-cell>
          <table:table-cell table:number-columns-repeated="291"/>
        </table:table-row>
        <table:table-row table:style-name="ro1">
          <table:table-cell table:formula="of:=SUM([.C22:.K22])" office:value-type="float" office:value="1759" calcext:value-type="float">
            <text:p>1759</text:p>
          </table:table-cell>
          <table:table-cell office:value-type="float" office:value="19" calcext:value-type="float">
            <text:p>19</text:p>
          </table:table-cell>
          <table:table-cell table:formula="of:=[.D21]" office:value-type="float" office:value="238" calcext:value-type="float">
            <text:p>238</text:p>
          </table:table-cell>
          <table:table-cell table:formula="of:=[.E21]" office:value-type="float" office:value="153" calcext:value-type="float">
            <text:p>153</text:p>
          </table:table-cell>
          <table:table-cell table:formula="of:=[.F21]" office:value-type="float" office:value="149" calcext:value-type="float">
            <text:p>149</text:p>
          </table:table-cell>
          <table:table-cell table:formula="of:=[.G21]" office:value-type="float" office:value="147" calcext:value-type="float">
            <text:p>147</text:p>
          </table:table-cell>
          <table:table-cell table:formula="of:=[.H21]" office:value-type="float" office:value="110" calcext:value-type="float">
            <text:p>110</text:p>
          </table:table-cell>
          <table:table-cell table:formula="of:=[.I21]" office:value-type="float" office:value="340" calcext:value-type="float">
            <text:p>340</text:p>
          </table:table-cell>
          <table:table-cell table:formula="of:=[.C21]+[.J21]" office:value-type="float" office:value="219" calcext:value-type="float">
            <text:p>219</text:p>
          </table:table-cell>
          <table:table-cell table:formula="of:=[.K21]" office:value-type="float" office:value="241" calcext:value-type="float">
            <text:p>241</text:p>
          </table:table-cell>
          <table:table-cell table:formula="of:=[.C21]" office:value-type="float" office:value="162" calcext:value-type="float">
            <text:p>162</text:p>
          </table:table-cell>
          <table:table-cell table:number-columns-repeated="291"/>
        </table:table-row>
        <table:table-row table:style-name="ro1">
          <table:table-cell table:formula="of:=SUM([.C23:.K23])" office:value-type="float" office:value="1997" calcext:value-type="float">
            <text:p>1997</text:p>
          </table:table-cell>
          <table:table-cell office:value-type="float" office:value="20" calcext:value-type="float">
            <text:p>20</text:p>
          </table:table-cell>
          <table:table-cell table:formula="of:=[.D22]" office:value-type="float" office:value="153" calcext:value-type="float">
            <text:p>153</text:p>
          </table:table-cell>
          <table:table-cell table:formula="of:=[.E22]" office:value-type="float" office:value="149" calcext:value-type="float">
            <text:p>149</text:p>
          </table:table-cell>
          <table:table-cell table:formula="of:=[.F22]" office:value-type="float" office:value="147" calcext:value-type="float">
            <text:p>147</text:p>
          </table:table-cell>
          <table:table-cell table:formula="of:=[.G22]" office:value-type="float" office:value="110" calcext:value-type="float">
            <text:p>110</text:p>
          </table:table-cell>
          <table:table-cell table:formula="of:=[.H22]" office:value-type="float" office:value="340" calcext:value-type="float">
            <text:p>340</text:p>
          </table:table-cell>
          <table:table-cell table:formula="of:=[.I22]" office:value-type="float" office:value="219" calcext:value-type="float">
            <text:p>219</text:p>
          </table:table-cell>
          <table:table-cell table:formula="of:=[.C22]+[.J22]" office:value-type="float" office:value="479" calcext:value-type="float">
            <text:p>479</text:p>
          </table:table-cell>
          <table:table-cell table:formula="of:=[.K22]" office:value-type="float" office:value="162" calcext:value-type="float">
            <text:p>162</text:p>
          </table:table-cell>
          <table:table-cell table:formula="of:=[.C22]" office:value-type="float" office:value="238" calcext:value-type="float">
            <text:p>238</text:p>
          </table:table-cell>
          <table:table-cell table:number-columns-repeated="291"/>
        </table:table-row>
        <table:table-row table:style-name="ro1">
          <table:table-cell table:formula="of:=SUM([.C24:.K24])" office:value-type="float" office:value="2150" calcext:value-type="float">
            <text:p>2150</text:p>
          </table:table-cell>
          <table:table-cell office:value-type="float" office:value="21" calcext:value-type="float">
            <text:p>21</text:p>
          </table:table-cell>
          <table:table-cell table:formula="of:=[.D23]" office:value-type="float" office:value="149" calcext:value-type="float">
            <text:p>149</text:p>
          </table:table-cell>
          <table:table-cell table:formula="of:=[.E23]" office:value-type="float" office:value="147" calcext:value-type="float">
            <text:p>147</text:p>
          </table:table-cell>
          <table:table-cell table:formula="of:=[.F23]" office:value-type="float" office:value="110" calcext:value-type="float">
            <text:p>110</text:p>
          </table:table-cell>
          <table:table-cell table:formula="of:=[.G23]" office:value-type="float" office:value="340" calcext:value-type="float">
            <text:p>340</text:p>
          </table:table-cell>
          <table:table-cell table:formula="of:=[.H23]" office:value-type="float" office:value="219" calcext:value-type="float">
            <text:p>219</text:p>
          </table:table-cell>
          <table:table-cell table:formula="of:=[.I23]" office:value-type="float" office:value="479" calcext:value-type="float">
            <text:p>479</text:p>
          </table:table-cell>
          <table:table-cell table:formula="of:=[.C23]+[.J23]" office:value-type="float" office:value="315" calcext:value-type="float">
            <text:p>315</text:p>
          </table:table-cell>
          <table:table-cell table:formula="of:=[.K23]" office:value-type="float" office:value="238" calcext:value-type="float">
            <text:p>238</text:p>
          </table:table-cell>
          <table:table-cell table:formula="of:=[.C23]" office:value-type="float" office:value="153" calcext:value-type="float">
            <text:p>153</text:p>
          </table:table-cell>
          <table:table-cell table:number-columns-repeated="291"/>
        </table:table-row>
        <table:table-row table:style-name="ro1">
          <table:table-cell table:formula="of:=SUM([.C25:.K25])" office:value-type="float" office:value="2299" calcext:value-type="float">
            <text:p>2299</text:p>
          </table:table-cell>
          <table:table-cell office:value-type="float" office:value="22" calcext:value-type="float">
            <text:p>22</text:p>
          </table:table-cell>
          <table:table-cell table:formula="of:=[.D24]" office:value-type="float" office:value="147" calcext:value-type="float">
            <text:p>147</text:p>
          </table:table-cell>
          <table:table-cell table:formula="of:=[.E24]" office:value-type="float" office:value="110" calcext:value-type="float">
            <text:p>110</text:p>
          </table:table-cell>
          <table:table-cell table:formula="of:=[.F24]" office:value-type="float" office:value="340" calcext:value-type="float">
            <text:p>340</text:p>
          </table:table-cell>
          <table:table-cell table:formula="of:=[.G24]" office:value-type="float" office:value="219" calcext:value-type="float">
            <text:p>219</text:p>
          </table:table-cell>
          <table:table-cell table:formula="of:=[.H24]" office:value-type="float" office:value="479" calcext:value-type="float">
            <text:p>479</text:p>
          </table:table-cell>
          <table:table-cell table:formula="of:=[.I24]" office:value-type="float" office:value="315" calcext:value-type="float">
            <text:p>315</text:p>
          </table:table-cell>
          <table:table-cell table:formula="of:=[.C24]+[.J24]" office:value-type="float" office:value="387" calcext:value-type="float">
            <text:p>387</text:p>
          </table:table-cell>
          <table:table-cell table:formula="of:=[.K24]" office:value-type="float" office:value="153" calcext:value-type="float">
            <text:p>153</text:p>
          </table:table-cell>
          <table:table-cell table:formula="of:=[.C24]" office:value-type="float" office:value="149" calcext:value-type="float">
            <text:p>149</text:p>
          </table:table-cell>
          <table:table-cell table:number-columns-repeated="291"/>
        </table:table-row>
        <table:table-row table:style-name="ro1">
          <table:table-cell table:formula="of:=SUM([.C26:.K26])" office:value-type="float" office:value="2446" calcext:value-type="float">
            <text:p>2446</text:p>
          </table:table-cell>
          <table:table-cell office:value-type="float" office:value="23" calcext:value-type="float">
            <text:p>23</text:p>
          </table:table-cell>
          <table:table-cell table:formula="of:=[.D25]" office:value-type="float" office:value="110" calcext:value-type="float">
            <text:p>110</text:p>
          </table:table-cell>
          <table:table-cell table:formula="of:=[.E25]" office:value-type="float" office:value="340" calcext:value-type="float">
            <text:p>340</text:p>
          </table:table-cell>
          <table:table-cell table:formula="of:=[.F25]" office:value-type="float" office:value="219" calcext:value-type="float">
            <text:p>219</text:p>
          </table:table-cell>
          <table:table-cell table:formula="of:=[.G25]" office:value-type="float" office:value="479" calcext:value-type="float">
            <text:p>479</text:p>
          </table:table-cell>
          <table:table-cell table:formula="of:=[.H25]" office:value-type="float" office:value="315" calcext:value-type="float">
            <text:p>315</text:p>
          </table:table-cell>
          <table:table-cell table:formula="of:=[.I25]" office:value-type="float" office:value="387" calcext:value-type="float">
            <text:p>387</text:p>
          </table:table-cell>
          <table:table-cell table:formula="of:=[.C25]+[.J25]" office:value-type="float" office:value="300" calcext:value-type="float">
            <text:p>300</text:p>
          </table:table-cell>
          <table:table-cell table:formula="of:=[.K25]" office:value-type="float" office:value="149" calcext:value-type="float">
            <text:p>149</text:p>
          </table:table-cell>
          <table:table-cell table:formula="of:=[.C25]" office:value-type="float" office:value="147" calcext:value-type="float">
            <text:p>147</text:p>
          </table:table-cell>
          <table:table-cell table:number-columns-repeated="291"/>
        </table:table-row>
        <table:table-row table:style-name="ro1">
          <table:table-cell table:formula="of:=SUM([.C27:.K27])" office:value-type="float" office:value="2556" calcext:value-type="float">
            <text:p>2556</text:p>
          </table:table-cell>
          <table:table-cell office:value-type="float" office:value="24" calcext:value-type="float">
            <text:p>24</text:p>
          </table:table-cell>
          <table:table-cell table:formula="of:=[.D26]" office:value-type="float" office:value="340" calcext:value-type="float">
            <text:p>340</text:p>
          </table:table-cell>
          <table:table-cell table:formula="of:=[.E26]" office:value-type="float" office:value="219" calcext:value-type="float">
            <text:p>219</text:p>
          </table:table-cell>
          <table:table-cell table:formula="of:=[.F26]" office:value-type="float" office:value="479" calcext:value-type="float">
            <text:p>479</text:p>
          </table:table-cell>
          <table:table-cell table:formula="of:=[.G26]" office:value-type="float" office:value="315" calcext:value-type="float">
            <text:p>315</text:p>
          </table:table-cell>
          <table:table-cell table:formula="of:=[.H26]" office:value-type="float" office:value="387" calcext:value-type="float">
            <text:p>387</text:p>
          </table:table-cell>
          <table:table-cell table:formula="of:=[.I26]" office:value-type="float" office:value="300" calcext:value-type="float">
            <text:p>300</text:p>
          </table:table-cell>
          <table:table-cell table:formula="of:=[.C26]+[.J26]" office:value-type="float" office:value="259" calcext:value-type="float">
            <text:p>259</text:p>
          </table:table-cell>
          <table:table-cell table:formula="of:=[.K26]" office:value-type="float" office:value="147" calcext:value-type="float">
            <text:p>147</text:p>
          </table:table-cell>
          <table:table-cell table:formula="of:=[.C26]" office:value-type="float" office:value="110" calcext:value-type="float">
            <text:p>110</text:p>
          </table:table-cell>
          <table:table-cell table:number-columns-repeated="291"/>
        </table:table-row>
        <table:table-row table:style-name="ro1">
          <table:table-cell table:formula="of:=SUM([.C28:.K28])" office:value-type="float" office:value="2896" calcext:value-type="float">
            <text:p>2896</text:p>
          </table:table-cell>
          <table:table-cell office:value-type="float" office:value="25" calcext:value-type="float">
            <text:p>25</text:p>
          </table:table-cell>
          <table:table-cell table:formula="of:=[.D27]" office:value-type="float" office:value="219" calcext:value-type="float">
            <text:p>219</text:p>
          </table:table-cell>
          <table:table-cell table:formula="of:=[.E27]" office:value-type="float" office:value="479" calcext:value-type="float">
            <text:p>479</text:p>
          </table:table-cell>
          <table:table-cell table:formula="of:=[.F27]" office:value-type="float" office:value="315" calcext:value-type="float">
            <text:p>315</text:p>
          </table:table-cell>
          <table:table-cell table:formula="of:=[.G27]" office:value-type="float" office:value="387" calcext:value-type="float">
            <text:p>387</text:p>
          </table:table-cell>
          <table:table-cell table:formula="of:=[.H27]" office:value-type="float" office:value="300" calcext:value-type="float">
            <text:p>300</text:p>
          </table:table-cell>
          <table:table-cell table:formula="of:=[.I27]" office:value-type="float" office:value="259" calcext:value-type="float">
            <text:p>259</text:p>
          </table:table-cell>
          <table:table-cell table:formula="of:=[.C27]+[.J27]" office:value-type="float" office:value="487" calcext:value-type="float">
            <text:p>487</text:p>
          </table:table-cell>
          <table:table-cell table:formula="of:=[.K27]" office:value-type="float" office:value="110" calcext:value-type="float">
            <text:p>110</text:p>
          </table:table-cell>
          <table:table-cell table:formula="of:=[.C27]" office:value-type="float" office:value="340" calcext:value-type="float">
            <text:p>340</text:p>
          </table:table-cell>
          <table:table-cell table:number-columns-repeated="291"/>
        </table:table-row>
        <table:table-row table:style-name="ro1">
          <table:table-cell table:formula="of:=SUM([.C29:.K29])" office:value-type="float" office:value="3115" calcext:value-type="float">
            <text:p>3115</text:p>
          </table:table-cell>
          <table:table-cell office:value-type="float" office:value="26" calcext:value-type="float">
            <text:p>26</text:p>
          </table:table-cell>
          <table:table-cell table:formula="of:=[.D28]" office:value-type="float" office:value="479" calcext:value-type="float">
            <text:p>479</text:p>
          </table:table-cell>
          <table:table-cell table:formula="of:=[.E28]" office:value-type="float" office:value="315" calcext:value-type="float">
            <text:p>315</text:p>
          </table:table-cell>
          <table:table-cell table:formula="of:=[.F28]" office:value-type="float" office:value="387" calcext:value-type="float">
            <text:p>387</text:p>
          </table:table-cell>
          <table:table-cell table:formula="of:=[.G28]" office:value-type="float" office:value="300" calcext:value-type="float">
            <text:p>300</text:p>
          </table:table-cell>
          <table:table-cell table:formula="of:=[.H28]" office:value-type="float" office:value="259" calcext:value-type="float">
            <text:p>259</text:p>
          </table:table-cell>
          <table:table-cell table:formula="of:=[.I28]" office:value-type="float" office:value="487" calcext:value-type="float">
            <text:p>487</text:p>
          </table:table-cell>
          <table:table-cell table:formula="of:=[.C28]+[.J28]" office:value-type="float" office:value="329" calcext:value-type="float">
            <text:p>329</text:p>
          </table:table-cell>
          <table:table-cell table:formula="of:=[.K28]" office:value-type="float" office:value="340" calcext:value-type="float">
            <text:p>340</text:p>
          </table:table-cell>
          <table:table-cell table:formula="of:=[.C28]" office:value-type="float" office:value="219" calcext:value-type="float">
            <text:p>219</text:p>
          </table:table-cell>
          <table:table-cell table:number-columns-repeated="291"/>
        </table:table-row>
        <table:table-row table:style-name="ro1">
          <table:table-cell table:formula="of:=SUM([.C30:.K30])" office:value-type="float" office:value="3594" calcext:value-type="float">
            <text:p>3594</text:p>
          </table:table-cell>
          <table:table-cell office:value-type="float" office:value="27" calcext:value-type="float">
            <text:p>27</text:p>
          </table:table-cell>
          <table:table-cell table:formula="of:=[.D29]" office:value-type="float" office:value="315" calcext:value-type="float">
            <text:p>315</text:p>
          </table:table-cell>
          <table:table-cell table:formula="of:=[.E29]" office:value-type="float" office:value="387" calcext:value-type="float">
            <text:p>387</text:p>
          </table:table-cell>
          <table:table-cell table:formula="of:=[.F29]" office:value-type="float" office:value="300" calcext:value-type="float">
            <text:p>300</text:p>
          </table:table-cell>
          <table:table-cell table:formula="of:=[.G29]" office:value-type="float" office:value="259" calcext:value-type="float">
            <text:p>259</text:p>
          </table:table-cell>
          <table:table-cell table:formula="of:=[.H29]" office:value-type="float" office:value="487" calcext:value-type="float">
            <text:p>487</text:p>
          </table:table-cell>
          <table:table-cell table:formula="of:=[.I29]" office:value-type="float" office:value="329" calcext:value-type="float">
            <text:p>329</text:p>
          </table:table-cell>
          <table:table-cell table:formula="of:=[.C29]+[.J29]" office:value-type="float" office:value="819" calcext:value-type="float">
            <text:p>819</text:p>
          </table:table-cell>
          <table:table-cell table:formula="of:=[.K29]" office:value-type="float" office:value="219" calcext:value-type="float">
            <text:p>219</text:p>
          </table:table-cell>
          <table:table-cell table:formula="of:=[.C29]" office:value-type="float" office:value="479" calcext:value-type="float">
            <text:p>479</text:p>
          </table:table-cell>
          <table:table-cell table:number-columns-repeated="291"/>
        </table:table-row>
        <table:table-row table:style-name="ro1">
          <table:table-cell table:formula="of:=SUM([.C31:.K31])" office:value-type="float" office:value="3909" calcext:value-type="float">
            <text:p>3909</text:p>
          </table:table-cell>
          <table:table-cell office:value-type="float" office:value="28" calcext:value-type="float">
            <text:p>28</text:p>
          </table:table-cell>
          <table:table-cell table:formula="of:=[.D30]" office:value-type="float" office:value="387" calcext:value-type="float">
            <text:p>387</text:p>
          </table:table-cell>
          <table:table-cell table:formula="of:=[.E30]" office:value-type="float" office:value="300" calcext:value-type="float">
            <text:p>300</text:p>
          </table:table-cell>
          <table:table-cell table:formula="of:=[.F30]" office:value-type="float" office:value="259" calcext:value-type="float">
            <text:p>259</text:p>
          </table:table-cell>
          <table:table-cell table:formula="of:=[.G30]" office:value-type="float" office:value="487" calcext:value-type="float">
            <text:p>487</text:p>
          </table:table-cell>
          <table:table-cell table:formula="of:=[.H30]" office:value-type="float" office:value="329" calcext:value-type="float">
            <text:p>329</text:p>
          </table:table-cell>
          <table:table-cell table:formula="of:=[.I30]" office:value-type="float" office:value="819" calcext:value-type="float">
            <text:p>819</text:p>
          </table:table-cell>
          <table:table-cell table:formula="of:=[.C30]+[.J30]" office:value-type="float" office:value="534" calcext:value-type="float">
            <text:p>534</text:p>
          </table:table-cell>
          <table:table-cell table:formula="of:=[.K30]" office:value-type="float" office:value="479" calcext:value-type="float">
            <text:p>479</text:p>
          </table:table-cell>
          <table:table-cell table:formula="of:=[.C30]" office:value-type="float" office:value="315" calcext:value-type="float">
            <text:p>315</text:p>
          </table:table-cell>
          <table:table-cell table:number-columns-repeated="291"/>
        </table:table-row>
        <table:table-row table:style-name="ro1">
          <table:table-cell table:formula="of:=SUM([.C32:.K32])" office:value-type="float" office:value="4296" calcext:value-type="float">
            <text:p>4296</text:p>
          </table:table-cell>
          <table:table-cell office:value-type="float" office:value="29" calcext:value-type="float">
            <text:p>29</text:p>
          </table:table-cell>
          <table:table-cell table:formula="of:=[.D31]" office:value-type="float" office:value="300" calcext:value-type="float">
            <text:p>300</text:p>
          </table:table-cell>
          <table:table-cell table:formula="of:=[.E31]" office:value-type="float" office:value="259" calcext:value-type="float">
            <text:p>259</text:p>
          </table:table-cell>
          <table:table-cell table:formula="of:=[.F31]" office:value-type="float" office:value="487" calcext:value-type="float">
            <text:p>487</text:p>
          </table:table-cell>
          <table:table-cell table:formula="of:=[.G31]" office:value-type="float" office:value="329" calcext:value-type="float">
            <text:p>329</text:p>
          </table:table-cell>
          <table:table-cell table:formula="of:=[.H31]" office:value-type="float" office:value="819" calcext:value-type="float">
            <text:p>819</text:p>
          </table:table-cell>
          <table:table-cell table:formula="of:=[.I31]" office:value-type="float" office:value="534" calcext:value-type="float">
            <text:p>534</text:p>
          </table:table-cell>
          <table:table-cell table:formula="of:=[.C31]+[.J31]" office:value-type="float" office:value="866" calcext:value-type="float">
            <text:p>866</text:p>
          </table:table-cell>
          <table:table-cell table:formula="of:=[.K31]" office:value-type="float" office:value="315" calcext:value-type="float">
            <text:p>315</text:p>
          </table:table-cell>
          <table:table-cell table:formula="of:=[.C31]" office:value-type="float" office:value="387" calcext:value-type="float">
            <text:p>387</text:p>
          </table:table-cell>
          <table:table-cell table:number-columns-repeated="291"/>
        </table:table-row>
        <table:table-row table:style-name="ro1">
          <table:table-cell table:formula="of:=SUM([.C33:.K33])" office:value-type="float" office:value="4596" calcext:value-type="float">
            <text:p>4596</text:p>
          </table:table-cell>
          <table:table-cell office:value-type="float" office:value="30" calcext:value-type="float">
            <text:p>30</text:p>
          </table:table-cell>
          <table:table-cell table:formula="of:=[.D32]" office:value-type="float" office:value="259" calcext:value-type="float">
            <text:p>259</text:p>
          </table:table-cell>
          <table:table-cell table:formula="of:=[.E32]" office:value-type="float" office:value="487" calcext:value-type="float">
            <text:p>487</text:p>
          </table:table-cell>
          <table:table-cell table:formula="of:=[.F32]" office:value-type="float" office:value="329" calcext:value-type="float">
            <text:p>329</text:p>
          </table:table-cell>
          <table:table-cell table:formula="of:=[.G32]" office:value-type="float" office:value="819" calcext:value-type="float">
            <text:p>819</text:p>
          </table:table-cell>
          <table:table-cell table:formula="of:=[.H32]" office:value-type="float" office:value="534" calcext:value-type="float">
            <text:p>534</text:p>
          </table:table-cell>
          <table:table-cell table:formula="of:=[.I32]" office:value-type="float" office:value="866" calcext:value-type="float">
            <text:p>866</text:p>
          </table:table-cell>
          <table:table-cell table:formula="of:=[.C32]+[.J32]" office:value-type="float" office:value="615" calcext:value-type="float">
            <text:p>615</text:p>
          </table:table-cell>
          <table:table-cell table:formula="of:=[.K32]" office:value-type="float" office:value="387" calcext:value-type="float">
            <text:p>387</text:p>
          </table:table-cell>
          <table:table-cell table:formula="of:=[.C32]" office:value-type="float" office:value="300" calcext:value-type="float">
            <text:p>300</text:p>
          </table:table-cell>
          <table:table-cell table:number-columns-repeated="291"/>
        </table:table-row>
        <table:table-row table:style-name="ro1">
          <table:table-cell table:formula="of:=SUM([.C34:.K34])" office:value-type="float" office:value="4855" calcext:value-type="float">
            <text:p>4855</text:p>
          </table:table-cell>
          <table:table-cell office:value-type="float" office:value="31" calcext:value-type="float">
            <text:p>31</text:p>
          </table:table-cell>
          <table:table-cell table:formula="of:=[.D33]" office:value-type="float" office:value="487" calcext:value-type="float">
            <text:p>487</text:p>
          </table:table-cell>
          <table:table-cell table:formula="of:=[.E33]" office:value-type="float" office:value="329" calcext:value-type="float">
            <text:p>329</text:p>
          </table:table-cell>
          <table:table-cell table:formula="of:=[.F33]" office:value-type="float" office:value="819" calcext:value-type="float">
            <text:p>819</text:p>
          </table:table-cell>
          <table:table-cell table:formula="of:=[.G33]" office:value-type="float" office:value="534" calcext:value-type="float">
            <text:p>534</text:p>
          </table:table-cell>
          <table:table-cell table:formula="of:=[.H33]" office:value-type="float" office:value="866" calcext:value-type="float">
            <text:p>866</text:p>
          </table:table-cell>
          <table:table-cell table:formula="of:=[.I33]" office:value-type="float" office:value="615" calcext:value-type="float">
            <text:p>615</text:p>
          </table:table-cell>
          <table:table-cell table:formula="of:=[.C33]+[.J33]" office:value-type="float" office:value="646" calcext:value-type="float">
            <text:p>646</text:p>
          </table:table-cell>
          <table:table-cell table:formula="of:=[.K33]" office:value-type="float" office:value="300" calcext:value-type="float">
            <text:p>300</text:p>
          </table:table-cell>
          <table:table-cell table:formula="of:=[.C33]" office:value-type="float" office:value="259" calcext:value-type="float">
            <text:p>259</text:p>
          </table:table-cell>
          <table:table-cell table:number-columns-repeated="291"/>
        </table:table-row>
        <table:table-row table:style-name="ro1">
          <table:table-cell table:formula="of:=SUM([.C35:.K35])" office:value-type="float" office:value="5342" calcext:value-type="float">
            <text:p>5342</text:p>
          </table:table-cell>
          <table:table-cell office:value-type="float" office:value="32" calcext:value-type="float">
            <text:p>32</text:p>
          </table:table-cell>
          <table:table-cell table:formula="of:=[.D34]" office:value-type="float" office:value="329" calcext:value-type="float">
            <text:p>329</text:p>
          </table:table-cell>
          <table:table-cell table:formula="of:=[.E34]" office:value-type="float" office:value="819" calcext:value-type="float">
            <text:p>819</text:p>
          </table:table-cell>
          <table:table-cell table:formula="of:=[.F34]" office:value-type="float" office:value="534" calcext:value-type="float">
            <text:p>534</text:p>
          </table:table-cell>
          <table:table-cell table:formula="of:=[.G34]" office:value-type="float" office:value="866" calcext:value-type="float">
            <text:p>866</text:p>
          </table:table-cell>
          <table:table-cell table:formula="of:=[.H34]" office:value-type="float" office:value="615" calcext:value-type="float">
            <text:p>615</text:p>
          </table:table-cell>
          <table:table-cell table:formula="of:=[.I34]" office:value-type="float" office:value="646" calcext:value-type="float">
            <text:p>646</text:p>
          </table:table-cell>
          <table:table-cell table:formula="of:=[.C34]+[.J34]" office:value-type="float" office:value="787" calcext:value-type="float">
            <text:p>787</text:p>
          </table:table-cell>
          <table:table-cell table:formula="of:=[.K34]" office:value-type="float" office:value="259" calcext:value-type="float">
            <text:p>259</text:p>
          </table:table-cell>
          <table:table-cell table:formula="of:=[.C34]" office:value-type="float" office:value="487" calcext:value-type="float">
            <text:p>487</text:p>
          </table:table-cell>
          <table:table-cell table:number-columns-repeated="291"/>
        </table:table-row>
        <table:table-row table:style-name="ro1">
          <table:table-cell table:formula="of:=SUM([.C36:.K36])" office:value-type="float" office:value="5671" calcext:value-type="float">
            <text:p>5671</text:p>
          </table:table-cell>
          <table:table-cell office:value-type="float" office:value="33" calcext:value-type="float">
            <text:p>33</text:p>
          </table:table-cell>
          <table:table-cell table:formula="of:=[.D35]" office:value-type="float" office:value="819" calcext:value-type="float">
            <text:p>819</text:p>
          </table:table-cell>
          <table:table-cell table:formula="of:=[.E35]" office:value-type="float" office:value="534" calcext:value-type="float">
            <text:p>534</text:p>
          </table:table-cell>
          <table:table-cell table:formula="of:=[.F35]" office:value-type="float" office:value="866" calcext:value-type="float">
            <text:p>866</text:p>
          </table:table-cell>
          <table:table-cell table:formula="of:=[.G35]" office:value-type="float" office:value="615" calcext:value-type="float">
            <text:p>615</text:p>
          </table:table-cell>
          <table:table-cell table:formula="of:=[.H35]" office:value-type="float" office:value="646" calcext:value-type="float">
            <text:p>646</text:p>
          </table:table-cell>
          <table:table-cell table:formula="of:=[.I35]" office:value-type="float" office:value="787" calcext:value-type="float">
            <text:p>787</text:p>
          </table:table-cell>
          <table:table-cell table:formula="of:=[.C35]+[.J35]" office:value-type="float" office:value="588" calcext:value-type="float">
            <text:p>588</text:p>
          </table:table-cell>
          <table:table-cell table:formula="of:=[.K35]" office:value-type="float" office:value="487" calcext:value-type="float">
            <text:p>487</text:p>
          </table:table-cell>
          <table:table-cell table:formula="of:=[.C35]" office:value-type="float" office:value="329" calcext:value-type="float">
            <text:p>329</text:p>
          </table:table-cell>
          <table:table-cell table:number-columns-repeated="291"/>
        </table:table-row>
        <table:table-row table:style-name="ro1">
          <table:table-cell table:formula="of:=SUM([.C37:.K37])" office:value-type="float" office:value="6490" calcext:value-type="float">
            <text:p>6490</text:p>
          </table:table-cell>
          <table:table-cell office:value-type="float" office:value="34" calcext:value-type="float">
            <text:p>34</text:p>
          </table:table-cell>
          <table:table-cell table:formula="of:=[.D36]" office:value-type="float" office:value="534" calcext:value-type="float">
            <text:p>534</text:p>
          </table:table-cell>
          <table:table-cell table:formula="of:=[.E36]" office:value-type="float" office:value="866" calcext:value-type="float">
            <text:p>866</text:p>
          </table:table-cell>
          <table:table-cell table:formula="of:=[.F36]" office:value-type="float" office:value="615" calcext:value-type="float">
            <text:p>615</text:p>
          </table:table-cell>
          <table:table-cell table:formula="of:=[.G36]" office:value-type="float" office:value="646" calcext:value-type="float">
            <text:p>646</text:p>
          </table:table-cell>
          <table:table-cell table:formula="of:=[.H36]" office:value-type="float" office:value="787" calcext:value-type="float">
            <text:p>787</text:p>
          </table:table-cell>
          <table:table-cell table:formula="of:=[.I36]" office:value-type="float" office:value="588" calcext:value-type="float">
            <text:p>588</text:p>
          </table:table-cell>
          <table:table-cell table:formula="of:=[.C36]+[.J36]" office:value-type="float" office:value="1306" calcext:value-type="float">
            <text:p>1306</text:p>
          </table:table-cell>
          <table:table-cell table:formula="of:=[.K36]" office:value-type="float" office:value="329" calcext:value-type="float">
            <text:p>329</text:p>
          </table:table-cell>
          <table:table-cell table:formula="of:=[.C36]" office:value-type="float" office:value="819" calcext:value-type="float">
            <text:p>819</text:p>
          </table:table-cell>
          <table:table-cell table:number-columns-repeated="291"/>
        </table:table-row>
        <table:table-row table:style-name="ro1">
          <table:table-cell table:formula="of:=SUM([.C38:.K38])" office:value-type="float" office:value="7024" calcext:value-type="float">
            <text:p>7024</text:p>
          </table:table-cell>
          <table:table-cell office:value-type="float" office:value="35" calcext:value-type="float">
            <text:p>35</text:p>
          </table:table-cell>
          <table:table-cell table:formula="of:=[.D37]" office:value-type="float" office:value="866" calcext:value-type="float">
            <text:p>866</text:p>
          </table:table-cell>
          <table:table-cell table:formula="of:=[.E37]" office:value-type="float" office:value="615" calcext:value-type="float">
            <text:p>615</text:p>
          </table:table-cell>
          <table:table-cell table:formula="of:=[.F37]" office:value-type="float" office:value="646" calcext:value-type="float">
            <text:p>646</text:p>
          </table:table-cell>
          <table:table-cell table:formula="of:=[.G37]" office:value-type="float" office:value="787" calcext:value-type="float">
            <text:p>787</text:p>
          </table:table-cell>
          <table:table-cell table:formula="of:=[.H37]" office:value-type="float" office:value="588" calcext:value-type="float">
            <text:p>588</text:p>
          </table:table-cell>
          <table:table-cell table:formula="of:=[.I37]" office:value-type="float" office:value="1306" calcext:value-type="float">
            <text:p>1306</text:p>
          </table:table-cell>
          <table:table-cell table:formula="of:=[.C37]+[.J37]" office:value-type="float" office:value="863" calcext:value-type="float">
            <text:p>863</text:p>
          </table:table-cell>
          <table:table-cell table:formula="of:=[.K37]" office:value-type="float" office:value="819" calcext:value-type="float">
            <text:p>819</text:p>
          </table:table-cell>
          <table:table-cell table:formula="of:=[.C37]" office:value-type="float" office:value="534" calcext:value-type="float">
            <text:p>534</text:p>
          </table:table-cell>
          <table:table-cell table:number-columns-repeated="291"/>
        </table:table-row>
        <table:table-row table:style-name="ro1">
          <table:table-cell table:formula="of:=SUM([.C39:.K39])" office:value-type="float" office:value="7890" calcext:value-type="float">
            <text:p>7890</text:p>
          </table:table-cell>
          <table:table-cell office:value-type="float" office:value="36" calcext:value-type="float">
            <text:p>36</text:p>
          </table:table-cell>
          <table:table-cell table:formula="of:=[.D38]" office:value-type="float" office:value="615" calcext:value-type="float">
            <text:p>615</text:p>
          </table:table-cell>
          <table:table-cell table:formula="of:=[.E38]" office:value-type="float" office:value="646" calcext:value-type="float">
            <text:p>646</text:p>
          </table:table-cell>
          <table:table-cell table:formula="of:=[.F38]" office:value-type="float" office:value="787" calcext:value-type="float">
            <text:p>787</text:p>
          </table:table-cell>
          <table:table-cell table:formula="of:=[.G38]" office:value-type="float" office:value="588" calcext:value-type="float">
            <text:p>588</text:p>
          </table:table-cell>
          <table:table-cell table:formula="of:=[.H38]" office:value-type="float" office:value="1306" calcext:value-type="float">
            <text:p>1306</text:p>
          </table:table-cell>
          <table:table-cell table:formula="of:=[.I38]" office:value-type="float" office:value="863" calcext:value-type="float">
            <text:p>863</text:p>
          </table:table-cell>
          <table:table-cell table:formula="of:=[.C38]+[.J38]" office:value-type="float" office:value="1685" calcext:value-type="float">
            <text:p>1685</text:p>
          </table:table-cell>
          <table:table-cell table:formula="of:=[.K38]" office:value-type="float" office:value="534" calcext:value-type="float">
            <text:p>534</text:p>
          </table:table-cell>
          <table:table-cell table:formula="of:=[.C38]" office:value-type="float" office:value="866" calcext:value-type="float">
            <text:p>866</text:p>
          </table:table-cell>
          <table:table-cell table:number-columns-repeated="291"/>
        </table:table-row>
        <table:table-row table:style-name="ro1">
          <table:table-cell table:formula="of:=SUM([.C40:.K40])" office:value-type="float" office:value="8505" calcext:value-type="float">
            <text:p>8505</text:p>
          </table:table-cell>
          <table:table-cell office:value-type="float" office:value="37" calcext:value-type="float">
            <text:p>37</text:p>
          </table:table-cell>
          <table:table-cell table:formula="of:=[.D39]" office:value-type="float" office:value="646" calcext:value-type="float">
            <text:p>646</text:p>
          </table:table-cell>
          <table:table-cell table:formula="of:=[.E39]" office:value-type="float" office:value="787" calcext:value-type="float">
            <text:p>787</text:p>
          </table:table-cell>
          <table:table-cell table:formula="of:=[.F39]" office:value-type="float" office:value="588" calcext:value-type="float">
            <text:p>588</text:p>
          </table:table-cell>
          <table:table-cell table:formula="of:=[.G39]" office:value-type="float" office:value="1306" calcext:value-type="float">
            <text:p>1306</text:p>
          </table:table-cell>
          <table:table-cell table:formula="of:=[.H39]" office:value-type="float" office:value="863" calcext:value-type="float">
            <text:p>863</text:p>
          </table:table-cell>
          <table:table-cell table:formula="of:=[.I39]" office:value-type="float" office:value="1685" calcext:value-type="float">
            <text:p>1685</text:p>
          </table:table-cell>
          <table:table-cell table:formula="of:=[.C39]+[.J39]" office:value-type="float" office:value="1149" calcext:value-type="float">
            <text:p>1149</text:p>
          </table:table-cell>
          <table:table-cell table:formula="of:=[.K39]" office:value-type="float" office:value="866" calcext:value-type="float">
            <text:p>866</text:p>
          </table:table-cell>
          <table:table-cell table:formula="of:=[.C39]" office:value-type="float" office:value="615" calcext:value-type="float">
            <text:p>615</text:p>
          </table:table-cell>
          <table:table-cell table:number-columns-repeated="291"/>
        </table:table-row>
        <table:table-row table:style-name="ro1">
          <table:table-cell table:formula="of:=SUM([.C41:.K41])" office:value-type="float" office:value="9151" calcext:value-type="float">
            <text:p>9151</text:p>
          </table:table-cell>
          <table:table-cell office:value-type="float" office:value="38" calcext:value-type="float">
            <text:p>38</text:p>
          </table:table-cell>
          <table:table-cell table:formula="of:=[.D40]" office:value-type="float" office:value="787" calcext:value-type="float">
            <text:p>787</text:p>
          </table:table-cell>
          <table:table-cell table:formula="of:=[.E40]" office:value-type="float" office:value="588" calcext:value-type="float">
            <text:p>588</text:p>
          </table:table-cell>
          <table:table-cell table:formula="of:=[.F40]" office:value-type="float" office:value="1306" calcext:value-type="float">
            <text:p>1306</text:p>
          </table:table-cell>
          <table:table-cell table:formula="of:=[.G40]" office:value-type="float" office:value="863" calcext:value-type="float">
            <text:p>863</text:p>
          </table:table-cell>
          <table:table-cell table:formula="of:=[.H40]" office:value-type="float" office:value="1685" calcext:value-type="float">
            <text:p>1685</text:p>
          </table:table-cell>
          <table:table-cell table:formula="of:=[.I40]" office:value-type="float" office:value="1149" calcext:value-type="float">
            <text:p>1149</text:p>
          </table:table-cell>
          <table:table-cell table:formula="of:=[.C40]+[.J40]" office:value-type="float" office:value="1512" calcext:value-type="float">
            <text:p>1512</text:p>
          </table:table-cell>
          <table:table-cell table:formula="of:=[.K40]" office:value-type="float" office:value="615" calcext:value-type="float">
            <text:p>615</text:p>
          </table:table-cell>
          <table:table-cell table:formula="of:=[.C40]" office:value-type="float" office:value="646" calcext:value-type="float">
            <text:p>646</text:p>
          </table:table-cell>
          <table:table-cell table:number-columns-repeated="291"/>
        </table:table-row>
        <table:table-row table:style-name="ro1">
          <table:table-cell table:formula="of:=SUM([.C42:.K42])" office:value-type="float" office:value="9938" calcext:value-type="float">
            <text:p>9938</text:p>
          </table:table-cell>
          <table:table-cell office:value-type="float" office:value="39" calcext:value-type="float">
            <text:p>39</text:p>
          </table:table-cell>
          <table:table-cell table:formula="of:=[.D41]" office:value-type="float" office:value="588" calcext:value-type="float">
            <text:p>588</text:p>
          </table:table-cell>
          <table:table-cell table:formula="of:=[.E41]" office:value-type="float" office:value="1306" calcext:value-type="float">
            <text:p>1306</text:p>
          </table:table-cell>
          <table:table-cell table:formula="of:=[.F41]" office:value-type="float" office:value="863" calcext:value-type="float">
            <text:p>863</text:p>
          </table:table-cell>
          <table:table-cell table:formula="of:=[.G41]" office:value-type="float" office:value="1685" calcext:value-type="float">
            <text:p>1685</text:p>
          </table:table-cell>
          <table:table-cell table:formula="of:=[.H41]" office:value-type="float" office:value="1149" calcext:value-type="float">
            <text:p>1149</text:p>
          </table:table-cell>
          <table:table-cell table:formula="of:=[.I41]" office:value-type="float" office:value="1512" calcext:value-type="float">
            <text:p>1512</text:p>
          </table:table-cell>
          <table:table-cell table:formula="of:=[.C41]+[.J41]" office:value-type="float" office:value="1402" calcext:value-type="float">
            <text:p>1402</text:p>
          </table:table-cell>
          <table:table-cell table:formula="of:=[.K41]" office:value-type="float" office:value="646" calcext:value-type="float">
            <text:p>646</text:p>
          </table:table-cell>
          <table:table-cell table:formula="of:=[.C41]" office:value-type="float" office:value="787" calcext:value-type="float">
            <text:p>787</text:p>
          </table:table-cell>
          <table:table-cell table:number-columns-repeated="291"/>
        </table:table-row>
        <table:table-row table:style-name="ro1">
          <table:table-cell table:formula="of:=SUM([.C43:.K43])" office:value-type="float" office:value="10526" calcext:value-type="float">
            <text:p>10526</text:p>
          </table:table-cell>
          <table:table-cell office:value-type="float" office:value="40" calcext:value-type="float">
            <text:p>40</text:p>
          </table:table-cell>
          <table:table-cell table:formula="of:=[.D42]" office:value-type="float" office:value="1306" calcext:value-type="float">
            <text:p>1306</text:p>
          </table:table-cell>
          <table:table-cell table:formula="of:=[.E42]" office:value-type="float" office:value="863" calcext:value-type="float">
            <text:p>863</text:p>
          </table:table-cell>
          <table:table-cell table:formula="of:=[.F42]" office:value-type="float" office:value="1685" calcext:value-type="float">
            <text:p>1685</text:p>
          </table:table-cell>
          <table:table-cell table:formula="of:=[.G42]" office:value-type="float" office:value="1149" calcext:value-type="float">
            <text:p>1149</text:p>
          </table:table-cell>
          <table:table-cell table:formula="of:=[.H42]" office:value-type="float" office:value="1512" calcext:value-type="float">
            <text:p>1512</text:p>
          </table:table-cell>
          <table:table-cell table:formula="of:=[.I42]" office:value-type="float" office:value="1402" calcext:value-type="float">
            <text:p>1402</text:p>
          </table:table-cell>
          <table:table-cell table:formula="of:=[.C42]+[.J42]" office:value-type="float" office:value="1234" calcext:value-type="float">
            <text:p>1234</text:p>
          </table:table-cell>
          <table:table-cell table:formula="of:=[.K42]" office:value-type="float" office:value="787" calcext:value-type="float">
            <text:p>787</text:p>
          </table:table-cell>
          <table:table-cell table:formula="of:=[.C42]" office:value-type="float" office:value="588" calcext:value-type="float">
            <text:p>588</text:p>
          </table:table-cell>
          <table:table-cell table:number-columns-repeated="291"/>
        </table:table-row>
        <table:table-row table:style-name="ro1">
          <table:table-cell table:formula="of:=SUM([.C44:.K44])" office:value-type="float" office:value="11832" calcext:value-type="float">
            <text:p>11832</text:p>
          </table:table-cell>
          <table:table-cell office:value-type="float" office:value="41" calcext:value-type="float">
            <text:p>41</text:p>
          </table:table-cell>
          <table:table-cell table:formula="of:=[.D43]" office:value-type="float" office:value="863" calcext:value-type="float">
            <text:p>863</text:p>
          </table:table-cell>
          <table:table-cell table:formula="of:=[.E43]" office:value-type="float" office:value="1685" calcext:value-type="float">
            <text:p>1685</text:p>
          </table:table-cell>
          <table:table-cell table:formula="of:=[.F43]" office:value-type="float" office:value="1149" calcext:value-type="float">
            <text:p>1149</text:p>
          </table:table-cell>
          <table:table-cell table:formula="of:=[.G43]" office:value-type="float" office:value="1512" calcext:value-type="float">
            <text:p>1512</text:p>
          </table:table-cell>
          <table:table-cell table:formula="of:=[.H43]" office:value-type="float" office:value="1402" calcext:value-type="float">
            <text:p>1402</text:p>
          </table:table-cell>
          <table:table-cell table:formula="of:=[.I43]" office:value-type="float" office:value="1234" calcext:value-type="float">
            <text:p>1234</text:p>
          </table:table-cell>
          <table:table-cell table:formula="of:=[.C43]+[.J43]" office:value-type="float" office:value="2093" calcext:value-type="float">
            <text:p>2093</text:p>
          </table:table-cell>
          <table:table-cell table:formula="of:=[.K43]" office:value-type="float" office:value="588" calcext:value-type="float">
            <text:p>588</text:p>
          </table:table-cell>
          <table:table-cell table:formula="of:=[.C43]" office:value-type="float" office:value="1306" calcext:value-type="float">
            <text:p>1306</text:p>
          </table:table-cell>
          <table:table-cell table:number-columns-repeated="291"/>
        </table:table-row>
        <table:table-row table:style-name="ro1">
          <table:table-cell table:formula="of:=SUM([.C45:.K45])" office:value-type="float" office:value="12695" calcext:value-type="float">
            <text:p>12695</text:p>
          </table:table-cell>
          <table:table-cell office:value-type="float" office:value="42" calcext:value-type="float">
            <text:p>42</text:p>
          </table:table-cell>
          <table:table-cell table:formula="of:=[.D44]" office:value-type="float" office:value="1685" calcext:value-type="float">
            <text:p>1685</text:p>
          </table:table-cell>
          <table:table-cell table:formula="of:=[.E44]" office:value-type="float" office:value="1149" calcext:value-type="float">
            <text:p>1149</text:p>
          </table:table-cell>
          <table:table-cell table:formula="of:=[.F44]" office:value-type="float" office:value="1512" calcext:value-type="float">
            <text:p>1512</text:p>
          </table:table-cell>
          <table:table-cell table:formula="of:=[.G44]" office:value-type="float" office:value="1402" calcext:value-type="float">
            <text:p>1402</text:p>
          </table:table-cell>
          <table:table-cell table:formula="of:=[.H44]" office:value-type="float" office:value="1234" calcext:value-type="float">
            <text:p>1234</text:p>
          </table:table-cell>
          <table:table-cell table:formula="of:=[.I44]" office:value-type="float" office:value="2093" calcext:value-type="float">
            <text:p>2093</text:p>
          </table:table-cell>
          <table:table-cell table:formula="of:=[.C44]+[.J44]" office:value-type="float" office:value="1451" calcext:value-type="float">
            <text:p>1451</text:p>
          </table:table-cell>
          <table:table-cell table:formula="of:=[.K44]" office:value-type="float" office:value="1306" calcext:value-type="float">
            <text:p>1306</text:p>
          </table:table-cell>
          <table:table-cell table:formula="of:=[.C44]" office:value-type="float" office:value="863" calcext:value-type="float">
            <text:p>863</text:p>
          </table:table-cell>
          <table:table-cell table:number-columns-repeated="291"/>
        </table:table-row>
        <table:table-row table:style-name="ro1">
          <table:table-cell table:formula="of:=SUM([.C46:.K46])" office:value-type="float" office:value="14380" calcext:value-type="float">
            <text:p>14380</text:p>
          </table:table-cell>
          <table:table-cell office:value-type="float" office:value="43" calcext:value-type="float">
            <text:p>43</text:p>
          </table:table-cell>
          <table:table-cell table:formula="of:=[.D45]" office:value-type="float" office:value="1149" calcext:value-type="float">
            <text:p>1149</text:p>
          </table:table-cell>
          <table:table-cell table:formula="of:=[.E45]" office:value-type="float" office:value="1512" calcext:value-type="float">
            <text:p>1512</text:p>
          </table:table-cell>
          <table:table-cell table:formula="of:=[.F45]" office:value-type="float" office:value="1402" calcext:value-type="float">
            <text:p>1402</text:p>
          </table:table-cell>
          <table:table-cell table:formula="of:=[.G45]" office:value-type="float" office:value="1234" calcext:value-type="float">
            <text:p>1234</text:p>
          </table:table-cell>
          <table:table-cell table:formula="of:=[.H45]" office:value-type="float" office:value="2093" calcext:value-type="float">
            <text:p>2093</text:p>
          </table:table-cell>
          <table:table-cell table:formula="of:=[.I45]" office:value-type="float" office:value="1451" calcext:value-type="float">
            <text:p>1451</text:p>
          </table:table-cell>
          <table:table-cell table:formula="of:=[.C45]+[.J45]" office:value-type="float" office:value="2991" calcext:value-type="float">
            <text:p>2991</text:p>
          </table:table-cell>
          <table:table-cell table:formula="of:=[.K45]" office:value-type="float" office:value="863" calcext:value-type="float">
            <text:p>863</text:p>
          </table:table-cell>
          <table:table-cell table:formula="of:=[.C45]" office:value-type="float" office:value="1685" calcext:value-type="float">
            <text:p>1685</text:p>
          </table:table-cell>
          <table:table-cell table:number-columns-repeated="291"/>
        </table:table-row>
        <table:table-row table:style-name="ro1">
          <table:table-cell table:formula="of:=SUM([.C47:.K47])" office:value-type="float" office:value="15529" calcext:value-type="float">
            <text:p>15529</text:p>
          </table:table-cell>
          <table:table-cell office:value-type="float" office:value="44" calcext:value-type="float">
            <text:p>44</text:p>
          </table:table-cell>
          <table:table-cell table:formula="of:=[.D46]" office:value-type="float" office:value="1512" calcext:value-type="float">
            <text:p>1512</text:p>
          </table:table-cell>
          <table:table-cell table:formula="of:=[.E46]" office:value-type="float" office:value="1402" calcext:value-type="float">
            <text:p>1402</text:p>
          </table:table-cell>
          <table:table-cell table:formula="of:=[.F46]" office:value-type="float" office:value="1234" calcext:value-type="float">
            <text:p>1234</text:p>
          </table:table-cell>
          <table:table-cell table:formula="of:=[.G46]" office:value-type="float" office:value="2093" calcext:value-type="float">
            <text:p>2093</text:p>
          </table:table-cell>
          <table:table-cell table:formula="of:=[.H46]" office:value-type="float" office:value="1451" calcext:value-type="float">
            <text:p>1451</text:p>
          </table:table-cell>
          <table:table-cell table:formula="of:=[.I46]" office:value-type="float" office:value="2991" calcext:value-type="float">
            <text:p>2991</text:p>
          </table:table-cell>
          <table:table-cell table:formula="of:=[.C46]+[.J46]" office:value-type="float" office:value="2012" calcext:value-type="float">
            <text:p>2012</text:p>
          </table:table-cell>
          <table:table-cell table:formula="of:=[.K46]" office:value-type="float" office:value="1685" calcext:value-type="float">
            <text:p>1685</text:p>
          </table:table-cell>
          <table:table-cell table:formula="of:=[.C46]" office:value-type="float" office:value="1149" calcext:value-type="float">
            <text:p>1149</text:p>
          </table:table-cell>
          <table:table-cell table:number-columns-repeated="291"/>
        </table:table-row>
        <table:table-row table:style-name="ro1">
          <table:table-cell table:formula="of:=SUM([.C48:.K48])" office:value-type="float" office:value="17041" calcext:value-type="float">
            <text:p>17041</text:p>
          </table:table-cell>
          <table:table-cell office:value-type="float" office:value="45" calcext:value-type="float">
            <text:p>45</text:p>
          </table:table-cell>
          <table:table-cell table:formula="of:=[.D47]" office:value-type="float" office:value="1402" calcext:value-type="float">
            <text:p>1402</text:p>
          </table:table-cell>
          <table:table-cell table:formula="of:=[.E47]" office:value-type="float" office:value="1234" calcext:value-type="float">
            <text:p>1234</text:p>
          </table:table-cell>
          <table:table-cell table:formula="of:=[.F47]" office:value-type="float" office:value="2093" calcext:value-type="float">
            <text:p>2093</text:p>
          </table:table-cell>
          <table:table-cell table:formula="of:=[.G47]" office:value-type="float" office:value="1451" calcext:value-type="float">
            <text:p>1451</text:p>
          </table:table-cell>
          <table:table-cell table:formula="of:=[.H47]" office:value-type="float" office:value="2991" calcext:value-type="float">
            <text:p>2991</text:p>
          </table:table-cell>
          <table:table-cell table:formula="of:=[.I47]" office:value-type="float" office:value="2012" calcext:value-type="float">
            <text:p>2012</text:p>
          </table:table-cell>
          <table:table-cell table:formula="of:=[.C47]+[.J47]" office:value-type="float" office:value="3197" calcext:value-type="float">
            <text:p>3197</text:p>
          </table:table-cell>
          <table:table-cell table:formula="of:=[.K47]" office:value-type="float" office:value="1149" calcext:value-type="float">
            <text:p>1149</text:p>
          </table:table-cell>
          <table:table-cell table:formula="of:=[.C47]" office:value-type="float" office:value="1512" calcext:value-type="float">
            <text:p>1512</text:p>
          </table:table-cell>
          <table:table-cell table:number-columns-repeated="291"/>
        </table:table-row>
        <table:table-row table:style-name="ro1">
          <table:table-cell table:formula="of:=SUM([.C49:.K49])" office:value-type="float" office:value="18443" calcext:value-type="float">
            <text:p>18443</text:p>
          </table:table-cell>
          <table:table-cell office:value-type="float" office:value="46" calcext:value-type="float">
            <text:p>46</text:p>
          </table:table-cell>
          <table:table-cell table:formula="of:=[.D48]" office:value-type="float" office:value="1234" calcext:value-type="float">
            <text:p>1234</text:p>
          </table:table-cell>
          <table:table-cell table:formula="of:=[.E48]" office:value-type="float" office:value="2093" calcext:value-type="float">
            <text:p>2093</text:p>
          </table:table-cell>
          <table:table-cell table:formula="of:=[.F48]" office:value-type="float" office:value="1451" calcext:value-type="float">
            <text:p>1451</text:p>
          </table:table-cell>
          <table:table-cell table:formula="of:=[.G48]" office:value-type="float" office:value="2991" calcext:value-type="float">
            <text:p>2991</text:p>
          </table:table-cell>
          <table:table-cell table:formula="of:=[.H48]" office:value-type="float" office:value="2012" calcext:value-type="float">
            <text:p>2012</text:p>
          </table:table-cell>
          <table:table-cell table:formula="of:=[.I48]" office:value-type="float" office:value="3197" calcext:value-type="float">
            <text:p>3197</text:p>
          </table:table-cell>
          <table:table-cell table:formula="of:=[.C48]+[.J48]" office:value-type="float" office:value="2551" calcext:value-type="float">
            <text:p>2551</text:p>
          </table:table-cell>
          <table:table-cell table:formula="of:=[.K48]" office:value-type="float" office:value="1512" calcext:value-type="float">
            <text:p>1512</text:p>
          </table:table-cell>
          <table:table-cell table:formula="of:=[.C48]" office:value-type="float" office:value="1402" calcext:value-type="float">
            <text:p>1402</text:p>
          </table:table-cell>
          <table:table-cell table:number-columns-repeated="291"/>
        </table:table-row>
        <table:table-row table:style-name="ro1">
          <table:table-cell table:formula="of:=SUM([.C50:.K50])" office:value-type="float" office:value="19677" calcext:value-type="float">
            <text:p>19677</text:p>
          </table:table-cell>
          <table:table-cell office:value-type="float" office:value="47" calcext:value-type="float">
            <text:p>47</text:p>
          </table:table-cell>
          <table:table-cell table:formula="of:=[.D49]" office:value-type="float" office:value="2093" calcext:value-type="float">
            <text:p>2093</text:p>
          </table:table-cell>
          <table:table-cell table:formula="of:=[.E49]" office:value-type="float" office:value="1451" calcext:value-type="float">
            <text:p>1451</text:p>
          </table:table-cell>
          <table:table-cell table:formula="of:=[.F49]" office:value-type="float" office:value="2991" calcext:value-type="float">
            <text:p>2991</text:p>
          </table:table-cell>
          <table:table-cell table:formula="of:=[.G49]" office:value-type="float" office:value="2012" calcext:value-type="float">
            <text:p>2012</text:p>
          </table:table-cell>
          <table:table-cell table:formula="of:=[.H49]" office:value-type="float" office:value="3197" calcext:value-type="float">
            <text:p>3197</text:p>
          </table:table-cell>
          <table:table-cell table:formula="of:=[.I49]" office:value-type="float" office:value="2551" calcext:value-type="float">
            <text:p>2551</text:p>
          </table:table-cell>
          <table:table-cell table:formula="of:=[.C49]+[.J49]" office:value-type="float" office:value="2746" calcext:value-type="float">
            <text:p>2746</text:p>
          </table:table-cell>
          <table:table-cell table:formula="of:=[.K49]" office:value-type="float" office:value="1402" calcext:value-type="float">
            <text:p>1402</text:p>
          </table:table-cell>
          <table:table-cell table:formula="of:=[.C49]" office:value-type="float" office:value="1234" calcext:value-type="float">
            <text:p>1234</text:p>
          </table:table-cell>
          <table:table-cell table:number-columns-repeated="291"/>
        </table:table-row>
        <table:table-row table:style-name="ro1">
          <table:table-cell table:formula="of:=SUM([.C51:.K51])" office:value-type="float" office:value="21770" calcext:value-type="float">
            <text:p>21770</text:p>
          </table:table-cell>
          <table:table-cell office:value-type="float" office:value="48" calcext:value-type="float">
            <text:p>48</text:p>
          </table:table-cell>
          <table:table-cell table:formula="of:=[.D50]" office:value-type="float" office:value="1451" calcext:value-type="float">
            <text:p>1451</text:p>
          </table:table-cell>
          <table:table-cell table:formula="of:=[.E50]" office:value-type="float" office:value="2991" calcext:value-type="float">
            <text:p>2991</text:p>
          </table:table-cell>
          <table:table-cell table:formula="of:=[.F50]" office:value-type="float" office:value="2012" calcext:value-type="float">
            <text:p>2012</text:p>
          </table:table-cell>
          <table:table-cell table:formula="of:=[.G50]" office:value-type="float" office:value="3197" calcext:value-type="float">
            <text:p>3197</text:p>
          </table:table-cell>
          <table:table-cell table:formula="of:=[.H50]" office:value-type="float" office:value="2551" calcext:value-type="float">
            <text:p>2551</text:p>
          </table:table-cell>
          <table:table-cell table:formula="of:=[.I50]" office:value-type="float" office:value="2746" calcext:value-type="float">
            <text:p>2746</text:p>
          </table:table-cell>
          <table:table-cell table:formula="of:=[.C50]+[.J50]" office:value-type="float" office:value="3495" calcext:value-type="float">
            <text:p>3495</text:p>
          </table:table-cell>
          <table:table-cell table:formula="of:=[.K50]" office:value-type="float" office:value="1234" calcext:value-type="float">
            <text:p>1234</text:p>
          </table:table-cell>
          <table:table-cell table:formula="of:=[.C50]" office:value-type="float" office:value="2093" calcext:value-type="float">
            <text:p>2093</text:p>
          </table:table-cell>
          <table:table-cell table:number-columns-repeated="291"/>
        </table:table-row>
        <table:table-row table:style-name="ro1">
          <table:table-cell table:formula="of:=SUM([.C52:.K52])" office:value-type="float" office:value="23221" calcext:value-type="float">
            <text:p>23221</text:p>
          </table:table-cell>
          <table:table-cell office:value-type="float" office:value="49" calcext:value-type="float">
            <text:p>49</text:p>
          </table:table-cell>
          <table:table-cell table:formula="of:=[.D51]" office:value-type="float" office:value="2991" calcext:value-type="float">
            <text:p>2991</text:p>
          </table:table-cell>
          <table:table-cell table:formula="of:=[.E51]" office:value-type="float" office:value="2012" calcext:value-type="float">
            <text:p>2012</text:p>
          </table:table-cell>
          <table:table-cell table:formula="of:=[.F51]" office:value-type="float" office:value="3197" calcext:value-type="float">
            <text:p>3197</text:p>
          </table:table-cell>
          <table:table-cell table:formula="of:=[.G51]" office:value-type="float" office:value="2551" calcext:value-type="float">
            <text:p>2551</text:p>
          </table:table-cell>
          <table:table-cell table:formula="of:=[.H51]" office:value-type="float" office:value="2746" calcext:value-type="float">
            <text:p>2746</text:p>
          </table:table-cell>
          <table:table-cell table:formula="of:=[.I51]" office:value-type="float" office:value="3495" calcext:value-type="float">
            <text:p>3495</text:p>
          </table:table-cell>
          <table:table-cell table:formula="of:=[.C51]+[.J51]" office:value-type="float" office:value="2685" calcext:value-type="float">
            <text:p>2685</text:p>
          </table:table-cell>
          <table:table-cell table:formula="of:=[.K51]" office:value-type="float" office:value="2093" calcext:value-type="float">
            <text:p>2093</text:p>
          </table:table-cell>
          <table:table-cell table:formula="of:=[.C51]" office:value-type="float" office:value="1451" calcext:value-type="float">
            <text:p>1451</text:p>
          </table:table-cell>
          <table:table-cell table:number-columns-repeated="291"/>
        </table:table-row>
        <table:table-row table:style-name="ro1">
          <table:table-cell table:formula="of:=SUM([.C53:.K53])" office:value-type="float" office:value="26212" calcext:value-type="float">
            <text:p>26212</text:p>
          </table:table-cell>
          <table:table-cell office:value-type="float" office:value="50" calcext:value-type="float">
            <text:p>50</text:p>
          </table:table-cell>
          <table:table-cell table:formula="of:=[.D52]" office:value-type="float" office:value="2012" calcext:value-type="float">
            <text:p>2012</text:p>
          </table:table-cell>
          <table:table-cell table:formula="of:=[.E52]" office:value-type="float" office:value="3197" calcext:value-type="float">
            <text:p>3197</text:p>
          </table:table-cell>
          <table:table-cell table:formula="of:=[.F52]" office:value-type="float" office:value="2551" calcext:value-type="float">
            <text:p>2551</text:p>
          </table:table-cell>
          <table:table-cell table:formula="of:=[.G52]" office:value-type="float" office:value="2746" calcext:value-type="float">
            <text:p>2746</text:p>
          </table:table-cell>
          <table:table-cell table:formula="of:=[.H52]" office:value-type="float" office:value="3495" calcext:value-type="float">
            <text:p>3495</text:p>
          </table:table-cell>
          <table:table-cell table:formula="of:=[.I52]" office:value-type="float" office:value="2685" calcext:value-type="float">
            <text:p>2685</text:p>
          </table:table-cell>
          <table:table-cell table:formula="of:=[.C52]+[.J52]" office:value-type="float" office:value="5084" calcext:value-type="float">
            <text:p>5084</text:p>
          </table:table-cell>
          <table:table-cell table:formula="of:=[.K52]" office:value-type="float" office:value="1451" calcext:value-type="float">
            <text:p>1451</text:p>
          </table:table-cell>
          <table:table-cell table:formula="of:=[.C52]" office:value-type="float" office:value="2991" calcext:value-type="float">
            <text:p>2991</text:p>
          </table:table-cell>
          <table:table-cell table:number-columns-repeated="291"/>
        </table:table-row>
        <table:table-row table:style-name="ro1">
          <table:table-cell table:formula="of:=SUM([.C54:.K54])" office:value-type="float" office:value="28224" calcext:value-type="float">
            <text:p>28224</text:p>
          </table:table-cell>
          <table:table-cell office:value-type="float" office:value="51" calcext:value-type="float">
            <text:p>51</text:p>
          </table:table-cell>
          <table:table-cell table:formula="of:=[.D53]" office:value-type="float" office:value="3197" calcext:value-type="float">
            <text:p>3197</text:p>
          </table:table-cell>
          <table:table-cell table:formula="of:=[.E53]" office:value-type="float" office:value="2551" calcext:value-type="float">
            <text:p>2551</text:p>
          </table:table-cell>
          <table:table-cell table:formula="of:=[.F53]" office:value-type="float" office:value="2746" calcext:value-type="float">
            <text:p>2746</text:p>
          </table:table-cell>
          <table:table-cell table:formula="of:=[.G53]" office:value-type="float" office:value="3495" calcext:value-type="float">
            <text:p>3495</text:p>
          </table:table-cell>
          <table:table-cell table:formula="of:=[.H53]" office:value-type="float" office:value="2685" calcext:value-type="float">
            <text:p>2685</text:p>
          </table:table-cell>
          <table:table-cell table:formula="of:=[.I53]" office:value-type="float" office:value="5084" calcext:value-type="float">
            <text:p>5084</text:p>
          </table:table-cell>
          <table:table-cell table:formula="of:=[.C53]+[.J53]" office:value-type="float" office:value="3463" calcext:value-type="float">
            <text:p>3463</text:p>
          </table:table-cell>
          <table:table-cell table:formula="of:=[.K53]" office:value-type="float" office:value="2991" calcext:value-type="float">
            <text:p>2991</text:p>
          </table:table-cell>
          <table:table-cell table:formula="of:=[.C53]" office:value-type="float" office:value="2012" calcext:value-type="float">
            <text:p>2012</text:p>
          </table:table-cell>
          <table:table-cell table:number-columns-repeated="291"/>
        </table:table-row>
        <table:table-row table:style-name="ro1">
          <table:table-cell table:formula="of:=SUM([.C55:.K55])" office:value-type="float" office:value="31421" calcext:value-type="float">
            <text:p>31421</text:p>
          </table:table-cell>
          <table:table-cell office:value-type="float" office:value="52" calcext:value-type="float">
            <text:p>52</text:p>
          </table:table-cell>
          <table:table-cell table:formula="of:=[.D54]" office:value-type="float" office:value="2551" calcext:value-type="float">
            <text:p>2551</text:p>
          </table:table-cell>
          <table:table-cell table:formula="of:=[.E54]" office:value-type="float" office:value="2746" calcext:value-type="float">
            <text:p>2746</text:p>
          </table:table-cell>
          <table:table-cell table:formula="of:=[.F54]" office:value-type="float" office:value="3495" calcext:value-type="float">
            <text:p>3495</text:p>
          </table:table-cell>
          <table:table-cell table:formula="of:=[.G54]" office:value-type="float" office:value="2685" calcext:value-type="float">
            <text:p>2685</text:p>
          </table:table-cell>
          <table:table-cell table:formula="of:=[.H54]" office:value-type="float" office:value="5084" calcext:value-type="float">
            <text:p>5084</text:p>
          </table:table-cell>
          <table:table-cell table:formula="of:=[.I54]" office:value-type="float" office:value="3463" calcext:value-type="float">
            <text:p>3463</text:p>
          </table:table-cell>
          <table:table-cell table:formula="of:=[.C54]+[.J54]" office:value-type="float" office:value="6188" calcext:value-type="float">
            <text:p>6188</text:p>
          </table:table-cell>
          <table:table-cell table:formula="of:=[.K54]" office:value-type="float" office:value="2012" calcext:value-type="float">
            <text:p>2012</text:p>
          </table:table-cell>
          <table:table-cell table:formula="of:=[.C54]" office:value-type="float" office:value="3197" calcext:value-type="float">
            <text:p>3197</text:p>
          </table:table-cell>
          <table:table-cell table:number-columns-repeated="291"/>
        </table:table-row>
        <table:table-row table:style-name="ro1">
          <table:table-cell table:formula="of:=SUM([.C56:.K56])" office:value-type="float" office:value="33972" calcext:value-type="float">
            <text:p>33972</text:p>
          </table:table-cell>
          <table:table-cell office:value-type="float" office:value="53" calcext:value-type="float">
            <text:p>53</text:p>
          </table:table-cell>
          <table:table-cell table:formula="of:=[.D55]" office:value-type="float" office:value="2746" calcext:value-type="float">
            <text:p>2746</text:p>
          </table:table-cell>
          <table:table-cell table:formula="of:=[.E55]" office:value-type="float" office:value="3495" calcext:value-type="float">
            <text:p>3495</text:p>
          </table:table-cell>
          <table:table-cell table:formula="of:=[.F55]" office:value-type="float" office:value="2685" calcext:value-type="float">
            <text:p>2685</text:p>
          </table:table-cell>
          <table:table-cell table:formula="of:=[.G55]" office:value-type="float" office:value="5084" calcext:value-type="float">
            <text:p>5084</text:p>
          </table:table-cell>
          <table:table-cell table:formula="of:=[.H55]" office:value-type="float" office:value="3463" calcext:value-type="float">
            <text:p>3463</text:p>
          </table:table-cell>
          <table:table-cell table:formula="of:=[.I55]" office:value-type="float" office:value="6188" calcext:value-type="float">
            <text:p>6188</text:p>
          </table:table-cell>
          <table:table-cell table:formula="of:=[.C55]+[.J55]" office:value-type="float" office:value="4563" calcext:value-type="float">
            <text:p>4563</text:p>
          </table:table-cell>
          <table:table-cell table:formula="of:=[.K55]" office:value-type="float" office:value="3197" calcext:value-type="float">
            <text:p>3197</text:p>
          </table:table-cell>
          <table:table-cell table:formula="of:=[.C55]" office:value-type="float" office:value="2551" calcext:value-type="float">
            <text:p>2551</text:p>
          </table:table-cell>
          <table:table-cell table:number-columns-repeated="291"/>
        </table:table-row>
        <table:table-row table:style-name="ro1">
          <table:table-cell table:formula="of:=SUM([.C57:.K57])" office:value-type="float" office:value="36718" calcext:value-type="float">
            <text:p>36718</text:p>
          </table:table-cell>
          <table:table-cell office:value-type="float" office:value="54" calcext:value-type="float">
            <text:p>54</text:p>
          </table:table-cell>
          <table:table-cell table:formula="of:=[.D56]" office:value-type="float" office:value="3495" calcext:value-type="float">
            <text:p>3495</text:p>
          </table:table-cell>
          <table:table-cell table:formula="of:=[.E56]" office:value-type="float" office:value="2685" calcext:value-type="float">
            <text:p>2685</text:p>
          </table:table-cell>
          <table:table-cell table:formula="of:=[.F56]" office:value-type="float" office:value="5084" calcext:value-type="float">
            <text:p>5084</text:p>
          </table:table-cell>
          <table:table-cell table:formula="of:=[.G56]" office:value-type="float" office:value="3463" calcext:value-type="float">
            <text:p>3463</text:p>
          </table:table-cell>
          <table:table-cell table:formula="of:=[.H56]" office:value-type="float" office:value="6188" calcext:value-type="float">
            <text:p>6188</text:p>
          </table:table-cell>
          <table:table-cell table:formula="of:=[.I56]" office:value-type="float" office:value="4563" calcext:value-type="float">
            <text:p>4563</text:p>
          </table:table-cell>
          <table:table-cell table:formula="of:=[.C56]+[.J56]" office:value-type="float" office:value="5943" calcext:value-type="float">
            <text:p>5943</text:p>
          </table:table-cell>
          <table:table-cell table:formula="of:=[.K56]" office:value-type="float" office:value="2551" calcext:value-type="float">
            <text:p>2551</text:p>
          </table:table-cell>
          <table:table-cell table:formula="of:=[.C56]" office:value-type="float" office:value="2746" calcext:value-type="float">
            <text:p>2746</text:p>
          </table:table-cell>
          <table:table-cell table:number-columns-repeated="291"/>
        </table:table-row>
        <table:table-row table:style-name="ro1">
          <table:table-cell table:formula="of:=SUM([.C58:.K58])" office:value-type="float" office:value="40213" calcext:value-type="float">
            <text:p>40213</text:p>
          </table:table-cell>
          <table:table-cell office:value-type="float" office:value="55" calcext:value-type="float">
            <text:p>55</text:p>
          </table:table-cell>
          <table:table-cell table:formula="of:=[.D57]" office:value-type="float" office:value="2685" calcext:value-type="float">
            <text:p>2685</text:p>
          </table:table-cell>
          <table:table-cell table:formula="of:=[.E57]" office:value-type="float" office:value="5084" calcext:value-type="float">
            <text:p>5084</text:p>
          </table:table-cell>
          <table:table-cell table:formula="of:=[.F57]" office:value-type="float" office:value="3463" calcext:value-type="float">
            <text:p>3463</text:p>
          </table:table-cell>
          <table:table-cell table:formula="of:=[.G57]" office:value-type="float" office:value="6188" calcext:value-type="float">
            <text:p>6188</text:p>
          </table:table-cell>
          <table:table-cell table:formula="of:=[.H57]" office:value-type="float" office:value="4563" calcext:value-type="float">
            <text:p>4563</text:p>
          </table:table-cell>
          <table:table-cell table:formula="of:=[.I57]" office:value-type="float" office:value="5943" calcext:value-type="float">
            <text:p>5943</text:p>
          </table:table-cell>
          <table:table-cell table:formula="of:=[.C57]+[.J57]" office:value-type="float" office:value="6046" calcext:value-type="float">
            <text:p>6046</text:p>
          </table:table-cell>
          <table:table-cell table:formula="of:=[.K57]" office:value-type="float" office:value="2746" calcext:value-type="float">
            <text:p>2746</text:p>
          </table:table-cell>
          <table:table-cell table:formula="of:=[.C57]" office:value-type="float" office:value="3495" calcext:value-type="float">
            <text:p>3495</text:p>
          </table:table-cell>
          <table:table-cell table:number-columns-repeated="291"/>
        </table:table-row>
        <table:table-row table:style-name="ro1">
          <table:table-cell table:formula="of:=SUM([.C59:.K59])" office:value-type="float" office:value="42898" calcext:value-type="float">
            <text:p>42898</text:p>
          </table:table-cell>
          <table:table-cell office:value-type="float" office:value="56" calcext:value-type="float">
            <text:p>56</text:p>
          </table:table-cell>
          <table:table-cell table:formula="of:=[.D58]" office:value-type="float" office:value="5084" calcext:value-type="float">
            <text:p>5084</text:p>
          </table:table-cell>
          <table:table-cell table:formula="of:=[.E58]" office:value-type="float" office:value="3463" calcext:value-type="float">
            <text:p>3463</text:p>
          </table:table-cell>
          <table:table-cell table:formula="of:=[.F58]" office:value-type="float" office:value="6188" calcext:value-type="float">
            <text:p>6188</text:p>
          </table:table-cell>
          <table:table-cell table:formula="of:=[.G58]" office:value-type="float" office:value="4563" calcext:value-type="float">
            <text:p>4563</text:p>
          </table:table-cell>
          <table:table-cell table:formula="of:=[.H58]" office:value-type="float" office:value="5943" calcext:value-type="float">
            <text:p>5943</text:p>
          </table:table-cell>
          <table:table-cell table:formula="of:=[.I58]" office:value-type="float" office:value="6046" calcext:value-type="float">
            <text:p>6046</text:p>
          </table:table-cell>
          <table:table-cell table:formula="of:=[.C58]+[.J58]" office:value-type="float" office:value="5431" calcext:value-type="float">
            <text:p>5431</text:p>
          </table:table-cell>
          <table:table-cell table:formula="of:=[.K58]" office:value-type="float" office:value="3495" calcext:value-type="float">
            <text:p>3495</text:p>
          </table:table-cell>
          <table:table-cell table:formula="of:=[.C58]" office:value-type="float" office:value="2685" calcext:value-type="float">
            <text:p>2685</text:p>
          </table:table-cell>
          <table:table-cell table:number-columns-repeated="291"/>
        </table:table-row>
        <table:table-row table:style-name="ro1">
          <table:table-cell table:formula="of:=SUM([.C60:.K60])" office:value-type="float" office:value="47982" calcext:value-type="float">
            <text:p>47982</text:p>
          </table:table-cell>
          <table:table-cell office:value-type="float" office:value="57" calcext:value-type="float">
            <text:p>57</text:p>
          </table:table-cell>
          <table:table-cell table:formula="of:=[.D59]" office:value-type="float" office:value="3463" calcext:value-type="float">
            <text:p>3463</text:p>
          </table:table-cell>
          <table:table-cell table:formula="of:=[.E59]" office:value-type="float" office:value="6188" calcext:value-type="float">
            <text:p>6188</text:p>
          </table:table-cell>
          <table:table-cell table:formula="of:=[.F59]" office:value-type="float" office:value="4563" calcext:value-type="float">
            <text:p>4563</text:p>
          </table:table-cell>
          <table:table-cell table:formula="of:=[.G59]" office:value-type="float" office:value="5943" calcext:value-type="float">
            <text:p>5943</text:p>
          </table:table-cell>
          <table:table-cell table:formula="of:=[.H59]" office:value-type="float" office:value="6046" calcext:value-type="float">
            <text:p>6046</text:p>
          </table:table-cell>
          <table:table-cell table:formula="of:=[.I59]" office:value-type="float" office:value="5431" calcext:value-type="float">
            <text:p>5431</text:p>
          </table:table-cell>
          <table:table-cell table:formula="of:=[.C59]+[.J59]" office:value-type="float" office:value="8579" calcext:value-type="float">
            <text:p>8579</text:p>
          </table:table-cell>
          <table:table-cell table:formula="of:=[.K59]" office:value-type="float" office:value="2685" calcext:value-type="float">
            <text:p>2685</text:p>
          </table:table-cell>
          <table:table-cell table:formula="of:=[.C59]" office:value-type="float" office:value="5084" calcext:value-type="float">
            <text:p>5084</text:p>
          </table:table-cell>
          <table:table-cell table:number-columns-repeated="291"/>
        </table:table-row>
        <table:table-row table:style-name="ro1">
          <table:table-cell table:formula="of:=SUM([.C61:.K61])" office:value-type="float" office:value="51445" calcext:value-type="float">
            <text:p>51445</text:p>
          </table:table-cell>
          <table:table-cell office:value-type="float" office:value="58" calcext:value-type="float">
            <text:p>58</text:p>
          </table:table-cell>
          <table:table-cell table:formula="of:=[.D60]" office:value-type="float" office:value="6188" calcext:value-type="float">
            <text:p>6188</text:p>
          </table:table-cell>
          <table:table-cell table:formula="of:=[.E60]" office:value-type="float" office:value="4563" calcext:value-type="float">
            <text:p>4563</text:p>
          </table:table-cell>
          <table:table-cell table:formula="of:=[.F60]" office:value-type="float" office:value="5943" calcext:value-type="float">
            <text:p>5943</text:p>
          </table:table-cell>
          <table:table-cell table:formula="of:=[.G60]" office:value-type="float" office:value="6046" calcext:value-type="float">
            <text:p>6046</text:p>
          </table:table-cell>
          <table:table-cell table:formula="of:=[.H60]" office:value-type="float" office:value="5431" calcext:value-type="float">
            <text:p>5431</text:p>
          </table:table-cell>
          <table:table-cell table:formula="of:=[.I60]" office:value-type="float" office:value="8579" calcext:value-type="float">
            <text:p>8579</text:p>
          </table:table-cell>
          <table:table-cell table:formula="of:=[.C60]+[.J60]" office:value-type="float" office:value="6148" calcext:value-type="float">
            <text:p>6148</text:p>
          </table:table-cell>
          <table:table-cell table:formula="of:=[.K60]" office:value-type="float" office:value="5084" calcext:value-type="float">
            <text:p>5084</text:p>
          </table:table-cell>
          <table:table-cell table:formula="of:=[.C60]" office:value-type="float" office:value="3463" calcext:value-type="float">
            <text:p>3463</text:p>
          </table:table-cell>
          <table:table-cell table:number-columns-repeated="291"/>
        </table:table-row>
        <table:table-row table:style-name="ro1">
          <table:table-cell table:formula="of:=SUM([.C62:.K62])" office:value-type="float" office:value="57633" calcext:value-type="float">
            <text:p>57633</text:p>
          </table:table-cell>
          <table:table-cell office:value-type="float" office:value="59" calcext:value-type="float">
            <text:p>59</text:p>
          </table:table-cell>
          <table:table-cell table:formula="of:=[.D61]" office:value-type="float" office:value="4563" calcext:value-type="float">
            <text:p>4563</text:p>
          </table:table-cell>
          <table:table-cell table:formula="of:=[.E61]" office:value-type="float" office:value="5943" calcext:value-type="float">
            <text:p>5943</text:p>
          </table:table-cell>
          <table:table-cell table:formula="of:=[.F61]" office:value-type="float" office:value="6046" calcext:value-type="float">
            <text:p>6046</text:p>
          </table:table-cell>
          <table:table-cell table:formula="of:=[.G61]" office:value-type="float" office:value="5431" calcext:value-type="float">
            <text:p>5431</text:p>
          </table:table-cell>
          <table:table-cell table:formula="of:=[.H61]" office:value-type="float" office:value="8579" calcext:value-type="float">
            <text:p>8579</text:p>
          </table:table-cell>
          <table:table-cell table:formula="of:=[.I61]" office:value-type="float" office:value="6148" calcext:value-type="float">
            <text:p>6148</text:p>
          </table:table-cell>
          <table:table-cell table:formula="of:=[.C61]+[.J61]" office:value-type="float" office:value="11272" calcext:value-type="float">
            <text:p>11272</text:p>
          </table:table-cell>
          <table:table-cell table:formula="of:=[.K61]" office:value-type="float" office:value="3463" calcext:value-type="float">
            <text:p>3463</text:p>
          </table:table-cell>
          <table:table-cell table:formula="of:=[.C61]" office:value-type="float" office:value="6188" calcext:value-type="float">
            <text:p>6188</text:p>
          </table:table-cell>
          <table:table-cell table:number-columns-repeated="291"/>
        </table:table-row>
        <table:table-row table:style-name="ro1">
          <table:table-cell table:formula="of:=SUM([.C63:.K63])" office:value-type="float" office:value="62196" calcext:value-type="float">
            <text:p>62196</text:p>
          </table:table-cell>
          <table:table-cell office:value-type="float" office:value="60" calcext:value-type="float">
            <text:p>60</text:p>
          </table:table-cell>
          <table:table-cell table:formula="of:=[.D62]" office:value-type="float" office:value="5943" calcext:value-type="float">
            <text:p>5943</text:p>
          </table:table-cell>
          <table:table-cell table:formula="of:=[.E62]" office:value-type="float" office:value="6046" calcext:value-type="float">
            <text:p>6046</text:p>
          </table:table-cell>
          <table:table-cell table:formula="of:=[.F62]" office:value-type="float" office:value="5431" calcext:value-type="float">
            <text:p>5431</text:p>
          </table:table-cell>
          <table:table-cell table:formula="of:=[.G62]" office:value-type="float" office:value="8579" calcext:value-type="float">
            <text:p>8579</text:p>
          </table:table-cell>
          <table:table-cell table:formula="of:=[.H62]" office:value-type="float" office:value="6148" calcext:value-type="float">
            <text:p>6148</text:p>
          </table:table-cell>
          <table:table-cell table:formula="of:=[.I62]" office:value-type="float" office:value="11272" calcext:value-type="float">
            <text:p>11272</text:p>
          </table:table-cell>
          <table:table-cell table:formula="of:=[.C62]+[.J62]" office:value-type="float" office:value="8026" calcext:value-type="float">
            <text:p>8026</text:p>
          </table:table-cell>
          <table:table-cell table:formula="of:=[.K62]" office:value-type="float" office:value="6188" calcext:value-type="float">
            <text:p>6188</text:p>
          </table:table-cell>
          <table:table-cell table:formula="of:=[.C62]" office:value-type="float" office:value="4563" calcext:value-type="float">
            <text:p>4563</text:p>
          </table:table-cell>
          <table:table-cell table:number-columns-repeated="291"/>
        </table:table-row>
        <table:table-row table:style-name="ro1">
          <table:table-cell table:formula="of:=SUM([.C64:.K64])" office:value-type="float" office:value="68139" calcext:value-type="float">
            <text:p>68139</text:p>
          </table:table-cell>
          <table:table-cell office:value-type="float" office:value="61" calcext:value-type="float">
            <text:p>61</text:p>
          </table:table-cell>
          <table:table-cell table:formula="of:=[.D63]" office:value-type="float" office:value="6046" calcext:value-type="float">
            <text:p>6046</text:p>
          </table:table-cell>
          <table:table-cell table:formula="of:=[.E63]" office:value-type="float" office:value="5431" calcext:value-type="float">
            <text:p>5431</text:p>
          </table:table-cell>
          <table:table-cell table:formula="of:=[.F63]" office:value-type="float" office:value="8579" calcext:value-type="float">
            <text:p>8579</text:p>
          </table:table-cell>
          <table:table-cell table:formula="of:=[.G63]" office:value-type="float" office:value="6148" calcext:value-type="float">
            <text:p>6148</text:p>
          </table:table-cell>
          <table:table-cell table:formula="of:=[.H63]" office:value-type="float" office:value="11272" calcext:value-type="float">
            <text:p>11272</text:p>
          </table:table-cell>
          <table:table-cell table:formula="of:=[.I63]" office:value-type="float" office:value="8026" calcext:value-type="float">
            <text:p>8026</text:p>
          </table:table-cell>
          <table:table-cell table:formula="of:=[.C63]+[.J63]" office:value-type="float" office:value="12131" calcext:value-type="float">
            <text:p>12131</text:p>
          </table:table-cell>
          <table:table-cell table:formula="of:=[.K63]" office:value-type="float" office:value="4563" calcext:value-type="float">
            <text:p>4563</text:p>
          </table:table-cell>
          <table:table-cell table:formula="of:=[.C63]" office:value-type="float" office:value="5943" calcext:value-type="float">
            <text:p>5943</text:p>
          </table:table-cell>
          <table:table-cell table:number-columns-repeated="291"/>
        </table:table-row>
        <table:table-row table:style-name="ro1">
          <table:table-cell table:formula="of:=SUM([.C65:.K65])" office:value-type="float" office:value="74185" calcext:value-type="float">
            <text:p>74185</text:p>
          </table:table-cell>
          <table:table-cell office:value-type="float" office:value="62" calcext:value-type="float">
            <text:p>62</text:p>
          </table:table-cell>
          <table:table-cell table:formula="of:=[.D64]" office:value-type="float" office:value="5431" calcext:value-type="float">
            <text:p>5431</text:p>
          </table:table-cell>
          <table:table-cell table:formula="of:=[.E64]" office:value-type="float" office:value="8579" calcext:value-type="float">
            <text:p>8579</text:p>
          </table:table-cell>
          <table:table-cell table:formula="of:=[.F64]" office:value-type="float" office:value="6148" calcext:value-type="float">
            <text:p>6148</text:p>
          </table:table-cell>
          <table:table-cell table:formula="of:=[.G64]" office:value-type="float" office:value="11272" calcext:value-type="float">
            <text:p>11272</text:p>
          </table:table-cell>
          <table:table-cell table:formula="of:=[.H64]" office:value-type="float" office:value="8026" calcext:value-type="float">
            <text:p>8026</text:p>
          </table:table-cell>
          <table:table-cell table:formula="of:=[.I64]" office:value-type="float" office:value="12131" calcext:value-type="float">
            <text:p>12131</text:p>
          </table:table-cell>
          <table:table-cell table:formula="of:=[.C64]+[.J64]" office:value-type="float" office:value="10609" calcext:value-type="float">
            <text:p>10609</text:p>
          </table:table-cell>
          <table:table-cell table:formula="of:=[.K64]" office:value-type="float" office:value="5943" calcext:value-type="float">
            <text:p>5943</text:p>
          </table:table-cell>
          <table:table-cell table:formula="of:=[.C64]" office:value-type="float" office:value="6046" calcext:value-type="float">
            <text:p>6046</text:p>
          </table:table-cell>
          <table:table-cell table:number-columns-repeated="291"/>
        </table:table-row>
        <table:table-row table:style-name="ro1">
          <table:table-cell table:formula="of:=SUM([.C66:.K66])" office:value-type="float" office:value="79616" calcext:value-type="float">
            <text:p>79616</text:p>
          </table:table-cell>
          <table:table-cell office:value-type="float" office:value="63" calcext:value-type="float">
            <text:p>63</text:p>
          </table:table-cell>
          <table:table-cell table:formula="of:=[.D65]" office:value-type="float" office:value="8579" calcext:value-type="float">
            <text:p>8579</text:p>
          </table:table-cell>
          <table:table-cell table:formula="of:=[.E65]" office:value-type="float" office:value="6148" calcext:value-type="float">
            <text:p>6148</text:p>
          </table:table-cell>
          <table:table-cell table:formula="of:=[.F65]" office:value-type="float" office:value="11272" calcext:value-type="float">
            <text:p>11272</text:p>
          </table:table-cell>
          <table:table-cell table:formula="of:=[.G65]" office:value-type="float" office:value="8026" calcext:value-type="float">
            <text:p>8026</text:p>
          </table:table-cell>
          <table:table-cell table:formula="of:=[.H65]" office:value-type="float" office:value="12131" calcext:value-type="float">
            <text:p>12131</text:p>
          </table:table-cell>
          <table:table-cell table:formula="of:=[.I65]" office:value-type="float" office:value="10609" calcext:value-type="float">
            <text:p>10609</text:p>
          </table:table-cell>
          <table:table-cell table:formula="of:=[.C65]+[.J65]" office:value-type="float" office:value="11374" calcext:value-type="float">
            <text:p>11374</text:p>
          </table:table-cell>
          <table:table-cell table:formula="of:=[.K65]" office:value-type="float" office:value="6046" calcext:value-type="float">
            <text:p>6046</text:p>
          </table:table-cell>
          <table:table-cell table:formula="of:=[.C65]" office:value-type="float" office:value="5431" calcext:value-type="float">
            <text:p>5431</text:p>
          </table:table-cell>
          <table:table-cell table:number-columns-repeated="291"/>
        </table:table-row>
        <table:table-row table:style-name="ro1">
          <table:table-cell table:formula="of:=SUM([.C67:.K67])" office:value-type="float" office:value="88195" calcext:value-type="float">
            <text:p>88195</text:p>
          </table:table-cell>
          <table:table-cell office:value-type="float" office:value="64" calcext:value-type="float">
            <text:p>64</text:p>
          </table:table-cell>
          <table:table-cell table:formula="of:=[.D66]" office:value-type="float" office:value="6148" calcext:value-type="float">
            <text:p>6148</text:p>
          </table:table-cell>
          <table:table-cell table:formula="of:=[.E66]" office:value-type="float" office:value="11272" calcext:value-type="float">
            <text:p>11272</text:p>
          </table:table-cell>
          <table:table-cell table:formula="of:=[.F66]" office:value-type="float" office:value="8026" calcext:value-type="float">
            <text:p>8026</text:p>
          </table:table-cell>
          <table:table-cell table:formula="of:=[.G66]" office:value-type="float" office:value="12131" calcext:value-type="float">
            <text:p>12131</text:p>
          </table:table-cell>
          <table:table-cell table:formula="of:=[.H66]" office:value-type="float" office:value="10609" calcext:value-type="float">
            <text:p>10609</text:p>
          </table:table-cell>
          <table:table-cell table:formula="of:=[.I66]" office:value-type="float" office:value="11374" calcext:value-type="float">
            <text:p>11374</text:p>
          </table:table-cell>
          <table:table-cell table:formula="of:=[.C66]+[.J66]" office:value-type="float" office:value="14625" calcext:value-type="float">
            <text:p>14625</text:p>
          </table:table-cell>
          <table:table-cell table:formula="of:=[.K66]" office:value-type="float" office:value="5431" calcext:value-type="float">
            <text:p>5431</text:p>
          </table:table-cell>
          <table:table-cell table:formula="of:=[.C66]" office:value-type="float" office:value="8579" calcext:value-type="float">
            <text:p>8579</text:p>
          </table:table-cell>
          <table:table-cell table:number-columns-repeated="291"/>
        </table:table-row>
        <table:table-row table:style-name="ro1">
          <table:table-cell table:formula="of:=SUM([.C68:.K68])" office:value-type="float" office:value="94343" calcext:value-type="float">
            <text:p>94343</text:p>
          </table:table-cell>
          <table:table-cell office:value-type="float" office:value="65" calcext:value-type="float">
            <text:p>65</text:p>
          </table:table-cell>
          <table:table-cell table:formula="of:=[.D67]" office:value-type="float" office:value="11272" calcext:value-type="float">
            <text:p>11272</text:p>
          </table:table-cell>
          <table:table-cell table:formula="of:=[.E67]" office:value-type="float" office:value="8026" calcext:value-type="float">
            <text:p>8026</text:p>
          </table:table-cell>
          <table:table-cell table:formula="of:=[.F67]" office:value-type="float" office:value="12131" calcext:value-type="float">
            <text:p>12131</text:p>
          </table:table-cell>
          <table:table-cell table:formula="of:=[.G67]" office:value-type="float" office:value="10609" calcext:value-type="float">
            <text:p>10609</text:p>
          </table:table-cell>
          <table:table-cell table:formula="of:=[.H67]" office:value-type="float" office:value="11374" calcext:value-type="float">
            <text:p>11374</text:p>
          </table:table-cell>
          <table:table-cell table:formula="of:=[.I67]" office:value-type="float" office:value="14625" calcext:value-type="float">
            <text:p>14625</text:p>
          </table:table-cell>
          <table:table-cell table:formula="of:=[.C67]+[.J67]" office:value-type="float" office:value="11579" calcext:value-type="float">
            <text:p>11579</text:p>
          </table:table-cell>
          <table:table-cell table:formula="of:=[.K67]" office:value-type="float" office:value="8579" calcext:value-type="float">
            <text:p>8579</text:p>
          </table:table-cell>
          <table:table-cell table:formula="of:=[.C67]" office:value-type="float" office:value="6148" calcext:value-type="float">
            <text:p>6148</text:p>
          </table:table-cell>
          <table:table-cell table:number-columns-repeated="291"/>
        </table:table-row>
        <table:table-row table:style-name="ro1">
          <table:table-cell table:formula="of:=SUM([.C69:.K69])" office:value-type="float" office:value="105615" calcext:value-type="float">
            <text:p>105615</text:p>
          </table:table-cell>
          <table:table-cell office:value-type="float" office:value="66" calcext:value-type="float">
            <text:p>66</text:p>
          </table:table-cell>
          <table:table-cell table:formula="of:=[.D68]" office:value-type="float" office:value="8026" calcext:value-type="float">
            <text:p>8026</text:p>
          </table:table-cell>
          <table:table-cell table:formula="of:=[.E68]" office:value-type="float" office:value="12131" calcext:value-type="float">
            <text:p>12131</text:p>
          </table:table-cell>
          <table:table-cell table:formula="of:=[.F68]" office:value-type="float" office:value="10609" calcext:value-type="float">
            <text:p>10609</text:p>
          </table:table-cell>
          <table:table-cell table:formula="of:=[.G68]" office:value-type="float" office:value="11374" calcext:value-type="float">
            <text:p>11374</text:p>
          </table:table-cell>
          <table:table-cell table:formula="of:=[.H68]" office:value-type="float" office:value="14625" calcext:value-type="float">
            <text:p>14625</text:p>
          </table:table-cell>
          <table:table-cell table:formula="of:=[.I68]" office:value-type="float" office:value="11579" calcext:value-type="float">
            <text:p>11579</text:p>
          </table:table-cell>
          <table:table-cell table:formula="of:=[.C68]+[.J68]" office:value-type="float" office:value="19851" calcext:value-type="float">
            <text:p>19851</text:p>
          </table:table-cell>
          <table:table-cell table:formula="of:=[.K68]" office:value-type="float" office:value="6148" calcext:value-type="float">
            <text:p>6148</text:p>
          </table:table-cell>
          <table:table-cell table:formula="of:=[.C68]" office:value-type="float" office:value="11272" calcext:value-type="float">
            <text:p>11272</text:p>
          </table:table-cell>
          <table:table-cell table:number-columns-repeated="291"/>
        </table:table-row>
        <table:table-row table:style-name="ro1">
          <table:table-cell table:formula="of:=SUM([.C70:.K70])" office:value-type="float" office:value="113641" calcext:value-type="float">
            <text:p>113641</text:p>
          </table:table-cell>
          <table:table-cell office:value-type="float" office:value="67" calcext:value-type="float">
            <text:p>67</text:p>
          </table:table-cell>
          <table:table-cell table:formula="of:=[.D69]" office:value-type="float" office:value="12131" calcext:value-type="float">
            <text:p>12131</text:p>
          </table:table-cell>
          <table:table-cell table:formula="of:=[.E69]" office:value-type="float" office:value="10609" calcext:value-type="float">
            <text:p>10609</text:p>
          </table:table-cell>
          <table:table-cell table:formula="of:=[.F69]" office:value-type="float" office:value="11374" calcext:value-type="float">
            <text:p>11374</text:p>
          </table:table-cell>
          <table:table-cell table:formula="of:=[.G69]" office:value-type="float" office:value="14625" calcext:value-type="float">
            <text:p>14625</text:p>
          </table:table-cell>
          <table:table-cell table:formula="of:=[.H69]" office:value-type="float" office:value="11579" calcext:value-type="float">
            <text:p>11579</text:p>
          </table:table-cell>
          <table:table-cell table:formula="of:=[.I69]" office:value-type="float" office:value="19851" calcext:value-type="float">
            <text:p>19851</text:p>
          </table:table-cell>
          <table:table-cell table:formula="of:=[.C69]+[.J69]" office:value-type="float" office:value="14174" calcext:value-type="float">
            <text:p>14174</text:p>
          </table:table-cell>
          <table:table-cell table:formula="of:=[.K69]" office:value-type="float" office:value="11272" calcext:value-type="float">
            <text:p>11272</text:p>
          </table:table-cell>
          <table:table-cell table:formula="of:=[.C69]" office:value-type="float" office:value="8026" calcext:value-type="float">
            <text:p>8026</text:p>
          </table:table-cell>
          <table:table-cell table:number-columns-repeated="291"/>
        </table:table-row>
        <table:table-row table:style-name="ro1">
          <table:table-cell table:formula="of:=SUM([.C71:.K71])" office:value-type="float" office:value="125772" calcext:value-type="float">
            <text:p>125772</text:p>
          </table:table-cell>
          <table:table-cell office:value-type="float" office:value="68" calcext:value-type="float">
            <text:p>68</text:p>
          </table:table-cell>
          <table:table-cell table:formula="of:=[.D70]" office:value-type="float" office:value="10609" calcext:value-type="float">
            <text:p>10609</text:p>
          </table:table-cell>
          <table:table-cell table:formula="of:=[.E70]" office:value-type="float" office:value="11374" calcext:value-type="float">
            <text:p>11374</text:p>
          </table:table-cell>
          <table:table-cell table:formula="of:=[.F70]" office:value-type="float" office:value="14625" calcext:value-type="float">
            <text:p>14625</text:p>
          </table:table-cell>
          <table:table-cell table:formula="of:=[.G70]" office:value-type="float" office:value="11579" calcext:value-type="float">
            <text:p>11579</text:p>
          </table:table-cell>
          <table:table-cell table:formula="of:=[.H70]" office:value-type="float" office:value="19851" calcext:value-type="float">
            <text:p>19851</text:p>
          </table:table-cell>
          <table:table-cell table:formula="of:=[.I70]" office:value-type="float" office:value="14174" calcext:value-type="float">
            <text:p>14174</text:p>
          </table:table-cell>
          <table:table-cell table:formula="of:=[.C70]+[.J70]" office:value-type="float" office:value="23403" calcext:value-type="float">
            <text:p>23403</text:p>
          </table:table-cell>
          <table:table-cell table:formula="of:=[.K70]" office:value-type="float" office:value="8026" calcext:value-type="float">
            <text:p>8026</text:p>
          </table:table-cell>
          <table:table-cell table:formula="of:=[.C70]" office:value-type="float" office:value="12131" calcext:value-type="float">
            <text:p>12131</text:p>
          </table:table-cell>
          <table:table-cell table:number-columns-repeated="291"/>
        </table:table-row>
        <table:table-row table:style-name="ro1">
          <table:table-cell table:formula="of:=SUM([.C72:.K72])" office:value-type="float" office:value="136381" calcext:value-type="float">
            <text:p>136381</text:p>
          </table:table-cell>
          <table:table-cell office:value-type="float" office:value="69" calcext:value-type="float">
            <text:p>69</text:p>
          </table:table-cell>
          <table:table-cell table:formula="of:=[.D71]" office:value-type="float" office:value="11374" calcext:value-type="float">
            <text:p>11374</text:p>
          </table:table-cell>
          <table:table-cell table:formula="of:=[.E71]" office:value-type="float" office:value="14625" calcext:value-type="float">
            <text:p>14625</text:p>
          </table:table-cell>
          <table:table-cell table:formula="of:=[.F71]" office:value-type="float" office:value="11579" calcext:value-type="float">
            <text:p>11579</text:p>
          </table:table-cell>
          <table:table-cell table:formula="of:=[.G71]" office:value-type="float" office:value="19851" calcext:value-type="float">
            <text:p>19851</text:p>
          </table:table-cell>
          <table:table-cell table:formula="of:=[.H71]" office:value-type="float" office:value="14174" calcext:value-type="float">
            <text:p>14174</text:p>
          </table:table-cell>
          <table:table-cell table:formula="of:=[.I71]" office:value-type="float" office:value="23403" calcext:value-type="float">
            <text:p>23403</text:p>
          </table:table-cell>
          <table:table-cell table:formula="of:=[.C71]+[.J71]" office:value-type="float" office:value="18635" calcext:value-type="float">
            <text:p>18635</text:p>
          </table:table-cell>
          <table:table-cell table:formula="of:=[.K71]" office:value-type="float" office:value="12131" calcext:value-type="float">
            <text:p>12131</text:p>
          </table:table-cell>
          <table:table-cell table:formula="of:=[.C71]" office:value-type="float" office:value="10609" calcext:value-type="float">
            <text:p>10609</text:p>
          </table:table-cell>
          <table:table-cell table:number-columns-repeated="291"/>
        </table:table-row>
        <table:table-row table:style-name="ro1">
          <table:table-cell table:formula="of:=SUM([.C73:.K73])" office:value-type="float" office:value="147755" calcext:value-type="float">
            <text:p>147755</text:p>
          </table:table-cell>
          <table:table-cell office:value-type="float" office:value="70" calcext:value-type="float">
            <text:p>70</text:p>
          </table:table-cell>
          <table:table-cell table:formula="of:=[.D72]" office:value-type="float" office:value="14625" calcext:value-type="float">
            <text:p>14625</text:p>
          </table:table-cell>
          <table:table-cell table:formula="of:=[.E72]" office:value-type="float" office:value="11579" calcext:value-type="float">
            <text:p>11579</text:p>
          </table:table-cell>
          <table:table-cell table:formula="of:=[.F72]" office:value-type="float" office:value="19851" calcext:value-type="float">
            <text:p>19851</text:p>
          </table:table-cell>
          <table:table-cell table:formula="of:=[.G72]" office:value-type="float" office:value="14174" calcext:value-type="float">
            <text:p>14174</text:p>
          </table:table-cell>
          <table:table-cell table:formula="of:=[.H72]" office:value-type="float" office:value="23403" calcext:value-type="float">
            <text:p>23403</text:p>
          </table:table-cell>
          <table:table-cell table:formula="of:=[.I72]" office:value-type="float" office:value="18635" calcext:value-type="float">
            <text:p>18635</text:p>
          </table:table-cell>
          <table:table-cell table:formula="of:=[.C72]+[.J72]" office:value-type="float" office:value="23505" calcext:value-type="float">
            <text:p>23505</text:p>
          </table:table-cell>
          <table:table-cell table:formula="of:=[.K72]" office:value-type="float" office:value="10609" calcext:value-type="float">
            <text:p>10609</text:p>
          </table:table-cell>
          <table:table-cell table:formula="of:=[.C72]" office:value-type="float" office:value="11374" calcext:value-type="float">
            <text:p>11374</text:p>
          </table:table-cell>
          <table:table-cell table:number-columns-repeated="291"/>
        </table:table-row>
        <table:table-row table:style-name="ro1">
          <table:table-cell table:formula="of:=SUM([.C74:.K74])" office:value-type="float" office:value="162380" calcext:value-type="float">
            <text:p>162380</text:p>
          </table:table-cell>
          <table:table-cell office:value-type="float" office:value="71" calcext:value-type="float">
            <text:p>71</text:p>
          </table:table-cell>
          <table:table-cell table:formula="of:=[.D73]" office:value-type="float" office:value="11579" calcext:value-type="float">
            <text:p>11579</text:p>
          </table:table-cell>
          <table:table-cell table:formula="of:=[.E73]" office:value-type="float" office:value="19851" calcext:value-type="float">
            <text:p>19851</text:p>
          </table:table-cell>
          <table:table-cell table:formula="of:=[.F73]" office:value-type="float" office:value="14174" calcext:value-type="float">
            <text:p>14174</text:p>
          </table:table-cell>
          <table:table-cell table:formula="of:=[.G73]" office:value-type="float" office:value="23403" calcext:value-type="float">
            <text:p>23403</text:p>
          </table:table-cell>
          <table:table-cell table:formula="of:=[.H73]" office:value-type="float" office:value="18635" calcext:value-type="float">
            <text:p>18635</text:p>
          </table:table-cell>
          <table:table-cell table:formula="of:=[.I73]" office:value-type="float" office:value="23505" calcext:value-type="float">
            <text:p>23505</text:p>
          </table:table-cell>
          <table:table-cell table:formula="of:=[.C73]+[.J73]" office:value-type="float" office:value="25234" calcext:value-type="float">
            <text:p>25234</text:p>
          </table:table-cell>
          <table:table-cell table:formula="of:=[.K73]" office:value-type="float" office:value="11374" calcext:value-type="float">
            <text:p>11374</text:p>
          </table:table-cell>
          <table:table-cell table:formula="of:=[.C73]" office:value-type="float" office:value="14625" calcext:value-type="float">
            <text:p>14625</text:p>
          </table:table-cell>
          <table:table-cell table:number-columns-repeated="291"/>
        </table:table-row>
        <table:table-row table:style-name="ro1">
          <table:table-cell table:formula="of:=SUM([.C75:.K75])" office:value-type="float" office:value="173959" calcext:value-type="float">
            <text:p>173959</text:p>
          </table:table-cell>
          <table:table-cell office:value-type="float" office:value="72" calcext:value-type="float">
            <text:p>72</text:p>
          </table:table-cell>
          <table:table-cell table:formula="of:=[.D74]" office:value-type="float" office:value="19851" calcext:value-type="float">
            <text:p>19851</text:p>
          </table:table-cell>
          <table:table-cell table:formula="of:=[.E74]" office:value-type="float" office:value="14174" calcext:value-type="float">
            <text:p>14174</text:p>
          </table:table-cell>
          <table:table-cell table:formula="of:=[.F74]" office:value-type="float" office:value="23403" calcext:value-type="float">
            <text:p>23403</text:p>
          </table:table-cell>
          <table:table-cell table:formula="of:=[.G74]" office:value-type="float" office:value="18635" calcext:value-type="float">
            <text:p>18635</text:p>
          </table:table-cell>
          <table:table-cell table:formula="of:=[.H74]" office:value-type="float" office:value="23505" calcext:value-type="float">
            <text:p>23505</text:p>
          </table:table-cell>
          <table:table-cell table:formula="of:=[.I74]" office:value-type="float" office:value="25234" calcext:value-type="float">
            <text:p>25234</text:p>
          </table:table-cell>
          <table:table-cell table:formula="of:=[.C74]+[.J74]" office:value-type="float" office:value="22953" calcext:value-type="float">
            <text:p>22953</text:p>
          </table:table-cell>
          <table:table-cell table:formula="of:=[.K74]" office:value-type="float" office:value="14625" calcext:value-type="float">
            <text:p>14625</text:p>
          </table:table-cell>
          <table:table-cell table:formula="of:=[.C74]" office:value-type="float" office:value="11579" calcext:value-type="float">
            <text:p>11579</text:p>
          </table:table-cell>
          <table:table-cell table:number-columns-repeated="291"/>
        </table:table-row>
        <table:table-row table:style-name="ro1">
          <table:table-cell table:formula="of:=SUM([.C76:.K76])" office:value-type="float" office:value="193810" calcext:value-type="float">
            <text:p>193810</text:p>
          </table:table-cell>
          <table:table-cell office:value-type="float" office:value="73" calcext:value-type="float">
            <text:p>73</text:p>
          </table:table-cell>
          <table:table-cell table:formula="of:=[.D75]" office:value-type="float" office:value="14174" calcext:value-type="float">
            <text:p>14174</text:p>
          </table:table-cell>
          <table:table-cell table:formula="of:=[.E75]" office:value-type="float" office:value="23403" calcext:value-type="float">
            <text:p>23403</text:p>
          </table:table-cell>
          <table:table-cell table:formula="of:=[.F75]" office:value-type="float" office:value="18635" calcext:value-type="float">
            <text:p>18635</text:p>
          </table:table-cell>
          <table:table-cell table:formula="of:=[.G75]" office:value-type="float" office:value="23505" calcext:value-type="float">
            <text:p>23505</text:p>
          </table:table-cell>
          <table:table-cell table:formula="of:=[.H75]" office:value-type="float" office:value="25234" calcext:value-type="float">
            <text:p>25234</text:p>
          </table:table-cell>
          <table:table-cell table:formula="of:=[.I75]" office:value-type="float" office:value="22953" calcext:value-type="float">
            <text:p>22953</text:p>
          </table:table-cell>
          <table:table-cell table:formula="of:=[.C75]+[.J75]" office:value-type="float" office:value="34476" calcext:value-type="float">
            <text:p>34476</text:p>
          </table:table-cell>
          <table:table-cell table:formula="of:=[.K75]" office:value-type="float" office:value="11579" calcext:value-type="float">
            <text:p>11579</text:p>
          </table:table-cell>
          <table:table-cell table:formula="of:=[.C75]" office:value-type="float" office:value="19851" calcext:value-type="float">
            <text:p>19851</text:p>
          </table:table-cell>
          <table:table-cell table:number-columns-repeated="291"/>
        </table:table-row>
        <table:table-row table:style-name="ro1">
          <table:table-cell table:formula="of:=SUM([.C77:.K77])" office:value-type="float" office:value="207984" calcext:value-type="float">
            <text:p>207984</text:p>
          </table:table-cell>
          <table:table-cell office:value-type="float" office:value="74" calcext:value-type="float">
            <text:p>74</text:p>
          </table:table-cell>
          <table:table-cell table:formula="of:=[.D76]" office:value-type="float" office:value="23403" calcext:value-type="float">
            <text:p>23403</text:p>
          </table:table-cell>
          <table:table-cell table:formula="of:=[.E76]" office:value-type="float" office:value="18635" calcext:value-type="float">
            <text:p>18635</text:p>
          </table:table-cell>
          <table:table-cell table:formula="of:=[.F76]" office:value-type="float" office:value="23505" calcext:value-type="float">
            <text:p>23505</text:p>
          </table:table-cell>
          <table:table-cell table:formula="of:=[.G76]" office:value-type="float" office:value="25234" calcext:value-type="float">
            <text:p>25234</text:p>
          </table:table-cell>
          <table:table-cell table:formula="of:=[.H76]" office:value-type="float" office:value="22953" calcext:value-type="float">
            <text:p>22953</text:p>
          </table:table-cell>
          <table:table-cell table:formula="of:=[.I76]" office:value-type="float" office:value="34476" calcext:value-type="float">
            <text:p>34476</text:p>
          </table:table-cell>
          <table:table-cell table:formula="of:=[.C76]+[.J76]" office:value-type="float" office:value="25753" calcext:value-type="float">
            <text:p>25753</text:p>
          </table:table-cell>
          <table:table-cell table:formula="of:=[.K76]" office:value-type="float" office:value="19851" calcext:value-type="float">
            <text:p>19851</text:p>
          </table:table-cell>
          <table:table-cell table:formula="of:=[.C76]" office:value-type="float" office:value="14174" calcext:value-type="float">
            <text:p>14174</text:p>
          </table:table-cell>
          <table:table-cell table:number-columns-repeated="291"/>
        </table:table-row>
        <table:table-row table:style-name="ro1">
          <table:table-cell table:formula="of:=SUM([.C78:.K78])" office:value-type="float" office:value="231387" calcext:value-type="float">
            <text:p>231387</text:p>
          </table:table-cell>
          <table:table-cell office:value-type="float" office:value="75" calcext:value-type="float">
            <text:p>75</text:p>
          </table:table-cell>
          <table:table-cell table:formula="of:=[.D77]" office:value-type="float" office:value="18635" calcext:value-type="float">
            <text:p>18635</text:p>
          </table:table-cell>
          <table:table-cell table:formula="of:=[.E77]" office:value-type="float" office:value="23505" calcext:value-type="float">
            <text:p>23505</text:p>
          </table:table-cell>
          <table:table-cell table:formula="of:=[.F77]" office:value-type="float" office:value="25234" calcext:value-type="float">
            <text:p>25234</text:p>
          </table:table-cell>
          <table:table-cell table:formula="of:=[.G77]" office:value-type="float" office:value="22953" calcext:value-type="float">
            <text:p>22953</text:p>
          </table:table-cell>
          <table:table-cell table:formula="of:=[.H77]" office:value-type="float" office:value="34476" calcext:value-type="float">
            <text:p>34476</text:p>
          </table:table-cell>
          <table:table-cell table:formula="of:=[.I77]" office:value-type="float" office:value="25753" calcext:value-type="float">
            <text:p>25753</text:p>
          </table:table-cell>
          <table:table-cell table:formula="of:=[.C77]+[.J77]" office:value-type="float" office:value="43254" calcext:value-type="float">
            <text:p>43254</text:p>
          </table:table-cell>
          <table:table-cell table:formula="of:=[.K77]" office:value-type="float" office:value="14174" calcext:value-type="float">
            <text:p>14174</text:p>
          </table:table-cell>
          <table:table-cell table:formula="of:=[.C77]" office:value-type="float" office:value="23403" calcext:value-type="float">
            <text:p>23403</text:p>
          </table:table-cell>
          <table:table-cell table:number-columns-repeated="291"/>
        </table:table-row>
        <table:table-row table:style-name="ro1">
          <table:table-cell table:formula="of:=SUM([.C79:.K79])" office:value-type="float" office:value="250022" calcext:value-type="float">
            <text:p>250022</text:p>
          </table:table-cell>
          <table:table-cell office:value-type="float" office:value="76" calcext:value-type="float">
            <text:p>76</text:p>
          </table:table-cell>
          <table:table-cell table:formula="of:=[.D78]" office:value-type="float" office:value="23505" calcext:value-type="float">
            <text:p>23505</text:p>
          </table:table-cell>
          <table:table-cell table:formula="of:=[.E78]" office:value-type="float" office:value="25234" calcext:value-type="float">
            <text:p>25234</text:p>
          </table:table-cell>
          <table:table-cell table:formula="of:=[.F78]" office:value-type="float" office:value="22953" calcext:value-type="float">
            <text:p>22953</text:p>
          </table:table-cell>
          <table:table-cell table:formula="of:=[.G78]" office:value-type="float" office:value="34476" calcext:value-type="float">
            <text:p>34476</text:p>
          </table:table-cell>
          <table:table-cell table:formula="of:=[.H78]" office:value-type="float" office:value="25753" calcext:value-type="float">
            <text:p>25753</text:p>
          </table:table-cell>
          <table:table-cell table:formula="of:=[.I78]" office:value-type="float" office:value="43254" calcext:value-type="float">
            <text:p>43254</text:p>
          </table:table-cell>
          <table:table-cell table:formula="of:=[.C78]+[.J78]" office:value-type="float" office:value="32809" calcext:value-type="float">
            <text:p>32809</text:p>
          </table:table-cell>
          <table:table-cell table:formula="of:=[.K78]" office:value-type="float" office:value="23403" calcext:value-type="float">
            <text:p>23403</text:p>
          </table:table-cell>
          <table:table-cell table:formula="of:=[.C78]" office:value-type="float" office:value="18635" calcext:value-type="float">
            <text:p>18635</text:p>
          </table:table-cell>
          <table:table-cell table:number-columns-repeated="291"/>
        </table:table-row>
        <table:table-row table:style-name="ro1">
          <table:table-cell table:formula="of:=SUM([.C80:.K80])" office:value-type="float" office:value="273527" calcext:value-type="float">
            <text:p>273527</text:p>
          </table:table-cell>
          <table:table-cell office:value-type="float" office:value="77" calcext:value-type="float">
            <text:p>77</text:p>
          </table:table-cell>
          <table:table-cell table:formula="of:=[.D79]" office:value-type="float" office:value="25234" calcext:value-type="float">
            <text:p>25234</text:p>
          </table:table-cell>
          <table:table-cell table:formula="of:=[.E79]" office:value-type="float" office:value="22953" calcext:value-type="float">
            <text:p>22953</text:p>
          </table:table-cell>
          <table:table-cell table:formula="of:=[.F79]" office:value-type="float" office:value="34476" calcext:value-type="float">
            <text:p>34476</text:p>
          </table:table-cell>
          <table:table-cell table:formula="of:=[.G79]" office:value-type="float" office:value="25753" calcext:value-type="float">
            <text:p>25753</text:p>
          </table:table-cell>
          <table:table-cell table:formula="of:=[.H79]" office:value-type="float" office:value="43254" calcext:value-type="float">
            <text:p>43254</text:p>
          </table:table-cell>
          <table:table-cell table:formula="of:=[.I79]" office:value-type="float" office:value="32809" calcext:value-type="float">
            <text:p>32809</text:p>
          </table:table-cell>
          <table:table-cell table:formula="of:=[.C79]+[.J79]" office:value-type="float" office:value="46908" calcext:value-type="float">
            <text:p>46908</text:p>
          </table:table-cell>
          <table:table-cell table:formula="of:=[.K79]" office:value-type="float" office:value="18635" calcext:value-type="float">
            <text:p>18635</text:p>
          </table:table-cell>
          <table:table-cell table:formula="of:=[.C79]" office:value-type="float" office:value="23505" calcext:value-type="float">
            <text:p>23505</text:p>
          </table:table-cell>
          <table:table-cell table:number-columns-repeated="291"/>
        </table:table-row>
        <table:table-row table:style-name="ro1">
          <table:table-cell table:formula="of:=SUM([.C81:.K81])" office:value-type="float" office:value="298761" calcext:value-type="float">
            <text:p>298761</text:p>
          </table:table-cell>
          <table:table-cell office:value-type="float" office:value="78" calcext:value-type="float">
            <text:p>78</text:p>
          </table:table-cell>
          <table:table-cell table:formula="of:=[.D80]" office:value-type="float" office:value="22953" calcext:value-type="float">
            <text:p>22953</text:p>
          </table:table-cell>
          <table:table-cell table:formula="of:=[.E80]" office:value-type="float" office:value="34476" calcext:value-type="float">
            <text:p>34476</text:p>
          </table:table-cell>
          <table:table-cell table:formula="of:=[.F80]" office:value-type="float" office:value="25753" calcext:value-type="float">
            <text:p>25753</text:p>
          </table:table-cell>
          <table:table-cell table:formula="of:=[.G80]" office:value-type="float" office:value="43254" calcext:value-type="float">
            <text:p>43254</text:p>
          </table:table-cell>
          <table:table-cell table:formula="of:=[.H80]" office:value-type="float" office:value="32809" calcext:value-type="float">
            <text:p>32809</text:p>
          </table:table-cell>
          <table:table-cell table:formula="of:=[.I80]" office:value-type="float" office:value="46908" calcext:value-type="float">
            <text:p>46908</text:p>
          </table:table-cell>
          <table:table-cell table:formula="of:=[.C80]+[.J80]" office:value-type="float" office:value="43869" calcext:value-type="float">
            <text:p>43869</text:p>
          </table:table-cell>
          <table:table-cell table:formula="of:=[.K80]" office:value-type="float" office:value="23505" calcext:value-type="float">
            <text:p>23505</text:p>
          </table:table-cell>
          <table:table-cell table:formula="of:=[.C80]" office:value-type="float" office:value="25234" calcext:value-type="float">
            <text:p>25234</text:p>
          </table:table-cell>
          <table:table-cell table:number-columns-repeated="291"/>
        </table:table-row>
        <table:table-row table:style-name="ro1">
          <table:table-cell table:formula="of:=SUM([.C82:.K82])" office:value-type="float" office:value="321714" calcext:value-type="float">
            <text:p>321714</text:p>
          </table:table-cell>
          <table:table-cell office:value-type="float" office:value="79" calcext:value-type="float">
            <text:p>79</text:p>
          </table:table-cell>
          <table:table-cell table:formula="of:=[.D81]" office:value-type="float" office:value="34476" calcext:value-type="float">
            <text:p>34476</text:p>
          </table:table-cell>
          <table:table-cell table:formula="of:=[.E81]" office:value-type="float" office:value="25753" calcext:value-type="float">
            <text:p>25753</text:p>
          </table:table-cell>
          <table:table-cell table:formula="of:=[.F81]" office:value-type="float" office:value="43254" calcext:value-type="float">
            <text:p>43254</text:p>
          </table:table-cell>
          <table:table-cell table:formula="of:=[.G81]" office:value-type="float" office:value="32809" calcext:value-type="float">
            <text:p>32809</text:p>
          </table:table-cell>
          <table:table-cell table:formula="of:=[.H81]" office:value-type="float" office:value="46908" calcext:value-type="float">
            <text:p>46908</text:p>
          </table:table-cell>
          <table:table-cell table:formula="of:=[.I81]" office:value-type="float" office:value="43869" calcext:value-type="float">
            <text:p>43869</text:p>
          </table:table-cell>
          <table:table-cell table:formula="of:=[.C81]+[.J81]" office:value-type="float" office:value="46458" calcext:value-type="float">
            <text:p>46458</text:p>
          </table:table-cell>
          <table:table-cell table:formula="of:=[.K81]" office:value-type="float" office:value="25234" calcext:value-type="float">
            <text:p>25234</text:p>
          </table:table-cell>
          <table:table-cell table:formula="of:=[.C81]" office:value-type="float" office:value="22953" calcext:value-type="float">
            <text:p>22953</text:p>
          </table:table-cell>
          <table:table-cell table:number-columns-repeated="291"/>
        </table:table-row>
        <table:table-row table:style-name="ro1">
          <table:table-cell table:formula="of:=SUM([.C83:.K83])" office:value-type="float" office:value="356190" calcext:value-type="float">
            <text:p>356190</text:p>
          </table:table-cell>
          <table:table-cell office:value-type="float" office:value="80" calcext:value-type="float">
            <text:p>80</text:p>
          </table:table-cell>
          <table:table-cell table:formula="of:=[.D82]" office:value-type="float" office:value="25753" calcext:value-type="float">
            <text:p>25753</text:p>
          </table:table-cell>
          <table:table-cell table:formula="of:=[.E82]" office:value-type="float" office:value="43254" calcext:value-type="float">
            <text:p>43254</text:p>
          </table:table-cell>
          <table:table-cell table:formula="of:=[.F82]" office:value-type="float" office:value="32809" calcext:value-type="float">
            <text:p>32809</text:p>
          </table:table-cell>
          <table:table-cell table:formula="of:=[.G82]" office:value-type="float" office:value="46908" calcext:value-type="float">
            <text:p>46908</text:p>
          </table:table-cell>
          <table:table-cell table:formula="of:=[.H82]" office:value-type="float" office:value="43869" calcext:value-type="float">
            <text:p>43869</text:p>
          </table:table-cell>
          <table:table-cell table:formula="of:=[.I82]" office:value-type="float" office:value="46458" calcext:value-type="float">
            <text:p>46458</text:p>
          </table:table-cell>
          <table:table-cell table:formula="of:=[.C82]+[.J82]" office:value-type="float" office:value="59710" calcext:value-type="float">
            <text:p>59710</text:p>
          </table:table-cell>
          <table:table-cell table:formula="of:=[.K82]" office:value-type="float" office:value="22953" calcext:value-type="float">
            <text:p>22953</text:p>
          </table:table-cell>
          <table:table-cell table:formula="of:=[.C82]" office:value-type="float" office:value="34476" calcext:value-type="float">
            <text:p>34476</text:p>
          </table:table-cell>
          <table:table-cell table:number-columns-repeated="291"/>
        </table:table-row>
        <table:table-row table:style-name="ro1">
          <table:table-cell table:formula="of:=SUM([.C84:.K84])" office:value-type="float" office:value="381943" calcext:value-type="float">
            <text:p>381943</text:p>
          </table:table-cell>
          <table:table-cell office:value-type="float" office:value="81" calcext:value-type="float">
            <text:p>81</text:p>
          </table:table-cell>
          <table:table-cell table:formula="of:=[.D83]" office:value-type="float" office:value="43254" calcext:value-type="float">
            <text:p>43254</text:p>
          </table:table-cell>
          <table:table-cell table:formula="of:=[.E83]" office:value-type="float" office:value="32809" calcext:value-type="float">
            <text:p>32809</text:p>
          </table:table-cell>
          <table:table-cell table:formula="of:=[.F83]" office:value-type="float" office:value="46908" calcext:value-type="float">
            <text:p>46908</text:p>
          </table:table-cell>
          <table:table-cell table:formula="of:=[.G83]" office:value-type="float" office:value="43869" calcext:value-type="float">
            <text:p>43869</text:p>
          </table:table-cell>
          <table:table-cell table:formula="of:=[.H83]" office:value-type="float" office:value="46458" calcext:value-type="float">
            <text:p>46458</text:p>
          </table:table-cell>
          <table:table-cell table:formula="of:=[.I83]" office:value-type="float" office:value="59710" calcext:value-type="float">
            <text:p>59710</text:p>
          </table:table-cell>
          <table:table-cell table:formula="of:=[.C83]+[.J83]" office:value-type="float" office:value="48706" calcext:value-type="float">
            <text:p>48706</text:p>
          </table:table-cell>
          <table:table-cell table:formula="of:=[.K83]" office:value-type="float" office:value="34476" calcext:value-type="float">
            <text:p>34476</text:p>
          </table:table-cell>
          <table:table-cell table:formula="of:=[.C83]" office:value-type="float" office:value="25753" calcext:value-type="float">
            <text:p>25753</text:p>
          </table:table-cell>
          <table:table-cell table:number-columns-repeated="291"/>
        </table:table-row>
        <table:table-row table:style-name="ro1">
          <table:table-cell table:formula="of:=SUM([.C85:.K85])" office:value-type="float" office:value="425197" calcext:value-type="float">
            <text:p>425197</text:p>
          </table:table-cell>
          <table:table-cell office:value-type="float" office:value="82" calcext:value-type="float">
            <text:p>82</text:p>
          </table:table-cell>
          <table:table-cell table:formula="of:=[.D84]" office:value-type="float" office:value="32809" calcext:value-type="float">
            <text:p>32809</text:p>
          </table:table-cell>
          <table:table-cell table:formula="of:=[.E84]" office:value-type="float" office:value="46908" calcext:value-type="float">
            <text:p>46908</text:p>
          </table:table-cell>
          <table:table-cell table:formula="of:=[.F84]" office:value-type="float" office:value="43869" calcext:value-type="float">
            <text:p>43869</text:p>
          </table:table-cell>
          <table:table-cell table:formula="of:=[.G84]" office:value-type="float" office:value="46458" calcext:value-type="float">
            <text:p>46458</text:p>
          </table:table-cell>
          <table:table-cell table:formula="of:=[.H84]" office:value-type="float" office:value="59710" calcext:value-type="float">
            <text:p>59710</text:p>
          </table:table-cell>
          <table:table-cell table:formula="of:=[.I84]" office:value-type="float" office:value="48706" calcext:value-type="float">
            <text:p>48706</text:p>
          </table:table-cell>
          <table:table-cell table:formula="of:=[.C84]+[.J84]" office:value-type="float" office:value="77730" calcext:value-type="float">
            <text:p>77730</text:p>
          </table:table-cell>
          <table:table-cell table:formula="of:=[.K84]" office:value-type="float" office:value="25753" calcext:value-type="float">
            <text:p>25753</text:p>
          </table:table-cell>
          <table:table-cell table:formula="of:=[.C84]" office:value-type="float" office:value="43254" calcext:value-type="float">
            <text:p>43254</text:p>
          </table:table-cell>
          <table:table-cell table:number-columns-repeated="291"/>
        </table:table-row>
        <table:table-row table:style-name="ro1">
          <table:table-cell table:formula="of:=SUM([.C86:.K86])" office:value-type="float" office:value="458006" calcext:value-type="float">
            <text:p>458006</text:p>
          </table:table-cell>
          <table:table-cell office:value-type="float" office:value="83" calcext:value-type="float">
            <text:p>83</text:p>
          </table:table-cell>
          <table:table-cell table:formula="of:=[.D85]" office:value-type="float" office:value="46908" calcext:value-type="float">
            <text:p>46908</text:p>
          </table:table-cell>
          <table:table-cell table:formula="of:=[.E85]" office:value-type="float" office:value="43869" calcext:value-type="float">
            <text:p>43869</text:p>
          </table:table-cell>
          <table:table-cell table:formula="of:=[.F85]" office:value-type="float" office:value="46458" calcext:value-type="float">
            <text:p>46458</text:p>
          </table:table-cell>
          <table:table-cell table:formula="of:=[.G85]" office:value-type="float" office:value="59710" calcext:value-type="float">
            <text:p>59710</text:p>
          </table:table-cell>
          <table:table-cell table:formula="of:=[.H85]" office:value-type="float" office:value="48706" calcext:value-type="float">
            <text:p>48706</text:p>
          </table:table-cell>
          <table:table-cell table:formula="of:=[.I85]" office:value-type="float" office:value="77730" calcext:value-type="float">
            <text:p>77730</text:p>
          </table:table-cell>
          <table:table-cell table:formula="of:=[.C85]+[.J85]" office:value-type="float" office:value="58562" calcext:value-type="float">
            <text:p>58562</text:p>
          </table:table-cell>
          <table:table-cell table:formula="of:=[.K85]" office:value-type="float" office:value="43254" calcext:value-type="float">
            <text:p>43254</text:p>
          </table:table-cell>
          <table:table-cell table:formula="of:=[.C85]" office:value-type="float" office:value="32809" calcext:value-type="float">
            <text:p>32809</text:p>
          </table:table-cell>
          <table:table-cell table:number-columns-repeated="291"/>
        </table:table-row>
        <table:table-row table:style-name="ro1">
          <table:table-cell table:formula="of:=SUM([.C87:.K87])" office:value-type="float" office:value="504914" calcext:value-type="float">
            <text:p>504914</text:p>
          </table:table-cell>
          <table:table-cell office:value-type="float" office:value="84" calcext:value-type="float">
            <text:p>84</text:p>
          </table:table-cell>
          <table:table-cell table:formula="of:=[.D86]" office:value-type="float" office:value="43869" calcext:value-type="float">
            <text:p>43869</text:p>
          </table:table-cell>
          <table:table-cell table:formula="of:=[.E86]" office:value-type="float" office:value="46458" calcext:value-type="float">
            <text:p>46458</text:p>
          </table:table-cell>
          <table:table-cell table:formula="of:=[.F86]" office:value-type="float" office:value="59710" calcext:value-type="float">
            <text:p>59710</text:p>
          </table:table-cell>
          <table:table-cell table:formula="of:=[.G86]" office:value-type="float" office:value="48706" calcext:value-type="float">
            <text:p>48706</text:p>
          </table:table-cell>
          <table:table-cell table:formula="of:=[.H86]" office:value-type="float" office:value="77730" calcext:value-type="float">
            <text:p>77730</text:p>
          </table:table-cell>
          <table:table-cell table:formula="of:=[.I86]" office:value-type="float" office:value="58562" calcext:value-type="float">
            <text:p>58562</text:p>
          </table:table-cell>
          <table:table-cell table:formula="of:=[.C86]+[.J86]" office:value-type="float" office:value="90162" calcext:value-type="float">
            <text:p>90162</text:p>
          </table:table-cell>
          <table:table-cell table:formula="of:=[.K86]" office:value-type="float" office:value="32809" calcext:value-type="float">
            <text:p>32809</text:p>
          </table:table-cell>
          <table:table-cell table:formula="of:=[.C86]" office:value-type="float" office:value="46908" calcext:value-type="float">
            <text:p>46908</text:p>
          </table:table-cell>
          <table:table-cell table:number-columns-repeated="291"/>
        </table:table-row>
        <table:table-row table:style-name="ro1">
          <table:table-cell table:formula="of:=SUM([.C88:.K88])" office:value-type="float" office:value="548783" calcext:value-type="float">
            <text:p>548783</text:p>
          </table:table-cell>
          <table:table-cell office:value-type="float" office:value="85" calcext:value-type="float">
            <text:p>85</text:p>
          </table:table-cell>
          <table:table-cell table:formula="of:=[.D87]" office:value-type="float" office:value="46458" calcext:value-type="float">
            <text:p>46458</text:p>
          </table:table-cell>
          <table:table-cell table:formula="of:=[.E87]" office:value-type="float" office:value="59710" calcext:value-type="float">
            <text:p>59710</text:p>
          </table:table-cell>
          <table:table-cell table:formula="of:=[.F87]" office:value-type="float" office:value="48706" calcext:value-type="float">
            <text:p>48706</text:p>
          </table:table-cell>
          <table:table-cell table:formula="of:=[.G87]" office:value-type="float" office:value="77730" calcext:value-type="float">
            <text:p>77730</text:p>
          </table:table-cell>
          <table:table-cell table:formula="of:=[.H87]" office:value-type="float" office:value="58562" calcext:value-type="float">
            <text:p>58562</text:p>
          </table:table-cell>
          <table:table-cell table:formula="of:=[.I87]" office:value-type="float" office:value="90162" calcext:value-type="float">
            <text:p>90162</text:p>
          </table:table-cell>
          <table:table-cell table:formula="of:=[.C87]+[.J87]" office:value-type="float" office:value="76678" calcext:value-type="float">
            <text:p>76678</text:p>
          </table:table-cell>
          <table:table-cell table:formula="of:=[.K87]" office:value-type="float" office:value="46908" calcext:value-type="float">
            <text:p>46908</text:p>
          </table:table-cell>
          <table:table-cell table:formula="of:=[.C87]" office:value-type="float" office:value="43869" calcext:value-type="float">
            <text:p>43869</text:p>
          </table:table-cell>
          <table:table-cell table:number-columns-repeated="291"/>
        </table:table-row>
        <table:table-row table:style-name="ro1">
          <table:table-cell table:formula="of:=SUM([.C89:.K89])" office:value-type="float" office:value="595241" calcext:value-type="float">
            <text:p>595241</text:p>
          </table:table-cell>
          <table:table-cell office:value-type="float" office:value="86" calcext:value-type="float">
            <text:p>86</text:p>
          </table:table-cell>
          <table:table-cell table:formula="of:=[.D88]" office:value-type="float" office:value="59710" calcext:value-type="float">
            <text:p>59710</text:p>
          </table:table-cell>
          <table:table-cell table:formula="of:=[.E88]" office:value-type="float" office:value="48706" calcext:value-type="float">
            <text:p>48706</text:p>
          </table:table-cell>
          <table:table-cell table:formula="of:=[.F88]" office:value-type="float" office:value="77730" calcext:value-type="float">
            <text:p>77730</text:p>
          </table:table-cell>
          <table:table-cell table:formula="of:=[.G88]" office:value-type="float" office:value="58562" calcext:value-type="float">
            <text:p>58562</text:p>
          </table:table-cell>
          <table:table-cell table:formula="of:=[.H88]" office:value-type="float" office:value="90162" calcext:value-type="float">
            <text:p>90162</text:p>
          </table:table-cell>
          <table:table-cell table:formula="of:=[.I88]" office:value-type="float" office:value="76678" calcext:value-type="float">
            <text:p>76678</text:p>
          </table:table-cell>
          <table:table-cell table:formula="of:=[.C88]+[.J88]" office:value-type="float" office:value="93366" calcext:value-type="float">
            <text:p>93366</text:p>
          </table:table-cell>
          <table:table-cell table:formula="of:=[.K88]" office:value-type="float" office:value="43869" calcext:value-type="float">
            <text:p>43869</text:p>
          </table:table-cell>
          <table:table-cell table:formula="of:=[.C88]" office:value-type="float" office:value="46458" calcext:value-type="float">
            <text:p>46458</text:p>
          </table:table-cell>
          <table:table-cell table:number-columns-repeated="291"/>
        </table:table-row>
        <table:table-row table:style-name="ro1">
          <table:table-cell table:formula="of:=SUM([.C90:.K90])" office:value-type="float" office:value="654951" calcext:value-type="float">
            <text:p>654951</text:p>
          </table:table-cell>
          <table:table-cell office:value-type="float" office:value="87" calcext:value-type="float">
            <text:p>87</text:p>
          </table:table-cell>
          <table:table-cell table:formula="of:=[.D89]" office:value-type="float" office:value="48706" calcext:value-type="float">
            <text:p>48706</text:p>
          </table:table-cell>
          <table:table-cell table:formula="of:=[.E89]" office:value-type="float" office:value="77730" calcext:value-type="float">
            <text:p>77730</text:p>
          </table:table-cell>
          <table:table-cell table:formula="of:=[.F89]" office:value-type="float" office:value="58562" calcext:value-type="float">
            <text:p>58562</text:p>
          </table:table-cell>
          <table:table-cell table:formula="of:=[.G89]" office:value-type="float" office:value="90162" calcext:value-type="float">
            <text:p>90162</text:p>
          </table:table-cell>
          <table:table-cell table:formula="of:=[.H89]" office:value-type="float" office:value="76678" calcext:value-type="float">
            <text:p>76678</text:p>
          </table:table-cell>
          <table:table-cell table:formula="of:=[.I89]" office:value-type="float" office:value="93366" calcext:value-type="float">
            <text:p>93366</text:p>
          </table:table-cell>
          <table:table-cell table:formula="of:=[.C89]+[.J89]" office:value-type="float" office:value="103579" calcext:value-type="float">
            <text:p>103579</text:p>
          </table:table-cell>
          <table:table-cell table:formula="of:=[.K89]" office:value-type="float" office:value="46458" calcext:value-type="float">
            <text:p>46458</text:p>
          </table:table-cell>
          <table:table-cell table:formula="of:=[.C89]" office:value-type="float" office:value="59710" calcext:value-type="float">
            <text:p>59710</text:p>
          </table:table-cell>
          <table:table-cell table:number-columns-repeated="291"/>
        </table:table-row>
        <table:table-row table:style-name="ro1">
          <table:table-cell table:formula="of:=SUM([.C91:.K91])" office:value-type="float" office:value="703657" calcext:value-type="float">
            <text:p>703657</text:p>
          </table:table-cell>
          <table:table-cell office:value-type="float" office:value="88" calcext:value-type="float">
            <text:p>88</text:p>
          </table:table-cell>
          <table:table-cell table:formula="of:=[.D90]" office:value-type="float" office:value="77730" calcext:value-type="float">
            <text:p>77730</text:p>
          </table:table-cell>
          <table:table-cell table:formula="of:=[.E90]" office:value-type="float" office:value="58562" calcext:value-type="float">
            <text:p>58562</text:p>
          </table:table-cell>
          <table:table-cell table:formula="of:=[.F90]" office:value-type="float" office:value="90162" calcext:value-type="float">
            <text:p>90162</text:p>
          </table:table-cell>
          <table:table-cell table:formula="of:=[.G90]" office:value-type="float" office:value="76678" calcext:value-type="float">
            <text:p>76678</text:p>
          </table:table-cell>
          <table:table-cell table:formula="of:=[.H90]" office:value-type="float" office:value="93366" calcext:value-type="float">
            <text:p>93366</text:p>
          </table:table-cell>
          <table:table-cell table:formula="of:=[.I90]" office:value-type="float" office:value="103579" calcext:value-type="float">
            <text:p>103579</text:p>
          </table:table-cell>
          <table:table-cell table:formula="of:=[.C90]+[.J90]" office:value-type="float" office:value="95164" calcext:value-type="float">
            <text:p>95164</text:p>
          </table:table-cell>
          <table:table-cell table:formula="of:=[.K90]" office:value-type="float" office:value="59710" calcext:value-type="float">
            <text:p>59710</text:p>
          </table:table-cell>
          <table:table-cell table:formula="of:=[.C90]" office:value-type="float" office:value="48706" calcext:value-type="float">
            <text:p>48706</text:p>
          </table:table-cell>
          <table:table-cell table:number-columns-repeated="291"/>
        </table:table-row>
        <table:table-row table:style-name="ro1">
          <table:table-cell table:formula="of:=SUM([.C92:.K92])" office:value-type="float" office:value="781387" calcext:value-type="float">
            <text:p>781387</text:p>
          </table:table-cell>
          <table:table-cell office:value-type="float" office:value="89" calcext:value-type="float">
            <text:p>89</text:p>
          </table:table-cell>
          <table:table-cell table:formula="of:=[.D91]" office:value-type="float" office:value="58562" calcext:value-type="float">
            <text:p>58562</text:p>
          </table:table-cell>
          <table:table-cell table:formula="of:=[.E91]" office:value-type="float" office:value="90162" calcext:value-type="float">
            <text:p>90162</text:p>
          </table:table-cell>
          <table:table-cell table:formula="of:=[.F91]" office:value-type="float" office:value="76678" calcext:value-type="float">
            <text:p>76678</text:p>
          </table:table-cell>
          <table:table-cell table:formula="of:=[.G91]" office:value-type="float" office:value="93366" calcext:value-type="float">
            <text:p>93366</text:p>
          </table:table-cell>
          <table:table-cell table:formula="of:=[.H91]" office:value-type="float" office:value="103579" calcext:value-type="float">
            <text:p>103579</text:p>
          </table:table-cell>
          <table:table-cell table:formula="of:=[.I91]" office:value-type="float" office:value="95164" calcext:value-type="float">
            <text:p>95164</text:p>
          </table:table-cell>
          <table:table-cell table:formula="of:=[.C91]+[.J91]" office:value-type="float" office:value="137440" calcext:value-type="float">
            <text:p>137440</text:p>
          </table:table-cell>
          <table:table-cell table:formula="of:=[.K91]" office:value-type="float" office:value="48706" calcext:value-type="float">
            <text:p>48706</text:p>
          </table:table-cell>
          <table:table-cell table:formula="of:=[.C91]" office:value-type="float" office:value="77730" calcext:value-type="float">
            <text:p>77730</text:p>
          </table:table-cell>
          <table:table-cell table:number-columns-repeated="291"/>
        </table:table-row>
        <table:table-row table:style-name="ro1">
          <table:table-cell table:formula="of:=SUM([.C93:.K93])" office:value-type="float" office:value="839949" calcext:value-type="float">
            <text:p>839949</text:p>
          </table:table-cell>
          <table:table-cell office:value-type="float" office:value="90" calcext:value-type="float">
            <text:p>90</text:p>
          </table:table-cell>
          <table:table-cell table:formula="of:=[.D92]" office:value-type="float" office:value="90162" calcext:value-type="float">
            <text:p>90162</text:p>
          </table:table-cell>
          <table:table-cell table:formula="of:=[.E92]" office:value-type="float" office:value="76678" calcext:value-type="float">
            <text:p>76678</text:p>
          </table:table-cell>
          <table:table-cell table:formula="of:=[.F92]" office:value-type="float" office:value="93366" calcext:value-type="float">
            <text:p>93366</text:p>
          </table:table-cell>
          <table:table-cell table:formula="of:=[.G92]" office:value-type="float" office:value="103579" calcext:value-type="float">
            <text:p>103579</text:p>
          </table:table-cell>
          <table:table-cell table:formula="of:=[.H92]" office:value-type="float" office:value="95164" calcext:value-type="float">
            <text:p>95164</text:p>
          </table:table-cell>
          <table:table-cell table:formula="of:=[.I92]" office:value-type="float" office:value="137440" calcext:value-type="float">
            <text:p>137440</text:p>
          </table:table-cell>
          <table:table-cell table:formula="of:=[.C92]+[.J92]" office:value-type="float" office:value="107268" calcext:value-type="float">
            <text:p>107268</text:p>
          </table:table-cell>
          <table:table-cell table:formula="of:=[.K92]" office:value-type="float" office:value="77730" calcext:value-type="float">
            <text:p>77730</text:p>
          </table:table-cell>
          <table:table-cell table:formula="of:=[.C92]" office:value-type="float" office:value="58562" calcext:value-type="float">
            <text:p>58562</text:p>
          </table:table-cell>
          <table:table-cell table:number-columns-repeated="291"/>
        </table:table-row>
        <table:table-row table:style-name="ro1">
          <table:table-cell table:formula="of:=SUM([.C94:.K94])" office:value-type="float" office:value="930111" calcext:value-type="float">
            <text:p>930111</text:p>
          </table:table-cell>
          <table:table-cell office:value-type="float" office:value="91" calcext:value-type="float">
            <text:p>91</text:p>
          </table:table-cell>
          <table:table-cell table:formula="of:=[.D93]" office:value-type="float" office:value="76678" calcext:value-type="float">
            <text:p>76678</text:p>
          </table:table-cell>
          <table:table-cell table:formula="of:=[.E93]" office:value-type="float" office:value="93366" calcext:value-type="float">
            <text:p>93366</text:p>
          </table:table-cell>
          <table:table-cell table:formula="of:=[.F93]" office:value-type="float" office:value="103579" calcext:value-type="float">
            <text:p>103579</text:p>
          </table:table-cell>
          <table:table-cell table:formula="of:=[.G93]" office:value-type="float" office:value="95164" calcext:value-type="float">
            <text:p>95164</text:p>
          </table:table-cell>
          <table:table-cell table:formula="of:=[.H93]" office:value-type="float" office:value="137440" calcext:value-type="float">
            <text:p>137440</text:p>
          </table:table-cell>
          <table:table-cell table:formula="of:=[.I93]" office:value-type="float" office:value="107268" calcext:value-type="float">
            <text:p>107268</text:p>
          </table:table-cell>
          <table:table-cell table:formula="of:=[.C93]+[.J93]" office:value-type="float" office:value="167892" calcext:value-type="float">
            <text:p>167892</text:p>
          </table:table-cell>
          <table:table-cell table:formula="of:=[.K93]" office:value-type="float" office:value="58562" calcext:value-type="float">
            <text:p>58562</text:p>
          </table:table-cell>
          <table:table-cell table:formula="of:=[.C93]" office:value-type="float" office:value="90162" calcext:value-type="float">
            <text:p>90162</text:p>
          </table:table-cell>
          <table:table-cell table:number-columns-repeated="291"/>
        </table:table-row>
        <table:table-row table:style-name="ro1">
          <table:table-cell table:formula="of:=SUM([.C95:.K95])" office:value-type="float" office:value="1006789" calcext:value-type="float">
            <text:p>1006789</text:p>
          </table:table-cell>
          <table:table-cell office:value-type="float" office:value="92" calcext:value-type="float">
            <text:p>92</text:p>
          </table:table-cell>
          <table:table-cell table:formula="of:=[.D94]" office:value-type="float" office:value="93366" calcext:value-type="float">
            <text:p>93366</text:p>
          </table:table-cell>
          <table:table-cell table:formula="of:=[.E94]" office:value-type="float" office:value="103579" calcext:value-type="float">
            <text:p>103579</text:p>
          </table:table-cell>
          <table:table-cell table:formula="of:=[.F94]" office:value-type="float" office:value="95164" calcext:value-type="float">
            <text:p>95164</text:p>
          </table:table-cell>
          <table:table-cell table:formula="of:=[.G94]" office:value-type="float" office:value="137440" calcext:value-type="float">
            <text:p>137440</text:p>
          </table:table-cell>
          <table:table-cell table:formula="of:=[.H94]" office:value-type="float" office:value="107268" calcext:value-type="float">
            <text:p>107268</text:p>
          </table:table-cell>
          <table:table-cell table:formula="of:=[.I94]" office:value-type="float" office:value="167892" calcext:value-type="float">
            <text:p>167892</text:p>
          </table:table-cell>
          <table:table-cell table:formula="of:=[.C94]+[.J94]" office:value-type="float" office:value="135240" calcext:value-type="float">
            <text:p>135240</text:p>
          </table:table-cell>
          <table:table-cell table:formula="of:=[.K94]" office:value-type="float" office:value="90162" calcext:value-type="float">
            <text:p>90162</text:p>
          </table:table-cell>
          <table:table-cell table:formula="of:=[.C94]" office:value-type="float" office:value="76678" calcext:value-type="float">
            <text:p>76678</text:p>
          </table:table-cell>
          <table:table-cell table:number-columns-repeated="291"/>
        </table:table-row>
        <table:table-row table:style-name="ro1">
          <table:table-cell table:formula="of:=SUM([.C96:.K96])" office:value-type="float" office:value="1100155" calcext:value-type="float">
            <text:p>1100155</text:p>
          </table:table-cell>
          <table:table-cell office:value-type="float" office:value="93" calcext:value-type="float">
            <text:p>93</text:p>
          </table:table-cell>
          <table:table-cell table:formula="of:=[.D95]" office:value-type="float" office:value="103579" calcext:value-type="float">
            <text:p>103579</text:p>
          </table:table-cell>
          <table:table-cell table:formula="of:=[.E95]" office:value-type="float" office:value="95164" calcext:value-type="float">
            <text:p>95164</text:p>
          </table:table-cell>
          <table:table-cell table:formula="of:=[.F95]" office:value-type="float" office:value="137440" calcext:value-type="float">
            <text:p>137440</text:p>
          </table:table-cell>
          <table:table-cell table:formula="of:=[.G95]" office:value-type="float" office:value="107268" calcext:value-type="float">
            <text:p>107268</text:p>
          </table:table-cell>
          <table:table-cell table:formula="of:=[.H95]" office:value-type="float" office:value="167892" calcext:value-type="float">
            <text:p>167892</text:p>
          </table:table-cell>
          <table:table-cell table:formula="of:=[.I95]" office:value-type="float" office:value="135240" calcext:value-type="float">
            <text:p>135240</text:p>
          </table:table-cell>
          <table:table-cell table:formula="of:=[.C95]+[.J95]" office:value-type="float" office:value="183528" calcext:value-type="float">
            <text:p>183528</text:p>
          </table:table-cell>
          <table:table-cell table:formula="of:=[.K95]" office:value-type="float" office:value="76678" calcext:value-type="float">
            <text:p>76678</text:p>
          </table:table-cell>
          <table:table-cell table:formula="of:=[.C95]" office:value-type="float" office:value="93366" calcext:value-type="float">
            <text:p>93366</text:p>
          </table:table-cell>
          <table:table-cell table:number-columns-repeated="291"/>
        </table:table-row>
        <table:table-row table:style-name="ro1">
          <table:table-cell table:formula="of:=SUM([.C97:.K97])" office:value-type="float" office:value="1203734" calcext:value-type="float">
            <text:p>1203734</text:p>
          </table:table-cell>
          <table:table-cell office:value-type="float" office:value="94" calcext:value-type="float">
            <text:p>94</text:p>
          </table:table-cell>
          <table:table-cell table:formula="of:=[.D96]" office:value-type="float" office:value="95164" calcext:value-type="float">
            <text:p>95164</text:p>
          </table:table-cell>
          <table:table-cell table:formula="of:=[.E96]" office:value-type="float" office:value="137440" calcext:value-type="float">
            <text:p>137440</text:p>
          </table:table-cell>
          <table:table-cell table:formula="of:=[.F96]" office:value-type="float" office:value="107268" calcext:value-type="float">
            <text:p>107268</text:p>
          </table:table-cell>
          <table:table-cell table:formula="of:=[.G96]" office:value-type="float" office:value="167892" calcext:value-type="float">
            <text:p>167892</text:p>
          </table:table-cell>
          <table:table-cell table:formula="of:=[.H96]" office:value-type="float" office:value="135240" calcext:value-type="float">
            <text:p>135240</text:p>
          </table:table-cell>
          <table:table-cell table:formula="of:=[.I96]" office:value-type="float" office:value="183528" calcext:value-type="float">
            <text:p>183528</text:p>
          </table:table-cell>
          <table:table-cell table:formula="of:=[.C96]+[.J96]" office:value-type="float" office:value="180257" calcext:value-type="float">
            <text:p>180257</text:p>
          </table:table-cell>
          <table:table-cell table:formula="of:=[.K96]" office:value-type="float" office:value="93366" calcext:value-type="float">
            <text:p>93366</text:p>
          </table:table-cell>
          <table:table-cell table:formula="of:=[.C96]" office:value-type="float" office:value="103579" calcext:value-type="float">
            <text:p>103579</text:p>
          </table:table-cell>
          <table:table-cell table:number-columns-repeated="291"/>
        </table:table-row>
        <table:table-row table:style-name="ro1">
          <table:table-cell table:formula="of:=SUM([.C98:.K98])" office:value-type="float" office:value="1298898" calcext:value-type="float">
            <text:p>1298898</text:p>
          </table:table-cell>
          <table:table-cell office:value-type="float" office:value="95" calcext:value-type="float">
            <text:p>95</text:p>
          </table:table-cell>
          <table:table-cell table:formula="of:=[.D97]" office:value-type="float" office:value="137440" calcext:value-type="float">
            <text:p>137440</text:p>
          </table:table-cell>
          <table:table-cell table:formula="of:=[.E97]" office:value-type="float" office:value="107268" calcext:value-type="float">
            <text:p>107268</text:p>
          </table:table-cell>
          <table:table-cell table:formula="of:=[.F97]" office:value-type="float" office:value="167892" calcext:value-type="float">
            <text:p>167892</text:p>
          </table:table-cell>
          <table:table-cell table:formula="of:=[.G97]" office:value-type="float" office:value="135240" calcext:value-type="float">
            <text:p>135240</text:p>
          </table:table-cell>
          <table:table-cell table:formula="of:=[.H97]" office:value-type="float" office:value="183528" calcext:value-type="float">
            <text:p>183528</text:p>
          </table:table-cell>
          <table:table-cell table:formula="of:=[.I97]" office:value-type="float" office:value="180257" calcext:value-type="float">
            <text:p>180257</text:p>
          </table:table-cell>
          <table:table-cell table:formula="of:=[.C97]+[.J97]" office:value-type="float" office:value="188530" calcext:value-type="float">
            <text:p>188530</text:p>
          </table:table-cell>
          <table:table-cell table:formula="of:=[.K97]" office:value-type="float" office:value="103579" calcext:value-type="float">
            <text:p>103579</text:p>
          </table:table-cell>
          <table:table-cell table:formula="of:=[.C97]" office:value-type="float" office:value="95164" calcext:value-type="float">
            <text:p>95164</text:p>
          </table:table-cell>
          <table:table-cell table:number-columns-repeated="291"/>
        </table:table-row>
        <table:table-row table:style-name="ro1">
          <table:table-cell table:formula="of:=SUM([.C99:.K99])" office:value-type="float" office:value="1436338" calcext:value-type="float">
            <text:p>1436338</text:p>
          </table:table-cell>
          <table:table-cell office:value-type="float" office:value="96" calcext:value-type="float">
            <text:p>96</text:p>
          </table:table-cell>
          <table:table-cell table:formula="of:=[.D98]" office:value-type="float" office:value="107268" calcext:value-type="float">
            <text:p>107268</text:p>
          </table:table-cell>
          <table:table-cell table:formula="of:=[.E98]" office:value-type="float" office:value="167892" calcext:value-type="float">
            <text:p>167892</text:p>
          </table:table-cell>
          <table:table-cell table:formula="of:=[.F98]" office:value-type="float" office:value="135240" calcext:value-type="float">
            <text:p>135240</text:p>
          </table:table-cell>
          <table:table-cell table:formula="of:=[.G98]" office:value-type="float" office:value="183528" calcext:value-type="float">
            <text:p>183528</text:p>
          </table:table-cell>
          <table:table-cell table:formula="of:=[.H98]" office:value-type="float" office:value="180257" calcext:value-type="float">
            <text:p>180257</text:p>
          </table:table-cell>
          <table:table-cell table:formula="of:=[.I98]" office:value-type="float" office:value="188530" calcext:value-type="float">
            <text:p>188530</text:p>
          </table:table-cell>
          <table:table-cell table:formula="of:=[.C98]+[.J98]" office:value-type="float" office:value="241019" calcext:value-type="float">
            <text:p>241019</text:p>
          </table:table-cell>
          <table:table-cell table:formula="of:=[.K98]" office:value-type="float" office:value="95164" calcext:value-type="float">
            <text:p>95164</text:p>
          </table:table-cell>
          <table:table-cell table:formula="of:=[.C98]" office:value-type="float" office:value="137440" calcext:value-type="float">
            <text:p>137440</text:p>
          </table:table-cell>
          <table:table-cell table:number-columns-repeated="291"/>
        </table:table-row>
        <table:table-row table:style-name="ro1">
          <table:table-cell table:formula="of:=SUM([.C100:.K100])" office:value-type="float" office:value="1543606" calcext:value-type="float">
            <text:p>1543606</text:p>
          </table:table-cell>
          <table:table-cell office:value-type="float" office:value="97" calcext:value-type="float">
            <text:p>97</text:p>
          </table:table-cell>
          <table:table-cell table:formula="of:=[.D99]" office:value-type="float" office:value="167892" calcext:value-type="float">
            <text:p>167892</text:p>
          </table:table-cell>
          <table:table-cell table:formula="of:=[.E99]" office:value-type="float" office:value="135240" calcext:value-type="float">
            <text:p>135240</text:p>
          </table:table-cell>
          <table:table-cell table:formula="of:=[.F99]" office:value-type="float" office:value="183528" calcext:value-type="float">
            <text:p>183528</text:p>
          </table:table-cell>
          <table:table-cell table:formula="of:=[.G99]" office:value-type="float" office:value="180257" calcext:value-type="float">
            <text:p>180257</text:p>
          </table:table-cell>
          <table:table-cell table:formula="of:=[.H99]" office:value-type="float" office:value="188530" calcext:value-type="float">
            <text:p>188530</text:p>
          </table:table-cell>
          <table:table-cell table:formula="of:=[.I99]" office:value-type="float" office:value="241019" calcext:value-type="float">
            <text:p>241019</text:p>
          </table:table-cell>
          <table:table-cell table:formula="of:=[.C99]+[.J99]" office:value-type="float" office:value="202432" calcext:value-type="float">
            <text:p>202432</text:p>
          </table:table-cell>
          <table:table-cell table:formula="of:=[.K99]" office:value-type="float" office:value="137440" calcext:value-type="float">
            <text:p>137440</text:p>
          </table:table-cell>
          <table:table-cell table:formula="of:=[.C99]" office:value-type="float" office:value="107268" calcext:value-type="float">
            <text:p>107268</text:p>
          </table:table-cell>
          <table:table-cell table:number-columns-repeated="291"/>
        </table:table-row>
        <table:table-row table:style-name="ro1">
          <table:table-cell table:formula="of:=SUM([.C101:.K101])" office:value-type="float" office:value="1711498" calcext:value-type="float">
            <text:p>1711498</text:p>
          </table:table-cell>
          <table:table-cell office:value-type="float" office:value="98" calcext:value-type="float">
            <text:p>98</text:p>
          </table:table-cell>
          <table:table-cell table:formula="of:=[.D100]" office:value-type="float" office:value="135240" calcext:value-type="float">
            <text:p>135240</text:p>
          </table:table-cell>
          <table:table-cell table:formula="of:=[.E100]" office:value-type="float" office:value="183528" calcext:value-type="float">
            <text:p>183528</text:p>
          </table:table-cell>
          <table:table-cell table:formula="of:=[.F100]" office:value-type="float" office:value="180257" calcext:value-type="float">
            <text:p>180257</text:p>
          </table:table-cell>
          <table:table-cell table:formula="of:=[.G100]" office:value-type="float" office:value="188530" calcext:value-type="float">
            <text:p>188530</text:p>
          </table:table-cell>
          <table:table-cell table:formula="of:=[.H100]" office:value-type="float" office:value="241019" calcext:value-type="float">
            <text:p>241019</text:p>
          </table:table-cell>
          <table:table-cell table:formula="of:=[.I100]" office:value-type="float" office:value="202432" calcext:value-type="float">
            <text:p>202432</text:p>
          </table:table-cell>
          <table:table-cell table:formula="of:=[.C100]+[.J100]" office:value-type="float" office:value="305332" calcext:value-type="float">
            <text:p>305332</text:p>
          </table:table-cell>
          <table:table-cell table:formula="of:=[.K100]" office:value-type="float" office:value="107268" calcext:value-type="float">
            <text:p>107268</text:p>
          </table:table-cell>
          <table:table-cell table:formula="of:=[.C100]" office:value-type="float" office:value="167892" calcext:value-type="float">
            <text:p>167892</text:p>
          </table:table-cell>
          <table:table-cell table:number-columns-repeated="291"/>
        </table:table-row>
        <table:table-row table:style-name="ro1">
          <table:table-cell table:formula="of:=SUM([.C102:.K102])" office:value-type="float" office:value="1846738" calcext:value-type="float">
            <text:p>1846738</text:p>
          </table:table-cell>
          <table:table-cell office:value-type="float" office:value="99" calcext:value-type="float">
            <text:p>99</text:p>
          </table:table-cell>
          <table:table-cell table:formula="of:=[.D101]" office:value-type="float" office:value="183528" calcext:value-type="float">
            <text:p>183528</text:p>
          </table:table-cell>
          <table:table-cell table:formula="of:=[.E101]" office:value-type="float" office:value="180257" calcext:value-type="float">
            <text:p>180257</text:p>
          </table:table-cell>
          <table:table-cell table:formula="of:=[.F101]" office:value-type="float" office:value="188530" calcext:value-type="float">
            <text:p>188530</text:p>
          </table:table-cell>
          <table:table-cell table:formula="of:=[.G101]" office:value-type="float" office:value="241019" calcext:value-type="float">
            <text:p>241019</text:p>
          </table:table-cell>
          <table:table-cell table:formula="of:=[.H101]" office:value-type="float" office:value="202432" calcext:value-type="float">
            <text:p>202432</text:p>
          </table:table-cell>
          <table:table-cell table:formula="of:=[.I101]" office:value-type="float" office:value="305332" calcext:value-type="float">
            <text:p>305332</text:p>
          </table:table-cell>
          <table:table-cell table:formula="of:=[.C101]+[.J101]" office:value-type="float" office:value="242508" calcext:value-type="float">
            <text:p>242508</text:p>
          </table:table-cell>
          <table:table-cell table:formula="of:=[.K101]" office:value-type="float" office:value="167892" calcext:value-type="float">
            <text:p>167892</text:p>
          </table:table-cell>
          <table:table-cell table:formula="of:=[.C101]" office:value-type="float" office:value="135240" calcext:value-type="float">
            <text:p>135240</text:p>
          </table:table-cell>
          <table:table-cell table:number-columns-repeated="291"/>
        </table:table-row>
        <table:table-row table:style-name="ro1">
          <table:table-cell table:formula="of:=SUM([.C103:.K103])" office:value-type="float" office:value="2030266" calcext:value-type="float">
            <text:p>2030266</text:p>
          </table:table-cell>
          <table:table-cell office:value-type="float" office:value="100" calcext:value-type="float">
            <text:p>100</text:p>
          </table:table-cell>
          <table:table-cell table:formula="of:=[.D102]" office:value-type="float" office:value="180257" calcext:value-type="float">
            <text:p>180257</text:p>
          </table:table-cell>
          <table:table-cell table:formula="of:=[.E102]" office:value-type="float" office:value="188530" calcext:value-type="float">
            <text:p>188530</text:p>
          </table:table-cell>
          <table:table-cell table:formula="of:=[.F102]" office:value-type="float" office:value="241019" calcext:value-type="float">
            <text:p>241019</text:p>
          </table:table-cell>
          <table:table-cell table:formula="of:=[.G102]" office:value-type="float" office:value="202432" calcext:value-type="float">
            <text:p>202432</text:p>
          </table:table-cell>
          <table:table-cell table:formula="of:=[.H102]" office:value-type="float" office:value="305332" calcext:value-type="float">
            <text:p>305332</text:p>
          </table:table-cell>
          <table:table-cell table:formula="of:=[.I102]" office:value-type="float" office:value="242508" calcext:value-type="float">
            <text:p>242508</text:p>
          </table:table-cell>
          <table:table-cell table:formula="of:=[.C102]+[.J102]" office:value-type="float" office:value="351420" calcext:value-type="float">
            <text:p>351420</text:p>
          </table:table-cell>
          <table:table-cell table:formula="of:=[.K102]" office:value-type="float" office:value="135240" calcext:value-type="float">
            <text:p>135240</text:p>
          </table:table-cell>
          <table:table-cell table:formula="of:=[.C102]" office:value-type="float" office:value="183528" calcext:value-type="float">
            <text:p>183528</text:p>
          </table:table-cell>
          <table:table-cell table:number-columns-repeated="291"/>
        </table:table-row>
        <table:table-row table:style-name="ro1">
          <table:table-cell table:formula="of:=SUM([.C104:.K104])" office:value-type="float" office:value="2210523" calcext:value-type="float">
            <text:p>2210523</text:p>
          </table:table-cell>
          <table:table-cell office:value-type="float" office:value="101" calcext:value-type="float">
            <text:p>101</text:p>
          </table:table-cell>
          <table:table-cell table:formula="of:=[.D103]" office:value-type="float" office:value="188530" calcext:value-type="float">
            <text:p>188530</text:p>
          </table:table-cell>
          <table:table-cell table:formula="of:=[.E103]" office:value-type="float" office:value="241019" calcext:value-type="float">
            <text:p>241019</text:p>
          </table:table-cell>
          <table:table-cell table:formula="of:=[.F103]" office:value-type="float" office:value="202432" calcext:value-type="float">
            <text:p>202432</text:p>
          </table:table-cell>
          <table:table-cell table:formula="of:=[.G103]" office:value-type="float" office:value="305332" calcext:value-type="float">
            <text:p>305332</text:p>
          </table:table-cell>
          <table:table-cell table:formula="of:=[.H103]" office:value-type="float" office:value="242508" calcext:value-type="float">
            <text:p>242508</text:p>
          </table:table-cell>
          <table:table-cell table:formula="of:=[.I103]" office:value-type="float" office:value="351420" calcext:value-type="float">
            <text:p>351420</text:p>
          </table:table-cell>
          <table:table-cell table:formula="of:=[.C103]+[.J103]" office:value-type="float" office:value="315497" calcext:value-type="float">
            <text:p>315497</text:p>
          </table:table-cell>
          <table:table-cell table:formula="of:=[.K103]" office:value-type="float" office:value="183528" calcext:value-type="float">
            <text:p>183528</text:p>
          </table:table-cell>
          <table:table-cell table:formula="of:=[.C103]" office:value-type="float" office:value="180257" calcext:value-type="float">
            <text:p>180257</text:p>
          </table:table-cell>
          <table:table-cell table:number-columns-repeated="291"/>
        </table:table-row>
        <table:table-row table:style-name="ro1">
          <table:table-cell table:formula="of:=SUM([.C105:.K105])" office:value-type="float" office:value="2399053" calcext:value-type="float">
            <text:p>2399053</text:p>
          </table:table-cell>
          <table:table-cell office:value-type="float" office:value="102" calcext:value-type="float">
            <text:p>102</text:p>
          </table:table-cell>
          <table:table-cell table:formula="of:=[.D104]" office:value-type="float" office:value="241019" calcext:value-type="float">
            <text:p>241019</text:p>
          </table:table-cell>
          <table:table-cell table:formula="of:=[.E104]" office:value-type="float" office:value="202432" calcext:value-type="float">
            <text:p>202432</text:p>
          </table:table-cell>
          <table:table-cell table:formula="of:=[.F104]" office:value-type="float" office:value="305332" calcext:value-type="float">
            <text:p>305332</text:p>
          </table:table-cell>
          <table:table-cell table:formula="of:=[.G104]" office:value-type="float" office:value="242508" calcext:value-type="float">
            <text:p>242508</text:p>
          </table:table-cell>
          <table:table-cell table:formula="of:=[.H104]" office:value-type="float" office:value="351420" calcext:value-type="float">
            <text:p>351420</text:p>
          </table:table-cell>
          <table:table-cell table:formula="of:=[.I104]" office:value-type="float" office:value="315497" calcext:value-type="float">
            <text:p>315497</text:p>
          </table:table-cell>
          <table:table-cell table:formula="of:=[.C104]+[.J104]" office:value-type="float" office:value="372058" calcext:value-type="float">
            <text:p>372058</text:p>
          </table:table-cell>
          <table:table-cell table:formula="of:=[.K104]" office:value-type="float" office:value="180257" calcext:value-type="float">
            <text:p>180257</text:p>
          </table:table-cell>
          <table:table-cell table:formula="of:=[.C104]" office:value-type="float" office:value="188530" calcext:value-type="float">
            <text:p>188530</text:p>
          </table:table-cell>
          <table:table-cell table:number-columns-repeated="291"/>
        </table:table-row>
        <table:table-row table:style-name="ro1">
          <table:table-cell table:formula="of:=SUM([.C106:.K106])" office:value-type="float" office:value="2640072" calcext:value-type="float">
            <text:p>2640072</text:p>
          </table:table-cell>
          <table:table-cell office:value-type="float" office:value="103" calcext:value-type="float">
            <text:p>103</text:p>
          </table:table-cell>
          <table:table-cell table:formula="of:=[.D105]" office:value-type="float" office:value="202432" calcext:value-type="float">
            <text:p>202432</text:p>
          </table:table-cell>
          <table:table-cell table:formula="of:=[.E105]" office:value-type="float" office:value="305332" calcext:value-type="float">
            <text:p>305332</text:p>
          </table:table-cell>
          <table:table-cell table:formula="of:=[.F105]" office:value-type="float" office:value="242508" calcext:value-type="float">
            <text:p>242508</text:p>
          </table:table-cell>
          <table:table-cell table:formula="of:=[.G105]" office:value-type="float" office:value="351420" calcext:value-type="float">
            <text:p>351420</text:p>
          </table:table-cell>
          <table:table-cell table:formula="of:=[.H105]" office:value-type="float" office:value="315497" calcext:value-type="float">
            <text:p>315497</text:p>
          </table:table-cell>
          <table:table-cell table:formula="of:=[.I105]" office:value-type="float" office:value="372058" calcext:value-type="float">
            <text:p>372058</text:p>
          </table:table-cell>
          <table:table-cell table:formula="of:=[.C105]+[.J105]" office:value-type="float" office:value="421276" calcext:value-type="float">
            <text:p>421276</text:p>
          </table:table-cell>
          <table:table-cell table:formula="of:=[.K105]" office:value-type="float" office:value="188530" calcext:value-type="float">
            <text:p>188530</text:p>
          </table:table-cell>
          <table:table-cell table:formula="of:=[.C105]" office:value-type="float" office:value="241019" calcext:value-type="float">
            <text:p>241019</text:p>
          </table:table-cell>
          <table:table-cell table:number-columns-repeated="291"/>
        </table:table-row>
        <table:table-row table:style-name="ro1">
          <table:table-cell table:formula="of:=SUM([.C107:.K107])" office:value-type="float" office:value="2842504" calcext:value-type="float">
            <text:p>2842504</text:p>
          </table:table-cell>
          <table:table-cell office:value-type="float" office:value="104" calcext:value-type="float">
            <text:p>104</text:p>
          </table:table-cell>
          <table:table-cell table:formula="of:=[.D106]" office:value-type="float" office:value="305332" calcext:value-type="float">
            <text:p>305332</text:p>
          </table:table-cell>
          <table:table-cell table:formula="of:=[.E106]" office:value-type="float" office:value="242508" calcext:value-type="float">
            <text:p>242508</text:p>
          </table:table-cell>
          <table:table-cell table:formula="of:=[.F106]" office:value-type="float" office:value="351420" calcext:value-type="float">
            <text:p>351420</text:p>
          </table:table-cell>
          <table:table-cell table:formula="of:=[.G106]" office:value-type="float" office:value="315497" calcext:value-type="float">
            <text:p>315497</text:p>
          </table:table-cell>
          <table:table-cell table:formula="of:=[.H106]" office:value-type="float" office:value="372058" calcext:value-type="float">
            <text:p>372058</text:p>
          </table:table-cell>
          <table:table-cell table:formula="of:=[.I106]" office:value-type="float" office:value="421276" calcext:value-type="float">
            <text:p>421276</text:p>
          </table:table-cell>
          <table:table-cell table:formula="of:=[.C106]+[.J106]" office:value-type="float" office:value="390962" calcext:value-type="float">
            <text:p>390962</text:p>
          </table:table-cell>
          <table:table-cell table:formula="of:=[.K106]" office:value-type="float" office:value="241019" calcext:value-type="float">
            <text:p>241019</text:p>
          </table:table-cell>
          <table:table-cell table:formula="of:=[.C106]" office:value-type="float" office:value="202432" calcext:value-type="float">
            <text:p>202432</text:p>
          </table:table-cell>
          <table:table-cell table:number-columns-repeated="291"/>
        </table:table-row>
        <table:table-row table:style-name="ro1">
          <table:table-cell table:formula="of:=SUM([.C108:.K108])" office:value-type="float" office:value="3147836" calcext:value-type="float">
            <text:p>3147836</text:p>
          </table:table-cell>
          <table:table-cell office:value-type="float" office:value="105" calcext:value-type="float">
            <text:p>105</text:p>
          </table:table-cell>
          <table:table-cell table:formula="of:=[.D107]" office:value-type="float" office:value="242508" calcext:value-type="float">
            <text:p>242508</text:p>
          </table:table-cell>
          <table:table-cell table:formula="of:=[.E107]" office:value-type="float" office:value="351420" calcext:value-type="float">
            <text:p>351420</text:p>
          </table:table-cell>
          <table:table-cell table:formula="of:=[.F107]" office:value-type="float" office:value="315497" calcext:value-type="float">
            <text:p>315497</text:p>
          </table:table-cell>
          <table:table-cell table:formula="of:=[.G107]" office:value-type="float" office:value="372058" calcext:value-type="float">
            <text:p>372058</text:p>
          </table:table-cell>
          <table:table-cell table:formula="of:=[.H107]" office:value-type="float" office:value="421276" calcext:value-type="float">
            <text:p>421276</text:p>
          </table:table-cell>
          <table:table-cell table:formula="of:=[.I107]" office:value-type="float" office:value="390962" calcext:value-type="float">
            <text:p>390962</text:p>
          </table:table-cell>
          <table:table-cell table:formula="of:=[.C107]+[.J107]" office:value-type="float" office:value="546351" calcext:value-type="float">
            <text:p>546351</text:p>
          </table:table-cell>
          <table:table-cell table:formula="of:=[.K107]" office:value-type="float" office:value="202432" calcext:value-type="float">
            <text:p>202432</text:p>
          </table:table-cell>
          <table:table-cell table:formula="of:=[.C107]" office:value-type="float" office:value="305332" calcext:value-type="float">
            <text:p>305332</text:p>
          </table:table-cell>
          <table:table-cell table:number-columns-repeated="291"/>
        </table:table-row>
        <table:table-row table:style-name="ro1">
          <table:table-cell table:formula="of:=SUM([.C109:.K109])" office:value-type="float" office:value="3390344" calcext:value-type="float">
            <text:p>3390344</text:p>
          </table:table-cell>
          <table:table-cell office:value-type="float" office:value="106" calcext:value-type="float">
            <text:p>106</text:p>
          </table:table-cell>
          <table:table-cell table:formula="of:=[.D108]" office:value-type="float" office:value="351420" calcext:value-type="float">
            <text:p>351420</text:p>
          </table:table-cell>
          <table:table-cell table:formula="of:=[.E108]" office:value-type="float" office:value="315497" calcext:value-type="float">
            <text:p>315497</text:p>
          </table:table-cell>
          <table:table-cell table:formula="of:=[.F108]" office:value-type="float" office:value="372058" calcext:value-type="float">
            <text:p>372058</text:p>
          </table:table-cell>
          <table:table-cell table:formula="of:=[.G108]" office:value-type="float" office:value="421276" calcext:value-type="float">
            <text:p>421276</text:p>
          </table:table-cell>
          <table:table-cell table:formula="of:=[.H108]" office:value-type="float" office:value="390962" calcext:value-type="float">
            <text:p>390962</text:p>
          </table:table-cell>
          <table:table-cell table:formula="of:=[.I108]" office:value-type="float" office:value="546351" calcext:value-type="float">
            <text:p>546351</text:p>
          </table:table-cell>
          <table:table-cell table:formula="of:=[.C108]+[.J108]" office:value-type="float" office:value="444940" calcext:value-type="float">
            <text:p>444940</text:p>
          </table:table-cell>
          <table:table-cell table:formula="of:=[.K108]" office:value-type="float" office:value="305332" calcext:value-type="float">
            <text:p>305332</text:p>
          </table:table-cell>
          <table:table-cell table:formula="of:=[.C108]" office:value-type="float" office:value="242508" calcext:value-type="float">
            <text:p>242508</text:p>
          </table:table-cell>
          <table:table-cell table:number-columns-repeated="291"/>
        </table:table-row>
        <table:table-row table:style-name="ro1">
          <table:table-cell table:formula="of:=SUM([.C110:.K110])" office:value-type="float" office:value="3741764" calcext:value-type="float">
            <text:p>3741764</text:p>
          </table:table-cell>
          <table:table-cell office:value-type="float" office:value="107" calcext:value-type="float">
            <text:p>107</text:p>
          </table:table-cell>
          <table:table-cell table:formula="of:=[.D109]" office:value-type="float" office:value="315497" calcext:value-type="float">
            <text:p>315497</text:p>
          </table:table-cell>
          <table:table-cell table:formula="of:=[.E109]" office:value-type="float" office:value="372058" calcext:value-type="float">
            <text:p>372058</text:p>
          </table:table-cell>
          <table:table-cell table:formula="of:=[.F109]" office:value-type="float" office:value="421276" calcext:value-type="float">
            <text:p>421276</text:p>
          </table:table-cell>
          <table:table-cell table:formula="of:=[.G109]" office:value-type="float" office:value="390962" calcext:value-type="float">
            <text:p>390962</text:p>
          </table:table-cell>
          <table:table-cell table:formula="of:=[.H109]" office:value-type="float" office:value="546351" calcext:value-type="float">
            <text:p>546351</text:p>
          </table:table-cell>
          <table:table-cell table:formula="of:=[.I109]" office:value-type="float" office:value="444940" calcext:value-type="float">
            <text:p>444940</text:p>
          </table:table-cell>
          <table:table-cell table:formula="of:=[.C109]+[.J109]" office:value-type="float" office:value="656752" calcext:value-type="float">
            <text:p>656752</text:p>
          </table:table-cell>
          <table:table-cell table:formula="of:=[.K109]" office:value-type="float" office:value="242508" calcext:value-type="float">
            <text:p>242508</text:p>
          </table:table-cell>
          <table:table-cell table:formula="of:=[.C109]" office:value-type="float" office:value="351420" calcext:value-type="float">
            <text:p>351420</text:p>
          </table:table-cell>
          <table:table-cell table:number-columns-repeated="291"/>
        </table:table-row>
        <table:table-row table:style-name="ro1">
          <table:table-cell table:formula="of:=SUM([.C111:.K111])" office:value-type="float" office:value="4057261" calcext:value-type="float">
            <text:p>4057261</text:p>
          </table:table-cell>
          <table:table-cell office:value-type="float" office:value="108" calcext:value-type="float">
            <text:p>108</text:p>
          </table:table-cell>
          <table:table-cell table:formula="of:=[.D110]" office:value-type="float" office:value="372058" calcext:value-type="float">
            <text:p>372058</text:p>
          </table:table-cell>
          <table:table-cell table:formula="of:=[.E110]" office:value-type="float" office:value="421276" calcext:value-type="float">
            <text:p>421276</text:p>
          </table:table-cell>
          <table:table-cell table:formula="of:=[.F110]" office:value-type="float" office:value="390962" calcext:value-type="float">
            <text:p>390962</text:p>
          </table:table-cell>
          <table:table-cell table:formula="of:=[.G110]" office:value-type="float" office:value="546351" calcext:value-type="float">
            <text:p>546351</text:p>
          </table:table-cell>
          <table:table-cell table:formula="of:=[.H110]" office:value-type="float" office:value="444940" calcext:value-type="float">
            <text:p>444940</text:p>
          </table:table-cell>
          <table:table-cell table:formula="of:=[.I110]" office:value-type="float" office:value="656752" calcext:value-type="float">
            <text:p>656752</text:p>
          </table:table-cell>
          <table:table-cell table:formula="of:=[.C110]+[.J110]" office:value-type="float" office:value="558005" calcext:value-type="float">
            <text:p>558005</text:p>
          </table:table-cell>
          <table:table-cell table:formula="of:=[.K110]" office:value-type="float" office:value="351420" calcext:value-type="float">
            <text:p>351420</text:p>
          </table:table-cell>
          <table:table-cell table:formula="of:=[.C110]" office:value-type="float" office:value="315497" calcext:value-type="float">
            <text:p>315497</text:p>
          </table:table-cell>
          <table:table-cell table:number-columns-repeated="291"/>
        </table:table-row>
        <table:table-row table:style-name="ro1">
          <table:table-cell table:formula="of:=SUM([.C112:.K112])" office:value-type="float" office:value="4429319" calcext:value-type="float">
            <text:p>4429319</text:p>
          </table:table-cell>
          <table:table-cell office:value-type="float" office:value="109" calcext:value-type="float">
            <text:p>109</text:p>
          </table:table-cell>
          <table:table-cell table:formula="of:=[.D111]" office:value-type="float" office:value="421276" calcext:value-type="float">
            <text:p>421276</text:p>
          </table:table-cell>
          <table:table-cell table:formula="of:=[.E111]" office:value-type="float" office:value="390962" calcext:value-type="float">
            <text:p>390962</text:p>
          </table:table-cell>
          <table:table-cell table:formula="of:=[.F111]" office:value-type="float" office:value="546351" calcext:value-type="float">
            <text:p>546351</text:p>
          </table:table-cell>
          <table:table-cell table:formula="of:=[.G111]" office:value-type="float" office:value="444940" calcext:value-type="float">
            <text:p>444940</text:p>
          </table:table-cell>
          <table:table-cell table:formula="of:=[.H111]" office:value-type="float" office:value="656752" calcext:value-type="float">
            <text:p>656752</text:p>
          </table:table-cell>
          <table:table-cell table:formula="of:=[.I111]" office:value-type="float" office:value="558005" calcext:value-type="float">
            <text:p>558005</text:p>
          </table:table-cell>
          <table:table-cell table:formula="of:=[.C111]+[.J111]" office:value-type="float" office:value="723478" calcext:value-type="float">
            <text:p>723478</text:p>
          </table:table-cell>
          <table:table-cell table:formula="of:=[.K111]" office:value-type="float" office:value="315497" calcext:value-type="float">
            <text:p>315497</text:p>
          </table:table-cell>
          <table:table-cell table:formula="of:=[.C111]" office:value-type="float" office:value="372058" calcext:value-type="float">
            <text:p>372058</text:p>
          </table:table-cell>
          <table:table-cell table:number-columns-repeated="291"/>
        </table:table-row>
        <table:table-row table:style-name="ro1">
          <table:table-cell table:formula="of:=SUM([.C113:.K113])" office:value-type="float" office:value="4850595" calcext:value-type="float">
            <text:p>4850595</text:p>
          </table:table-cell>
          <table:table-cell office:value-type="float" office:value="110" calcext:value-type="float">
            <text:p>110</text:p>
          </table:table-cell>
          <table:table-cell table:formula="of:=[.D112]" office:value-type="float" office:value="390962" calcext:value-type="float">
            <text:p>390962</text:p>
          </table:table-cell>
          <table:table-cell table:formula="of:=[.E112]" office:value-type="float" office:value="546351" calcext:value-type="float">
            <text:p>546351</text:p>
          </table:table-cell>
          <table:table-cell table:formula="of:=[.F112]" office:value-type="float" office:value="444940" calcext:value-type="float">
            <text:p>444940</text:p>
          </table:table-cell>
          <table:table-cell table:formula="of:=[.G112]" office:value-type="float" office:value="656752" calcext:value-type="float">
            <text:p>656752</text:p>
          </table:table-cell>
          <table:table-cell table:formula="of:=[.H112]" office:value-type="float" office:value="558005" calcext:value-type="float">
            <text:p>558005</text:p>
          </table:table-cell>
          <table:table-cell table:formula="of:=[.I112]" office:value-type="float" office:value="723478" calcext:value-type="float">
            <text:p>723478</text:p>
          </table:table-cell>
          <table:table-cell table:formula="of:=[.C112]+[.J112]" office:value-type="float" office:value="736773" calcext:value-type="float">
            <text:p>736773</text:p>
          </table:table-cell>
          <table:table-cell table:formula="of:=[.K112]" office:value-type="float" office:value="372058" calcext:value-type="float">
            <text:p>372058</text:p>
          </table:table-cell>
          <table:table-cell table:formula="of:=[.C112]" office:value-type="float" office:value="421276" calcext:value-type="float">
            <text:p>421276</text:p>
          </table:table-cell>
          <table:table-cell table:number-columns-repeated="291"/>
        </table:table-row>
        <table:table-row table:style-name="ro1">
          <table:table-cell table:formula="of:=SUM([.C114:.K114])" office:value-type="float" office:value="5241557" calcext:value-type="float">
            <text:p>5241557</text:p>
          </table:table-cell>
          <table:table-cell office:value-type="float" office:value="111" calcext:value-type="float">
            <text:p>111</text:p>
          </table:table-cell>
          <table:table-cell table:formula="of:=[.D113]" office:value-type="float" office:value="546351" calcext:value-type="float">
            <text:p>546351</text:p>
          </table:table-cell>
          <table:table-cell table:formula="of:=[.E113]" office:value-type="float" office:value="444940" calcext:value-type="float">
            <text:p>444940</text:p>
          </table:table-cell>
          <table:table-cell table:formula="of:=[.F113]" office:value-type="float" office:value="656752" calcext:value-type="float">
            <text:p>656752</text:p>
          </table:table-cell>
          <table:table-cell table:formula="of:=[.G113]" office:value-type="float" office:value="558005" calcext:value-type="float">
            <text:p>558005</text:p>
          </table:table-cell>
          <table:table-cell table:formula="of:=[.H113]" office:value-type="float" office:value="723478" calcext:value-type="float">
            <text:p>723478</text:p>
          </table:table-cell>
          <table:table-cell table:formula="of:=[.I113]" office:value-type="float" office:value="736773" calcext:value-type="float">
            <text:p>736773</text:p>
          </table:table-cell>
          <table:table-cell table:formula="of:=[.C113]+[.J113]" office:value-type="float" office:value="763020" calcext:value-type="float">
            <text:p>763020</text:p>
          </table:table-cell>
          <table:table-cell table:formula="of:=[.K113]" office:value-type="float" office:value="421276" calcext:value-type="float">
            <text:p>421276</text:p>
          </table:table-cell>
          <table:table-cell table:formula="of:=[.C113]" office:value-type="float" office:value="390962" calcext:value-type="float">
            <text:p>390962</text:p>
          </table:table-cell>
          <table:table-cell table:number-columns-repeated="291"/>
        </table:table-row>
        <table:table-row table:style-name="ro1">
          <table:table-cell table:formula="of:=SUM([.C115:.K115])" office:value-type="float" office:value="5787908" calcext:value-type="float">
            <text:p>5787908</text:p>
          </table:table-cell>
          <table:table-cell office:value-type="float" office:value="112" calcext:value-type="float">
            <text:p>112</text:p>
          </table:table-cell>
          <table:table-cell table:formula="of:=[.D114]" office:value-type="float" office:value="444940" calcext:value-type="float">
            <text:p>444940</text:p>
          </table:table-cell>
          <table:table-cell table:formula="of:=[.E114]" office:value-type="float" office:value="656752" calcext:value-type="float">
            <text:p>656752</text:p>
          </table:table-cell>
          <table:table-cell table:formula="of:=[.F114]" office:value-type="float" office:value="558005" calcext:value-type="float">
            <text:p>558005</text:p>
          </table:table-cell>
          <table:table-cell table:formula="of:=[.G114]" office:value-type="float" office:value="723478" calcext:value-type="float">
            <text:p>723478</text:p>
          </table:table-cell>
          <table:table-cell table:formula="of:=[.H114]" office:value-type="float" office:value="736773" calcext:value-type="float">
            <text:p>736773</text:p>
          </table:table-cell>
          <table:table-cell table:formula="of:=[.I114]" office:value-type="float" office:value="763020" calcext:value-type="float">
            <text:p>763020</text:p>
          </table:table-cell>
          <table:table-cell table:formula="of:=[.C114]+[.J114]" office:value-type="float" office:value="967627" calcext:value-type="float">
            <text:p>967627</text:p>
          </table:table-cell>
          <table:table-cell table:formula="of:=[.K114]" office:value-type="float" office:value="390962" calcext:value-type="float">
            <text:p>390962</text:p>
          </table:table-cell>
          <table:table-cell table:formula="of:=[.C114]" office:value-type="float" office:value="546351" calcext:value-type="float">
            <text:p>546351</text:p>
          </table:table-cell>
          <table:table-cell table:number-columns-repeated="291"/>
        </table:table-row>
        <table:table-row table:style-name="ro1">
          <table:table-cell table:formula="of:=SUM([.C116:.K116])" office:value-type="float" office:value="6232848" calcext:value-type="float">
            <text:p>6232848</text:p>
          </table:table-cell>
          <table:table-cell office:value-type="float" office:value="113" calcext:value-type="float">
            <text:p>113</text:p>
          </table:table-cell>
          <table:table-cell table:formula="of:=[.D115]" office:value-type="float" office:value="656752" calcext:value-type="float">
            <text:p>656752</text:p>
          </table:table-cell>
          <table:table-cell table:formula="of:=[.E115]" office:value-type="float" office:value="558005" calcext:value-type="float">
            <text:p>558005</text:p>
          </table:table-cell>
          <table:table-cell table:formula="of:=[.F115]" office:value-type="float" office:value="723478" calcext:value-type="float">
            <text:p>723478</text:p>
          </table:table-cell>
          <table:table-cell table:formula="of:=[.G115]" office:value-type="float" office:value="736773" calcext:value-type="float">
            <text:p>736773</text:p>
          </table:table-cell>
          <table:table-cell table:formula="of:=[.H115]" office:value-type="float" office:value="763020" calcext:value-type="float">
            <text:p>763020</text:p>
          </table:table-cell>
          <table:table-cell table:formula="of:=[.I115]" office:value-type="float" office:value="967627" calcext:value-type="float">
            <text:p>967627</text:p>
          </table:table-cell>
          <table:table-cell table:formula="of:=[.C115]+[.J115]" office:value-type="float" office:value="835902" calcext:value-type="float">
            <text:p>835902</text:p>
          </table:table-cell>
          <table:table-cell table:formula="of:=[.K115]" office:value-type="float" office:value="546351" calcext:value-type="float">
            <text:p>546351</text:p>
          </table:table-cell>
          <table:table-cell table:formula="of:=[.C115]" office:value-type="float" office:value="444940" calcext:value-type="float">
            <text:p>444940</text:p>
          </table:table-cell>
          <table:table-cell table:number-columns-repeated="291"/>
        </table:table-row>
        <table:table-row table:style-name="ro1">
          <table:table-cell table:formula="of:=SUM([.C117:.K117])" office:value-type="float" office:value="6889600" calcext:value-type="float">
            <text:p>6889600</text:p>
          </table:table-cell>
          <table:table-cell office:value-type="float" office:value="114" calcext:value-type="float">
            <text:p>114</text:p>
          </table:table-cell>
          <table:table-cell table:formula="of:=[.D116]" office:value-type="float" office:value="558005" calcext:value-type="float">
            <text:p>558005</text:p>
          </table:table-cell>
          <table:table-cell table:formula="of:=[.E116]" office:value-type="float" office:value="723478" calcext:value-type="float">
            <text:p>723478</text:p>
          </table:table-cell>
          <table:table-cell table:formula="of:=[.F116]" office:value-type="float" office:value="736773" calcext:value-type="float">
            <text:p>736773</text:p>
          </table:table-cell>
          <table:table-cell table:formula="of:=[.G116]" office:value-type="float" office:value="763020" calcext:value-type="float">
            <text:p>763020</text:p>
          </table:table-cell>
          <table:table-cell table:formula="of:=[.H116]" office:value-type="float" office:value="967627" calcext:value-type="float">
            <text:p>967627</text:p>
          </table:table-cell>
          <table:table-cell table:formula="of:=[.I116]" office:value-type="float" office:value="835902" calcext:value-type="float">
            <text:p>835902</text:p>
          </table:table-cell>
          <table:table-cell table:formula="of:=[.C116]+[.J116]" office:value-type="float" office:value="1203103" calcext:value-type="float">
            <text:p>1203103</text:p>
          </table:table-cell>
          <table:table-cell table:formula="of:=[.K116]" office:value-type="float" office:value="444940" calcext:value-type="float">
            <text:p>444940</text:p>
          </table:table-cell>
          <table:table-cell table:formula="of:=[.C116]" office:value-type="float" office:value="656752" calcext:value-type="float">
            <text:p>656752</text:p>
          </table:table-cell>
          <table:table-cell table:number-columns-repeated="291"/>
        </table:table-row>
        <table:table-row table:style-name="ro1">
          <table:table-cell table:formula="of:=SUM([.C118:.K118])" office:value-type="float" office:value="7447605" calcext:value-type="float">
            <text:p>7447605</text:p>
          </table:table-cell>
          <table:table-cell office:value-type="float" office:value="115" calcext:value-type="float">
            <text:p>115</text:p>
          </table:table-cell>
          <table:table-cell table:formula="of:=[.D117]" office:value-type="float" office:value="723478" calcext:value-type="float">
            <text:p>723478</text:p>
          </table:table-cell>
          <table:table-cell table:formula="of:=[.E117]" office:value-type="float" office:value="736773" calcext:value-type="float">
            <text:p>736773</text:p>
          </table:table-cell>
          <table:table-cell table:formula="of:=[.F117]" office:value-type="float" office:value="763020" calcext:value-type="float">
            <text:p>763020</text:p>
          </table:table-cell>
          <table:table-cell table:formula="of:=[.G117]" office:value-type="float" office:value="967627" calcext:value-type="float">
            <text:p>967627</text:p>
          </table:table-cell>
          <table:table-cell table:formula="of:=[.H117]" office:value-type="float" office:value="835902" calcext:value-type="float">
            <text:p>835902</text:p>
          </table:table-cell>
          <table:table-cell table:formula="of:=[.I117]" office:value-type="float" office:value="1203103" calcext:value-type="float">
            <text:p>1203103</text:p>
          </table:table-cell>
          <table:table-cell table:formula="of:=[.C117]+[.J117]" office:value-type="float" office:value="1002945" calcext:value-type="float">
            <text:p>1002945</text:p>
          </table:table-cell>
          <table:table-cell table:formula="of:=[.K117]" office:value-type="float" office:value="656752" calcext:value-type="float">
            <text:p>656752</text:p>
          </table:table-cell>
          <table:table-cell table:formula="of:=[.C117]" office:value-type="float" office:value="558005" calcext:value-type="float">
            <text:p>558005</text:p>
          </table:table-cell>
          <table:table-cell table:number-columns-repeated="291"/>
        </table:table-row>
        <table:table-row table:style-name="ro1">
          <table:table-cell table:formula="of:=SUM([.C119:.K119])" office:value-type="float" office:value="8171083" calcext:value-type="float">
            <text:p>8171083</text:p>
          </table:table-cell>
          <table:table-cell office:value-type="float" office:value="116" calcext:value-type="float">
            <text:p>116</text:p>
          </table:table-cell>
          <table:table-cell table:formula="of:=[.D118]" office:value-type="float" office:value="736773" calcext:value-type="float">
            <text:p>736773</text:p>
          </table:table-cell>
          <table:table-cell table:formula="of:=[.E118]" office:value-type="float" office:value="763020" calcext:value-type="float">
            <text:p>763020</text:p>
          </table:table-cell>
          <table:table-cell table:formula="of:=[.F118]" office:value-type="float" office:value="967627" calcext:value-type="float">
            <text:p>967627</text:p>
          </table:table-cell>
          <table:table-cell table:formula="of:=[.G118]" office:value-type="float" office:value="835902" calcext:value-type="float">
            <text:p>835902</text:p>
          </table:table-cell>
          <table:table-cell table:formula="of:=[.H118]" office:value-type="float" office:value="1203103" calcext:value-type="float">
            <text:p>1203103</text:p>
          </table:table-cell>
          <table:table-cell table:formula="of:=[.I118]" office:value-type="float" office:value="1002945" calcext:value-type="float">
            <text:p>1002945</text:p>
          </table:table-cell>
          <table:table-cell table:formula="of:=[.C118]+[.J118]" office:value-type="float" office:value="1380230" calcext:value-type="float">
            <text:p>1380230</text:p>
          </table:table-cell>
          <table:table-cell table:formula="of:=[.K118]" office:value-type="float" office:value="558005" calcext:value-type="float">
            <text:p>558005</text:p>
          </table:table-cell>
          <table:table-cell table:formula="of:=[.C118]" office:value-type="float" office:value="723478" calcext:value-type="float">
            <text:p>723478</text:p>
          </table:table-cell>
          <table:table-cell table:number-columns-repeated="291"/>
        </table:table-row>
        <table:table-row table:style-name="ro1">
          <table:table-cell table:formula="of:=SUM([.C120:.K120])" office:value-type="float" office:value="8907856" calcext:value-type="float">
            <text:p>8907856</text:p>
          </table:table-cell>
          <table:table-cell office:value-type="float" office:value="117" calcext:value-type="float">
            <text:p>117</text:p>
          </table:table-cell>
          <table:table-cell table:formula="of:=[.D119]" office:value-type="float" office:value="763020" calcext:value-type="float">
            <text:p>763020</text:p>
          </table:table-cell>
          <table:table-cell table:formula="of:=[.E119]" office:value-type="float" office:value="967627" calcext:value-type="float">
            <text:p>967627</text:p>
          </table:table-cell>
          <table:table-cell table:formula="of:=[.F119]" office:value-type="float" office:value="835902" calcext:value-type="float">
            <text:p>835902</text:p>
          </table:table-cell>
          <table:table-cell table:formula="of:=[.G119]" office:value-type="float" office:value="1203103" calcext:value-type="float">
            <text:p>1203103</text:p>
          </table:table-cell>
          <table:table-cell table:formula="of:=[.H119]" office:value-type="float" office:value="1002945" calcext:value-type="float">
            <text:p>1002945</text:p>
          </table:table-cell>
          <table:table-cell table:formula="of:=[.I119]" office:value-type="float" office:value="1380230" calcext:value-type="float">
            <text:p>1380230</text:p>
          </table:table-cell>
          <table:table-cell table:formula="of:=[.C119]+[.J119]" office:value-type="float" office:value="1294778" calcext:value-type="float">
            <text:p>1294778</text:p>
          </table:table-cell>
          <table:table-cell table:formula="of:=[.K119]" office:value-type="float" office:value="723478" calcext:value-type="float">
            <text:p>723478</text:p>
          </table:table-cell>
          <table:table-cell table:formula="of:=[.C119]" office:value-type="float" office:value="736773" calcext:value-type="float">
            <text:p>736773</text:p>
          </table:table-cell>
          <table:table-cell table:number-columns-repeated="291"/>
        </table:table-row>
        <table:table-row table:style-name="ro1">
          <table:table-cell table:formula="of:=SUM([.C121:.K121])" office:value-type="float" office:value="9670876" calcext:value-type="float">
            <text:p>9670876</text:p>
          </table:table-cell>
          <table:table-cell office:value-type="float" office:value="118" calcext:value-type="float">
            <text:p>118</text:p>
          </table:table-cell>
          <table:table-cell table:formula="of:=[.D120]" office:value-type="float" office:value="967627" calcext:value-type="float">
            <text:p>967627</text:p>
          </table:table-cell>
          <table:table-cell table:formula="of:=[.E120]" office:value-type="float" office:value="835902" calcext:value-type="float">
            <text:p>835902</text:p>
          </table:table-cell>
          <table:table-cell table:formula="of:=[.F120]" office:value-type="float" office:value="1203103" calcext:value-type="float">
            <text:p>1203103</text:p>
          </table:table-cell>
          <table:table-cell table:formula="of:=[.G120]" office:value-type="float" office:value="1002945" calcext:value-type="float">
            <text:p>1002945</text:p>
          </table:table-cell>
          <table:table-cell table:formula="of:=[.H120]" office:value-type="float" office:value="1380230" calcext:value-type="float">
            <text:p>1380230</text:p>
          </table:table-cell>
          <table:table-cell table:formula="of:=[.I120]" office:value-type="float" office:value="1294778" calcext:value-type="float">
            <text:p>1294778</text:p>
          </table:table-cell>
          <table:table-cell table:formula="of:=[.C120]+[.J120]" office:value-type="float" office:value="1486498" calcext:value-type="float">
            <text:p>1486498</text:p>
          </table:table-cell>
          <table:table-cell table:formula="of:=[.K120]" office:value-type="float" office:value="736773" calcext:value-type="float">
            <text:p>736773</text:p>
          </table:table-cell>
          <table:table-cell table:formula="of:=[.C120]" office:value-type="float" office:value="763020" calcext:value-type="float">
            <text:p>763020</text:p>
          </table:table-cell>
          <table:table-cell table:number-columns-repeated="291"/>
        </table:table-row>
        <table:table-row table:style-name="ro1">
          <table:table-cell table:formula="of:=SUM([.C122:.K122])" office:value-type="float" office:value="10638503" calcext:value-type="float">
            <text:p>10638503</text:p>
          </table:table-cell>
          <table:table-cell office:value-type="float" office:value="119" calcext:value-type="float">
            <text:p>119</text:p>
          </table:table-cell>
          <table:table-cell table:formula="of:=[.D121]" office:value-type="float" office:value="835902" calcext:value-type="float">
            <text:p>835902</text:p>
          </table:table-cell>
          <table:table-cell table:formula="of:=[.E121]" office:value-type="float" office:value="1203103" calcext:value-type="float">
            <text:p>1203103</text:p>
          </table:table-cell>
          <table:table-cell table:formula="of:=[.F121]" office:value-type="float" office:value="1002945" calcext:value-type="float">
            <text:p>1002945</text:p>
          </table:table-cell>
          <table:table-cell table:formula="of:=[.G121]" office:value-type="float" office:value="1380230" calcext:value-type="float">
            <text:p>1380230</text:p>
          </table:table-cell>
          <table:table-cell table:formula="of:=[.H121]" office:value-type="float" office:value="1294778" calcext:value-type="float">
            <text:p>1294778</text:p>
          </table:table-cell>
          <table:table-cell table:formula="of:=[.I121]" office:value-type="float" office:value="1486498" calcext:value-type="float">
            <text:p>1486498</text:p>
          </table:table-cell>
          <table:table-cell table:formula="of:=[.C121]+[.J121]" office:value-type="float" office:value="1704400" calcext:value-type="float">
            <text:p>1704400</text:p>
          </table:table-cell>
          <table:table-cell table:formula="of:=[.K121]" office:value-type="float" office:value="763020" calcext:value-type="float">
            <text:p>763020</text:p>
          </table:table-cell>
          <table:table-cell table:formula="of:=[.C121]" office:value-type="float" office:value="967627" calcext:value-type="float">
            <text:p>967627</text:p>
          </table:table-cell>
          <table:table-cell table:number-columns-repeated="291"/>
        </table:table-row>
        <table:table-row table:style-name="ro1">
          <table:table-cell table:formula="of:=SUM([.C123:.K123])" office:value-type="float" office:value="11474405" calcext:value-type="float">
            <text:p>11474405</text:p>
          </table:table-cell>
          <table:table-cell office:value-type="float" office:value="120" calcext:value-type="float">
            <text:p>120</text:p>
          </table:table-cell>
          <table:table-cell table:formula="of:=[.D122]" office:value-type="float" office:value="1203103" calcext:value-type="float">
            <text:p>1203103</text:p>
          </table:table-cell>
          <table:table-cell table:formula="of:=[.E122]" office:value-type="float" office:value="1002945" calcext:value-type="float">
            <text:p>1002945</text:p>
          </table:table-cell>
          <table:table-cell table:formula="of:=[.F122]" office:value-type="float" office:value="1380230" calcext:value-type="float">
            <text:p>1380230</text:p>
          </table:table-cell>
          <table:table-cell table:formula="of:=[.G122]" office:value-type="float" office:value="1294778" calcext:value-type="float">
            <text:p>1294778</text:p>
          </table:table-cell>
          <table:table-cell table:formula="of:=[.H122]" office:value-type="float" office:value="1486498" calcext:value-type="float">
            <text:p>1486498</text:p>
          </table:table-cell>
          <table:table-cell table:formula="of:=[.I122]" office:value-type="float" office:value="1704400" calcext:value-type="float">
            <text:p>1704400</text:p>
          </table:table-cell>
          <table:table-cell table:formula="of:=[.C122]+[.J122]" office:value-type="float" office:value="1598922" calcext:value-type="float">
            <text:p>1598922</text:p>
          </table:table-cell>
          <table:table-cell table:formula="of:=[.K122]" office:value-type="float" office:value="967627" calcext:value-type="float">
            <text:p>967627</text:p>
          </table:table-cell>
          <table:table-cell table:formula="of:=[.C122]" office:value-type="float" office:value="835902" calcext:value-type="float">
            <text:p>835902</text:p>
          </table:table-cell>
          <table:table-cell table:number-columns-repeated="291"/>
        </table:table-row>
        <table:table-row table:style-name="ro1">
          <table:table-cell table:formula="of:=SUM([.C124:.K124])" office:value-type="float" office:value="12677508" calcext:value-type="float">
            <text:p>12677508</text:p>
          </table:table-cell>
          <table:table-cell office:value-type="float" office:value="121" calcext:value-type="float">
            <text:p>121</text:p>
          </table:table-cell>
          <table:table-cell table:formula="of:=[.D123]" office:value-type="float" office:value="1002945" calcext:value-type="float">
            <text:p>1002945</text:p>
          </table:table-cell>
          <table:table-cell table:formula="of:=[.E123]" office:value-type="float" office:value="1380230" calcext:value-type="float">
            <text:p>1380230</text:p>
          </table:table-cell>
          <table:table-cell table:formula="of:=[.F123]" office:value-type="float" office:value="1294778" calcext:value-type="float">
            <text:p>1294778</text:p>
          </table:table-cell>
          <table:table-cell table:formula="of:=[.G123]" office:value-type="float" office:value="1486498" calcext:value-type="float">
            <text:p>1486498</text:p>
          </table:table-cell>
          <table:table-cell table:formula="of:=[.H123]" office:value-type="float" office:value="1704400" calcext:value-type="float">
            <text:p>1704400</text:p>
          </table:table-cell>
          <table:table-cell table:formula="of:=[.I123]" office:value-type="float" office:value="1598922" calcext:value-type="float">
            <text:p>1598922</text:p>
          </table:table-cell>
          <table:table-cell table:formula="of:=[.C123]+[.J123]" office:value-type="float" office:value="2170730" calcext:value-type="float">
            <text:p>2170730</text:p>
          </table:table-cell>
          <table:table-cell table:formula="of:=[.K123]" office:value-type="float" office:value="835902" calcext:value-type="float">
            <text:p>835902</text:p>
          </table:table-cell>
          <table:table-cell table:formula="of:=[.C123]" office:value-type="float" office:value="1203103" calcext:value-type="float">
            <text:p>1203103</text:p>
          </table:table-cell>
          <table:table-cell table:number-columns-repeated="291"/>
        </table:table-row>
        <table:table-row table:style-name="ro1">
          <table:table-cell table:formula="of:=SUM([.C125:.K125])" office:value-type="float" office:value="13680453" calcext:value-type="float">
            <text:p>13680453</text:p>
          </table:table-cell>
          <table:table-cell office:value-type="float" office:value="122" calcext:value-type="float">
            <text:p>122</text:p>
          </table:table-cell>
          <table:table-cell table:formula="of:=[.D124]" office:value-type="float" office:value="1380230" calcext:value-type="float">
            <text:p>1380230</text:p>
          </table:table-cell>
          <table:table-cell table:formula="of:=[.E124]" office:value-type="float" office:value="1294778" calcext:value-type="float">
            <text:p>1294778</text:p>
          </table:table-cell>
          <table:table-cell table:formula="of:=[.F124]" office:value-type="float" office:value="1486498" calcext:value-type="float">
            <text:p>1486498</text:p>
          </table:table-cell>
          <table:table-cell table:formula="of:=[.G124]" office:value-type="float" office:value="1704400" calcext:value-type="float">
            <text:p>1704400</text:p>
          </table:table-cell>
          <table:table-cell table:formula="of:=[.H124]" office:value-type="float" office:value="1598922" calcext:value-type="float">
            <text:p>1598922</text:p>
          </table:table-cell>
          <table:table-cell table:formula="of:=[.I124]" office:value-type="float" office:value="2170730" calcext:value-type="float">
            <text:p>2170730</text:p>
          </table:table-cell>
          <table:table-cell table:formula="of:=[.C124]+[.J124]" office:value-type="float" office:value="1838847" calcext:value-type="float">
            <text:p>1838847</text:p>
          </table:table-cell>
          <table:table-cell table:formula="of:=[.K124]" office:value-type="float" office:value="1203103" calcext:value-type="float">
            <text:p>1203103</text:p>
          </table:table-cell>
          <table:table-cell table:formula="of:=[.C124]" office:value-type="float" office:value="1002945" calcext:value-type="float">
            <text:p>1002945</text:p>
          </table:table-cell>
          <table:table-cell table:number-columns-repeated="291"/>
        </table:table-row>
        <table:table-row table:style-name="ro1">
          <table:table-cell table:formula="of:=SUM([.C126:.K126])" office:value-type="float" office:value="15060683" calcext:value-type="float">
            <text:p>15060683</text:p>
          </table:table-cell>
          <table:table-cell office:value-type="float" office:value="123" calcext:value-type="float">
            <text:p>123</text:p>
          </table:table-cell>
          <table:table-cell table:formula="of:=[.D125]" office:value-type="float" office:value="1294778" calcext:value-type="float">
            <text:p>1294778</text:p>
          </table:table-cell>
          <table:table-cell table:formula="of:=[.E125]" office:value-type="float" office:value="1486498" calcext:value-type="float">
            <text:p>1486498</text:p>
          </table:table-cell>
          <table:table-cell table:formula="of:=[.F125]" office:value-type="float" office:value="1704400" calcext:value-type="float">
            <text:p>1704400</text:p>
          </table:table-cell>
          <table:table-cell table:formula="of:=[.G125]" office:value-type="float" office:value="1598922" calcext:value-type="float">
            <text:p>1598922</text:p>
          </table:table-cell>
          <table:table-cell table:formula="of:=[.H125]" office:value-type="float" office:value="2170730" calcext:value-type="float">
            <text:p>2170730</text:p>
          </table:table-cell>
          <table:table-cell table:formula="of:=[.I125]" office:value-type="float" office:value="1838847" calcext:value-type="float">
            <text:p>1838847</text:p>
          </table:table-cell>
          <table:table-cell table:formula="of:=[.C125]+[.J125]" office:value-type="float" office:value="2583333" calcext:value-type="float">
            <text:p>2583333</text:p>
          </table:table-cell>
          <table:table-cell table:formula="of:=[.K125]" office:value-type="float" office:value="1002945" calcext:value-type="float">
            <text:p>1002945</text:p>
          </table:table-cell>
          <table:table-cell table:formula="of:=[.C125]" office:value-type="float" office:value="1380230" calcext:value-type="float">
            <text:p>1380230</text:p>
          </table:table-cell>
          <table:table-cell table:number-columns-repeated="291"/>
        </table:table-row>
        <table:table-row table:style-name="ro1">
          <table:table-cell table:formula="of:=SUM([.C127:.K127])" office:value-type="float" office:value="16355461" calcext:value-type="float">
            <text:p>16355461</text:p>
          </table:table-cell>
          <table:table-cell office:value-type="float" office:value="124" calcext:value-type="float">
            <text:p>124</text:p>
          </table:table-cell>
          <table:table-cell table:formula="of:=[.D126]" office:value-type="float" office:value="1486498" calcext:value-type="float">
            <text:p>1486498</text:p>
          </table:table-cell>
          <table:table-cell table:formula="of:=[.E126]" office:value-type="float" office:value="1704400" calcext:value-type="float">
            <text:p>1704400</text:p>
          </table:table-cell>
          <table:table-cell table:formula="of:=[.F126]" office:value-type="float" office:value="1598922" calcext:value-type="float">
            <text:p>1598922</text:p>
          </table:table-cell>
          <table:table-cell table:formula="of:=[.G126]" office:value-type="float" office:value="2170730" calcext:value-type="float">
            <text:p>2170730</text:p>
          </table:table-cell>
          <table:table-cell table:formula="of:=[.H126]" office:value-type="float" office:value="1838847" calcext:value-type="float">
            <text:p>1838847</text:p>
          </table:table-cell>
          <table:table-cell table:formula="of:=[.I126]" office:value-type="float" office:value="2583333" calcext:value-type="float">
            <text:p>2583333</text:p>
          </table:table-cell>
          <table:table-cell table:formula="of:=[.C126]+[.J126]" office:value-type="float" office:value="2297723" calcext:value-type="float">
            <text:p>2297723</text:p>
          </table:table-cell>
          <table:table-cell table:formula="of:=[.K126]" office:value-type="float" office:value="1380230" calcext:value-type="float">
            <text:p>1380230</text:p>
          </table:table-cell>
          <table:table-cell table:formula="of:=[.C126]" office:value-type="float" office:value="1294778" calcext:value-type="float">
            <text:p>1294778</text:p>
          </table:table-cell>
          <table:table-cell table:number-columns-repeated="291"/>
        </table:table-row>
        <table:table-row table:style-name="ro1">
          <table:table-cell table:formula="of:=SUM([.C128:.K128])" office:value-type="float" office:value="17841959" calcext:value-type="float">
            <text:p>17841959</text:p>
          </table:table-cell>
          <table:table-cell office:value-type="float" office:value="125" calcext:value-type="float">
            <text:p>125</text:p>
          </table:table-cell>
          <table:table-cell table:formula="of:=[.D127]" office:value-type="float" office:value="1704400" calcext:value-type="float">
            <text:p>1704400</text:p>
          </table:table-cell>
          <table:table-cell table:formula="of:=[.E127]" office:value-type="float" office:value="1598922" calcext:value-type="float">
            <text:p>1598922</text:p>
          </table:table-cell>
          <table:table-cell table:formula="of:=[.F127]" office:value-type="float" office:value="2170730" calcext:value-type="float">
            <text:p>2170730</text:p>
          </table:table-cell>
          <table:table-cell table:formula="of:=[.G127]" office:value-type="float" office:value="1838847" calcext:value-type="float">
            <text:p>1838847</text:p>
          </table:table-cell>
          <table:table-cell table:formula="of:=[.H127]" office:value-type="float" office:value="2583333" calcext:value-type="float">
            <text:p>2583333</text:p>
          </table:table-cell>
          <table:table-cell table:formula="of:=[.I127]" office:value-type="float" office:value="2297723" calcext:value-type="float">
            <text:p>2297723</text:p>
          </table:table-cell>
          <table:table-cell table:formula="of:=[.C127]+[.J127]" office:value-type="float" office:value="2866728" calcext:value-type="float">
            <text:p>2866728</text:p>
          </table:table-cell>
          <table:table-cell table:formula="of:=[.K127]" office:value-type="float" office:value="1294778" calcext:value-type="float">
            <text:p>1294778</text:p>
          </table:table-cell>
          <table:table-cell table:formula="of:=[.C127]" office:value-type="float" office:value="1486498" calcext:value-type="float">
            <text:p>1486498</text:p>
          </table:table-cell>
          <table:table-cell table:number-columns-repeated="291"/>
        </table:table-row>
        <table:table-row table:style-name="ro1">
          <table:table-cell table:formula="of:=SUM([.C129:.K129])" office:value-type="float" office:value="19546359" calcext:value-type="float">
            <text:p>19546359</text:p>
          </table:table-cell>
          <table:table-cell office:value-type="float" office:value="126" calcext:value-type="float">
            <text:p>126</text:p>
          </table:table-cell>
          <table:table-cell table:formula="of:=[.D128]" office:value-type="float" office:value="1598922" calcext:value-type="float">
            <text:p>1598922</text:p>
          </table:table-cell>
          <table:table-cell table:formula="of:=[.E128]" office:value-type="float" office:value="2170730" calcext:value-type="float">
            <text:p>2170730</text:p>
          </table:table-cell>
          <table:table-cell table:formula="of:=[.F128]" office:value-type="float" office:value="1838847" calcext:value-type="float">
            <text:p>1838847</text:p>
          </table:table-cell>
          <table:table-cell table:formula="of:=[.G128]" office:value-type="float" office:value="2583333" calcext:value-type="float">
            <text:p>2583333</text:p>
          </table:table-cell>
          <table:table-cell table:formula="of:=[.H128]" office:value-type="float" office:value="2297723" calcext:value-type="float">
            <text:p>2297723</text:p>
          </table:table-cell>
          <table:table-cell table:formula="of:=[.I128]" office:value-type="float" office:value="2866728" calcext:value-type="float">
            <text:p>2866728</text:p>
          </table:table-cell>
          <table:table-cell table:formula="of:=[.C128]+[.J128]" office:value-type="float" office:value="2999178" calcext:value-type="float">
            <text:p>2999178</text:p>
          </table:table-cell>
          <table:table-cell table:formula="of:=[.K128]" office:value-type="float" office:value="1486498" calcext:value-type="float">
            <text:p>1486498</text:p>
          </table:table-cell>
          <table:table-cell table:formula="of:=[.C128]" office:value-type="float" office:value="1704400" calcext:value-type="float">
            <text:p>1704400</text:p>
          </table:table-cell>
          <table:table-cell table:number-columns-repeated="291"/>
        </table:table-row>
        <table:table-row table:style-name="ro1">
          <table:table-cell table:formula="of:=SUM([.C130:.K130])" office:value-type="float" office:value="21145281" calcext:value-type="float">
            <text:p>21145281</text:p>
          </table:table-cell>
          <table:table-cell office:value-type="float" office:value="127" calcext:value-type="float">
            <text:p>127</text:p>
          </table:table-cell>
          <table:table-cell table:formula="of:=[.D129]" office:value-type="float" office:value="2170730" calcext:value-type="float">
            <text:p>2170730</text:p>
          </table:table-cell>
          <table:table-cell table:formula="of:=[.E129]" office:value-type="float" office:value="1838847" calcext:value-type="float">
            <text:p>1838847</text:p>
          </table:table-cell>
          <table:table-cell table:formula="of:=[.F129]" office:value-type="float" office:value="2583333" calcext:value-type="float">
            <text:p>2583333</text:p>
          </table:table-cell>
          <table:table-cell table:formula="of:=[.G129]" office:value-type="float" office:value="2297723" calcext:value-type="float">
            <text:p>2297723</text:p>
          </table:table-cell>
          <table:table-cell table:formula="of:=[.H129]" office:value-type="float" office:value="2866728" calcext:value-type="float">
            <text:p>2866728</text:p>
          </table:table-cell>
          <table:table-cell table:formula="of:=[.I129]" office:value-type="float" office:value="2999178" calcext:value-type="float">
            <text:p>2999178</text:p>
          </table:table-cell>
          <table:table-cell table:formula="of:=[.C129]+[.J129]" office:value-type="float" office:value="3085420" calcext:value-type="float">
            <text:p>3085420</text:p>
          </table:table-cell>
          <table:table-cell table:formula="of:=[.K129]" office:value-type="float" office:value="1704400" calcext:value-type="float">
            <text:p>1704400</text:p>
          </table:table-cell>
          <table:table-cell table:formula="of:=[.C129]" office:value-type="float" office:value="1598922" calcext:value-type="float">
            <text:p>1598922</text:p>
          </table:table-cell>
          <table:table-cell table:number-columns-repeated="291"/>
        </table:table-row>
        <table:table-row table:style-name="ro1">
          <table:table-cell table:formula="of:=SUM([.C131:.K131])" office:value-type="float" office:value="23316011" calcext:value-type="float">
            <text:p>23316011</text:p>
          </table:table-cell>
          <table:table-cell office:value-type="float" office:value="128" calcext:value-type="float">
            <text:p>128</text:p>
          </table:table-cell>
          <table:table-cell table:formula="of:=[.D130]" office:value-type="float" office:value="1838847" calcext:value-type="float">
            <text:p>1838847</text:p>
          </table:table-cell>
          <table:table-cell table:formula="of:=[.E130]" office:value-type="float" office:value="2583333" calcext:value-type="float">
            <text:p>2583333</text:p>
          </table:table-cell>
          <table:table-cell table:formula="of:=[.F130]" office:value-type="float" office:value="2297723" calcext:value-type="float">
            <text:p>2297723</text:p>
          </table:table-cell>
          <table:table-cell table:formula="of:=[.G130]" office:value-type="float" office:value="2866728" calcext:value-type="float">
            <text:p>2866728</text:p>
          </table:table-cell>
          <table:table-cell table:formula="of:=[.H130]" office:value-type="float" office:value="2999178" calcext:value-type="float">
            <text:p>2999178</text:p>
          </table:table-cell>
          <table:table-cell table:formula="of:=[.I130]" office:value-type="float" office:value="3085420" calcext:value-type="float">
            <text:p>3085420</text:p>
          </table:table-cell>
          <table:table-cell table:formula="of:=[.C130]+[.J130]" office:value-type="float" office:value="3875130" calcext:value-type="float">
            <text:p>3875130</text:p>
          </table:table-cell>
          <table:table-cell table:formula="of:=[.K130]" office:value-type="float" office:value="1598922" calcext:value-type="float">
            <text:p>1598922</text:p>
          </table:table-cell>
          <table:table-cell table:formula="of:=[.C130]" office:value-type="float" office:value="2170730" calcext:value-type="float">
            <text:p>2170730</text:p>
          </table:table-cell>
          <table:table-cell table:number-columns-repeated="291"/>
        </table:table-row>
        <table:table-row table:style-name="ro1">
          <table:table-cell table:formula="of:=SUM([.C132:.K132])" office:value-type="float" office:value="25154858" calcext:value-type="float">
            <text:p>25154858</text:p>
          </table:table-cell>
          <table:table-cell office:value-type="float" office:value="129" calcext:value-type="float">
            <text:p>129</text:p>
          </table:table-cell>
          <table:table-cell table:formula="of:=[.D131]" office:value-type="float" office:value="2583333" calcext:value-type="float">
            <text:p>2583333</text:p>
          </table:table-cell>
          <table:table-cell table:formula="of:=[.E131]" office:value-type="float" office:value="2297723" calcext:value-type="float">
            <text:p>2297723</text:p>
          </table:table-cell>
          <table:table-cell table:formula="of:=[.F131]" office:value-type="float" office:value="2866728" calcext:value-type="float">
            <text:p>2866728</text:p>
          </table:table-cell>
          <table:table-cell table:formula="of:=[.G131]" office:value-type="float" office:value="2999178" calcext:value-type="float">
            <text:p>2999178</text:p>
          </table:table-cell>
          <table:table-cell table:formula="of:=[.H131]" office:value-type="float" office:value="3085420" calcext:value-type="float">
            <text:p>3085420</text:p>
          </table:table-cell>
          <table:table-cell table:formula="of:=[.I131]" office:value-type="float" office:value="3875130" calcext:value-type="float">
            <text:p>3875130</text:p>
          </table:table-cell>
          <table:table-cell table:formula="of:=[.C131]+[.J131]" office:value-type="float" office:value="3437769" calcext:value-type="float">
            <text:p>3437769</text:p>
          </table:table-cell>
          <table:table-cell table:formula="of:=[.K131]" office:value-type="float" office:value="2170730" calcext:value-type="float">
            <text:p>2170730</text:p>
          </table:table-cell>
          <table:table-cell table:formula="of:=[.C131]" office:value-type="float" office:value="1838847" calcext:value-type="float">
            <text:p>1838847</text:p>
          </table:table-cell>
          <table:table-cell table:number-columns-repeated="291"/>
        </table:table-row>
        <table:table-row table:style-name="ro1">
          <table:table-cell table:formula="of:=SUM([.C133:.K133])" office:value-type="float" office:value="27738191" calcext:value-type="float">
            <text:p>27738191</text:p>
          </table:table-cell>
          <table:table-cell office:value-type="float" office:value="130" calcext:value-type="float">
            <text:p>130</text:p>
          </table:table-cell>
          <table:table-cell table:formula="of:=[.D132]" office:value-type="float" office:value="2297723" calcext:value-type="float">
            <text:p>2297723</text:p>
          </table:table-cell>
          <table:table-cell table:formula="of:=[.E132]" office:value-type="float" office:value="2866728" calcext:value-type="float">
            <text:p>2866728</text:p>
          </table:table-cell>
          <table:table-cell table:formula="of:=[.F132]" office:value-type="float" office:value="2999178" calcext:value-type="float">
            <text:p>2999178</text:p>
          </table:table-cell>
          <table:table-cell table:formula="of:=[.G132]" office:value-type="float" office:value="3085420" calcext:value-type="float">
            <text:p>3085420</text:p>
          </table:table-cell>
          <table:table-cell table:formula="of:=[.H132]" office:value-type="float" office:value="3875130" calcext:value-type="float">
            <text:p>3875130</text:p>
          </table:table-cell>
          <table:table-cell table:formula="of:=[.I132]" office:value-type="float" office:value="3437769" calcext:value-type="float">
            <text:p>3437769</text:p>
          </table:table-cell>
          <table:table-cell table:formula="of:=[.C132]+[.J132]" office:value-type="float" office:value="4754063" calcext:value-type="float">
            <text:p>4754063</text:p>
          </table:table-cell>
          <table:table-cell table:formula="of:=[.K132]" office:value-type="float" office:value="1838847" calcext:value-type="float">
            <text:p>1838847</text:p>
          </table:table-cell>
          <table:table-cell table:formula="of:=[.C132]" office:value-type="float" office:value="2583333" calcext:value-type="float">
            <text:p>2583333</text:p>
          </table:table-cell>
          <table:table-cell table:number-columns-repeated="291"/>
        </table:table-row>
        <table:table-row table:style-name="ro1">
          <table:table-cell table:formula="of:=SUM([.C134:.K134])" office:value-type="float" office:value="30035914" calcext:value-type="float">
            <text:p>30035914</text:p>
          </table:table-cell>
          <table:table-cell office:value-type="float" office:value="131" calcext:value-type="float">
            <text:p>131</text:p>
          </table:table-cell>
          <table:table-cell table:formula="of:=[.D133]" office:value-type="float" office:value="2866728" calcext:value-type="float">
            <text:p>2866728</text:p>
          </table:table-cell>
          <table:table-cell table:formula="of:=[.E133]" office:value-type="float" office:value="2999178" calcext:value-type="float">
            <text:p>2999178</text:p>
          </table:table-cell>
          <table:table-cell table:formula="of:=[.F133]" office:value-type="float" office:value="3085420" calcext:value-type="float">
            <text:p>3085420</text:p>
          </table:table-cell>
          <table:table-cell table:formula="of:=[.G133]" office:value-type="float" office:value="3875130" calcext:value-type="float">
            <text:p>3875130</text:p>
          </table:table-cell>
          <table:table-cell table:formula="of:=[.H133]" office:value-type="float" office:value="3437769" calcext:value-type="float">
            <text:p>3437769</text:p>
          </table:table-cell>
          <table:table-cell table:formula="of:=[.I133]" office:value-type="float" office:value="4754063" calcext:value-type="float">
            <text:p>4754063</text:p>
          </table:table-cell>
          <table:table-cell table:formula="of:=[.C133]+[.J133]" office:value-type="float" office:value="4136570" calcext:value-type="float">
            <text:p>4136570</text:p>
          </table:table-cell>
          <table:table-cell table:formula="of:=[.K133]" office:value-type="float" office:value="2583333" calcext:value-type="float">
            <text:p>2583333</text:p>
          </table:table-cell>
          <table:table-cell table:formula="of:=[.C133]" office:value-type="float" office:value="2297723" calcext:value-type="float">
            <text:p>2297723</text:p>
          </table:table-cell>
          <table:table-cell table:number-columns-repeated="291"/>
        </table:table-row>
        <table:table-row table:style-name="ro1">
          <table:table-cell table:formula="of:=SUM([.C135:.K135])" office:value-type="float" office:value="32902642" calcext:value-type="float">
            <text:p>32902642</text:p>
          </table:table-cell>
          <table:table-cell office:value-type="float" office:value="132" calcext:value-type="float">
            <text:p>132</text:p>
          </table:table-cell>
          <table:table-cell table:formula="of:=[.D134]" office:value-type="float" office:value="2999178" calcext:value-type="float">
            <text:p>2999178</text:p>
          </table:table-cell>
          <table:table-cell table:formula="of:=[.E134]" office:value-type="float" office:value="3085420" calcext:value-type="float">
            <text:p>3085420</text:p>
          </table:table-cell>
          <table:table-cell table:formula="of:=[.F134]" office:value-type="float" office:value="3875130" calcext:value-type="float">
            <text:p>3875130</text:p>
          </table:table-cell>
          <table:table-cell table:formula="of:=[.G134]" office:value-type="float" office:value="3437769" calcext:value-type="float">
            <text:p>3437769</text:p>
          </table:table-cell>
          <table:table-cell table:formula="of:=[.H134]" office:value-type="float" office:value="4754063" calcext:value-type="float">
            <text:p>4754063</text:p>
          </table:table-cell>
          <table:table-cell table:formula="of:=[.I134]" office:value-type="float" office:value="4136570" calcext:value-type="float">
            <text:p>4136570</text:p>
          </table:table-cell>
          <table:table-cell table:formula="of:=[.C134]+[.J134]" office:value-type="float" office:value="5450061" calcext:value-type="float">
            <text:p>5450061</text:p>
          </table:table-cell>
          <table:table-cell table:formula="of:=[.K134]" office:value-type="float" office:value="2297723" calcext:value-type="float">
            <text:p>2297723</text:p>
          </table:table-cell>
          <table:table-cell table:formula="of:=[.C134]" office:value-type="float" office:value="2866728" calcext:value-type="float">
            <text:p>2866728</text:p>
          </table:table-cell>
          <table:table-cell table:number-columns-repeated="291"/>
        </table:table-row>
        <table:table-row table:style-name="ro1">
          <table:table-cell table:formula="of:=SUM([.C136:.K136])" office:value-type="float" office:value="35901820" calcext:value-type="float">
            <text:p>35901820</text:p>
          </table:table-cell>
          <table:table-cell office:value-type="float" office:value="133" calcext:value-type="float">
            <text:p>133</text:p>
          </table:table-cell>
          <table:table-cell table:formula="of:=[.D135]" office:value-type="float" office:value="3085420" calcext:value-type="float">
            <text:p>3085420</text:p>
          </table:table-cell>
          <table:table-cell table:formula="of:=[.E135]" office:value-type="float" office:value="3875130" calcext:value-type="float">
            <text:p>3875130</text:p>
          </table:table-cell>
          <table:table-cell table:formula="of:=[.F135]" office:value-type="float" office:value="3437769" calcext:value-type="float">
            <text:p>3437769</text:p>
          </table:table-cell>
          <table:table-cell table:formula="of:=[.G135]" office:value-type="float" office:value="4754063" calcext:value-type="float">
            <text:p>4754063</text:p>
          </table:table-cell>
          <table:table-cell table:formula="of:=[.H135]" office:value-type="float" office:value="4136570" calcext:value-type="float">
            <text:p>4136570</text:p>
          </table:table-cell>
          <table:table-cell table:formula="of:=[.I135]" office:value-type="float" office:value="5450061" calcext:value-type="float">
            <text:p>5450061</text:p>
          </table:table-cell>
          <table:table-cell table:formula="of:=[.C135]+[.J135]" office:value-type="float" office:value="5296901" calcext:value-type="float">
            <text:p>5296901</text:p>
          </table:table-cell>
          <table:table-cell table:formula="of:=[.K135]" office:value-type="float" office:value="2866728" calcext:value-type="float">
            <text:p>2866728</text:p>
          </table:table-cell>
          <table:table-cell table:formula="of:=[.C135]" office:value-type="float" office:value="2999178" calcext:value-type="float">
            <text:p>2999178</text:p>
          </table:table-cell>
          <table:table-cell table:number-columns-repeated="291"/>
        </table:table-row>
        <table:table-row table:style-name="ro1">
          <table:table-cell table:formula="of:=SUM([.C137:.K137])" office:value-type="float" office:value="38987240" calcext:value-type="float">
            <text:p>38987240</text:p>
          </table:table-cell>
          <table:table-cell office:value-type="float" office:value="134" calcext:value-type="float">
            <text:p>134</text:p>
          </table:table-cell>
          <table:table-cell table:formula="of:=[.D136]" office:value-type="float" office:value="3875130" calcext:value-type="float">
            <text:p>3875130</text:p>
          </table:table-cell>
          <table:table-cell table:formula="of:=[.E136]" office:value-type="float" office:value="3437769" calcext:value-type="float">
            <text:p>3437769</text:p>
          </table:table-cell>
          <table:table-cell table:formula="of:=[.F136]" office:value-type="float" office:value="4754063" calcext:value-type="float">
            <text:p>4754063</text:p>
          </table:table-cell>
          <table:table-cell table:formula="of:=[.G136]" office:value-type="float" office:value="4136570" calcext:value-type="float">
            <text:p>4136570</text:p>
          </table:table-cell>
          <table:table-cell table:formula="of:=[.H136]" office:value-type="float" office:value="5450061" calcext:value-type="float">
            <text:p>5450061</text:p>
          </table:table-cell>
          <table:table-cell table:formula="of:=[.I136]" office:value-type="float" office:value="5296901" calcext:value-type="float">
            <text:p>5296901</text:p>
          </table:table-cell>
          <table:table-cell table:formula="of:=[.C136]+[.J136]" office:value-type="float" office:value="5952148" calcext:value-type="float">
            <text:p>5952148</text:p>
          </table:table-cell>
          <table:table-cell table:formula="of:=[.K136]" office:value-type="float" office:value="2999178" calcext:value-type="float">
            <text:p>2999178</text:p>
          </table:table-cell>
          <table:table-cell table:formula="of:=[.C136]" office:value-type="float" office:value="3085420" calcext:value-type="float">
            <text:p>3085420</text:p>
          </table:table-cell>
          <table:table-cell table:number-columns-repeated="291"/>
        </table:table-row>
        <table:table-row table:style-name="ro1">
          <table:table-cell table:formula="of:=SUM([.C138:.K138])" office:value-type="float" office:value="42862370" calcext:value-type="float">
            <text:p>42862370</text:p>
          </table:table-cell>
          <table:table-cell office:value-type="float" office:value="135" calcext:value-type="float">
            <text:p>135</text:p>
          </table:table-cell>
          <table:table-cell table:formula="of:=[.D137]" office:value-type="float" office:value="3437769" calcext:value-type="float">
            <text:p>3437769</text:p>
          </table:table-cell>
          <table:table-cell table:formula="of:=[.E137]" office:value-type="float" office:value="4754063" calcext:value-type="float">
            <text:p>4754063</text:p>
          </table:table-cell>
          <table:table-cell table:formula="of:=[.F137]" office:value-type="float" office:value="4136570" calcext:value-type="float">
            <text:p>4136570</text:p>
          </table:table-cell>
          <table:table-cell table:formula="of:=[.G137]" office:value-type="float" office:value="5450061" calcext:value-type="float">
            <text:p>5450061</text:p>
          </table:table-cell>
          <table:table-cell table:formula="of:=[.H137]" office:value-type="float" office:value="5296901" calcext:value-type="float">
            <text:p>5296901</text:p>
          </table:table-cell>
          <table:table-cell table:formula="of:=[.I137]" office:value-type="float" office:value="5952148" calcext:value-type="float">
            <text:p>5952148</text:p>
          </table:table-cell>
          <table:table-cell table:formula="of:=[.C137]+[.J137]" office:value-type="float" office:value="6874308" calcext:value-type="float">
            <text:p>6874308</text:p>
          </table:table-cell>
          <table:table-cell table:formula="of:=[.K137]" office:value-type="float" office:value="3085420" calcext:value-type="float">
            <text:p>3085420</text:p>
          </table:table-cell>
          <table:table-cell table:formula="of:=[.C137]" office:value-type="float" office:value="3875130" calcext:value-type="float">
            <text:p>3875130</text:p>
          </table:table-cell>
          <table:table-cell table:number-columns-repeated="291"/>
        </table:table-row>
        <table:table-row table:style-name="ro1">
          <table:table-cell table:formula="of:=SUM([.C139:.K139])" office:value-type="float" office:value="46300139" calcext:value-type="float">
            <text:p>46300139</text:p>
          </table:table-cell>
          <table:table-cell office:value-type="float" office:value="136" calcext:value-type="float">
            <text:p>136</text:p>
          </table:table-cell>
          <table:table-cell table:formula="of:=[.D138]" office:value-type="float" office:value="4754063" calcext:value-type="float">
            <text:p>4754063</text:p>
          </table:table-cell>
          <table:table-cell table:formula="of:=[.E138]" office:value-type="float" office:value="4136570" calcext:value-type="float">
            <text:p>4136570</text:p>
          </table:table-cell>
          <table:table-cell table:formula="of:=[.F138]" office:value-type="float" office:value="5450061" calcext:value-type="float">
            <text:p>5450061</text:p>
          </table:table-cell>
          <table:table-cell table:formula="of:=[.G138]" office:value-type="float" office:value="5296901" calcext:value-type="float">
            <text:p>5296901</text:p>
          </table:table-cell>
          <table:table-cell table:formula="of:=[.H138]" office:value-type="float" office:value="5952148" calcext:value-type="float">
            <text:p>5952148</text:p>
          </table:table-cell>
          <table:table-cell table:formula="of:=[.I138]" office:value-type="float" office:value="6874308" calcext:value-type="float">
            <text:p>6874308</text:p>
          </table:table-cell>
          <table:table-cell table:formula="of:=[.C138]+[.J138]" office:value-type="float" office:value="6523189" calcext:value-type="float">
            <text:p>6523189</text:p>
          </table:table-cell>
          <table:table-cell table:formula="of:=[.K138]" office:value-type="float" office:value="3875130" calcext:value-type="float">
            <text:p>3875130</text:p>
          </table:table-cell>
          <table:table-cell table:formula="of:=[.C138]" office:value-type="float" office:value="3437769" calcext:value-type="float">
            <text:p>3437769</text:p>
          </table:table-cell>
          <table:table-cell table:number-columns-repeated="291"/>
        </table:table-row>
        <table:table-row table:style-name="ro1">
          <table:table-cell table:formula="of:=SUM([.C140:.K140])" office:value-type="float" office:value="51054202" calcext:value-type="float">
            <text:p>51054202</text:p>
          </table:table-cell>
          <table:table-cell office:value-type="float" office:value="137" calcext:value-type="float">
            <text:p>137</text:p>
          </table:table-cell>
          <table:table-cell table:formula="of:=[.D139]" office:value-type="float" office:value="4136570" calcext:value-type="float">
            <text:p>4136570</text:p>
          </table:table-cell>
          <table:table-cell table:formula="of:=[.E139]" office:value-type="float" office:value="5450061" calcext:value-type="float">
            <text:p>5450061</text:p>
          </table:table-cell>
          <table:table-cell table:formula="of:=[.F139]" office:value-type="float" office:value="5296901" calcext:value-type="float">
            <text:p>5296901</text:p>
          </table:table-cell>
          <table:table-cell table:formula="of:=[.G139]" office:value-type="float" office:value="5952148" calcext:value-type="float">
            <text:p>5952148</text:p>
          </table:table-cell>
          <table:table-cell table:formula="of:=[.H139]" office:value-type="float" office:value="6874308" calcext:value-type="float">
            <text:p>6874308</text:p>
          </table:table-cell>
          <table:table-cell table:formula="of:=[.I139]" office:value-type="float" office:value="6523189" calcext:value-type="float">
            <text:p>6523189</text:p>
          </table:table-cell>
          <table:table-cell table:formula="of:=[.C139]+[.J139]" office:value-type="float" office:value="8629193" calcext:value-type="float">
            <text:p>8629193</text:p>
          </table:table-cell>
          <table:table-cell table:formula="of:=[.K139]" office:value-type="float" office:value="3437769" calcext:value-type="float">
            <text:p>3437769</text:p>
          </table:table-cell>
          <table:table-cell table:formula="of:=[.C139]" office:value-type="float" office:value="4754063" calcext:value-type="float">
            <text:p>4754063</text:p>
          </table:table-cell>
          <table:table-cell table:number-columns-repeated="291"/>
        </table:table-row>
        <table:table-row table:style-name="ro1">
          <table:table-cell table:formula="of:=SUM([.C141:.K141])" office:value-type="float" office:value="55190772" calcext:value-type="float">
            <text:p>55190772</text:p>
          </table:table-cell>
          <table:table-cell office:value-type="float" office:value="138" calcext:value-type="float">
            <text:p>138</text:p>
          </table:table-cell>
          <table:table-cell table:formula="of:=[.D140]" office:value-type="float" office:value="5450061" calcext:value-type="float">
            <text:p>5450061</text:p>
          </table:table-cell>
          <table:table-cell table:formula="of:=[.E140]" office:value-type="float" office:value="5296901" calcext:value-type="float">
            <text:p>5296901</text:p>
          </table:table-cell>
          <table:table-cell table:formula="of:=[.F140]" office:value-type="float" office:value="5952148" calcext:value-type="float">
            <text:p>5952148</text:p>
          </table:table-cell>
          <table:table-cell table:formula="of:=[.G140]" office:value-type="float" office:value="6874308" calcext:value-type="float">
            <text:p>6874308</text:p>
          </table:table-cell>
          <table:table-cell table:formula="of:=[.H140]" office:value-type="float" office:value="6523189" calcext:value-type="float">
            <text:p>6523189</text:p>
          </table:table-cell>
          <table:table-cell table:formula="of:=[.I140]" office:value-type="float" office:value="8629193" calcext:value-type="float">
            <text:p>8629193</text:p>
          </table:table-cell>
          <table:table-cell table:formula="of:=[.C140]+[.J140]" office:value-type="float" office:value="7574339" calcext:value-type="float">
            <text:p>7574339</text:p>
          </table:table-cell>
          <table:table-cell table:formula="of:=[.K140]" office:value-type="float" office:value="4754063" calcext:value-type="float">
            <text:p>4754063</text:p>
          </table:table-cell>
          <table:table-cell table:formula="of:=[.C140]" office:value-type="float" office:value="4136570" calcext:value-type="float">
            <text:p>4136570</text:p>
          </table:table-cell>
          <table:table-cell table:number-columns-repeated="291"/>
        </table:table-row>
        <table:table-row table:style-name="ro1">
          <table:table-cell table:formula="of:=SUM([.C142:.K142])" office:value-type="float" office:value="60640833" calcext:value-type="float">
            <text:p>60640833</text:p>
          </table:table-cell>
          <table:table-cell office:value-type="float" office:value="139" calcext:value-type="float">
            <text:p>139</text:p>
          </table:table-cell>
          <table:table-cell table:formula="of:=[.D141]" office:value-type="float" office:value="5296901" calcext:value-type="float">
            <text:p>5296901</text:p>
          </table:table-cell>
          <table:table-cell table:formula="of:=[.E141]" office:value-type="float" office:value="5952148" calcext:value-type="float">
            <text:p>5952148</text:p>
          </table:table-cell>
          <table:table-cell table:formula="of:=[.F141]" office:value-type="float" office:value="6874308" calcext:value-type="float">
            <text:p>6874308</text:p>
          </table:table-cell>
          <table:table-cell table:formula="of:=[.G141]" office:value-type="float" office:value="6523189" calcext:value-type="float">
            <text:p>6523189</text:p>
          </table:table-cell>
          <table:table-cell table:formula="of:=[.H141]" office:value-type="float" office:value="8629193" calcext:value-type="float">
            <text:p>8629193</text:p>
          </table:table-cell>
          <table:table-cell table:formula="of:=[.I141]" office:value-type="float" office:value="7574339" calcext:value-type="float">
            <text:p>7574339</text:p>
          </table:table-cell>
          <table:table-cell table:formula="of:=[.C141]+[.J141]" office:value-type="float" office:value="10204124" calcext:value-type="float">
            <text:p>10204124</text:p>
          </table:table-cell>
          <table:table-cell table:formula="of:=[.K141]" office:value-type="float" office:value="4136570" calcext:value-type="float">
            <text:p>4136570</text:p>
          </table:table-cell>
          <table:table-cell table:formula="of:=[.C141]" office:value-type="float" office:value="5450061" calcext:value-type="float">
            <text:p>5450061</text:p>
          </table:table-cell>
          <table:table-cell table:number-columns-repeated="291"/>
        </table:table-row>
        <table:table-row table:style-name="ro1">
          <table:table-cell table:formula="of:=SUM([.C143:.K143])" office:value-type="float" office:value="65937734" calcext:value-type="float">
            <text:p>65937734</text:p>
          </table:table-cell>
          <table:table-cell office:value-type="float" office:value="140" calcext:value-type="float">
            <text:p>140</text:p>
          </table:table-cell>
          <table:table-cell table:formula="of:=[.D142]" office:value-type="float" office:value="5952148" calcext:value-type="float">
            <text:p>5952148</text:p>
          </table:table-cell>
          <table:table-cell table:formula="of:=[.E142]" office:value-type="float" office:value="6874308" calcext:value-type="float">
            <text:p>6874308</text:p>
          </table:table-cell>
          <table:table-cell table:formula="of:=[.F142]" office:value-type="float" office:value="6523189" calcext:value-type="float">
            <text:p>6523189</text:p>
          </table:table-cell>
          <table:table-cell table:formula="of:=[.G142]" office:value-type="float" office:value="8629193" calcext:value-type="float">
            <text:p>8629193</text:p>
          </table:table-cell>
          <table:table-cell table:formula="of:=[.H142]" office:value-type="float" office:value="7574339" calcext:value-type="float">
            <text:p>7574339</text:p>
          </table:table-cell>
          <table:table-cell table:formula="of:=[.I142]" office:value-type="float" office:value="10204124" calcext:value-type="float">
            <text:p>10204124</text:p>
          </table:table-cell>
          <table:table-cell table:formula="of:=[.C142]+[.J142]" office:value-type="float" office:value="9433471" calcext:value-type="float">
            <text:p>9433471</text:p>
          </table:table-cell>
          <table:table-cell table:formula="of:=[.K142]" office:value-type="float" office:value="5450061" calcext:value-type="float">
            <text:p>5450061</text:p>
          </table:table-cell>
          <table:table-cell table:formula="of:=[.C142]" office:value-type="float" office:value="5296901" calcext:value-type="float">
            <text:p>5296901</text:p>
          </table:table-cell>
          <table:table-cell table:number-columns-repeated="291"/>
        </table:table-row>
        <table:table-row table:style-name="ro1">
          <table:table-cell table:formula="of:=SUM([.C144:.K144])" office:value-type="float" office:value="71889882" calcext:value-type="float">
            <text:p>71889882</text:p>
          </table:table-cell>
          <table:table-cell office:value-type="float" office:value="141" calcext:value-type="float">
            <text:p>141</text:p>
          </table:table-cell>
          <table:table-cell table:formula="of:=[.D143]" office:value-type="float" office:value="6874308" calcext:value-type="float">
            <text:p>6874308</text:p>
          </table:table-cell>
          <table:table-cell table:formula="of:=[.E143]" office:value-type="float" office:value="6523189" calcext:value-type="float">
            <text:p>6523189</text:p>
          </table:table-cell>
          <table:table-cell table:formula="of:=[.F143]" office:value-type="float" office:value="8629193" calcext:value-type="float">
            <text:p>8629193</text:p>
          </table:table-cell>
          <table:table-cell table:formula="of:=[.G143]" office:value-type="float" office:value="7574339" calcext:value-type="float">
            <text:p>7574339</text:p>
          </table:table-cell>
          <table:table-cell table:formula="of:=[.H143]" office:value-type="float" office:value="10204124" calcext:value-type="float">
            <text:p>10204124</text:p>
          </table:table-cell>
          <table:table-cell table:formula="of:=[.I143]" office:value-type="float" office:value="9433471" calcext:value-type="float">
            <text:p>9433471</text:p>
          </table:table-cell>
          <table:table-cell table:formula="of:=[.C143]+[.J143]" office:value-type="float" office:value="11402209" calcext:value-type="float">
            <text:p>11402209</text:p>
          </table:table-cell>
          <table:table-cell table:formula="of:=[.K143]" office:value-type="float" office:value="5296901" calcext:value-type="float">
            <text:p>5296901</text:p>
          </table:table-cell>
          <table:table-cell table:formula="of:=[.C143]" office:value-type="float" office:value="5952148" calcext:value-type="float">
            <text:p>5952148</text:p>
          </table:table-cell>
          <table:table-cell table:number-columns-repeated="291"/>
        </table:table-row>
        <table:table-row table:style-name="ro1">
          <table:table-cell table:formula="of:=SUM([.C145:.K145])" office:value-type="float" office:value="78764190" calcext:value-type="float">
            <text:p>78764190</text:p>
          </table:table-cell>
          <table:table-cell office:value-type="float" office:value="142" calcext:value-type="float">
            <text:p>142</text:p>
          </table:table-cell>
          <table:table-cell table:formula="of:=[.D144]" office:value-type="float" office:value="6523189" calcext:value-type="float">
            <text:p>6523189</text:p>
          </table:table-cell>
          <table:table-cell table:formula="of:=[.E144]" office:value-type="float" office:value="8629193" calcext:value-type="float">
            <text:p>8629193</text:p>
          </table:table-cell>
          <table:table-cell table:formula="of:=[.F144]" office:value-type="float" office:value="7574339" calcext:value-type="float">
            <text:p>7574339</text:p>
          </table:table-cell>
          <table:table-cell table:formula="of:=[.G144]" office:value-type="float" office:value="10204124" calcext:value-type="float">
            <text:p>10204124</text:p>
          </table:table-cell>
          <table:table-cell table:formula="of:=[.H144]" office:value-type="float" office:value="9433471" calcext:value-type="float">
            <text:p>9433471</text:p>
          </table:table-cell>
          <table:table-cell table:formula="of:=[.I144]" office:value-type="float" office:value="11402209" calcext:value-type="float">
            <text:p>11402209</text:p>
          </table:table-cell>
          <table:table-cell table:formula="of:=[.C144]+[.J144]" office:value-type="float" office:value="12171209" calcext:value-type="float">
            <text:p>12171209</text:p>
          </table:table-cell>
          <table:table-cell table:formula="of:=[.K144]" office:value-type="float" office:value="5952148" calcext:value-type="float">
            <text:p>5952148</text:p>
          </table:table-cell>
          <table:table-cell table:formula="of:=[.C144]" office:value-type="float" office:value="6874308" calcext:value-type="float">
            <text:p>6874308</text:p>
          </table:table-cell>
          <table:table-cell table:number-columns-repeated="291"/>
        </table:table-row>
        <table:table-row table:style-name="ro1">
          <table:table-cell table:formula="of:=SUM([.C146:.K146])" office:value-type="float" office:value="85287379" calcext:value-type="float">
            <text:p>85287379</text:p>
          </table:table-cell>
          <table:table-cell office:value-type="float" office:value="143" calcext:value-type="float">
            <text:p>143</text:p>
          </table:table-cell>
          <table:table-cell table:formula="of:=[.D145]" office:value-type="float" office:value="8629193" calcext:value-type="float">
            <text:p>8629193</text:p>
          </table:table-cell>
          <table:table-cell table:formula="of:=[.E145]" office:value-type="float" office:value="7574339" calcext:value-type="float">
            <text:p>7574339</text:p>
          </table:table-cell>
          <table:table-cell table:formula="of:=[.F145]" office:value-type="float" office:value="10204124" calcext:value-type="float">
            <text:p>10204124</text:p>
          </table:table-cell>
          <table:table-cell table:formula="of:=[.G145]" office:value-type="float" office:value="9433471" calcext:value-type="float">
            <text:p>9433471</text:p>
          </table:table-cell>
          <table:table-cell table:formula="of:=[.H145]" office:value-type="float" office:value="11402209" calcext:value-type="float">
            <text:p>11402209</text:p>
          </table:table-cell>
          <table:table-cell table:formula="of:=[.I145]" office:value-type="float" office:value="12171209" calcext:value-type="float">
            <text:p>12171209</text:p>
          </table:table-cell>
          <table:table-cell table:formula="of:=[.C145]+[.J145]" office:value-type="float" office:value="12475337" calcext:value-type="float">
            <text:p>12475337</text:p>
          </table:table-cell>
          <table:table-cell table:formula="of:=[.K145]" office:value-type="float" office:value="6874308" calcext:value-type="float">
            <text:p>6874308</text:p>
          </table:table-cell>
          <table:table-cell table:formula="of:=[.C145]" office:value-type="float" office:value="6523189" calcext:value-type="float">
            <text:p>6523189</text:p>
          </table:table-cell>
          <table:table-cell table:number-columns-repeated="291"/>
        </table:table-row>
        <table:table-row table:style-name="ro1">
          <table:table-cell table:formula="of:=SUM([.C147:.K147])" office:value-type="float" office:value="93916572" calcext:value-type="float">
            <text:p>93916572</text:p>
          </table:table-cell>
          <table:table-cell office:value-type="float" office:value="144" calcext:value-type="float">
            <text:p>144</text:p>
          </table:table-cell>
          <table:table-cell table:formula="of:=[.D146]" office:value-type="float" office:value="7574339" calcext:value-type="float">
            <text:p>7574339</text:p>
          </table:table-cell>
          <table:table-cell table:formula="of:=[.E146]" office:value-type="float" office:value="10204124" calcext:value-type="float">
            <text:p>10204124</text:p>
          </table:table-cell>
          <table:table-cell table:formula="of:=[.F146]" office:value-type="float" office:value="9433471" calcext:value-type="float">
            <text:p>9433471</text:p>
          </table:table-cell>
          <table:table-cell table:formula="of:=[.G146]" office:value-type="float" office:value="11402209" calcext:value-type="float">
            <text:p>11402209</text:p>
          </table:table-cell>
          <table:table-cell table:formula="of:=[.H146]" office:value-type="float" office:value="12171209" calcext:value-type="float">
            <text:p>12171209</text:p>
          </table:table-cell>
          <table:table-cell table:formula="of:=[.I146]" office:value-type="float" office:value="12475337" calcext:value-type="float">
            <text:p>12475337</text:p>
          </table:table-cell>
          <table:table-cell table:formula="of:=[.C146]+[.J146]" office:value-type="float" office:value="15503501" calcext:value-type="float">
            <text:p>15503501</text:p>
          </table:table-cell>
          <table:table-cell table:formula="of:=[.K146]" office:value-type="float" office:value="6523189" calcext:value-type="float">
            <text:p>6523189</text:p>
          </table:table-cell>
          <table:table-cell table:formula="of:=[.C146]" office:value-type="float" office:value="8629193" calcext:value-type="float">
            <text:p>8629193</text:p>
          </table:table-cell>
          <table:table-cell table:number-columns-repeated="291"/>
        </table:table-row>
        <table:table-row table:style-name="ro1">
          <table:table-cell table:formula="of:=SUM([.C148:.K148])" office:value-type="float" office:value="101490911" calcext:value-type="float">
            <text:p>101490911</text:p>
          </table:table-cell>
          <table:table-cell office:value-type="float" office:value="145" calcext:value-type="float">
            <text:p>145</text:p>
          </table:table-cell>
          <table:table-cell table:formula="of:=[.D147]" office:value-type="float" office:value="10204124" calcext:value-type="float">
            <text:p>10204124</text:p>
          </table:table-cell>
          <table:table-cell table:formula="of:=[.E147]" office:value-type="float" office:value="9433471" calcext:value-type="float">
            <text:p>9433471</text:p>
          </table:table-cell>
          <table:table-cell table:formula="of:=[.F147]" office:value-type="float" office:value="11402209" calcext:value-type="float">
            <text:p>11402209</text:p>
          </table:table-cell>
          <table:table-cell table:formula="of:=[.G147]" office:value-type="float" office:value="12171209" calcext:value-type="float">
            <text:p>12171209</text:p>
          </table:table-cell>
          <table:table-cell table:formula="of:=[.H147]" office:value-type="float" office:value="12475337" calcext:value-type="float">
            <text:p>12475337</text:p>
          </table:table-cell>
          <table:table-cell table:formula="of:=[.I147]" office:value-type="float" office:value="15503501" calcext:value-type="float">
            <text:p>15503501</text:p>
          </table:table-cell>
          <table:table-cell table:formula="of:=[.C147]+[.J147]" office:value-type="float" office:value="14097528" calcext:value-type="float">
            <text:p>14097528</text:p>
          </table:table-cell>
          <table:table-cell table:formula="of:=[.K147]" office:value-type="float" office:value="8629193" calcext:value-type="float">
            <text:p>8629193</text:p>
          </table:table-cell>
          <table:table-cell table:formula="of:=[.C147]" office:value-type="float" office:value="7574339" calcext:value-type="float">
            <text:p>7574339</text:p>
          </table:table-cell>
          <table:table-cell table:number-columns-repeated="291"/>
        </table:table-row>
        <table:table-row table:style-name="ro1">
          <table:table-cell table:formula="of:=SUM([.C149:.K149])" office:value-type="float" office:value="111695035" calcext:value-type="float">
            <text:p>111695035</text:p>
          </table:table-cell>
          <table:table-cell office:value-type="float" office:value="146" calcext:value-type="float">
            <text:p>146</text:p>
          </table:table-cell>
          <table:table-cell table:formula="of:=[.D148]" office:value-type="float" office:value="9433471" calcext:value-type="float">
            <text:p>9433471</text:p>
          </table:table-cell>
          <table:table-cell table:formula="of:=[.E148]" office:value-type="float" office:value="11402209" calcext:value-type="float">
            <text:p>11402209</text:p>
          </table:table-cell>
          <table:table-cell table:formula="of:=[.F148]" office:value-type="float" office:value="12171209" calcext:value-type="float">
            <text:p>12171209</text:p>
          </table:table-cell>
          <table:table-cell table:formula="of:=[.G148]" office:value-type="float" office:value="12475337" calcext:value-type="float">
            <text:p>12475337</text:p>
          </table:table-cell>
          <table:table-cell table:formula="of:=[.H148]" office:value-type="float" office:value="15503501" calcext:value-type="float">
            <text:p>15503501</text:p>
          </table:table-cell>
          <table:table-cell table:formula="of:=[.I148]" office:value-type="float" office:value="14097528" calcext:value-type="float">
            <text:p>14097528</text:p>
          </table:table-cell>
          <table:table-cell table:formula="of:=[.C148]+[.J148]" office:value-type="float" office:value="18833317" calcext:value-type="float">
            <text:p>18833317</text:p>
          </table:table-cell>
          <table:table-cell table:formula="of:=[.K148]" office:value-type="float" office:value="7574339" calcext:value-type="float">
            <text:p>7574339</text:p>
          </table:table-cell>
          <table:table-cell table:formula="of:=[.C148]" office:value-type="float" office:value="10204124" calcext:value-type="float">
            <text:p>10204124</text:p>
          </table:table-cell>
          <table:table-cell table:number-columns-repeated="291"/>
        </table:table-row>
        <table:table-row table:style-name="ro1">
          <table:table-cell table:formula="of:=SUM([.C150:.K150])" office:value-type="float" office:value="121128506" calcext:value-type="float">
            <text:p>121128506</text:p>
          </table:table-cell>
          <table:table-cell office:value-type="float" office:value="147" calcext:value-type="float">
            <text:p>147</text:p>
          </table:table-cell>
          <table:table-cell table:formula="of:=[.D149]" office:value-type="float" office:value="11402209" calcext:value-type="float">
            <text:p>11402209</text:p>
          </table:table-cell>
          <table:table-cell table:formula="of:=[.E149]" office:value-type="float" office:value="12171209" calcext:value-type="float">
            <text:p>12171209</text:p>
          </table:table-cell>
          <table:table-cell table:formula="of:=[.F149]" office:value-type="float" office:value="12475337" calcext:value-type="float">
            <text:p>12475337</text:p>
          </table:table-cell>
          <table:table-cell table:formula="of:=[.G149]" office:value-type="float" office:value="15503501" calcext:value-type="float">
            <text:p>15503501</text:p>
          </table:table-cell>
          <table:table-cell table:formula="of:=[.H149]" office:value-type="float" office:value="14097528" calcext:value-type="float">
            <text:p>14097528</text:p>
          </table:table-cell>
          <table:table-cell table:formula="of:=[.I149]" office:value-type="float" office:value="18833317" calcext:value-type="float">
            <text:p>18833317</text:p>
          </table:table-cell>
          <table:table-cell table:formula="of:=[.C149]+[.J149]" office:value-type="float" office:value="17007810" calcext:value-type="float">
            <text:p>17007810</text:p>
          </table:table-cell>
          <table:table-cell table:formula="of:=[.K149]" office:value-type="float" office:value="10204124" calcext:value-type="float">
            <text:p>10204124</text:p>
          </table:table-cell>
          <table:table-cell table:formula="of:=[.C149]" office:value-type="float" office:value="9433471" calcext:value-type="float">
            <text:p>9433471</text:p>
          </table:table-cell>
          <table:table-cell table:number-columns-repeated="291"/>
        </table:table-row>
        <table:table-row table:style-name="ro1">
          <table:table-cell table:formula="of:=SUM([.C151:.K151])" office:value-type="float" office:value="132530715" calcext:value-type="float">
            <text:p>132530715</text:p>
          </table:table-cell>
          <table:table-cell office:value-type="float" office:value="148" calcext:value-type="float">
            <text:p>148</text:p>
          </table:table-cell>
          <table:table-cell table:formula="of:=[.D150]" office:value-type="float" office:value="12171209" calcext:value-type="float">
            <text:p>12171209</text:p>
          </table:table-cell>
          <table:table-cell table:formula="of:=[.E150]" office:value-type="float" office:value="12475337" calcext:value-type="float">
            <text:p>12475337</text:p>
          </table:table-cell>
          <table:table-cell table:formula="of:=[.F150]" office:value-type="float" office:value="15503501" calcext:value-type="float">
            <text:p>15503501</text:p>
          </table:table-cell>
          <table:table-cell table:formula="of:=[.G150]" office:value-type="float" office:value="14097528" calcext:value-type="float">
            <text:p>14097528</text:p>
          </table:table-cell>
          <table:table-cell table:formula="of:=[.H150]" office:value-type="float" office:value="18833317" calcext:value-type="float">
            <text:p>18833317</text:p>
          </table:table-cell>
          <table:table-cell table:formula="of:=[.I150]" office:value-type="float" office:value="17007810" calcext:value-type="float">
            <text:p>17007810</text:p>
          </table:table-cell>
          <table:table-cell table:formula="of:=[.C150]+[.J150]" office:value-type="float" office:value="21606333" calcext:value-type="float">
            <text:p>21606333</text:p>
          </table:table-cell>
          <table:table-cell table:formula="of:=[.K150]" office:value-type="float" office:value="9433471" calcext:value-type="float">
            <text:p>9433471</text:p>
          </table:table-cell>
          <table:table-cell table:formula="of:=[.C150]" office:value-type="float" office:value="11402209" calcext:value-type="float">
            <text:p>11402209</text:p>
          </table:table-cell>
          <table:table-cell table:number-columns-repeated="291"/>
        </table:table-row>
        <table:table-row table:style-name="ro1">
          <table:table-cell table:formula="of:=SUM([.C152:.K152])" office:value-type="float" office:value="144701924" calcext:value-type="float">
            <text:p>144701924</text:p>
          </table:table-cell>
          <table:table-cell office:value-type="float" office:value="149" calcext:value-type="float">
            <text:p>149</text:p>
          </table:table-cell>
          <table:table-cell table:formula="of:=[.D151]" office:value-type="float" office:value="12475337" calcext:value-type="float">
            <text:p>12475337</text:p>
          </table:table-cell>
          <table:table-cell table:formula="of:=[.E151]" office:value-type="float" office:value="15503501" calcext:value-type="float">
            <text:p>15503501</text:p>
          </table:table-cell>
          <table:table-cell table:formula="of:=[.F151]" office:value-type="float" office:value="14097528" calcext:value-type="float">
            <text:p>14097528</text:p>
          </table:table-cell>
          <table:table-cell table:formula="of:=[.G151]" office:value-type="float" office:value="18833317" calcext:value-type="float">
            <text:p>18833317</text:p>
          </table:table-cell>
          <table:table-cell table:formula="of:=[.H151]" office:value-type="float" office:value="17007810" calcext:value-type="float">
            <text:p>17007810</text:p>
          </table:table-cell>
          <table:table-cell table:formula="of:=[.I151]" office:value-type="float" office:value="21606333" calcext:value-type="float">
            <text:p>21606333</text:p>
          </table:table-cell>
          <table:table-cell table:formula="of:=[.C151]+[.J151]" office:value-type="float" office:value="21604680" calcext:value-type="float">
            <text:p>21604680</text:p>
          </table:table-cell>
          <table:table-cell table:formula="of:=[.K151]" office:value-type="float" office:value="11402209" calcext:value-type="float">
            <text:p>11402209</text:p>
          </table:table-cell>
          <table:table-cell table:formula="of:=[.C151]" office:value-type="float" office:value="12171209" calcext:value-type="float">
            <text:p>12171209</text:p>
          </table:table-cell>
          <table:table-cell table:number-columns-repeated="291"/>
        </table:table-row>
        <table:table-row table:style-name="ro1">
          <table:table-cell table:formula="of:=SUM([.C153:.K153])" office:value-type="float" office:value="157177261" calcext:value-type="float">
            <text:p>157177261</text:p>
          </table:table-cell>
          <table:table-cell office:value-type="float" office:value="150" calcext:value-type="float">
            <text:p>150</text:p>
          </table:table-cell>
          <table:table-cell table:formula="of:=[.D152]" office:value-type="float" office:value="15503501" calcext:value-type="float">
            <text:p>15503501</text:p>
          </table:table-cell>
          <table:table-cell table:formula="of:=[.E152]" office:value-type="float" office:value="14097528" calcext:value-type="float">
            <text:p>14097528</text:p>
          </table:table-cell>
          <table:table-cell table:formula="of:=[.F152]" office:value-type="float" office:value="18833317" calcext:value-type="float">
            <text:p>18833317</text:p>
          </table:table-cell>
          <table:table-cell table:formula="of:=[.G152]" office:value-type="float" office:value="17007810" calcext:value-type="float">
            <text:p>17007810</text:p>
          </table:table-cell>
          <table:table-cell table:formula="of:=[.H152]" office:value-type="float" office:value="21606333" calcext:value-type="float">
            <text:p>21606333</text:p>
          </table:table-cell>
          <table:table-cell table:formula="of:=[.I152]" office:value-type="float" office:value="21604680" calcext:value-type="float">
            <text:p>21604680</text:p>
          </table:table-cell>
          <table:table-cell table:formula="of:=[.C152]+[.J152]" office:value-type="float" office:value="23877546" calcext:value-type="float">
            <text:p>23877546</text:p>
          </table:table-cell>
          <table:table-cell table:formula="of:=[.K152]" office:value-type="float" office:value="12171209" calcext:value-type="float">
            <text:p>12171209</text:p>
          </table:table-cell>
          <table:table-cell table:formula="of:=[.C152]" office:value-type="float" office:value="12475337" calcext:value-type="float">
            <text:p>12475337</text:p>
          </table:table-cell>
          <table:table-cell table:number-columns-repeated="291"/>
        </table:table-row>
        <table:table-row table:style-name="ro1">
          <table:table-cell table:formula="of:=SUM([.C154:.K154])" office:value-type="float" office:value="172680762" calcext:value-type="float">
            <text:p>172680762</text:p>
          </table:table-cell>
          <table:table-cell office:value-type="float" office:value="151" calcext:value-type="float">
            <text:p>151</text:p>
          </table:table-cell>
          <table:table-cell table:formula="of:=[.D153]" office:value-type="float" office:value="14097528" calcext:value-type="float">
            <text:p>14097528</text:p>
          </table:table-cell>
          <table:table-cell table:formula="of:=[.E153]" office:value-type="float" office:value="18833317" calcext:value-type="float">
            <text:p>18833317</text:p>
          </table:table-cell>
          <table:table-cell table:formula="of:=[.F153]" office:value-type="float" office:value="17007810" calcext:value-type="float">
            <text:p>17007810</text:p>
          </table:table-cell>
          <table:table-cell table:formula="of:=[.G153]" office:value-type="float" office:value="21606333" calcext:value-type="float">
            <text:p>21606333</text:p>
          </table:table-cell>
          <table:table-cell table:formula="of:=[.H153]" office:value-type="float" office:value="21604680" calcext:value-type="float">
            <text:p>21604680</text:p>
          </table:table-cell>
          <table:table-cell table:formula="of:=[.I153]" office:value-type="float" office:value="23877546" calcext:value-type="float">
            <text:p>23877546</text:p>
          </table:table-cell>
          <table:table-cell table:formula="of:=[.C153]+[.J153]" office:value-type="float" office:value="27674710" calcext:value-type="float">
            <text:p>27674710</text:p>
          </table:table-cell>
          <table:table-cell table:formula="of:=[.K153]" office:value-type="float" office:value="12475337" calcext:value-type="float">
            <text:p>12475337</text:p>
          </table:table-cell>
          <table:table-cell table:formula="of:=[.C153]" office:value-type="float" office:value="15503501" calcext:value-type="float">
            <text:p>15503501</text:p>
          </table:table-cell>
          <table:table-cell table:number-columns-repeated="291"/>
        </table:table-row>
        <table:table-row table:style-name="ro1">
          <table:table-cell table:formula="of:=SUM([.C155:.K155])" office:value-type="float" office:value="186778290" calcext:value-type="float">
            <text:p>186778290</text:p>
          </table:table-cell>
          <table:table-cell office:value-type="float" office:value="152" calcext:value-type="float">
            <text:p>152</text:p>
          </table:table-cell>
          <table:table-cell table:formula="of:=[.D154]" office:value-type="float" office:value="18833317" calcext:value-type="float">
            <text:p>18833317</text:p>
          </table:table-cell>
          <table:table-cell table:formula="of:=[.E154]" office:value-type="float" office:value="17007810" calcext:value-type="float">
            <text:p>17007810</text:p>
          </table:table-cell>
          <table:table-cell table:formula="of:=[.F154]" office:value-type="float" office:value="21606333" calcext:value-type="float">
            <text:p>21606333</text:p>
          </table:table-cell>
          <table:table-cell table:formula="of:=[.G154]" office:value-type="float" office:value="21604680" calcext:value-type="float">
            <text:p>21604680</text:p>
          </table:table-cell>
          <table:table-cell table:formula="of:=[.H154]" office:value-type="float" office:value="23877546" calcext:value-type="float">
            <text:p>23877546</text:p>
          </table:table-cell>
          <table:table-cell table:formula="of:=[.I154]" office:value-type="float" office:value="27674710" calcext:value-type="float">
            <text:p>27674710</text:p>
          </table:table-cell>
          <table:table-cell table:formula="of:=[.C154]+[.J154]" office:value-type="float" office:value="26572865" calcext:value-type="float">
            <text:p>26572865</text:p>
          </table:table-cell>
          <table:table-cell table:formula="of:=[.K154]" office:value-type="float" office:value="15503501" calcext:value-type="float">
            <text:p>15503501</text:p>
          </table:table-cell>
          <table:table-cell table:formula="of:=[.C154]" office:value-type="float" office:value="14097528" calcext:value-type="float">
            <text:p>14097528</text:p>
          </table:table-cell>
          <table:table-cell table:number-columns-repeated="291"/>
        </table:table-row>
        <table:table-row table:style-name="ro1">
          <table:table-cell table:formula="of:=SUM([.C156:.K156])" office:value-type="float" office:value="205611607" calcext:value-type="float">
            <text:p>205611607</text:p>
          </table:table-cell>
          <table:table-cell office:value-type="float" office:value="153" calcext:value-type="float">
            <text:p>153</text:p>
          </table:table-cell>
          <table:table-cell table:formula="of:=[.D155]" office:value-type="float" office:value="17007810" calcext:value-type="float">
            <text:p>17007810</text:p>
          </table:table-cell>
          <table:table-cell table:formula="of:=[.E155]" office:value-type="float" office:value="21606333" calcext:value-type="float">
            <text:p>21606333</text:p>
          </table:table-cell>
          <table:table-cell table:formula="of:=[.F155]" office:value-type="float" office:value="21604680" calcext:value-type="float">
            <text:p>21604680</text:p>
          </table:table-cell>
          <table:table-cell table:formula="of:=[.G155]" office:value-type="float" office:value="23877546" calcext:value-type="float">
            <text:p>23877546</text:p>
          </table:table-cell>
          <table:table-cell table:formula="of:=[.H155]" office:value-type="float" office:value="27674710" calcext:value-type="float">
            <text:p>27674710</text:p>
          </table:table-cell>
          <table:table-cell table:formula="of:=[.I155]" office:value-type="float" office:value="26572865" calcext:value-type="float">
            <text:p>26572865</text:p>
          </table:table-cell>
          <table:table-cell table:formula="of:=[.C155]+[.J155]" office:value-type="float" office:value="34336818" calcext:value-type="float">
            <text:p>34336818</text:p>
          </table:table-cell>
          <table:table-cell table:formula="of:=[.K155]" office:value-type="float" office:value="14097528" calcext:value-type="float">
            <text:p>14097528</text:p>
          </table:table-cell>
          <table:table-cell table:formula="of:=[.C155]" office:value-type="float" office:value="18833317" calcext:value-type="float">
            <text:p>18833317</text:p>
          </table:table-cell>
          <table:table-cell table:number-columns-repeated="291"/>
        </table:table-row>
        <table:table-row table:style-name="ro1">
          <table:table-cell table:formula="of:=SUM([.C157:.K157])" office:value-type="float" office:value="222619417" calcext:value-type="float">
            <text:p>222619417</text:p>
          </table:table-cell>
          <table:table-cell office:value-type="float" office:value="154" calcext:value-type="float">
            <text:p>154</text:p>
          </table:table-cell>
          <table:table-cell table:formula="of:=[.D156]" office:value-type="float" office:value="21606333" calcext:value-type="float">
            <text:p>21606333</text:p>
          </table:table-cell>
          <table:table-cell table:formula="of:=[.E156]" office:value-type="float" office:value="21604680" calcext:value-type="float">
            <text:p>21604680</text:p>
          </table:table-cell>
          <table:table-cell table:formula="of:=[.F156]" office:value-type="float" office:value="23877546" calcext:value-type="float">
            <text:p>23877546</text:p>
          </table:table-cell>
          <table:table-cell table:formula="of:=[.G156]" office:value-type="float" office:value="27674710" calcext:value-type="float">
            <text:p>27674710</text:p>
          </table:table-cell>
          <table:table-cell table:formula="of:=[.H156]" office:value-type="float" office:value="26572865" calcext:value-type="float">
            <text:p>26572865</text:p>
          </table:table-cell>
          <table:table-cell table:formula="of:=[.I156]" office:value-type="float" office:value="34336818" calcext:value-type="float">
            <text:p>34336818</text:p>
          </table:table-cell>
          <table:table-cell table:formula="of:=[.C156]+[.J156]" office:value-type="float" office:value="31105338" calcext:value-type="float">
            <text:p>31105338</text:p>
          </table:table-cell>
          <table:table-cell table:formula="of:=[.K156]" office:value-type="float" office:value="18833317" calcext:value-type="float">
            <text:p>18833317</text:p>
          </table:table-cell>
          <table:table-cell table:formula="of:=[.C156]" office:value-type="float" office:value="17007810" calcext:value-type="float">
            <text:p>17007810</text:p>
          </table:table-cell>
          <table:table-cell table:number-columns-repeated="291"/>
        </table:table-row>
        <table:table-row table:style-name="ro1">
          <table:table-cell table:formula="of:=SUM([.C158:.K158])" office:value-type="float" office:value="244225750" calcext:value-type="float">
            <text:p>244225750</text:p>
          </table:table-cell>
          <table:table-cell office:value-type="float" office:value="155" calcext:value-type="float">
            <text:p>155</text:p>
          </table:table-cell>
          <table:table-cell table:formula="of:=[.D157]" office:value-type="float" office:value="21604680" calcext:value-type="float">
            <text:p>21604680</text:p>
          </table:table-cell>
          <table:table-cell table:formula="of:=[.E157]" office:value-type="float" office:value="23877546" calcext:value-type="float">
            <text:p>23877546</text:p>
          </table:table-cell>
          <table:table-cell table:formula="of:=[.F157]" office:value-type="float" office:value="27674710" calcext:value-type="float">
            <text:p>27674710</text:p>
          </table:table-cell>
          <table:table-cell table:formula="of:=[.G157]" office:value-type="float" office:value="26572865" calcext:value-type="float">
            <text:p>26572865</text:p>
          </table:table-cell>
          <table:table-cell table:formula="of:=[.H157]" office:value-type="float" office:value="34336818" calcext:value-type="float">
            <text:p>34336818</text:p>
          </table:table-cell>
          <table:table-cell table:formula="of:=[.I157]" office:value-type="float" office:value="31105338" calcext:value-type="float">
            <text:p>31105338</text:p>
          </table:table-cell>
          <table:table-cell table:formula="of:=[.C157]+[.J157]" office:value-type="float" office:value="40439650" calcext:value-type="float">
            <text:p>40439650</text:p>
          </table:table-cell>
          <table:table-cell table:formula="of:=[.K157]" office:value-type="float" office:value="17007810" calcext:value-type="float">
            <text:p>17007810</text:p>
          </table:table-cell>
          <table:table-cell table:formula="of:=[.C157]" office:value-type="float" office:value="21606333" calcext:value-type="float">
            <text:p>21606333</text:p>
          </table:table-cell>
          <table:table-cell table:number-columns-repeated="291"/>
        </table:table-row>
        <table:table-row table:style-name="ro1">
          <table:table-cell table:formula="of:=SUM([.C159:.K159])" office:value-type="float" office:value="265830430" calcext:value-type="float">
            <text:p>265830430</text:p>
          </table:table-cell>
          <table:table-cell office:value-type="float" office:value="156" calcext:value-type="float">
            <text:p>156</text:p>
          </table:table-cell>
          <table:table-cell table:formula="of:=[.D158]" office:value-type="float" office:value="23877546" calcext:value-type="float">
            <text:p>23877546</text:p>
          </table:table-cell>
          <table:table-cell table:formula="of:=[.E158]" office:value-type="float" office:value="27674710" calcext:value-type="float">
            <text:p>27674710</text:p>
          </table:table-cell>
          <table:table-cell table:formula="of:=[.F158]" office:value-type="float" office:value="26572865" calcext:value-type="float">
            <text:p>26572865</text:p>
          </table:table-cell>
          <table:table-cell table:formula="of:=[.G158]" office:value-type="float" office:value="34336818" calcext:value-type="float">
            <text:p>34336818</text:p>
          </table:table-cell>
          <table:table-cell table:formula="of:=[.H158]" office:value-type="float" office:value="31105338" calcext:value-type="float">
            <text:p>31105338</text:p>
          </table:table-cell>
          <table:table-cell table:formula="of:=[.I158]" office:value-type="float" office:value="40439650" calcext:value-type="float">
            <text:p>40439650</text:p>
          </table:table-cell>
          <table:table-cell table:formula="of:=[.C158]+[.J158]" office:value-type="float" office:value="38612490" calcext:value-type="float">
            <text:p>38612490</text:p>
          </table:table-cell>
          <table:table-cell table:formula="of:=[.K158]" office:value-type="float" office:value="21606333" calcext:value-type="float">
            <text:p>21606333</text:p>
          </table:table-cell>
          <table:table-cell table:formula="of:=[.C158]" office:value-type="float" office:value="21604680" calcext:value-type="float">
            <text:p>21604680</text:p>
          </table:table-cell>
          <table:table-cell table:number-columns-repeated="291"/>
        </table:table-row>
        <table:table-row table:style-name="ro1">
          <table:table-cell table:formula="of:=SUM([.C160:.K160])" office:value-type="float" office:value="289707976" calcext:value-type="float">
            <text:p>289707976</text:p>
          </table:table-cell>
          <table:table-cell office:value-type="float" office:value="157" calcext:value-type="float">
            <text:p>157</text:p>
          </table:table-cell>
          <table:table-cell table:formula="of:=[.D159]" office:value-type="float" office:value="27674710" calcext:value-type="float">
            <text:p>27674710</text:p>
          </table:table-cell>
          <table:table-cell table:formula="of:=[.E159]" office:value-type="float" office:value="26572865" calcext:value-type="float">
            <text:p>26572865</text:p>
          </table:table-cell>
          <table:table-cell table:formula="of:=[.F159]" office:value-type="float" office:value="34336818" calcext:value-type="float">
            <text:p>34336818</text:p>
          </table:table-cell>
          <table:table-cell table:formula="of:=[.G159]" office:value-type="float" office:value="31105338" calcext:value-type="float">
            <text:p>31105338</text:p>
          </table:table-cell>
          <table:table-cell table:formula="of:=[.H159]" office:value-type="float" office:value="40439650" calcext:value-type="float">
            <text:p>40439650</text:p>
          </table:table-cell>
          <table:table-cell table:formula="of:=[.I159]" office:value-type="float" office:value="38612490" calcext:value-type="float">
            <text:p>38612490</text:p>
          </table:table-cell>
          <table:table-cell table:formula="of:=[.C159]+[.J159]" office:value-type="float" office:value="45483879" calcext:value-type="float">
            <text:p>45483879</text:p>
          </table:table-cell>
          <table:table-cell table:formula="of:=[.K159]" office:value-type="float" office:value="21604680" calcext:value-type="float">
            <text:p>21604680</text:p>
          </table:table-cell>
          <table:table-cell table:formula="of:=[.C159]" office:value-type="float" office:value="23877546" calcext:value-type="float">
            <text:p>23877546</text:p>
          </table:table-cell>
          <table:table-cell table:number-columns-repeated="291"/>
        </table:table-row>
        <table:table-row table:style-name="ro1">
          <table:table-cell table:formula="of:=SUM([.C161:.K161])" office:value-type="float" office:value="317382686" calcext:value-type="float">
            <text:p>317382686</text:p>
          </table:table-cell>
          <table:table-cell office:value-type="float" office:value="158" calcext:value-type="float">
            <text:p>158</text:p>
          </table:table-cell>
          <table:table-cell table:formula="of:=[.D160]" office:value-type="float" office:value="26572865" calcext:value-type="float">
            <text:p>26572865</text:p>
          </table:table-cell>
          <table:table-cell table:formula="of:=[.E160]" office:value-type="float" office:value="34336818" calcext:value-type="float">
            <text:p>34336818</text:p>
          </table:table-cell>
          <table:table-cell table:formula="of:=[.F160]" office:value-type="float" office:value="31105338" calcext:value-type="float">
            <text:p>31105338</text:p>
          </table:table-cell>
          <table:table-cell table:formula="of:=[.G160]" office:value-type="float" office:value="40439650" calcext:value-type="float">
            <text:p>40439650</text:p>
          </table:table-cell>
          <table:table-cell table:formula="of:=[.H160]" office:value-type="float" office:value="38612490" calcext:value-type="float">
            <text:p>38612490</text:p>
          </table:table-cell>
          <table:table-cell table:formula="of:=[.I160]" office:value-type="float" office:value="45483879" calcext:value-type="float">
            <text:p>45483879</text:p>
          </table:table-cell>
          <table:table-cell table:formula="of:=[.C160]+[.J160]" office:value-type="float" office:value="49279390" calcext:value-type="float">
            <text:p>49279390</text:p>
          </table:table-cell>
          <table:table-cell table:formula="of:=[.K160]" office:value-type="float" office:value="23877546" calcext:value-type="float">
            <text:p>23877546</text:p>
          </table:table-cell>
          <table:table-cell table:formula="of:=[.C160]" office:value-type="float" office:value="27674710" calcext:value-type="float">
            <text:p>27674710</text:p>
          </table:table-cell>
          <table:table-cell table:number-columns-repeated="291"/>
        </table:table-row>
        <table:table-row table:style-name="ro1">
          <table:table-cell table:formula="of:=SUM([.C162:.K162])" office:value-type="float" office:value="343955551" calcext:value-type="float">
            <text:p>343955551</text:p>
          </table:table-cell>
          <table:table-cell office:value-type="float" office:value="159" calcext:value-type="float">
            <text:p>159</text:p>
          </table:table-cell>
          <table:table-cell table:formula="of:=[.D161]" office:value-type="float" office:value="34336818" calcext:value-type="float">
            <text:p>34336818</text:p>
          </table:table-cell>
          <table:table-cell table:formula="of:=[.E161]" office:value-type="float" office:value="31105338" calcext:value-type="float">
            <text:p>31105338</text:p>
          </table:table-cell>
          <table:table-cell table:formula="of:=[.F161]" office:value-type="float" office:value="40439650" calcext:value-type="float">
            <text:p>40439650</text:p>
          </table:table-cell>
          <table:table-cell table:formula="of:=[.G161]" office:value-type="float" office:value="38612490" calcext:value-type="float">
            <text:p>38612490</text:p>
          </table:table-cell>
          <table:table-cell table:formula="of:=[.H161]" office:value-type="float" office:value="45483879" calcext:value-type="float">
            <text:p>45483879</text:p>
          </table:table-cell>
          <table:table-cell table:formula="of:=[.I161]" office:value-type="float" office:value="49279390" calcext:value-type="float">
            <text:p>49279390</text:p>
          </table:table-cell>
          <table:table-cell table:formula="of:=[.C161]+[.J161]" office:value-type="float" office:value="50450411" calcext:value-type="float">
            <text:p>50450411</text:p>
          </table:table-cell>
          <table:table-cell table:formula="of:=[.K161]" office:value-type="float" office:value="27674710" calcext:value-type="float">
            <text:p>27674710</text:p>
          </table:table-cell>
          <table:table-cell table:formula="of:=[.C161]" office:value-type="float" office:value="26572865" calcext:value-type="float">
            <text:p>26572865</text:p>
          </table:table-cell>
          <table:table-cell table:number-columns-repeated="291"/>
        </table:table-row>
        <table:table-row table:style-name="ro1">
          <table:table-cell table:formula="of:=SUM([.C163:.K163])" office:value-type="float" office:value="378292369" calcext:value-type="float">
            <text:p>378292369</text:p>
          </table:table-cell>
          <table:table-cell office:value-type="float" office:value="160" calcext:value-type="float">
            <text:p>160</text:p>
          </table:table-cell>
          <table:table-cell table:formula="of:=[.D162]" office:value-type="float" office:value="31105338" calcext:value-type="float">
            <text:p>31105338</text:p>
          </table:table-cell>
          <table:table-cell table:formula="of:=[.E162]" office:value-type="float" office:value="40439650" calcext:value-type="float">
            <text:p>40439650</text:p>
          </table:table-cell>
          <table:table-cell table:formula="of:=[.F162]" office:value-type="float" office:value="38612490" calcext:value-type="float">
            <text:p>38612490</text:p>
          </table:table-cell>
          <table:table-cell table:formula="of:=[.G162]" office:value-type="float" office:value="45483879" calcext:value-type="float">
            <text:p>45483879</text:p>
          </table:table-cell>
          <table:table-cell table:formula="of:=[.H162]" office:value-type="float" office:value="49279390" calcext:value-type="float">
            <text:p>49279390</text:p>
          </table:table-cell>
          <table:table-cell table:formula="of:=[.I162]" office:value-type="float" office:value="50450411" calcext:value-type="float">
            <text:p>50450411</text:p>
          </table:table-cell>
          <table:table-cell table:formula="of:=[.C162]+[.J162]" office:value-type="float" office:value="62011528" calcext:value-type="float">
            <text:p>62011528</text:p>
          </table:table-cell>
          <table:table-cell table:formula="of:=[.K162]" office:value-type="float" office:value="26572865" calcext:value-type="float">
            <text:p>26572865</text:p>
          </table:table-cell>
          <table:table-cell table:formula="of:=[.C162]" office:value-type="float" office:value="34336818" calcext:value-type="float">
            <text:p>34336818</text:p>
          </table:table-cell>
          <table:table-cell table:number-columns-repeated="291"/>
        </table:table-row>
        <table:table-row table:style-name="ro1">
          <table:table-cell table:formula="of:=SUM([.C164:.K164])" office:value-type="float" office:value="409397707" calcext:value-type="float">
            <text:p>409397707</text:p>
          </table:table-cell>
          <table:table-cell office:value-type="float" office:value="161" calcext:value-type="float">
            <text:p>161</text:p>
          </table:table-cell>
          <table:table-cell table:formula="of:=[.D163]" office:value-type="float" office:value="40439650" calcext:value-type="float">
            <text:p>40439650</text:p>
          </table:table-cell>
          <table:table-cell table:formula="of:=[.E163]" office:value-type="float" office:value="38612490" calcext:value-type="float">
            <text:p>38612490</text:p>
          </table:table-cell>
          <table:table-cell table:formula="of:=[.F163]" office:value-type="float" office:value="45483879" calcext:value-type="float">
            <text:p>45483879</text:p>
          </table:table-cell>
          <table:table-cell table:formula="of:=[.G163]" office:value-type="float" office:value="49279390" calcext:value-type="float">
            <text:p>49279390</text:p>
          </table:table-cell>
          <table:table-cell table:formula="of:=[.H163]" office:value-type="float" office:value="50450411" calcext:value-type="float">
            <text:p>50450411</text:p>
          </table:table-cell>
          <table:table-cell table:formula="of:=[.I163]" office:value-type="float" office:value="62011528" calcext:value-type="float">
            <text:p>62011528</text:p>
          </table:table-cell>
          <table:table-cell table:formula="of:=[.C163]+[.J163]" office:value-type="float" office:value="57678203" calcext:value-type="float">
            <text:p>57678203</text:p>
          </table:table-cell>
          <table:table-cell table:formula="of:=[.K163]" office:value-type="float" office:value="34336818" calcext:value-type="float">
            <text:p>34336818</text:p>
          </table:table-cell>
          <table:table-cell table:formula="of:=[.C163]" office:value-type="float" office:value="31105338" calcext:value-type="float">
            <text:p>31105338</text:p>
          </table:table-cell>
          <table:table-cell table:number-columns-repeated="291"/>
        </table:table-row>
        <table:table-row table:style-name="ro1">
          <table:table-cell table:formula="of:=SUM([.C165:.K165])" office:value-type="float" office:value="449837357" calcext:value-type="float">
            <text:p>449837357</text:p>
          </table:table-cell>
          <table:table-cell office:value-type="float" office:value="162" calcext:value-type="float">
            <text:p>162</text:p>
          </table:table-cell>
          <table:table-cell table:formula="of:=[.D164]" office:value-type="float" office:value="38612490" calcext:value-type="float">
            <text:p>38612490</text:p>
          </table:table-cell>
          <table:table-cell table:formula="of:=[.E164]" office:value-type="float" office:value="45483879" calcext:value-type="float">
            <text:p>45483879</text:p>
          </table:table-cell>
          <table:table-cell table:formula="of:=[.F164]" office:value-type="float" office:value="49279390" calcext:value-type="float">
            <text:p>49279390</text:p>
          </table:table-cell>
          <table:table-cell table:formula="of:=[.G164]" office:value-type="float" office:value="50450411" calcext:value-type="float">
            <text:p>50450411</text:p>
          </table:table-cell>
          <table:table-cell table:formula="of:=[.H164]" office:value-type="float" office:value="62011528" calcext:value-type="float">
            <text:p>62011528</text:p>
          </table:table-cell>
          <table:table-cell table:formula="of:=[.I164]" office:value-type="float" office:value="57678203" calcext:value-type="float">
            <text:p>57678203</text:p>
          </table:table-cell>
          <table:table-cell table:formula="of:=[.C164]+[.J164]" office:value-type="float" office:value="74776468" calcext:value-type="float">
            <text:p>74776468</text:p>
          </table:table-cell>
          <table:table-cell table:formula="of:=[.K164]" office:value-type="float" office:value="31105338" calcext:value-type="float">
            <text:p>31105338</text:p>
          </table:table-cell>
          <table:table-cell table:formula="of:=[.C164]" office:value-type="float" office:value="40439650" calcext:value-type="float">
            <text:p>40439650</text:p>
          </table:table-cell>
          <table:table-cell table:number-columns-repeated="291"/>
        </table:table-row>
        <table:table-row table:style-name="ro1">
          <table:table-cell table:formula="of:=SUM([.C166:.K166])" office:value-type="float" office:value="488449847" calcext:value-type="float">
            <text:p>488449847</text:p>
          </table:table-cell>
          <table:table-cell office:value-type="float" office:value="163" calcext:value-type="float">
            <text:p>163</text:p>
          </table:table-cell>
          <table:table-cell table:formula="of:=[.D165]" office:value-type="float" office:value="45483879" calcext:value-type="float">
            <text:p>45483879</text:p>
          </table:table-cell>
          <table:table-cell table:formula="of:=[.E165]" office:value-type="float" office:value="49279390" calcext:value-type="float">
            <text:p>49279390</text:p>
          </table:table-cell>
          <table:table-cell table:formula="of:=[.F165]" office:value-type="float" office:value="50450411" calcext:value-type="float">
            <text:p>50450411</text:p>
          </table:table-cell>
          <table:table-cell table:formula="of:=[.G165]" office:value-type="float" office:value="62011528" calcext:value-type="float">
            <text:p>62011528</text:p>
          </table:table-cell>
          <table:table-cell table:formula="of:=[.H165]" office:value-type="float" office:value="57678203" calcext:value-type="float">
            <text:p>57678203</text:p>
          </table:table-cell>
          <table:table-cell table:formula="of:=[.I165]" office:value-type="float" office:value="74776468" calcext:value-type="float">
            <text:p>74776468</text:p>
          </table:table-cell>
          <table:table-cell table:formula="of:=[.C165]+[.J165]" office:value-type="float" office:value="69717828" calcext:value-type="float">
            <text:p>69717828</text:p>
          </table:table-cell>
          <table:table-cell table:formula="of:=[.K165]" office:value-type="float" office:value="40439650" calcext:value-type="float">
            <text:p>40439650</text:p>
          </table:table-cell>
          <table:table-cell table:formula="of:=[.C165]" office:value-type="float" office:value="38612490" calcext:value-type="float">
            <text:p>38612490</text:p>
          </table:table-cell>
          <table:table-cell table:number-columns-repeated="291"/>
        </table:table-row>
        <table:table-row table:style-name="ro1">
          <table:table-cell table:formula="of:=SUM([.C167:.K167])" office:value-type="float" office:value="533933726" calcext:value-type="float">
            <text:p>533933726</text:p>
          </table:table-cell>
          <table:table-cell office:value-type="float" office:value="164" calcext:value-type="float">
            <text:p>164</text:p>
          </table:table-cell>
          <table:table-cell table:formula="of:=[.D166]" office:value-type="float" office:value="49279390" calcext:value-type="float">
            <text:p>49279390</text:p>
          </table:table-cell>
          <table:table-cell table:formula="of:=[.E166]" office:value-type="float" office:value="50450411" calcext:value-type="float">
            <text:p>50450411</text:p>
          </table:table-cell>
          <table:table-cell table:formula="of:=[.F166]" office:value-type="float" office:value="62011528" calcext:value-type="float">
            <text:p>62011528</text:p>
          </table:table-cell>
          <table:table-cell table:formula="of:=[.G166]" office:value-type="float" office:value="57678203" calcext:value-type="float">
            <text:p>57678203</text:p>
          </table:table-cell>
          <table:table-cell table:formula="of:=[.H166]" office:value-type="float" office:value="74776468" calcext:value-type="float">
            <text:p>74776468</text:p>
          </table:table-cell>
          <table:table-cell table:formula="of:=[.I166]" office:value-type="float" office:value="69717828" calcext:value-type="float">
            <text:p>69717828</text:p>
          </table:table-cell>
          <table:table-cell table:formula="of:=[.C166]+[.J166]" office:value-type="float" office:value="85923529" calcext:value-type="float">
            <text:p>85923529</text:p>
          </table:table-cell>
          <table:table-cell table:formula="of:=[.K166]" office:value-type="float" office:value="38612490" calcext:value-type="float">
            <text:p>38612490</text:p>
          </table:table-cell>
          <table:table-cell table:formula="of:=[.C166]" office:value-type="float" office:value="45483879" calcext:value-type="float">
            <text:p>45483879</text:p>
          </table:table-cell>
          <table:table-cell table:number-columns-repeated="291"/>
        </table:table-row>
        <table:table-row table:style-name="ro1">
          <table:table-cell table:formula="of:=SUM([.C168:.K168])" office:value-type="float" office:value="583213116" calcext:value-type="float">
            <text:p>583213116</text:p>
          </table:table-cell>
          <table:table-cell office:value-type="float" office:value="165" calcext:value-type="float">
            <text:p>165</text:p>
          </table:table-cell>
          <table:table-cell table:formula="of:=[.D167]" office:value-type="float" office:value="50450411" calcext:value-type="float">
            <text:p>50450411</text:p>
          </table:table-cell>
          <table:table-cell table:formula="of:=[.E167]" office:value-type="float" office:value="62011528" calcext:value-type="float">
            <text:p>62011528</text:p>
          </table:table-cell>
          <table:table-cell table:formula="of:=[.F167]" office:value-type="float" office:value="57678203" calcext:value-type="float">
            <text:p>57678203</text:p>
          </table:table-cell>
          <table:table-cell table:formula="of:=[.G167]" office:value-type="float" office:value="74776468" calcext:value-type="float">
            <text:p>74776468</text:p>
          </table:table-cell>
          <table:table-cell table:formula="of:=[.H167]" office:value-type="float" office:value="69717828" calcext:value-type="float">
            <text:p>69717828</text:p>
          </table:table-cell>
          <table:table-cell table:formula="of:=[.I167]" office:value-type="float" office:value="85923529" calcext:value-type="float">
            <text:p>85923529</text:p>
          </table:table-cell>
          <table:table-cell table:formula="of:=[.C167]+[.J167]" office:value-type="float" office:value="87891880" calcext:value-type="float">
            <text:p>87891880</text:p>
          </table:table-cell>
          <table:table-cell table:formula="of:=[.K167]" office:value-type="float" office:value="45483879" calcext:value-type="float">
            <text:p>45483879</text:p>
          </table:table-cell>
          <table:table-cell table:formula="of:=[.C167]" office:value-type="float" office:value="49279390" calcext:value-type="float">
            <text:p>49279390</text:p>
          </table:table-cell>
          <table:table-cell table:number-columns-repeated="291"/>
        </table:table-row>
        <table:table-row table:style-name="ro1">
          <table:table-cell table:formula="of:=SUM([.C169:.K169])" office:value-type="float" office:value="633663527" calcext:value-type="float">
            <text:p>633663527</text:p>
          </table:table-cell>
          <table:table-cell office:value-type="float" office:value="166" calcext:value-type="float">
            <text:p>166</text:p>
          </table:table-cell>
          <table:table-cell table:formula="of:=[.D168]" office:value-type="float" office:value="62011528" calcext:value-type="float">
            <text:p>62011528</text:p>
          </table:table-cell>
          <table:table-cell table:formula="of:=[.E168]" office:value-type="float" office:value="57678203" calcext:value-type="float">
            <text:p>57678203</text:p>
          </table:table-cell>
          <table:table-cell table:formula="of:=[.F168]" office:value-type="float" office:value="74776468" calcext:value-type="float">
            <text:p>74776468</text:p>
          </table:table-cell>
          <table:table-cell table:formula="of:=[.G168]" office:value-type="float" office:value="69717828" calcext:value-type="float">
            <text:p>69717828</text:p>
          </table:table-cell>
          <table:table-cell table:formula="of:=[.H168]" office:value-type="float" office:value="85923529" calcext:value-type="float">
            <text:p>85923529</text:p>
          </table:table-cell>
          <table:table-cell table:formula="of:=[.I168]" office:value-type="float" office:value="87891880" calcext:value-type="float">
            <text:p>87891880</text:p>
          </table:table-cell>
          <table:table-cell table:formula="of:=[.C168]+[.J168]" office:value-type="float" office:value="95934290" calcext:value-type="float">
            <text:p>95934290</text:p>
          </table:table-cell>
          <table:table-cell table:formula="of:=[.K168]" office:value-type="float" office:value="49279390" calcext:value-type="float">
            <text:p>49279390</text:p>
          </table:table-cell>
          <table:table-cell table:formula="of:=[.C168]" office:value-type="float" office:value="50450411" calcext:value-type="float">
            <text:p>50450411</text:p>
          </table:table-cell>
          <table:table-cell table:number-columns-repeated="291"/>
        </table:table-row>
        <table:table-row table:style-name="ro1">
          <table:table-cell table:formula="of:=SUM([.C170:.K170])" office:value-type="float" office:value="695675055" calcext:value-type="float">
            <text:p>695675055</text:p>
          </table:table-cell>
          <table:table-cell office:value-type="float" office:value="167" calcext:value-type="float">
            <text:p>167</text:p>
          </table:table-cell>
          <table:table-cell table:formula="of:=[.D169]" office:value-type="float" office:value="57678203" calcext:value-type="float">
            <text:p>57678203</text:p>
          </table:table-cell>
          <table:table-cell table:formula="of:=[.E169]" office:value-type="float" office:value="74776468" calcext:value-type="float">
            <text:p>74776468</text:p>
          </table:table-cell>
          <table:table-cell table:formula="of:=[.F169]" office:value-type="float" office:value="69717828" calcext:value-type="float">
            <text:p>69717828</text:p>
          </table:table-cell>
          <table:table-cell table:formula="of:=[.G169]" office:value-type="float" office:value="85923529" calcext:value-type="float">
            <text:p>85923529</text:p>
          </table:table-cell>
          <table:table-cell table:formula="of:=[.H169]" office:value-type="float" office:value="87891880" calcext:value-type="float">
            <text:p>87891880</text:p>
          </table:table-cell>
          <table:table-cell table:formula="of:=[.I169]" office:value-type="float" office:value="95934290" calcext:value-type="float">
            <text:p>95934290</text:p>
          </table:table-cell>
          <table:table-cell table:formula="of:=[.C169]+[.J169]" office:value-type="float" office:value="111290918" calcext:value-type="float">
            <text:p>111290918</text:p>
          </table:table-cell>
          <table:table-cell table:formula="of:=[.K169]" office:value-type="float" office:value="50450411" calcext:value-type="float">
            <text:p>50450411</text:p>
          </table:table-cell>
          <table:table-cell table:formula="of:=[.C169]" office:value-type="float" office:value="62011528" calcext:value-type="float">
            <text:p>62011528</text:p>
          </table:table-cell>
          <table:table-cell table:number-columns-repeated="291"/>
        </table:table-row>
        <table:table-row table:style-name="ro1">
          <table:table-cell table:formula="of:=SUM([.C171:.K171])" office:value-type="float" office:value="753353258" calcext:value-type="float">
            <text:p>753353258</text:p>
          </table:table-cell>
          <table:table-cell office:value-type="float" office:value="168" calcext:value-type="float">
            <text:p>168</text:p>
          </table:table-cell>
          <table:table-cell table:formula="of:=[.D170]" office:value-type="float" office:value="74776468" calcext:value-type="float">
            <text:p>74776468</text:p>
          </table:table-cell>
          <table:table-cell table:formula="of:=[.E170]" office:value-type="float" office:value="69717828" calcext:value-type="float">
            <text:p>69717828</text:p>
          </table:table-cell>
          <table:table-cell table:formula="of:=[.F170]" office:value-type="float" office:value="85923529" calcext:value-type="float">
            <text:p>85923529</text:p>
          </table:table-cell>
          <table:table-cell table:formula="of:=[.G170]" office:value-type="float" office:value="87891880" calcext:value-type="float">
            <text:p>87891880</text:p>
          </table:table-cell>
          <table:table-cell table:formula="of:=[.H170]" office:value-type="float" office:value="95934290" calcext:value-type="float">
            <text:p>95934290</text:p>
          </table:table-cell>
          <table:table-cell table:formula="of:=[.I170]" office:value-type="float" office:value="111290918" calcext:value-type="float">
            <text:p>111290918</text:p>
          </table:table-cell>
          <table:table-cell table:formula="of:=[.C170]+[.J170]" office:value-type="float" office:value="108128614" calcext:value-type="float">
            <text:p>108128614</text:p>
          </table:table-cell>
          <table:table-cell table:formula="of:=[.K170]" office:value-type="float" office:value="62011528" calcext:value-type="float">
            <text:p>62011528</text:p>
          </table:table-cell>
          <table:table-cell table:formula="of:=[.C170]" office:value-type="float" office:value="57678203" calcext:value-type="float">
            <text:p>57678203</text:p>
          </table:table-cell>
          <table:table-cell table:number-columns-repeated="291"/>
        </table:table-row>
        <table:table-row table:style-name="ro1">
          <table:table-cell table:formula="of:=SUM([.C172:.K172])" office:value-type="float" office:value="828129726" calcext:value-type="float">
            <text:p>828129726</text:p>
          </table:table-cell>
          <table:table-cell office:value-type="float" office:value="169" calcext:value-type="float">
            <text:p>169</text:p>
          </table:table-cell>
          <table:table-cell table:formula="of:=[.D171]" office:value-type="float" office:value="69717828" calcext:value-type="float">
            <text:p>69717828</text:p>
          </table:table-cell>
          <table:table-cell table:formula="of:=[.E171]" office:value-type="float" office:value="85923529" calcext:value-type="float">
            <text:p>85923529</text:p>
          </table:table-cell>
          <table:table-cell table:formula="of:=[.F171]" office:value-type="float" office:value="87891880" calcext:value-type="float">
            <text:p>87891880</text:p>
          </table:table-cell>
          <table:table-cell table:formula="of:=[.G171]" office:value-type="float" office:value="95934290" calcext:value-type="float">
            <text:p>95934290</text:p>
          </table:table-cell>
          <table:table-cell table:formula="of:=[.H171]" office:value-type="float" office:value="111290918" calcext:value-type="float">
            <text:p>111290918</text:p>
          </table:table-cell>
          <table:table-cell table:formula="of:=[.I171]" office:value-type="float" office:value="108128614" calcext:value-type="float">
            <text:p>108128614</text:p>
          </table:table-cell>
          <table:table-cell table:formula="of:=[.C171]+[.J171]" office:value-type="float" office:value="136787996" calcext:value-type="float">
            <text:p>136787996</text:p>
          </table:table-cell>
          <table:table-cell table:formula="of:=[.K171]" office:value-type="float" office:value="57678203" calcext:value-type="float">
            <text:p>57678203</text:p>
          </table:table-cell>
          <table:table-cell table:formula="of:=[.C171]" office:value-type="float" office:value="74776468" calcext:value-type="float">
            <text:p>74776468</text:p>
          </table:table-cell>
          <table:table-cell table:number-columns-repeated="291"/>
        </table:table-row>
        <table:table-row table:style-name="ro1">
          <table:table-cell table:formula="of:=SUM([.C173:.K173])" office:value-type="float" office:value="897847554" calcext:value-type="float">
            <text:p>897847554</text:p>
          </table:table-cell>
          <table:table-cell office:value-type="float" office:value="170" calcext:value-type="float">
            <text:p>170</text:p>
          </table:table-cell>
          <table:table-cell table:formula="of:=[.D172]" office:value-type="float" office:value="85923529" calcext:value-type="float">
            <text:p>85923529</text:p>
          </table:table-cell>
          <table:table-cell table:formula="of:=[.E172]" office:value-type="float" office:value="87891880" calcext:value-type="float">
            <text:p>87891880</text:p>
          </table:table-cell>
          <table:table-cell table:formula="of:=[.F172]" office:value-type="float" office:value="95934290" calcext:value-type="float">
            <text:p>95934290</text:p>
          </table:table-cell>
          <table:table-cell table:formula="of:=[.G172]" office:value-type="float" office:value="111290918" calcext:value-type="float">
            <text:p>111290918</text:p>
          </table:table-cell>
          <table:table-cell table:formula="of:=[.H172]" office:value-type="float" office:value="108128614" calcext:value-type="float">
            <text:p>108128614</text:p>
          </table:table-cell>
          <table:table-cell table:formula="of:=[.I172]" office:value-type="float" office:value="136787996" calcext:value-type="float">
            <text:p>136787996</text:p>
          </table:table-cell>
          <table:table-cell table:formula="of:=[.C172]+[.J172]" office:value-type="float" office:value="127396031" calcext:value-type="float">
            <text:p>127396031</text:p>
          </table:table-cell>
          <table:table-cell table:formula="of:=[.K172]" office:value-type="float" office:value="74776468" calcext:value-type="float">
            <text:p>74776468</text:p>
          </table:table-cell>
          <table:table-cell table:formula="of:=[.C172]" office:value-type="float" office:value="69717828" calcext:value-type="float">
            <text:p>69717828</text:p>
          </table:table-cell>
          <table:table-cell table:number-columns-repeated="291"/>
        </table:table-row>
        <table:table-row table:style-name="ro1">
          <table:table-cell table:formula="of:=SUM([.C174:.K174])" office:value-type="float" office:value="983771083" calcext:value-type="float">
            <text:p>983771083</text:p>
          </table:table-cell>
          <table:table-cell office:value-type="float" office:value="171" calcext:value-type="float">
            <text:p>171</text:p>
          </table:table-cell>
          <table:table-cell table:formula="of:=[.D173]" office:value-type="float" office:value="87891880" calcext:value-type="float">
            <text:p>87891880</text:p>
          </table:table-cell>
          <table:table-cell table:formula="of:=[.E173]" office:value-type="float" office:value="95934290" calcext:value-type="float">
            <text:p>95934290</text:p>
          </table:table-cell>
          <table:table-cell table:formula="of:=[.F173]" office:value-type="float" office:value="111290918" calcext:value-type="float">
            <text:p>111290918</text:p>
          </table:table-cell>
          <table:table-cell table:formula="of:=[.G173]" office:value-type="float" office:value="108128614" calcext:value-type="float">
            <text:p>108128614</text:p>
          </table:table-cell>
          <table:table-cell table:formula="of:=[.H173]" office:value-type="float" office:value="136787996" calcext:value-type="float">
            <text:p>136787996</text:p>
          </table:table-cell>
          <table:table-cell table:formula="of:=[.I173]" office:value-type="float" office:value="127396031" calcext:value-type="float">
            <text:p>127396031</text:p>
          </table:table-cell>
          <table:table-cell table:formula="of:=[.C173]+[.J173]" office:value-type="float" office:value="160699997" calcext:value-type="float">
            <text:p>160699997</text:p>
          </table:table-cell>
          <table:table-cell table:formula="of:=[.K173]" office:value-type="float" office:value="69717828" calcext:value-type="float">
            <text:p>69717828</text:p>
          </table:table-cell>
          <table:table-cell table:formula="of:=[.C173]" office:value-type="float" office:value="85923529" calcext:value-type="float">
            <text:p>85923529</text:p>
          </table:table-cell>
          <table:table-cell table:number-columns-repeated="291"/>
        </table:table-row>
        <table:table-row table:style-name="ro1">
          <table:table-cell table:formula="of:=SUM([.C175:.K175])" office:value-type="float" office:value="1071662963" calcext:value-type="float">
            <text:p>1071662963</text:p>
          </table:table-cell>
          <table:table-cell office:value-type="float" office:value="172" calcext:value-type="float">
            <text:p>172</text:p>
          </table:table-cell>
          <table:table-cell table:formula="of:=[.D174]" office:value-type="float" office:value="95934290" calcext:value-type="float">
            <text:p>95934290</text:p>
          </table:table-cell>
          <table:table-cell table:formula="of:=[.E174]" office:value-type="float" office:value="111290918" calcext:value-type="float">
            <text:p>111290918</text:p>
          </table:table-cell>
          <table:table-cell table:formula="of:=[.F174]" office:value-type="float" office:value="108128614" calcext:value-type="float">
            <text:p>108128614</text:p>
          </table:table-cell>
          <table:table-cell table:formula="of:=[.G174]" office:value-type="float" office:value="136787996" calcext:value-type="float">
            <text:p>136787996</text:p>
          </table:table-cell>
          <table:table-cell table:formula="of:=[.H174]" office:value-type="float" office:value="127396031" calcext:value-type="float">
            <text:p>127396031</text:p>
          </table:table-cell>
          <table:table-cell table:formula="of:=[.I174]" office:value-type="float" office:value="160699997" calcext:value-type="float">
            <text:p>160699997</text:p>
          </table:table-cell>
          <table:table-cell table:formula="of:=[.C174]+[.J174]" office:value-type="float" office:value="157609708" calcext:value-type="float">
            <text:p>157609708</text:p>
          </table:table-cell>
          <table:table-cell table:formula="of:=[.K174]" office:value-type="float" office:value="85923529" calcext:value-type="float">
            <text:p>85923529</text:p>
          </table:table-cell>
          <table:table-cell table:formula="of:=[.C174]" office:value-type="float" office:value="87891880" calcext:value-type="float">
            <text:p>87891880</text:p>
          </table:table-cell>
          <table:table-cell table:number-columns-repeated="291"/>
        </table:table-row>
        <table:table-row table:style-name="ro1">
          <table:table-cell table:formula="of:=SUM([.C176:.K176])" office:value-type="float" office:value="1167597253" calcext:value-type="float">
            <text:p>1167597253</text:p>
          </table:table-cell>
          <table:table-cell office:value-type="float" office:value="173" calcext:value-type="float">
            <text:p>173</text:p>
          </table:table-cell>
          <table:table-cell table:formula="of:=[.D175]" office:value-type="float" office:value="111290918" calcext:value-type="float">
            <text:p>111290918</text:p>
          </table:table-cell>
          <table:table-cell table:formula="of:=[.E175]" office:value-type="float" office:value="108128614" calcext:value-type="float">
            <text:p>108128614</text:p>
          </table:table-cell>
          <table:table-cell table:formula="of:=[.F175]" office:value-type="float" office:value="136787996" calcext:value-type="float">
            <text:p>136787996</text:p>
          </table:table-cell>
          <table:table-cell table:formula="of:=[.G175]" office:value-type="float" office:value="127396031" calcext:value-type="float">
            <text:p>127396031</text:p>
          </table:table-cell>
          <table:table-cell table:formula="of:=[.H175]" office:value-type="float" office:value="160699997" calcext:value-type="float">
            <text:p>160699997</text:p>
          </table:table-cell>
          <table:table-cell table:formula="of:=[.I175]" office:value-type="float" office:value="157609708" calcext:value-type="float">
            <text:p>157609708</text:p>
          </table:table-cell>
          <table:table-cell table:formula="of:=[.C175]+[.J175]" office:value-type="float" office:value="181857819" calcext:value-type="float">
            <text:p>181857819</text:p>
          </table:table-cell>
          <table:table-cell table:formula="of:=[.K175]" office:value-type="float" office:value="87891880" calcext:value-type="float">
            <text:p>87891880</text:p>
          </table:table-cell>
          <table:table-cell table:formula="of:=[.C175]" office:value-type="float" office:value="95934290" calcext:value-type="float">
            <text:p>95934290</text:p>
          </table:table-cell>
          <table:table-cell table:number-columns-repeated="291"/>
        </table:table-row>
        <table:table-row table:style-name="ro1">
          <table:table-cell table:formula="of:=SUM([.C177:.K177])" office:value-type="float" office:value="1278888171" calcext:value-type="float">
            <text:p>1278888171</text:p>
          </table:table-cell>
          <table:table-cell office:value-type="float" office:value="174" calcext:value-type="float">
            <text:p>174</text:p>
          </table:table-cell>
          <table:table-cell table:formula="of:=[.D176]" office:value-type="float" office:value="108128614" calcext:value-type="float">
            <text:p>108128614</text:p>
          </table:table-cell>
          <table:table-cell table:formula="of:=[.E176]" office:value-type="float" office:value="136787996" calcext:value-type="float">
            <text:p>136787996</text:p>
          </table:table-cell>
          <table:table-cell table:formula="of:=[.F176]" office:value-type="float" office:value="127396031" calcext:value-type="float">
            <text:p>127396031</text:p>
          </table:table-cell>
          <table:table-cell table:formula="of:=[.G176]" office:value-type="float" office:value="160699997" calcext:value-type="float">
            <text:p>160699997</text:p>
          </table:table-cell>
          <table:table-cell table:formula="of:=[.H176]" office:value-type="float" office:value="157609708" calcext:value-type="float">
            <text:p>157609708</text:p>
          </table:table-cell>
          <table:table-cell table:formula="of:=[.I176]" office:value-type="float" office:value="181857819" calcext:value-type="float">
            <text:p>181857819</text:p>
          </table:table-cell>
          <table:table-cell table:formula="of:=[.C176]+[.J176]" office:value-type="float" office:value="199182798" calcext:value-type="float">
            <text:p>199182798</text:p>
          </table:table-cell>
          <table:table-cell table:formula="of:=[.K176]" office:value-type="float" office:value="95934290" calcext:value-type="float">
            <text:p>95934290</text:p>
          </table:table-cell>
          <table:table-cell table:formula="of:=[.C176]" office:value-type="float" office:value="111290918" calcext:value-type="float">
            <text:p>111290918</text:p>
          </table:table-cell>
          <table:table-cell table:number-columns-repeated="291"/>
        </table:table-row>
        <table:table-row table:style-name="ro1">
          <table:table-cell table:formula="of:=SUM([.C178:.K178])" office:value-type="float" office:value="1387016785" calcext:value-type="float">
            <text:p>1387016785</text:p>
          </table:table-cell>
          <table:table-cell office:value-type="float" office:value="175" calcext:value-type="float">
            <text:p>175</text:p>
          </table:table-cell>
          <table:table-cell table:formula="of:=[.D177]" office:value-type="float" office:value="136787996" calcext:value-type="float">
            <text:p>136787996</text:p>
          </table:table-cell>
          <table:table-cell table:formula="of:=[.E177]" office:value-type="float" office:value="127396031" calcext:value-type="float">
            <text:p>127396031</text:p>
          </table:table-cell>
          <table:table-cell table:formula="of:=[.F177]" office:value-type="float" office:value="160699997" calcext:value-type="float">
            <text:p>160699997</text:p>
          </table:table-cell>
          <table:table-cell table:formula="of:=[.G177]" office:value-type="float" office:value="157609708" calcext:value-type="float">
            <text:p>157609708</text:p>
          </table:table-cell>
          <table:table-cell table:formula="of:=[.H177]" office:value-type="float" office:value="181857819" calcext:value-type="float">
            <text:p>181857819</text:p>
          </table:table-cell>
          <table:table-cell table:formula="of:=[.I177]" office:value-type="float" office:value="199182798" calcext:value-type="float">
            <text:p>199182798</text:p>
          </table:table-cell>
          <table:table-cell table:formula="of:=[.C177]+[.J177]" office:value-type="float" office:value="204062904" calcext:value-type="float">
            <text:p>204062904</text:p>
          </table:table-cell>
          <table:table-cell table:formula="of:=[.K177]" office:value-type="float" office:value="111290918" calcext:value-type="float">
            <text:p>111290918</text:p>
          </table:table-cell>
          <table:table-cell table:formula="of:=[.C177]" office:value-type="float" office:value="108128614" calcext:value-type="float">
            <text:p>108128614</text:p>
          </table:table-cell>
          <table:table-cell table:number-columns-repeated="291"/>
        </table:table-row>
        <table:table-row table:style-name="ro1">
          <table:table-cell table:formula="of:=SUM([.C179:.K179])" office:value-type="float" office:value="1523804781" calcext:value-type="float">
            <text:p>1523804781</text:p>
          </table:table-cell>
          <table:table-cell office:value-type="float" office:value="176" calcext:value-type="float">
            <text:p>176</text:p>
          </table:table-cell>
          <table:table-cell table:formula="of:=[.D178]" office:value-type="float" office:value="127396031" calcext:value-type="float">
            <text:p>127396031</text:p>
          </table:table-cell>
          <table:table-cell table:formula="of:=[.E178]" office:value-type="float" office:value="160699997" calcext:value-type="float">
            <text:p>160699997</text:p>
          </table:table-cell>
          <table:table-cell table:formula="of:=[.F178]" office:value-type="float" office:value="157609708" calcext:value-type="float">
            <text:p>157609708</text:p>
          </table:table-cell>
          <table:table-cell table:formula="of:=[.G178]" office:value-type="float" office:value="181857819" calcext:value-type="float">
            <text:p>181857819</text:p>
          </table:table-cell>
          <table:table-cell table:formula="of:=[.H178]" office:value-type="float" office:value="199182798" calcext:value-type="float">
            <text:p>199182798</text:p>
          </table:table-cell>
          <table:table-cell table:formula="of:=[.I178]" office:value-type="float" office:value="204062904" calcext:value-type="float">
            <text:p>204062904</text:p>
          </table:table-cell>
          <table:table-cell table:formula="of:=[.C178]+[.J178]" office:value-type="float" office:value="248078914" calcext:value-type="float">
            <text:p>248078914</text:p>
          </table:table-cell>
          <table:table-cell table:formula="of:=[.K178]" office:value-type="float" office:value="108128614" calcext:value-type="float">
            <text:p>108128614</text:p>
          </table:table-cell>
          <table:table-cell table:formula="of:=[.C178]" office:value-type="float" office:value="136787996" calcext:value-type="float">
            <text:p>136787996</text:p>
          </table:table-cell>
          <table:table-cell table:number-columns-repeated="291"/>
        </table:table-row>
        <table:table-row table:style-name="ro1">
          <table:table-cell table:formula="of:=SUM([.C180:.K180])" office:value-type="float" office:value="1651200812" calcext:value-type="float">
            <text:p>1651200812</text:p>
          </table:table-cell>
          <table:table-cell office:value-type="float" office:value="177" calcext:value-type="float">
            <text:p>177</text:p>
          </table:table-cell>
          <table:table-cell table:formula="of:=[.D179]" office:value-type="float" office:value="160699997" calcext:value-type="float">
            <text:p>160699997</text:p>
          </table:table-cell>
          <table:table-cell table:formula="of:=[.E179]" office:value-type="float" office:value="157609708" calcext:value-type="float">
            <text:p>157609708</text:p>
          </table:table-cell>
          <table:table-cell table:formula="of:=[.F179]" office:value-type="float" office:value="181857819" calcext:value-type="float">
            <text:p>181857819</text:p>
          </table:table-cell>
          <table:table-cell table:formula="of:=[.G179]" office:value-type="float" office:value="199182798" calcext:value-type="float">
            <text:p>199182798</text:p>
          </table:table-cell>
          <table:table-cell table:formula="of:=[.H179]" office:value-type="float" office:value="204062904" calcext:value-type="float">
            <text:p>204062904</text:p>
          </table:table-cell>
          <table:table-cell table:formula="of:=[.I179]" office:value-type="float" office:value="248078914" calcext:value-type="float">
            <text:p>248078914</text:p>
          </table:table-cell>
          <table:table-cell table:formula="of:=[.C179]+[.J179]" office:value-type="float" office:value="235524645" calcext:value-type="float">
            <text:p>235524645</text:p>
          </table:table-cell>
          <table:table-cell table:formula="of:=[.K179]" office:value-type="float" office:value="136787996" calcext:value-type="float">
            <text:p>136787996</text:p>
          </table:table-cell>
          <table:table-cell table:formula="of:=[.C179]" office:value-type="float" office:value="127396031" calcext:value-type="float">
            <text:p>127396031</text:p>
          </table:table-cell>
          <table:table-cell table:number-columns-repeated="291"/>
        </table:table-row>
        <table:table-row table:style-name="ro1">
          <table:table-cell table:formula="of:=SUM([.C181:.K181])" office:value-type="float" office:value="1811900809" calcext:value-type="float">
            <text:p>1811900809</text:p>
          </table:table-cell>
          <table:table-cell office:value-type="float" office:value="178" calcext:value-type="float">
            <text:p>178</text:p>
          </table:table-cell>
          <table:table-cell table:formula="of:=[.D180]" office:value-type="float" office:value="157609708" calcext:value-type="float">
            <text:p>157609708</text:p>
          </table:table-cell>
          <table:table-cell table:formula="of:=[.E180]" office:value-type="float" office:value="181857819" calcext:value-type="float">
            <text:p>181857819</text:p>
          </table:table-cell>
          <table:table-cell table:formula="of:=[.F180]" office:value-type="float" office:value="199182798" calcext:value-type="float">
            <text:p>199182798</text:p>
          </table:table-cell>
          <table:table-cell table:formula="of:=[.G180]" office:value-type="float" office:value="204062904" calcext:value-type="float">
            <text:p>204062904</text:p>
          </table:table-cell>
          <table:table-cell table:formula="of:=[.H180]" office:value-type="float" office:value="248078914" calcext:value-type="float">
            <text:p>248078914</text:p>
          </table:table-cell>
          <table:table-cell table:formula="of:=[.I180]" office:value-type="float" office:value="235524645" calcext:value-type="float">
            <text:p>235524645</text:p>
          </table:table-cell>
          <table:table-cell table:formula="of:=[.C180]+[.J180]" office:value-type="float" office:value="297487993" calcext:value-type="float">
            <text:p>297487993</text:p>
          </table:table-cell>
          <table:table-cell table:formula="of:=[.K180]" office:value-type="float" office:value="127396031" calcext:value-type="float">
            <text:p>127396031</text:p>
          </table:table-cell>
          <table:table-cell table:formula="of:=[.C180]" office:value-type="float" office:value="160699997" calcext:value-type="float">
            <text:p>160699997</text:p>
          </table:table-cell>
          <table:table-cell table:number-columns-repeated="291"/>
        </table:table-row>
        <table:table-row table:style-name="ro1">
          <table:table-cell table:formula="of:=SUM([.C182:.K182])" office:value-type="float" office:value="1969510517" calcext:value-type="float">
            <text:p>1969510517</text:p>
          </table:table-cell>
          <table:table-cell office:value-type="float" office:value="179" calcext:value-type="float">
            <text:p>179</text:p>
          </table:table-cell>
          <table:table-cell table:formula="of:=[.D181]" office:value-type="float" office:value="181857819" calcext:value-type="float">
            <text:p>181857819</text:p>
          </table:table-cell>
          <table:table-cell table:formula="of:=[.E181]" office:value-type="float" office:value="199182798" calcext:value-type="float">
            <text:p>199182798</text:p>
          </table:table-cell>
          <table:table-cell table:formula="of:=[.F181]" office:value-type="float" office:value="204062904" calcext:value-type="float">
            <text:p>204062904</text:p>
          </table:table-cell>
          <table:table-cell table:formula="of:=[.G181]" office:value-type="float" office:value="248078914" calcext:value-type="float">
            <text:p>248078914</text:p>
          </table:table-cell>
          <table:table-cell table:formula="of:=[.H181]" office:value-type="float" office:value="235524645" calcext:value-type="float">
            <text:p>235524645</text:p>
          </table:table-cell>
          <table:table-cell table:formula="of:=[.I181]" office:value-type="float" office:value="297487993" calcext:value-type="float">
            <text:p>297487993</text:p>
          </table:table-cell>
          <table:table-cell table:formula="of:=[.C181]+[.J181]" office:value-type="float" office:value="285005739" calcext:value-type="float">
            <text:p>285005739</text:p>
          </table:table-cell>
          <table:table-cell table:formula="of:=[.K181]" office:value-type="float" office:value="160699997" calcext:value-type="float">
            <text:p>160699997</text:p>
          </table:table-cell>
          <table:table-cell table:formula="of:=[.C181]" office:value-type="float" office:value="157609708" calcext:value-type="float">
            <text:p>157609708</text:p>
          </table:table-cell>
          <table:table-cell table:number-columns-repeated="291"/>
        </table:table-row>
        <table:table-row table:style-name="ro1">
          <table:table-cell table:formula="of:=SUM([.C183:.K183])" office:value-type="float" office:value="2151368336" calcext:value-type="float">
            <text:p>2151368336</text:p>
          </table:table-cell>
          <table:table-cell office:value-type="float" office:value="180" calcext:value-type="float">
            <text:p>180</text:p>
          </table:table-cell>
          <table:table-cell table:formula="of:=[.D182]" office:value-type="float" office:value="199182798" calcext:value-type="float">
            <text:p>199182798</text:p>
          </table:table-cell>
          <table:table-cell table:formula="of:=[.E182]" office:value-type="float" office:value="204062904" calcext:value-type="float">
            <text:p>204062904</text:p>
          </table:table-cell>
          <table:table-cell table:formula="of:=[.F182]" office:value-type="float" office:value="248078914" calcext:value-type="float">
            <text:p>248078914</text:p>
          </table:table-cell>
          <table:table-cell table:formula="of:=[.G182]" office:value-type="float" office:value="235524645" calcext:value-type="float">
            <text:p>235524645</text:p>
          </table:table-cell>
          <table:table-cell table:formula="of:=[.H182]" office:value-type="float" office:value="297487993" calcext:value-type="float">
            <text:p>297487993</text:p>
          </table:table-cell>
          <table:table-cell table:formula="of:=[.I182]" office:value-type="float" office:value="285005739" calcext:value-type="float">
            <text:p>285005739</text:p>
          </table:table-cell>
          <table:table-cell table:formula="of:=[.C182]+[.J182]" office:value-type="float" office:value="342557816" calcext:value-type="float">
            <text:p>342557816</text:p>
          </table:table-cell>
          <table:table-cell table:formula="of:=[.K182]" office:value-type="float" office:value="157609708" calcext:value-type="float">
            <text:p>157609708</text:p>
          </table:table-cell>
          <table:table-cell table:formula="of:=[.C182]" office:value-type="float" office:value="181857819" calcext:value-type="float">
            <text:p>181857819</text:p>
          </table:table-cell>
          <table:table-cell table:number-columns-repeated="291"/>
        </table:table-row>
        <table:table-row table:style-name="ro1">
          <table:table-cell table:formula="of:=SUM([.C184:.K184])" office:value-type="float" office:value="2350551134" calcext:value-type="float">
            <text:p>2350551134</text:p>
          </table:table-cell>
          <table:table-cell office:value-type="float" office:value="181" calcext:value-type="float">
            <text:p>181</text:p>
          </table:table-cell>
          <table:table-cell table:formula="of:=[.D183]" office:value-type="float" office:value="204062904" calcext:value-type="float">
            <text:p>204062904</text:p>
          </table:table-cell>
          <table:table-cell table:formula="of:=[.E183]" office:value-type="float" office:value="248078914" calcext:value-type="float">
            <text:p>248078914</text:p>
          </table:table-cell>
          <table:table-cell table:formula="of:=[.F183]" office:value-type="float" office:value="235524645" calcext:value-type="float">
            <text:p>235524645</text:p>
          </table:table-cell>
          <table:table-cell table:formula="of:=[.G183]" office:value-type="float" office:value="297487993" calcext:value-type="float">
            <text:p>297487993</text:p>
          </table:table-cell>
          <table:table-cell table:formula="of:=[.H183]" office:value-type="float" office:value="285005739" calcext:value-type="float">
            <text:p>285005739</text:p>
          </table:table-cell>
          <table:table-cell table:formula="of:=[.I183]" office:value-type="float" office:value="342557816" calcext:value-type="float">
            <text:p>342557816</text:p>
          </table:table-cell>
          <table:table-cell table:formula="of:=[.C183]+[.J183]" office:value-type="float" office:value="356792506" calcext:value-type="float">
            <text:p>356792506</text:p>
          </table:table-cell>
          <table:table-cell table:formula="of:=[.K183]" office:value-type="float" office:value="181857819" calcext:value-type="float">
            <text:p>181857819</text:p>
          </table:table-cell>
          <table:table-cell table:formula="of:=[.C183]" office:value-type="float" office:value="199182798" calcext:value-type="float">
            <text:p>199182798</text:p>
          </table:table-cell>
          <table:table-cell table:number-columns-repeated="291"/>
        </table:table-row>
        <table:table-row table:style-name="ro1">
          <table:table-cell table:formula="of:=SUM([.C185:.K185])" office:value-type="float" office:value="2554614038" calcext:value-type="float">
            <text:p>2554614038</text:p>
          </table:table-cell>
          <table:table-cell office:value-type="float" office:value="182" calcext:value-type="float">
            <text:p>182</text:p>
          </table:table-cell>
          <table:table-cell table:formula="of:=[.D184]" office:value-type="float" office:value="248078914" calcext:value-type="float">
            <text:p>248078914</text:p>
          </table:table-cell>
          <table:table-cell table:formula="of:=[.E184]" office:value-type="float" office:value="235524645" calcext:value-type="float">
            <text:p>235524645</text:p>
          </table:table-cell>
          <table:table-cell table:formula="of:=[.F184]" office:value-type="float" office:value="297487993" calcext:value-type="float">
            <text:p>297487993</text:p>
          </table:table-cell>
          <table:table-cell table:formula="of:=[.G184]" office:value-type="float" office:value="285005739" calcext:value-type="float">
            <text:p>285005739</text:p>
          </table:table-cell>
          <table:table-cell table:formula="of:=[.H184]" office:value-type="float" office:value="342557816" calcext:value-type="float">
            <text:p>342557816</text:p>
          </table:table-cell>
          <table:table-cell table:formula="of:=[.I184]" office:value-type="float" office:value="356792506" calcext:value-type="float">
            <text:p>356792506</text:p>
          </table:table-cell>
          <table:table-cell table:formula="of:=[.C184]+[.J184]" office:value-type="float" office:value="385920723" calcext:value-type="float">
            <text:p>385920723</text:p>
          </table:table-cell>
          <table:table-cell table:formula="of:=[.K184]" office:value-type="float" office:value="199182798" calcext:value-type="float">
            <text:p>199182798</text:p>
          </table:table-cell>
          <table:table-cell table:formula="of:=[.C184]" office:value-type="float" office:value="204062904" calcext:value-type="float">
            <text:p>204062904</text:p>
          </table:table-cell>
          <table:table-cell table:number-columns-repeated="291"/>
        </table:table-row>
        <table:table-row table:style-name="ro1">
          <table:table-cell table:formula="of:=SUM([.C186:.K186])" office:value-type="float" office:value="2802692952" calcext:value-type="float">
            <text:p>2802692952</text:p>
          </table:table-cell>
          <table:table-cell office:value-type="float" office:value="183" calcext:value-type="float">
            <text:p>183</text:p>
          </table:table-cell>
          <table:table-cell table:formula="of:=[.D185]" office:value-type="float" office:value="235524645" calcext:value-type="float">
            <text:p>235524645</text:p>
          </table:table-cell>
          <table:table-cell table:formula="of:=[.E185]" office:value-type="float" office:value="297487993" calcext:value-type="float">
            <text:p>297487993</text:p>
          </table:table-cell>
          <table:table-cell table:formula="of:=[.F185]" office:value-type="float" office:value="285005739" calcext:value-type="float">
            <text:p>285005739</text:p>
          </table:table-cell>
          <table:table-cell table:formula="of:=[.G185]" office:value-type="float" office:value="342557816" calcext:value-type="float">
            <text:p>342557816</text:p>
          </table:table-cell>
          <table:table-cell table:formula="of:=[.H185]" office:value-type="float" office:value="356792506" calcext:value-type="float">
            <text:p>356792506</text:p>
          </table:table-cell>
          <table:table-cell table:formula="of:=[.I185]" office:value-type="float" office:value="385920723" calcext:value-type="float">
            <text:p>385920723</text:p>
          </table:table-cell>
          <table:table-cell table:formula="of:=[.C185]+[.J185]" office:value-type="float" office:value="447261712" calcext:value-type="float">
            <text:p>447261712</text:p>
          </table:table-cell>
          <table:table-cell table:formula="of:=[.K185]" office:value-type="float" office:value="204062904" calcext:value-type="float">
            <text:p>204062904</text:p>
          </table:table-cell>
          <table:table-cell table:formula="of:=[.C185]" office:value-type="float" office:value="248078914" calcext:value-type="float">
            <text:p>248078914</text:p>
          </table:table-cell>
          <table:table-cell table:number-columns-repeated="291"/>
        </table:table-row>
        <table:table-row table:style-name="ro1">
          <table:table-cell table:formula="of:=SUM([.C187:.K187])" office:value-type="float" office:value="3038217597" calcext:value-type="float">
            <text:p>3038217597</text:p>
          </table:table-cell>
          <table:table-cell office:value-type="float" office:value="184" calcext:value-type="float">
            <text:p>184</text:p>
          </table:table-cell>
          <table:table-cell table:formula="of:=[.D186]" office:value-type="float" office:value="297487993" calcext:value-type="float">
            <text:p>297487993</text:p>
          </table:table-cell>
          <table:table-cell table:formula="of:=[.E186]" office:value-type="float" office:value="285005739" calcext:value-type="float">
            <text:p>285005739</text:p>
          </table:table-cell>
          <table:table-cell table:formula="of:=[.F186]" office:value-type="float" office:value="342557816" calcext:value-type="float">
            <text:p>342557816</text:p>
          </table:table-cell>
          <table:table-cell table:formula="of:=[.G186]" office:value-type="float" office:value="356792506" calcext:value-type="float">
            <text:p>356792506</text:p>
          </table:table-cell>
          <table:table-cell table:formula="of:=[.H186]" office:value-type="float" office:value="385920723" calcext:value-type="float">
            <text:p>385920723</text:p>
          </table:table-cell>
          <table:table-cell table:formula="of:=[.I186]" office:value-type="float" office:value="447261712" calcext:value-type="float">
            <text:p>447261712</text:p>
          </table:table-cell>
          <table:table-cell table:formula="of:=[.C186]+[.J186]" office:value-type="float" office:value="439587549" calcext:value-type="float">
            <text:p>439587549</text:p>
          </table:table-cell>
          <table:table-cell table:formula="of:=[.K186]" office:value-type="float" office:value="248078914" calcext:value-type="float">
            <text:p>248078914</text:p>
          </table:table-cell>
          <table:table-cell table:formula="of:=[.C186]" office:value-type="float" office:value="235524645" calcext:value-type="float">
            <text:p>235524645</text:p>
          </table:table-cell>
          <table:table-cell table:number-columns-repeated="291"/>
        </table:table-row>
        <table:table-row table:style-name="ro1">
          <table:table-cell table:formula="of:=SUM([.C188:.K188])" office:value-type="float" office:value="3335705590" calcext:value-type="float">
            <text:p>3335705590</text:p>
          </table:table-cell>
          <table:table-cell office:value-type="float" office:value="185" calcext:value-type="float">
            <text:p>185</text:p>
          </table:table-cell>
          <table:table-cell table:formula="of:=[.D187]" office:value-type="float" office:value="285005739" calcext:value-type="float">
            <text:p>285005739</text:p>
          </table:table-cell>
          <table:table-cell table:formula="of:=[.E187]" office:value-type="float" office:value="342557816" calcext:value-type="float">
            <text:p>342557816</text:p>
          </table:table-cell>
          <table:table-cell table:formula="of:=[.F187]" office:value-type="float" office:value="356792506" calcext:value-type="float">
            <text:p>356792506</text:p>
          </table:table-cell>
          <table:table-cell table:formula="of:=[.G187]" office:value-type="float" office:value="385920723" calcext:value-type="float">
            <text:p>385920723</text:p>
          </table:table-cell>
          <table:table-cell table:formula="of:=[.H187]" office:value-type="float" office:value="447261712" calcext:value-type="float">
            <text:p>447261712</text:p>
          </table:table-cell>
          <table:table-cell table:formula="of:=[.I187]" office:value-type="float" office:value="439587549" calcext:value-type="float">
            <text:p>439587549</text:p>
          </table:table-cell>
          <table:table-cell table:formula="of:=[.C187]+[.J187]" office:value-type="float" office:value="545566907" calcext:value-type="float">
            <text:p>545566907</text:p>
          </table:table-cell>
          <table:table-cell table:formula="of:=[.K187]" office:value-type="float" office:value="235524645" calcext:value-type="float">
            <text:p>235524645</text:p>
          </table:table-cell>
          <table:table-cell table:formula="of:=[.C187]" office:value-type="float" office:value="297487993" calcext:value-type="float">
            <text:p>297487993</text:p>
          </table:table-cell>
          <table:table-cell table:number-columns-repeated="291"/>
        </table:table-row>
        <table:table-row table:style-name="ro1">
          <table:table-cell table:formula="of:=SUM([.C189:.K189])" office:value-type="float" office:value="3620711329" calcext:value-type="float">
            <text:p>3620711329</text:p>
          </table:table-cell>
          <table:table-cell office:value-type="float" office:value="186" calcext:value-type="float">
            <text:p>186</text:p>
          </table:table-cell>
          <table:table-cell table:formula="of:=[.D188]" office:value-type="float" office:value="342557816" calcext:value-type="float">
            <text:p>342557816</text:p>
          </table:table-cell>
          <table:table-cell table:formula="of:=[.E188]" office:value-type="float" office:value="356792506" calcext:value-type="float">
            <text:p>356792506</text:p>
          </table:table-cell>
          <table:table-cell table:formula="of:=[.F188]" office:value-type="float" office:value="385920723" calcext:value-type="float">
            <text:p>385920723</text:p>
          </table:table-cell>
          <table:table-cell table:formula="of:=[.G188]" office:value-type="float" office:value="447261712" calcext:value-type="float">
            <text:p>447261712</text:p>
          </table:table-cell>
          <table:table-cell table:formula="of:=[.H188]" office:value-type="float" office:value="439587549" calcext:value-type="float">
            <text:p>439587549</text:p>
          </table:table-cell>
          <table:table-cell table:formula="of:=[.I188]" office:value-type="float" office:value="545566907" calcext:value-type="float">
            <text:p>545566907</text:p>
          </table:table-cell>
          <table:table-cell table:formula="of:=[.C188]+[.J188]" office:value-type="float" office:value="520530384" calcext:value-type="float">
            <text:p>520530384</text:p>
          </table:table-cell>
          <table:table-cell table:formula="of:=[.K188]" office:value-type="float" office:value="297487993" calcext:value-type="float">
            <text:p>297487993</text:p>
          </table:table-cell>
          <table:table-cell table:formula="of:=[.C188]" office:value-type="float" office:value="285005739" calcext:value-type="float">
            <text:p>285005739</text:p>
          </table:table-cell>
          <table:table-cell table:number-columns-repeated="291"/>
        </table:table-row>
        <table:table-row table:style-name="ro1">
          <table:table-cell table:formula="of:=SUM([.C190:.K190])" office:value-type="float" office:value="3963269145" calcext:value-type="float">
            <text:p>3963269145</text:p>
          </table:table-cell>
          <table:table-cell office:value-type="float" office:value="187" calcext:value-type="float">
            <text:p>187</text:p>
          </table:table-cell>
          <table:table-cell table:formula="of:=[.D189]" office:value-type="float" office:value="356792506" calcext:value-type="float">
            <text:p>356792506</text:p>
          </table:table-cell>
          <table:table-cell table:formula="of:=[.E189]" office:value-type="float" office:value="385920723" calcext:value-type="float">
            <text:p>385920723</text:p>
          </table:table-cell>
          <table:table-cell table:formula="of:=[.F189]" office:value-type="float" office:value="447261712" calcext:value-type="float">
            <text:p>447261712</text:p>
          </table:table-cell>
          <table:table-cell table:formula="of:=[.G189]" office:value-type="float" office:value="439587549" calcext:value-type="float">
            <text:p>439587549</text:p>
          </table:table-cell>
          <table:table-cell table:formula="of:=[.H189]" office:value-type="float" office:value="545566907" calcext:value-type="float">
            <text:p>545566907</text:p>
          </table:table-cell>
          <table:table-cell table:formula="of:=[.I189]" office:value-type="float" office:value="520530384" calcext:value-type="float">
            <text:p>520530384</text:p>
          </table:table-cell>
          <table:table-cell table:formula="of:=[.C189]+[.J189]" office:value-type="float" office:value="640045809" calcext:value-type="float">
            <text:p>640045809</text:p>
          </table:table-cell>
          <table:table-cell table:formula="of:=[.K189]" office:value-type="float" office:value="285005739" calcext:value-type="float">
            <text:p>285005739</text:p>
          </table:table-cell>
          <table:table-cell table:formula="of:=[.C189]" office:value-type="float" office:value="342557816" calcext:value-type="float">
            <text:p>342557816</text:p>
          </table:table-cell>
          <table:table-cell table:number-columns-repeated="291"/>
        </table:table-row>
        <table:table-row table:style-name="ro1">
          <table:table-cell table:formula="of:=SUM([.C191:.K191])" office:value-type="float" office:value="4320061651" calcext:value-type="float">
            <text:p>4320061651</text:p>
          </table:table-cell>
          <table:table-cell office:value-type="float" office:value="188" calcext:value-type="float">
            <text:p>188</text:p>
          </table:table-cell>
          <table:table-cell table:formula="of:=[.D190]" office:value-type="float" office:value="385920723" calcext:value-type="float">
            <text:p>385920723</text:p>
          </table:table-cell>
          <table:table-cell table:formula="of:=[.E190]" office:value-type="float" office:value="447261712" calcext:value-type="float">
            <text:p>447261712</text:p>
          </table:table-cell>
          <table:table-cell table:formula="of:=[.F190]" office:value-type="float" office:value="439587549" calcext:value-type="float">
            <text:p>439587549</text:p>
          </table:table-cell>
          <table:table-cell table:formula="of:=[.G190]" office:value-type="float" office:value="545566907" calcext:value-type="float">
            <text:p>545566907</text:p>
          </table:table-cell>
          <table:table-cell table:formula="of:=[.H190]" office:value-type="float" office:value="520530384" calcext:value-type="float">
            <text:p>520530384</text:p>
          </table:table-cell>
          <table:table-cell table:formula="of:=[.I190]" office:value-type="float" office:value="640045809" calcext:value-type="float">
            <text:p>640045809</text:p>
          </table:table-cell>
          <table:table-cell table:formula="of:=[.C190]+[.J190]" office:value-type="float" office:value="641798245" calcext:value-type="float">
            <text:p>641798245</text:p>
          </table:table-cell>
          <table:table-cell table:formula="of:=[.K190]" office:value-type="float" office:value="342557816" calcext:value-type="float">
            <text:p>342557816</text:p>
          </table:table-cell>
          <table:table-cell table:formula="of:=[.C190]" office:value-type="float" office:value="356792506" calcext:value-type="float">
            <text:p>356792506</text:p>
          </table:table-cell>
          <table:table-cell table:number-columns-repeated="291"/>
        </table:table-row>
        <table:table-row table:style-name="ro1">
          <table:table-cell table:formula="of:=SUM([.C192:.K192])" office:value-type="float" office:value="4705982374" calcext:value-type="float">
            <text:p>4705982374</text:p>
          </table:table-cell>
          <table:table-cell office:value-type="float" office:value="189" calcext:value-type="float">
            <text:p>189</text:p>
          </table:table-cell>
          <table:table-cell table:formula="of:=[.D191]" office:value-type="float" office:value="447261712" calcext:value-type="float">
            <text:p>447261712</text:p>
          </table:table-cell>
          <table:table-cell table:formula="of:=[.E191]" office:value-type="float" office:value="439587549" calcext:value-type="float">
            <text:p>439587549</text:p>
          </table:table-cell>
          <table:table-cell table:formula="of:=[.F191]" office:value-type="float" office:value="545566907" calcext:value-type="float">
            <text:p>545566907</text:p>
          </table:table-cell>
          <table:table-cell table:formula="of:=[.G191]" office:value-type="float" office:value="520530384" calcext:value-type="float">
            <text:p>520530384</text:p>
          </table:table-cell>
          <table:table-cell table:formula="of:=[.H191]" office:value-type="float" office:value="640045809" calcext:value-type="float">
            <text:p>640045809</text:p>
          </table:table-cell>
          <table:table-cell table:formula="of:=[.I191]" office:value-type="float" office:value="641798245" calcext:value-type="float">
            <text:p>641798245</text:p>
          </table:table-cell>
          <table:table-cell table:formula="of:=[.C191]+[.J191]" office:value-type="float" office:value="728478539" calcext:value-type="float">
            <text:p>728478539</text:p>
          </table:table-cell>
          <table:table-cell table:formula="of:=[.K191]" office:value-type="float" office:value="356792506" calcext:value-type="float">
            <text:p>356792506</text:p>
          </table:table-cell>
          <table:table-cell table:formula="of:=[.C191]" office:value-type="float" office:value="385920723" calcext:value-type="float">
            <text:p>385920723</text:p>
          </table:table-cell>
          <table:table-cell table:number-columns-repeated="291"/>
        </table:table-row>
        <table:table-row table:style-name="ro1">
          <table:table-cell table:formula="of:=SUM([.C193:.K193])" office:value-type="float" office:value="5153244086" calcext:value-type="float">
            <text:p>5153244086</text:p>
          </table:table-cell>
          <table:table-cell office:value-type="float" office:value="190" calcext:value-type="float">
            <text:p>190</text:p>
          </table:table-cell>
          <table:table-cell table:formula="of:=[.D192]" office:value-type="float" office:value="439587549" calcext:value-type="float">
            <text:p>439587549</text:p>
          </table:table-cell>
          <table:table-cell table:formula="of:=[.E192]" office:value-type="float" office:value="545566907" calcext:value-type="float">
            <text:p>545566907</text:p>
          </table:table-cell>
          <table:table-cell table:formula="of:=[.F192]" office:value-type="float" office:value="520530384" calcext:value-type="float">
            <text:p>520530384</text:p>
          </table:table-cell>
          <table:table-cell table:formula="of:=[.G192]" office:value-type="float" office:value="640045809" calcext:value-type="float">
            <text:p>640045809</text:p>
          </table:table-cell>
          <table:table-cell table:formula="of:=[.H192]" office:value-type="float" office:value="641798245" calcext:value-type="float">
            <text:p>641798245</text:p>
          </table:table-cell>
          <table:table-cell table:formula="of:=[.I192]" office:value-type="float" office:value="728478539" calcext:value-type="float">
            <text:p>728478539</text:p>
          </table:table-cell>
          <table:table-cell table:formula="of:=[.C192]+[.J192]" office:value-type="float" office:value="804054218" calcext:value-type="float">
            <text:p>804054218</text:p>
          </table:table-cell>
          <table:table-cell table:formula="of:=[.K192]" office:value-type="float" office:value="385920723" calcext:value-type="float">
            <text:p>385920723</text:p>
          </table:table-cell>
          <table:table-cell table:formula="of:=[.C192]" office:value-type="float" office:value="447261712" calcext:value-type="float">
            <text:p>447261712</text:p>
          </table:table-cell>
          <table:table-cell table:number-columns-repeated="291"/>
        </table:table-row>
        <table:table-row table:style-name="ro1">
          <table:table-cell table:formula="of:=SUM([.C194:.K194])" office:value-type="float" office:value="5592831635" calcext:value-type="float">
            <text:p>5592831635</text:p>
          </table:table-cell>
          <table:table-cell office:value-type="float" office:value="191" calcext:value-type="float">
            <text:p>191</text:p>
          </table:table-cell>
          <table:table-cell table:formula="of:=[.D193]" office:value-type="float" office:value="545566907" calcext:value-type="float">
            <text:p>545566907</text:p>
          </table:table-cell>
          <table:table-cell table:formula="of:=[.E193]" office:value-type="float" office:value="520530384" calcext:value-type="float">
            <text:p>520530384</text:p>
          </table:table-cell>
          <table:table-cell table:formula="of:=[.F193]" office:value-type="float" office:value="640045809" calcext:value-type="float">
            <text:p>640045809</text:p>
          </table:table-cell>
          <table:table-cell table:formula="of:=[.G193]" office:value-type="float" office:value="641798245" calcext:value-type="float">
            <text:p>641798245</text:p>
          </table:table-cell>
          <table:table-cell table:formula="of:=[.H193]" office:value-type="float" office:value="728478539" calcext:value-type="float">
            <text:p>728478539</text:p>
          </table:table-cell>
          <table:table-cell table:formula="of:=[.I193]" office:value-type="float" office:value="804054218" calcext:value-type="float">
            <text:p>804054218</text:p>
          </table:table-cell>
          <table:table-cell table:formula="of:=[.C193]+[.J193]" office:value-type="float" office:value="825508272" calcext:value-type="float">
            <text:p>825508272</text:p>
          </table:table-cell>
          <table:table-cell table:formula="of:=[.K193]" office:value-type="float" office:value="447261712" calcext:value-type="float">
            <text:p>447261712</text:p>
          </table:table-cell>
          <table:table-cell table:formula="of:=[.C193]" office:value-type="float" office:value="439587549" calcext:value-type="float">
            <text:p>439587549</text:p>
          </table:table-cell>
          <table:table-cell table:number-columns-repeated="291"/>
        </table:table-row>
        <table:table-row table:style-name="ro1">
          <table:table-cell table:formula="of:=SUM([.C195:.K195])" office:value-type="float" office:value="6138398542" calcext:value-type="float">
            <text:p>6138398542</text:p>
          </table:table-cell>
          <table:table-cell office:value-type="float" office:value="192" calcext:value-type="float">
            <text:p>192</text:p>
          </table:table-cell>
          <table:table-cell table:formula="of:=[.D194]" office:value-type="float" office:value="520530384" calcext:value-type="float">
            <text:p>520530384</text:p>
          </table:table-cell>
          <table:table-cell table:formula="of:=[.E194]" office:value-type="float" office:value="640045809" calcext:value-type="float">
            <text:p>640045809</text:p>
          </table:table-cell>
          <table:table-cell table:formula="of:=[.F194]" office:value-type="float" office:value="641798245" calcext:value-type="float">
            <text:p>641798245</text:p>
          </table:table-cell>
          <table:table-cell table:formula="of:=[.G194]" office:value-type="float" office:value="728478539" calcext:value-type="float">
            <text:p>728478539</text:p>
          </table:table-cell>
          <table:table-cell table:formula="of:=[.H194]" office:value-type="float" office:value="804054218" calcext:value-type="float">
            <text:p>804054218</text:p>
          </table:table-cell>
          <table:table-cell table:formula="of:=[.I194]" office:value-type="float" office:value="825508272" calcext:value-type="float">
            <text:p>825508272</text:p>
          </table:table-cell>
          <table:table-cell table:formula="of:=[.C194]+[.J194]" office:value-type="float" office:value="992828619" calcext:value-type="float">
            <text:p>992828619</text:p>
          </table:table-cell>
          <table:table-cell table:formula="of:=[.K194]" office:value-type="float" office:value="439587549" calcext:value-type="float">
            <text:p>439587549</text:p>
          </table:table-cell>
          <table:table-cell table:formula="of:=[.C194]" office:value-type="float" office:value="545566907" calcext:value-type="float">
            <text:p>545566907</text:p>
          </table:table-cell>
          <table:table-cell table:number-columns-repeated="291"/>
        </table:table-row>
        <table:table-row table:style-name="ro1">
          <table:table-cell table:formula="of:=SUM([.C196:.K196])" office:value-type="float" office:value="6658928926" calcext:value-type="float">
            <text:p>6658928926</text:p>
          </table:table-cell>
          <table:table-cell office:value-type="float" office:value="193" calcext:value-type="float">
            <text:p>193</text:p>
          </table:table-cell>
          <table:table-cell table:formula="of:=[.D195]" office:value-type="float" office:value="640045809" calcext:value-type="float">
            <text:p>640045809</text:p>
          </table:table-cell>
          <table:table-cell table:formula="of:=[.E195]" office:value-type="float" office:value="641798245" calcext:value-type="float">
            <text:p>641798245</text:p>
          </table:table-cell>
          <table:table-cell table:formula="of:=[.F195]" office:value-type="float" office:value="728478539" calcext:value-type="float">
            <text:p>728478539</text:p>
          </table:table-cell>
          <table:table-cell table:formula="of:=[.G195]" office:value-type="float" office:value="804054218" calcext:value-type="float">
            <text:p>804054218</text:p>
          </table:table-cell>
          <table:table-cell table:formula="of:=[.H195]" office:value-type="float" office:value="825508272" calcext:value-type="float">
            <text:p>825508272</text:p>
          </table:table-cell>
          <table:table-cell table:formula="of:=[.I195]" office:value-type="float" office:value="992828619" calcext:value-type="float">
            <text:p>992828619</text:p>
          </table:table-cell>
          <table:table-cell table:formula="of:=[.C195]+[.J195]" office:value-type="float" office:value="960117933" calcext:value-type="float">
            <text:p>960117933</text:p>
          </table:table-cell>
          <table:table-cell table:formula="of:=[.K195]" office:value-type="float" office:value="545566907" calcext:value-type="float">
            <text:p>545566907</text:p>
          </table:table-cell>
          <table:table-cell table:formula="of:=[.C195]" office:value-type="float" office:value="520530384" calcext:value-type="float">
            <text:p>520530384</text:p>
          </table:table-cell>
          <table:table-cell table:number-columns-repeated="291"/>
        </table:table-row>
        <table:table-row table:style-name="ro1">
          <table:table-cell table:formula="of:=SUM([.C197:.K197])" office:value-type="float" office:value="7298974735" calcext:value-type="float">
            <text:p>7298974735</text:p>
          </table:table-cell>
          <table:table-cell office:value-type="float" office:value="194" calcext:value-type="float">
            <text:p>194</text:p>
          </table:table-cell>
          <table:table-cell table:formula="of:=[.D196]" office:value-type="float" office:value="641798245" calcext:value-type="float">
            <text:p>641798245</text:p>
          </table:table-cell>
          <table:table-cell table:formula="of:=[.E196]" office:value-type="float" office:value="728478539" calcext:value-type="float">
            <text:p>728478539</text:p>
          </table:table-cell>
          <table:table-cell table:formula="of:=[.F196]" office:value-type="float" office:value="804054218" calcext:value-type="float">
            <text:p>804054218</text:p>
          </table:table-cell>
          <table:table-cell table:formula="of:=[.G196]" office:value-type="float" office:value="825508272" calcext:value-type="float">
            <text:p>825508272</text:p>
          </table:table-cell>
          <table:table-cell table:formula="of:=[.H196]" office:value-type="float" office:value="992828619" calcext:value-type="float">
            <text:p>992828619</text:p>
          </table:table-cell>
          <table:table-cell table:formula="of:=[.I196]" office:value-type="float" office:value="960117933" calcext:value-type="float">
            <text:p>960117933</text:p>
          </table:table-cell>
          <table:table-cell table:formula="of:=[.C196]+[.J196]" office:value-type="float" office:value="1185612716" calcext:value-type="float">
            <text:p>1185612716</text:p>
          </table:table-cell>
          <table:table-cell table:formula="of:=[.K196]" office:value-type="float" office:value="520530384" calcext:value-type="float">
            <text:p>520530384</text:p>
          </table:table-cell>
          <table:table-cell table:formula="of:=[.C196]" office:value-type="float" office:value="640045809" calcext:value-type="float">
            <text:p>640045809</text:p>
          </table:table-cell>
          <table:table-cell table:number-columns-repeated="291"/>
        </table:table-row>
        <table:table-row table:style-name="ro1">
          <table:table-cell table:formula="of:=SUM([.C198:.K198])" office:value-type="float" office:value="7940772980" calcext:value-type="float">
            <text:p>7940772980</text:p>
          </table:table-cell>
          <table:table-cell office:value-type="float" office:value="195" calcext:value-type="float">
            <text:p>195</text:p>
          </table:table-cell>
          <table:table-cell table:formula="of:=[.D197]" office:value-type="float" office:value="728478539" calcext:value-type="float">
            <text:p>728478539</text:p>
          </table:table-cell>
          <table:table-cell table:formula="of:=[.E197]" office:value-type="float" office:value="804054218" calcext:value-type="float">
            <text:p>804054218</text:p>
          </table:table-cell>
          <table:table-cell table:formula="of:=[.F197]" office:value-type="float" office:value="825508272" calcext:value-type="float">
            <text:p>825508272</text:p>
          </table:table-cell>
          <table:table-cell table:formula="of:=[.G197]" office:value-type="float" office:value="992828619" calcext:value-type="float">
            <text:p>992828619</text:p>
          </table:table-cell>
          <table:table-cell table:formula="of:=[.H197]" office:value-type="float" office:value="960117933" calcext:value-type="float">
            <text:p>960117933</text:p>
          </table:table-cell>
          <table:table-cell table:formula="of:=[.I197]" office:value-type="float" office:value="1185612716" calcext:value-type="float">
            <text:p>1185612716</text:p>
          </table:table-cell>
          <table:table-cell table:formula="of:=[.C197]+[.J197]" office:value-type="float" office:value="1162328629" calcext:value-type="float">
            <text:p>1162328629</text:p>
          </table:table-cell>
          <table:table-cell table:formula="of:=[.K197]" office:value-type="float" office:value="640045809" calcext:value-type="float">
            <text:p>640045809</text:p>
          </table:table-cell>
          <table:table-cell table:formula="of:=[.C197]" office:value-type="float" office:value="641798245" calcext:value-type="float">
            <text:p>641798245</text:p>
          </table:table-cell>
          <table:table-cell table:number-columns-repeated="291"/>
        </table:table-row>
        <table:table-row table:style-name="ro1">
          <table:table-cell table:formula="of:=SUM([.C199:.K199])" office:value-type="float" office:value="8669251519" calcext:value-type="float">
            <text:p>8669251519</text:p>
          </table:table-cell>
          <table:table-cell office:value-type="float" office:value="196" calcext:value-type="float">
            <text:p>196</text:p>
          </table:table-cell>
          <table:table-cell table:formula="of:=[.D198]" office:value-type="float" office:value="804054218" calcext:value-type="float">
            <text:p>804054218</text:p>
          </table:table-cell>
          <table:table-cell table:formula="of:=[.E198]" office:value-type="float" office:value="825508272" calcext:value-type="float">
            <text:p>825508272</text:p>
          </table:table-cell>
          <table:table-cell table:formula="of:=[.F198]" office:value-type="float" office:value="992828619" calcext:value-type="float">
            <text:p>992828619</text:p>
          </table:table-cell>
          <table:table-cell table:formula="of:=[.G198]" office:value-type="float" office:value="960117933" calcext:value-type="float">
            <text:p>960117933</text:p>
          </table:table-cell>
          <table:table-cell table:formula="of:=[.H198]" office:value-type="float" office:value="1185612716" calcext:value-type="float">
            <text:p>1185612716</text:p>
          </table:table-cell>
          <table:table-cell table:formula="of:=[.I198]" office:value-type="float" office:value="1162328629" calcext:value-type="float">
            <text:p>1162328629</text:p>
          </table:table-cell>
          <table:table-cell table:formula="of:=[.C198]+[.J198]" office:value-type="float" office:value="1368524348" calcext:value-type="float">
            <text:p>1368524348</text:p>
          </table:table-cell>
          <table:table-cell table:formula="of:=[.K198]" office:value-type="float" office:value="641798245" calcext:value-type="float">
            <text:p>641798245</text:p>
          </table:table-cell>
          <table:table-cell table:formula="of:=[.C198]" office:value-type="float" office:value="728478539" calcext:value-type="float">
            <text:p>728478539</text:p>
          </table:table-cell>
          <table:table-cell table:number-columns-repeated="291"/>
        </table:table-row>
        <table:table-row table:style-name="ro1">
          <table:table-cell table:formula="of:=SUM([.C200:.K200])" office:value-type="float" office:value="9473305737" calcext:value-type="float">
            <text:p>9473305737</text:p>
          </table:table-cell>
          <table:table-cell office:value-type="float" office:value="197" calcext:value-type="float">
            <text:p>197</text:p>
          </table:table-cell>
          <table:table-cell table:formula="of:=[.D199]" office:value-type="float" office:value="825508272" calcext:value-type="float">
            <text:p>825508272</text:p>
          </table:table-cell>
          <table:table-cell table:formula="of:=[.E199]" office:value-type="float" office:value="992828619" calcext:value-type="float">
            <text:p>992828619</text:p>
          </table:table-cell>
          <table:table-cell table:formula="of:=[.F199]" office:value-type="float" office:value="960117933" calcext:value-type="float">
            <text:p>960117933</text:p>
          </table:table-cell>
          <table:table-cell table:formula="of:=[.G199]" office:value-type="float" office:value="1185612716" calcext:value-type="float">
            <text:p>1185612716</text:p>
          </table:table-cell>
          <table:table-cell table:formula="of:=[.H199]" office:value-type="float" office:value="1162328629" calcext:value-type="float">
            <text:p>1162328629</text:p>
          </table:table-cell>
          <table:table-cell table:formula="of:=[.I199]" office:value-type="float" office:value="1368524348" calcext:value-type="float">
            <text:p>1368524348</text:p>
          </table:table-cell>
          <table:table-cell table:formula="of:=[.C199]+[.J199]" office:value-type="float" office:value="1445852463" calcext:value-type="float">
            <text:p>1445852463</text:p>
          </table:table-cell>
          <table:table-cell table:formula="of:=[.K199]" office:value-type="float" office:value="728478539" calcext:value-type="float">
            <text:p>728478539</text:p>
          </table:table-cell>
          <table:table-cell table:formula="of:=[.C199]" office:value-type="float" office:value="804054218" calcext:value-type="float">
            <text:p>804054218</text:p>
          </table:table-cell>
          <table:table-cell table:number-columns-repeated="291"/>
        </table:table-row>
        <table:table-row table:style-name="ro1">
          <table:table-cell table:formula="of:=SUM([.C201:.K201])" office:value-type="float" office:value="10298814009" calcext:value-type="float">
            <text:p>10298814009</text:p>
          </table:table-cell>
          <table:table-cell office:value-type="float" office:value="198" calcext:value-type="float">
            <text:p>198</text:p>
          </table:table-cell>
          <table:table-cell table:formula="of:=[.D200]" office:value-type="float" office:value="992828619" calcext:value-type="float">
            <text:p>992828619</text:p>
          </table:table-cell>
          <table:table-cell table:formula="of:=[.E200]" office:value-type="float" office:value="960117933" calcext:value-type="float">
            <text:p>960117933</text:p>
          </table:table-cell>
          <table:table-cell table:formula="of:=[.F200]" office:value-type="float" office:value="1185612716" calcext:value-type="float">
            <text:p>1185612716</text:p>
          </table:table-cell>
          <table:table-cell table:formula="of:=[.G200]" office:value-type="float" office:value="1162328629" calcext:value-type="float">
            <text:p>1162328629</text:p>
          </table:table-cell>
          <table:table-cell table:formula="of:=[.H200]" office:value-type="float" office:value="1368524348" calcext:value-type="float">
            <text:p>1368524348</text:p>
          </table:table-cell>
          <table:table-cell table:formula="of:=[.I200]" office:value-type="float" office:value="1445852463" calcext:value-type="float">
            <text:p>1445852463</text:p>
          </table:table-cell>
          <table:table-cell table:formula="of:=[.C200]+[.J200]" office:value-type="float" office:value="1553986811" calcext:value-type="float">
            <text:p>1553986811</text:p>
          </table:table-cell>
          <table:table-cell table:formula="of:=[.K200]" office:value-type="float" office:value="804054218" calcext:value-type="float">
            <text:p>804054218</text:p>
          </table:table-cell>
          <table:table-cell table:formula="of:=[.C200]" office:value-type="float" office:value="825508272" calcext:value-type="float">
            <text:p>825508272</text:p>
          </table:table-cell>
          <table:table-cell table:number-columns-repeated="291"/>
        </table:table-row>
        <table:table-row table:style-name="ro1">
          <table:table-cell table:formula="of:=SUM([.C202:.K202])" office:value-type="float" office:value="11291642628" calcext:value-type="float">
            <text:p>11291642628</text:p>
          </table:table-cell>
          <table:table-cell office:value-type="float" office:value="199" calcext:value-type="float">
            <text:p>199</text:p>
          </table:table-cell>
          <table:table-cell table:formula="of:=[.D201]" office:value-type="float" office:value="960117933" calcext:value-type="float">
            <text:p>960117933</text:p>
          </table:table-cell>
          <table:table-cell table:formula="of:=[.E201]" office:value-type="float" office:value="1185612716" calcext:value-type="float">
            <text:p>1185612716</text:p>
          </table:table-cell>
          <table:table-cell table:formula="of:=[.F201]" office:value-type="float" office:value="1162328629" calcext:value-type="float">
            <text:p>1162328629</text:p>
          </table:table-cell>
          <table:table-cell table:formula="of:=[.G201]" office:value-type="float" office:value="1368524348" calcext:value-type="float">
            <text:p>1368524348</text:p>
          </table:table-cell>
          <table:table-cell table:formula="of:=[.H201]" office:value-type="float" office:value="1445852463" calcext:value-type="float">
            <text:p>1445852463</text:p>
          </table:table-cell>
          <table:table-cell table:formula="of:=[.I201]" office:value-type="float" office:value="1553986811" calcext:value-type="float">
            <text:p>1553986811</text:p>
          </table:table-cell>
          <table:table-cell table:formula="of:=[.C201]+[.J201]" office:value-type="float" office:value="1796882837" calcext:value-type="float">
            <text:p>1796882837</text:p>
          </table:table-cell>
          <table:table-cell table:formula="of:=[.K201]" office:value-type="float" office:value="825508272" calcext:value-type="float">
            <text:p>825508272</text:p>
          </table:table-cell>
          <table:table-cell table:formula="of:=[.C201]" office:value-type="float" office:value="992828619" calcext:value-type="float">
            <text:p>992828619</text:p>
          </table:table-cell>
          <table:table-cell table:number-columns-repeated="291"/>
        </table:table-row>
        <table:table-row table:style-name="ro1">
          <table:table-cell table:formula="of:=SUM([.C203:.K203])" office:value-type="float" office:value="12251760561" calcext:value-type="float">
            <text:p>12251760561</text:p>
          </table:table-cell>
          <table:table-cell office:value-type="float" office:value="200" calcext:value-type="float">
            <text:p>200</text:p>
          </table:table-cell>
          <table:table-cell table:formula="of:=[.D202]" office:value-type="float" office:value="1185612716" calcext:value-type="float">
            <text:p>1185612716</text:p>
          </table:table-cell>
          <table:table-cell table:formula="of:=[.E202]" office:value-type="float" office:value="1162328629" calcext:value-type="float">
            <text:p>1162328629</text:p>
          </table:table-cell>
          <table:table-cell table:formula="of:=[.F202]" office:value-type="float" office:value="1368524348" calcext:value-type="float">
            <text:p>1368524348</text:p>
          </table:table-cell>
          <table:table-cell table:formula="of:=[.G202]" office:value-type="float" office:value="1445852463" calcext:value-type="float">
            <text:p>1445852463</text:p>
          </table:table-cell>
          <table:table-cell table:formula="of:=[.H202]" office:value-type="float" office:value="1553986811" calcext:value-type="float">
            <text:p>1553986811</text:p>
          </table:table-cell>
          <table:table-cell table:formula="of:=[.I202]" office:value-type="float" office:value="1796882837" calcext:value-type="float">
            <text:p>1796882837</text:p>
          </table:table-cell>
          <table:table-cell table:formula="of:=[.C202]+[.J202]" office:value-type="float" office:value="1785626205" calcext:value-type="float">
            <text:p>1785626205</text:p>
          </table:table-cell>
          <table:table-cell table:formula="of:=[.K202]" office:value-type="float" office:value="992828619" calcext:value-type="float">
            <text:p>992828619</text:p>
          </table:table-cell>
          <table:table-cell table:formula="of:=[.C202]" office:value-type="float" office:value="960117933" calcext:value-type="float">
            <text:p>960117933</text:p>
          </table:table-cell>
          <table:table-cell table:number-columns-repeated="291"/>
        </table:table-row>
        <table:table-row table:style-name="ro1">
          <table:table-cell table:formula="of:=SUM([.C204:.K204])" office:value-type="float" office:value="13437373277" calcext:value-type="float">
            <text:p>13437373277</text:p>
          </table:table-cell>
          <table:table-cell office:value-type="float" office:value="201" calcext:value-type="float">
            <text:p>201</text:p>
          </table:table-cell>
          <table:table-cell table:formula="of:=[.D203]" office:value-type="float" office:value="1162328629" calcext:value-type="float">
            <text:p>1162328629</text:p>
          </table:table-cell>
          <table:table-cell table:formula="of:=[.E203]" office:value-type="float" office:value="1368524348" calcext:value-type="float">
            <text:p>1368524348</text:p>
          </table:table-cell>
          <table:table-cell table:formula="of:=[.F203]" office:value-type="float" office:value="1445852463" calcext:value-type="float">
            <text:p>1445852463</text:p>
          </table:table-cell>
          <table:table-cell table:formula="of:=[.G203]" office:value-type="float" office:value="1553986811" calcext:value-type="float">
            <text:p>1553986811</text:p>
          </table:table-cell>
          <table:table-cell table:formula="of:=[.H203]" office:value-type="float" office:value="1796882837" calcext:value-type="float">
            <text:p>1796882837</text:p>
          </table:table-cell>
          <table:table-cell table:formula="of:=[.I203]" office:value-type="float" office:value="1785626205" calcext:value-type="float">
            <text:p>1785626205</text:p>
          </table:table-cell>
          <table:table-cell table:formula="of:=[.C203]+[.J203]" office:value-type="float" office:value="2178441335" calcext:value-type="float">
            <text:p>2178441335</text:p>
          </table:table-cell>
          <table:table-cell table:formula="of:=[.K203]" office:value-type="float" office:value="960117933" calcext:value-type="float">
            <text:p>960117933</text:p>
          </table:table-cell>
          <table:table-cell table:formula="of:=[.C203]" office:value-type="float" office:value="1185612716" calcext:value-type="float">
            <text:p>1185612716</text:p>
          </table:table-cell>
          <table:table-cell table:number-columns-repeated="291"/>
        </table:table-row>
        <table:table-row table:style-name="ro1">
          <table:table-cell table:formula="of:=SUM([.C205:.K205])" office:value-type="float" office:value="14599701906" calcext:value-type="float">
            <text:p>14599701906</text:p>
          </table:table-cell>
          <table:table-cell office:value-type="float" office:value="202" calcext:value-type="float">
            <text:p>202</text:p>
          </table:table-cell>
          <table:table-cell table:formula="of:=[.D204]" office:value-type="float" office:value="1368524348" calcext:value-type="float">
            <text:p>1368524348</text:p>
          </table:table-cell>
          <table:table-cell table:formula="of:=[.E204]" office:value-type="float" office:value="1445852463" calcext:value-type="float">
            <text:p>1445852463</text:p>
          </table:table-cell>
          <table:table-cell table:formula="of:=[.F204]" office:value-type="float" office:value="1553986811" calcext:value-type="float">
            <text:p>1553986811</text:p>
          </table:table-cell>
          <table:table-cell table:formula="of:=[.G204]" office:value-type="float" office:value="1796882837" calcext:value-type="float">
            <text:p>1796882837</text:p>
          </table:table-cell>
          <table:table-cell table:formula="of:=[.H204]" office:value-type="float" office:value="1785626205" calcext:value-type="float">
            <text:p>1785626205</text:p>
          </table:table-cell>
          <table:table-cell table:formula="of:=[.I204]" office:value-type="float" office:value="2178441335" calcext:value-type="float">
            <text:p>2178441335</text:p>
          </table:table-cell>
          <table:table-cell table:formula="of:=[.C204]+[.J204]" office:value-type="float" office:value="2122446562" calcext:value-type="float">
            <text:p>2122446562</text:p>
          </table:table-cell>
          <table:table-cell table:formula="of:=[.K204]" office:value-type="float" office:value="1185612716" calcext:value-type="float">
            <text:p>1185612716</text:p>
          </table:table-cell>
          <table:table-cell table:formula="of:=[.C204]" office:value-type="float" office:value="1162328629" calcext:value-type="float">
            <text:p>1162328629</text:p>
          </table:table-cell>
          <table:table-cell table:number-columns-repeated="291"/>
        </table:table-row>
        <table:table-row table:style-name="ro1">
          <table:table-cell table:formula="of:=SUM([.C206:.K206])" office:value-type="float" office:value="15968226254" calcext:value-type="float">
            <text:p>15968226254</text:p>
          </table:table-cell>
          <table:table-cell office:value-type="float" office:value="203" calcext:value-type="float">
            <text:p>203</text:p>
          </table:table-cell>
          <table:table-cell table:formula="of:=[.D205]" office:value-type="float" office:value="1445852463" calcext:value-type="float">
            <text:p>1445852463</text:p>
          </table:table-cell>
          <table:table-cell table:formula="of:=[.E205]" office:value-type="float" office:value="1553986811" calcext:value-type="float">
            <text:p>1553986811</text:p>
          </table:table-cell>
          <table:table-cell table:formula="of:=[.F205]" office:value-type="float" office:value="1796882837" calcext:value-type="float">
            <text:p>1796882837</text:p>
          </table:table-cell>
          <table:table-cell table:formula="of:=[.G205]" office:value-type="float" office:value="1785626205" calcext:value-type="float">
            <text:p>1785626205</text:p>
          </table:table-cell>
          <table:table-cell table:formula="of:=[.H205]" office:value-type="float" office:value="2178441335" calcext:value-type="float">
            <text:p>2178441335</text:p>
          </table:table-cell>
          <table:table-cell table:formula="of:=[.I205]" office:value-type="float" office:value="2122446562" calcext:value-type="float">
            <text:p>2122446562</text:p>
          </table:table-cell>
          <table:table-cell table:formula="of:=[.C205]+[.J205]" office:value-type="float" office:value="2554137064" calcext:value-type="float">
            <text:p>2554137064</text:p>
          </table:table-cell>
          <table:table-cell table:formula="of:=[.K205]" office:value-type="float" office:value="1162328629" calcext:value-type="float">
            <text:p>1162328629</text:p>
          </table:table-cell>
          <table:table-cell table:formula="of:=[.C205]" office:value-type="float" office:value="1368524348" calcext:value-type="float">
            <text:p>1368524348</text:p>
          </table:table-cell>
          <table:table-cell table:number-columns-repeated="291"/>
        </table:table-row>
        <table:table-row table:style-name="ro1">
          <table:table-cell table:formula="of:=SUM([.C207:.K207])" office:value-type="float" office:value="17414078717" calcext:value-type="float">
            <text:p>17414078717</text:p>
          </table:table-cell>
          <table:table-cell office:value-type="float" office:value="204" calcext:value-type="float">
            <text:p>204</text:p>
          </table:table-cell>
          <table:table-cell table:formula="of:=[.D206]" office:value-type="float" office:value="1553986811" calcext:value-type="float">
            <text:p>1553986811</text:p>
          </table:table-cell>
          <table:table-cell table:formula="of:=[.E206]" office:value-type="float" office:value="1796882837" calcext:value-type="float">
            <text:p>1796882837</text:p>
          </table:table-cell>
          <table:table-cell table:formula="of:=[.F206]" office:value-type="float" office:value="1785626205" calcext:value-type="float">
            <text:p>1785626205</text:p>
          </table:table-cell>
          <table:table-cell table:formula="of:=[.G206]" office:value-type="float" office:value="2178441335" calcext:value-type="float">
            <text:p>2178441335</text:p>
          </table:table-cell>
          <table:table-cell table:formula="of:=[.H206]" office:value-type="float" office:value="2122446562" calcext:value-type="float">
            <text:p>2122446562</text:p>
          </table:table-cell>
          <table:table-cell table:formula="of:=[.I206]" office:value-type="float" office:value="2554137064" calcext:value-type="float">
            <text:p>2554137064</text:p>
          </table:table-cell>
          <table:table-cell table:formula="of:=[.C206]+[.J206]" office:value-type="float" office:value="2608181092" calcext:value-type="float">
            <text:p>2608181092</text:p>
          </table:table-cell>
          <table:table-cell table:formula="of:=[.K206]" office:value-type="float" office:value="1368524348" calcext:value-type="float">
            <text:p>1368524348</text:p>
          </table:table-cell>
          <table:table-cell table:formula="of:=[.C206]" office:value-type="float" office:value="1445852463" calcext:value-type="float">
            <text:p>1445852463</text:p>
          </table:table-cell>
          <table:table-cell table:number-columns-repeated="291"/>
        </table:table-row>
        <table:table-row table:style-name="ro1">
          <table:table-cell table:formula="of:=SUM([.C208:.K208])" office:value-type="float" office:value="18968065528" calcext:value-type="float">
            <text:p>18968065528</text:p>
          </table:table-cell>
          <table:table-cell office:value-type="float" office:value="205" calcext:value-type="float">
            <text:p>205</text:p>
          </table:table-cell>
          <table:table-cell table:formula="of:=[.D207]" office:value-type="float" office:value="1796882837" calcext:value-type="float">
            <text:p>1796882837</text:p>
          </table:table-cell>
          <table:table-cell table:formula="of:=[.E207]" office:value-type="float" office:value="1785626205" calcext:value-type="float">
            <text:p>1785626205</text:p>
          </table:table-cell>
          <table:table-cell table:formula="of:=[.F207]" office:value-type="float" office:value="2178441335" calcext:value-type="float">
            <text:p>2178441335</text:p>
          </table:table-cell>
          <table:table-cell table:formula="of:=[.G207]" office:value-type="float" office:value="2122446562" calcext:value-type="float">
            <text:p>2122446562</text:p>
          </table:table-cell>
          <table:table-cell table:formula="of:=[.H207]" office:value-type="float" office:value="2554137064" calcext:value-type="float">
            <text:p>2554137064</text:p>
          </table:table-cell>
          <table:table-cell table:formula="of:=[.I207]" office:value-type="float" office:value="2608181092" calcext:value-type="float">
            <text:p>2608181092</text:p>
          </table:table-cell>
          <table:table-cell table:formula="of:=[.C207]+[.J207]" office:value-type="float" office:value="2922511159" calcext:value-type="float">
            <text:p>2922511159</text:p>
          </table:table-cell>
          <table:table-cell table:formula="of:=[.K207]" office:value-type="float" office:value="1445852463" calcext:value-type="float">
            <text:p>1445852463</text:p>
          </table:table-cell>
          <table:table-cell table:formula="of:=[.C207]" office:value-type="float" office:value="1553986811" calcext:value-type="float">
            <text:p>1553986811</text:p>
          </table:table-cell>
          <table:table-cell table:number-columns-repeated="291"/>
        </table:table-row>
        <table:table-row table:style-name="ro1">
          <table:table-cell table:formula="of:=SUM([.C209:.K209])" office:value-type="float" office:value="20764948365" calcext:value-type="float">
            <text:p>20764948365</text:p>
          </table:table-cell>
          <table:table-cell office:value-type="float" office:value="206" calcext:value-type="float">
            <text:p>206</text:p>
          </table:table-cell>
          <table:table-cell table:formula="of:=[.D208]" office:value-type="float" office:value="1785626205" calcext:value-type="float">
            <text:p>1785626205</text:p>
          </table:table-cell>
          <table:table-cell table:formula="of:=[.E208]" office:value-type="float" office:value="2178441335" calcext:value-type="float">
            <text:p>2178441335</text:p>
          </table:table-cell>
          <table:table-cell table:formula="of:=[.F208]" office:value-type="float" office:value="2122446562" calcext:value-type="float">
            <text:p>2122446562</text:p>
          </table:table-cell>
          <table:table-cell table:formula="of:=[.G208]" office:value-type="float" office:value="2554137064" calcext:value-type="float">
            <text:p>2554137064</text:p>
          </table:table-cell>
          <table:table-cell table:formula="of:=[.H208]" office:value-type="float" office:value="2608181092" calcext:value-type="float">
            <text:p>2608181092</text:p>
          </table:table-cell>
          <table:table-cell table:formula="of:=[.I208]" office:value-type="float" office:value="2922511159" calcext:value-type="float">
            <text:p>2922511159</text:p>
          </table:table-cell>
          <table:table-cell table:formula="of:=[.C208]+[.J208]" office:value-type="float" office:value="3242735300" calcext:value-type="float">
            <text:p>3242735300</text:p>
          </table:table-cell>
          <table:table-cell table:formula="of:=[.K208]" office:value-type="float" office:value="1553986811" calcext:value-type="float">
            <text:p>1553986811</text:p>
          </table:table-cell>
          <table:table-cell table:formula="of:=[.C208]" office:value-type="float" office:value="1796882837" calcext:value-type="float">
            <text:p>1796882837</text:p>
          </table:table-cell>
          <table:table-cell table:number-columns-repeated="291"/>
        </table:table-row>
        <table:table-row table:style-name="ro1">
          <table:table-cell table:formula="of:=SUM([.C210:.K210])" office:value-type="float" office:value="22550574570" calcext:value-type="float">
            <text:p>22550574570</text:p>
          </table:table-cell>
          <table:table-cell office:value-type="float" office:value="207" calcext:value-type="float">
            <text:p>207</text:p>
          </table:table-cell>
          <table:table-cell table:formula="of:=[.D209]" office:value-type="float" office:value="2178441335" calcext:value-type="float">
            <text:p>2178441335</text:p>
          </table:table-cell>
          <table:table-cell table:formula="of:=[.E209]" office:value-type="float" office:value="2122446562" calcext:value-type="float">
            <text:p>2122446562</text:p>
          </table:table-cell>
          <table:table-cell table:formula="of:=[.F209]" office:value-type="float" office:value="2554137064" calcext:value-type="float">
            <text:p>2554137064</text:p>
          </table:table-cell>
          <table:table-cell table:formula="of:=[.G209]" office:value-type="float" office:value="2608181092" calcext:value-type="float">
            <text:p>2608181092</text:p>
          </table:table-cell>
          <table:table-cell table:formula="of:=[.H209]" office:value-type="float" office:value="2922511159" calcext:value-type="float">
            <text:p>2922511159</text:p>
          </table:table-cell>
          <table:table-cell table:formula="of:=[.I209]" office:value-type="float" office:value="3242735300" calcext:value-type="float">
            <text:p>3242735300</text:p>
          </table:table-cell>
          <table:table-cell table:formula="of:=[.C209]+[.J209]" office:value-type="float" office:value="3339613016" calcext:value-type="float">
            <text:p>3339613016</text:p>
          </table:table-cell>
          <table:table-cell table:formula="of:=[.K209]" office:value-type="float" office:value="1796882837" calcext:value-type="float">
            <text:p>1796882837</text:p>
          </table:table-cell>
          <table:table-cell table:formula="of:=[.C209]" office:value-type="float" office:value="1785626205" calcext:value-type="float">
            <text:p>1785626205</text:p>
          </table:table-cell>
          <table:table-cell table:number-columns-repeated="291"/>
        </table:table-row>
        <table:table-row table:style-name="ro1">
          <table:table-cell table:formula="of:=SUM([.C211:.K211])" office:value-type="float" office:value="24729015905" calcext:value-type="float">
            <text:p>24729015905</text:p>
          </table:table-cell>
          <table:table-cell office:value-type="float" office:value="208" calcext:value-type="float">
            <text:p>208</text:p>
          </table:table-cell>
          <table:table-cell table:formula="of:=[.D210]" office:value-type="float" office:value="2122446562" calcext:value-type="float">
            <text:p>2122446562</text:p>
          </table:table-cell>
          <table:table-cell table:formula="of:=[.E210]" office:value-type="float" office:value="2554137064" calcext:value-type="float">
            <text:p>2554137064</text:p>
          </table:table-cell>
          <table:table-cell table:formula="of:=[.F210]" office:value-type="float" office:value="2608181092" calcext:value-type="float">
            <text:p>2608181092</text:p>
          </table:table-cell>
          <table:table-cell table:formula="of:=[.G210]" office:value-type="float" office:value="2922511159" calcext:value-type="float">
            <text:p>2922511159</text:p>
          </table:table-cell>
          <table:table-cell table:formula="of:=[.H210]" office:value-type="float" office:value="3242735300" calcext:value-type="float">
            <text:p>3242735300</text:p>
          </table:table-cell>
          <table:table-cell table:formula="of:=[.I210]" office:value-type="float" office:value="3339613016" calcext:value-type="float">
            <text:p>3339613016</text:p>
          </table:table-cell>
          <table:table-cell table:formula="of:=[.C210]+[.J210]" office:value-type="float" office:value="3975324172" calcext:value-type="float">
            <text:p>3975324172</text:p>
          </table:table-cell>
          <table:table-cell table:formula="of:=[.K210]" office:value-type="float" office:value="1785626205" calcext:value-type="float">
            <text:p>1785626205</text:p>
          </table:table-cell>
          <table:table-cell table:formula="of:=[.C210]" office:value-type="float" office:value="2178441335" calcext:value-type="float">
            <text:p>2178441335</text:p>
          </table:table-cell>
          <table:table-cell table:number-columns-repeated="291"/>
        </table:table-row>
        <table:table-row table:style-name="ro1">
          <table:table-cell table:formula="of:=SUM([.C212:.K212])" office:value-type="float" office:value="26851462467" calcext:value-type="float">
            <text:p>26851462467</text:p>
          </table:table-cell>
          <table:table-cell office:value-type="float" office:value="209" calcext:value-type="float">
            <text:p>209</text:p>
          </table:table-cell>
          <table:table-cell table:formula="of:=[.D211]" office:value-type="float" office:value="2554137064" calcext:value-type="float">
            <text:p>2554137064</text:p>
          </table:table-cell>
          <table:table-cell table:formula="of:=[.E211]" office:value-type="float" office:value="2608181092" calcext:value-type="float">
            <text:p>2608181092</text:p>
          </table:table-cell>
          <table:table-cell table:formula="of:=[.F211]" office:value-type="float" office:value="2922511159" calcext:value-type="float">
            <text:p>2922511159</text:p>
          </table:table-cell>
          <table:table-cell table:formula="of:=[.G211]" office:value-type="float" office:value="3242735300" calcext:value-type="float">
            <text:p>3242735300</text:p>
          </table:table-cell>
          <table:table-cell table:formula="of:=[.H211]" office:value-type="float" office:value="3339613016" calcext:value-type="float">
            <text:p>3339613016</text:p>
          </table:table-cell>
          <table:table-cell table:formula="of:=[.I211]" office:value-type="float" office:value="3975324172" calcext:value-type="float">
            <text:p>3975324172</text:p>
          </table:table-cell>
          <table:table-cell table:formula="of:=[.C211]+[.J211]" office:value-type="float" office:value="3908072767" calcext:value-type="float">
            <text:p>3908072767</text:p>
          </table:table-cell>
          <table:table-cell table:formula="of:=[.K211]" office:value-type="float" office:value="2178441335" calcext:value-type="float">
            <text:p>2178441335</text:p>
          </table:table-cell>
          <table:table-cell table:formula="of:=[.C211]" office:value-type="float" office:value="2122446562" calcext:value-type="float">
            <text:p>2122446562</text:p>
          </table:table-cell>
          <table:table-cell table:number-columns-repeated="291"/>
        </table:table-row>
        <table:table-row table:style-name="ro1">
          <table:table-cell table:formula="of:=SUM([.C213:.K213])" office:value-type="float" office:value="29405599531" calcext:value-type="float">
            <text:p>29405599531</text:p>
          </table:table-cell>
          <table:table-cell office:value-type="float" office:value="210" calcext:value-type="float">
            <text:p>210</text:p>
          </table:table-cell>
          <table:table-cell table:formula="of:=[.D212]" office:value-type="float" office:value="2608181092" calcext:value-type="float">
            <text:p>2608181092</text:p>
          </table:table-cell>
          <table:table-cell table:formula="of:=[.E212]" office:value-type="float" office:value="2922511159" calcext:value-type="float">
            <text:p>2922511159</text:p>
          </table:table-cell>
          <table:table-cell table:formula="of:=[.F212]" office:value-type="float" office:value="3242735300" calcext:value-type="float">
            <text:p>3242735300</text:p>
          </table:table-cell>
          <table:table-cell table:formula="of:=[.G212]" office:value-type="float" office:value="3339613016" calcext:value-type="float">
            <text:p>3339613016</text:p>
          </table:table-cell>
          <table:table-cell table:formula="of:=[.H212]" office:value-type="float" office:value="3975324172" calcext:value-type="float">
            <text:p>3975324172</text:p>
          </table:table-cell>
          <table:table-cell table:formula="of:=[.I212]" office:value-type="float" office:value="3908072767" calcext:value-type="float">
            <text:p>3908072767</text:p>
          </table:table-cell>
          <table:table-cell table:formula="of:=[.C212]+[.J212]" office:value-type="float" office:value="4732578399" calcext:value-type="float">
            <text:p>4732578399</text:p>
          </table:table-cell>
          <table:table-cell table:formula="of:=[.K212]" office:value-type="float" office:value="2122446562" calcext:value-type="float">
            <text:p>2122446562</text:p>
          </table:table-cell>
          <table:table-cell table:formula="of:=[.C212]" office:value-type="float" office:value="2554137064" calcext:value-type="float">
            <text:p>2554137064</text:p>
          </table:table-cell>
          <table:table-cell table:number-columns-repeated="291"/>
        </table:table-row>
        <table:table-row table:style-name="ro1">
          <table:table-cell table:formula="of:=SUM([.C214:.K214])" office:value-type="float" office:value="32013780623" calcext:value-type="float">
            <text:p>32013780623</text:p>
          </table:table-cell>
          <table:table-cell office:value-type="float" office:value="211" calcext:value-type="float">
            <text:p>211</text:p>
          </table:table-cell>
          <table:table-cell table:formula="of:=[.D213]" office:value-type="float" office:value="2922511159" calcext:value-type="float">
            <text:p>2922511159</text:p>
          </table:table-cell>
          <table:table-cell table:formula="of:=[.E213]" office:value-type="float" office:value="3242735300" calcext:value-type="float">
            <text:p>3242735300</text:p>
          </table:table-cell>
          <table:table-cell table:formula="of:=[.F213]" office:value-type="float" office:value="3339613016" calcext:value-type="float">
            <text:p>3339613016</text:p>
          </table:table-cell>
          <table:table-cell table:formula="of:=[.G213]" office:value-type="float" office:value="3975324172" calcext:value-type="float">
            <text:p>3975324172</text:p>
          </table:table-cell>
          <table:table-cell table:formula="of:=[.H213]" office:value-type="float" office:value="3908072767" calcext:value-type="float">
            <text:p>3908072767</text:p>
          </table:table-cell>
          <table:table-cell table:formula="of:=[.I213]" office:value-type="float" office:value="4732578399" calcext:value-type="float">
            <text:p>4732578399</text:p>
          </table:table-cell>
          <table:table-cell table:formula="of:=[.C213]+[.J213]" office:value-type="float" office:value="4730627654" calcext:value-type="float">
            <text:p>4730627654</text:p>
          </table:table-cell>
          <table:table-cell table:formula="of:=[.K213]" office:value-type="float" office:value="2554137064" calcext:value-type="float">
            <text:p>2554137064</text:p>
          </table:table-cell>
          <table:table-cell table:formula="of:=[.C213]" office:value-type="float" office:value="2608181092" calcext:value-type="float">
            <text:p>2608181092</text:p>
          </table:table-cell>
          <table:table-cell table:number-columns-repeated="291"/>
        </table:table-row>
        <table:table-row table:style-name="ro1">
          <table:table-cell table:formula="of:=SUM([.C215:.K215])" office:value-type="float" office:value="34936291782" calcext:value-type="float">
            <text:p>34936291782</text:p>
          </table:table-cell>
          <table:table-cell office:value-type="float" office:value="212" calcext:value-type="float">
            <text:p>212</text:p>
          </table:table-cell>
          <table:table-cell table:formula="of:=[.D214]" office:value-type="float" office:value="3242735300" calcext:value-type="float">
            <text:p>3242735300</text:p>
          </table:table-cell>
          <table:table-cell table:formula="of:=[.E214]" office:value-type="float" office:value="3339613016" calcext:value-type="float">
            <text:p>3339613016</text:p>
          </table:table-cell>
          <table:table-cell table:formula="of:=[.F214]" office:value-type="float" office:value="3975324172" calcext:value-type="float">
            <text:p>3975324172</text:p>
          </table:table-cell>
          <table:table-cell table:formula="of:=[.G214]" office:value-type="float" office:value="3908072767" calcext:value-type="float">
            <text:p>3908072767</text:p>
          </table:table-cell>
          <table:table-cell table:formula="of:=[.H214]" office:value-type="float" office:value="4732578399" calcext:value-type="float">
            <text:p>4732578399</text:p>
          </table:table-cell>
          <table:table-cell table:formula="of:=[.I214]" office:value-type="float" office:value="4730627654" calcext:value-type="float">
            <text:p>4730627654</text:p>
          </table:table-cell>
          <table:table-cell table:formula="of:=[.C214]+[.J214]" office:value-type="float" office:value="5476648223" calcext:value-type="float">
            <text:p>5476648223</text:p>
          </table:table-cell>
          <table:table-cell table:formula="of:=[.K214]" office:value-type="float" office:value="2608181092" calcext:value-type="float">
            <text:p>2608181092</text:p>
          </table:table-cell>
          <table:table-cell table:formula="of:=[.C214]" office:value-type="float" office:value="2922511159" calcext:value-type="float">
            <text:p>2922511159</text:p>
          </table:table-cell>
          <table:table-cell table:number-columns-repeated="291"/>
        </table:table-row>
        <table:table-row table:style-name="ro1">
          <table:table-cell table:formula="of:=SUM([.C216:.K216])" office:value-type="float" office:value="38179027082" calcext:value-type="float">
            <text:p>38179027082</text:p>
          </table:table-cell>
          <table:table-cell office:value-type="float" office:value="213" calcext:value-type="float">
            <text:p>213</text:p>
          </table:table-cell>
          <table:table-cell table:formula="of:=[.D215]" office:value-type="float" office:value="3339613016" calcext:value-type="float">
            <text:p>3339613016</text:p>
          </table:table-cell>
          <table:table-cell table:formula="of:=[.E215]" office:value-type="float" office:value="3975324172" calcext:value-type="float">
            <text:p>3975324172</text:p>
          </table:table-cell>
          <table:table-cell table:formula="of:=[.F215]" office:value-type="float" office:value="3908072767" calcext:value-type="float">
            <text:p>3908072767</text:p>
          </table:table-cell>
          <table:table-cell table:formula="of:=[.G215]" office:value-type="float" office:value="4732578399" calcext:value-type="float">
            <text:p>4732578399</text:p>
          </table:table-cell>
          <table:table-cell table:formula="of:=[.H215]" office:value-type="float" office:value="4730627654" calcext:value-type="float">
            <text:p>4730627654</text:p>
          </table:table-cell>
          <table:table-cell table:formula="of:=[.I215]" office:value-type="float" office:value="5476648223" calcext:value-type="float">
            <text:p>5476648223</text:p>
          </table:table-cell>
          <table:table-cell table:formula="of:=[.C215]+[.J215]" office:value-type="float" office:value="5850916392" calcext:value-type="float">
            <text:p>5850916392</text:p>
          </table:table-cell>
          <table:table-cell table:formula="of:=[.K215]" office:value-type="float" office:value="2922511159" calcext:value-type="float">
            <text:p>2922511159</text:p>
          </table:table-cell>
          <table:table-cell table:formula="of:=[.C215]" office:value-type="float" office:value="3242735300" calcext:value-type="float">
            <text:p>3242735300</text:p>
          </table:table-cell>
          <table:table-cell table:number-columns-repeated="291"/>
        </table:table-row>
        <table:table-row table:style-name="ro1">
          <table:table-cell table:formula="of:=SUM([.C217:.K217])" office:value-type="float" office:value="41518640098" calcext:value-type="float">
            <text:p>41518640098</text:p>
          </table:table-cell>
          <table:table-cell office:value-type="float" office:value="214" calcext:value-type="float">
            <text:p>214</text:p>
          </table:table-cell>
          <table:table-cell table:formula="of:=[.D216]" office:value-type="float" office:value="3975324172" calcext:value-type="float">
            <text:p>3975324172</text:p>
          </table:table-cell>
          <table:table-cell table:formula="of:=[.E216]" office:value-type="float" office:value="3908072767" calcext:value-type="float">
            <text:p>3908072767</text:p>
          </table:table-cell>
          <table:table-cell table:formula="of:=[.F216]" office:value-type="float" office:value="4732578399" calcext:value-type="float">
            <text:p>4732578399</text:p>
          </table:table-cell>
          <table:table-cell table:formula="of:=[.G216]" office:value-type="float" office:value="4730627654" calcext:value-type="float">
            <text:p>4730627654</text:p>
          </table:table-cell>
          <table:table-cell table:formula="of:=[.H216]" office:value-type="float" office:value="5476648223" calcext:value-type="float">
            <text:p>5476648223</text:p>
          </table:table-cell>
          <table:table-cell table:formula="of:=[.I216]" office:value-type="float" office:value="5850916392" calcext:value-type="float">
            <text:p>5850916392</text:p>
          </table:table-cell>
          <table:table-cell table:formula="of:=[.C216]+[.J216]" office:value-type="float" office:value="6262124175" calcext:value-type="float">
            <text:p>6262124175</text:p>
          </table:table-cell>
          <table:table-cell table:formula="of:=[.K216]" office:value-type="float" office:value="3242735300" calcext:value-type="float">
            <text:p>3242735300</text:p>
          </table:table-cell>
          <table:table-cell table:formula="of:=[.C216]" office:value-type="float" office:value="3339613016" calcext:value-type="float">
            <text:p>3339613016</text:p>
          </table:table-cell>
          <table:table-cell table:number-columns-repeated="291"/>
        </table:table-row>
        <table:table-row table:style-name="ro1">
          <table:table-cell table:formula="of:=SUM([.C218:.K218])" office:value-type="float" office:value="45493964270" calcext:value-type="float">
            <text:p>45493964270</text:p>
          </table:table-cell>
          <table:table-cell office:value-type="float" office:value="215" calcext:value-type="float">
            <text:p>215</text:p>
          </table:table-cell>
          <table:table-cell table:formula="of:=[.D217]" office:value-type="float" office:value="3908072767" calcext:value-type="float">
            <text:p>3908072767</text:p>
          </table:table-cell>
          <table:table-cell table:formula="of:=[.E217]" office:value-type="float" office:value="4732578399" calcext:value-type="float">
            <text:p>4732578399</text:p>
          </table:table-cell>
          <table:table-cell table:formula="of:=[.F217]" office:value-type="float" office:value="4730627654" calcext:value-type="float">
            <text:p>4730627654</text:p>
          </table:table-cell>
          <table:table-cell table:formula="of:=[.G217]" office:value-type="float" office:value="5476648223" calcext:value-type="float">
            <text:p>5476648223</text:p>
          </table:table-cell>
          <table:table-cell table:formula="of:=[.H217]" office:value-type="float" office:value="5850916392" calcext:value-type="float">
            <text:p>5850916392</text:p>
          </table:table-cell>
          <table:table-cell table:formula="of:=[.I217]" office:value-type="float" office:value="6262124175" calcext:value-type="float">
            <text:p>6262124175</text:p>
          </table:table-cell>
          <table:table-cell table:formula="of:=[.C217]+[.J217]" office:value-type="float" office:value="7218059472" calcext:value-type="float">
            <text:p>7218059472</text:p>
          </table:table-cell>
          <table:table-cell table:formula="of:=[.K217]" office:value-type="float" office:value="3339613016" calcext:value-type="float">
            <text:p>3339613016</text:p>
          </table:table-cell>
          <table:table-cell table:formula="of:=[.C217]" office:value-type="float" office:value="3975324172" calcext:value-type="float">
            <text:p>3975324172</text:p>
          </table:table-cell>
          <table:table-cell table:number-columns-repeated="291"/>
        </table:table-row>
        <table:table-row table:style-name="ro1">
          <table:table-cell table:formula="of:=SUM([.C219:.K219])" office:value-type="float" office:value="49402037037" calcext:value-type="float">
            <text:p>49402037037</text:p>
          </table:table-cell>
          <table:table-cell office:value-type="float" office:value="216" calcext:value-type="float">
            <text:p>216</text:p>
          </table:table-cell>
          <table:table-cell table:formula="of:=[.D218]" office:value-type="float" office:value="4732578399" calcext:value-type="float">
            <text:p>4732578399</text:p>
          </table:table-cell>
          <table:table-cell table:formula="of:=[.E218]" office:value-type="float" office:value="4730627654" calcext:value-type="float">
            <text:p>4730627654</text:p>
          </table:table-cell>
          <table:table-cell table:formula="of:=[.F218]" office:value-type="float" office:value="5476648223" calcext:value-type="float">
            <text:p>5476648223</text:p>
          </table:table-cell>
          <table:table-cell table:formula="of:=[.G218]" office:value-type="float" office:value="5850916392" calcext:value-type="float">
            <text:p>5850916392</text:p>
          </table:table-cell>
          <table:table-cell table:formula="of:=[.H218]" office:value-type="float" office:value="6262124175" calcext:value-type="float">
            <text:p>6262124175</text:p>
          </table:table-cell>
          <table:table-cell table:formula="of:=[.I218]" office:value-type="float" office:value="7218059472" calcext:value-type="float">
            <text:p>7218059472</text:p>
          </table:table-cell>
          <table:table-cell table:formula="of:=[.C218]+[.J218]" office:value-type="float" office:value="7247685783" calcext:value-type="float">
            <text:p>7247685783</text:p>
          </table:table-cell>
          <table:table-cell table:formula="of:=[.K218]" office:value-type="float" office:value="3975324172" calcext:value-type="float">
            <text:p>3975324172</text:p>
          </table:table-cell>
          <table:table-cell table:formula="of:=[.C218]" office:value-type="float" office:value="3908072767" calcext:value-type="float">
            <text:p>3908072767</text:p>
          </table:table-cell>
          <table:table-cell table:number-columns-repeated="291"/>
        </table:table-row>
        <table:table-row table:style-name="ro1">
          <table:table-cell table:formula="of:=SUM([.C220:.K220])" office:value-type="float" office:value="54134615436" calcext:value-type="float">
            <text:p>54134615436</text:p>
          </table:table-cell>
          <table:table-cell office:value-type="float" office:value="217" calcext:value-type="float">
            <text:p>217</text:p>
          </table:table-cell>
          <table:table-cell table:formula="of:=[.D219]" office:value-type="float" office:value="4730627654" calcext:value-type="float">
            <text:p>4730627654</text:p>
          </table:table-cell>
          <table:table-cell table:formula="of:=[.E219]" office:value-type="float" office:value="5476648223" calcext:value-type="float">
            <text:p>5476648223</text:p>
          </table:table-cell>
          <table:table-cell table:formula="of:=[.F219]" office:value-type="float" office:value="5850916392" calcext:value-type="float">
            <text:p>5850916392</text:p>
          </table:table-cell>
          <table:table-cell table:formula="of:=[.G219]" office:value-type="float" office:value="6262124175" calcext:value-type="float">
            <text:p>6262124175</text:p>
          </table:table-cell>
          <table:table-cell table:formula="of:=[.H219]" office:value-type="float" office:value="7218059472" calcext:value-type="float">
            <text:p>7218059472</text:p>
          </table:table-cell>
          <table:table-cell table:formula="of:=[.I219]" office:value-type="float" office:value="7247685783" calcext:value-type="float">
            <text:p>7247685783</text:p>
          </table:table-cell>
          <table:table-cell table:formula="of:=[.C219]+[.J219]" office:value-type="float" office:value="8707902571" calcext:value-type="float">
            <text:p>8707902571</text:p>
          </table:table-cell>
          <table:table-cell table:formula="of:=[.K219]" office:value-type="float" office:value="3908072767" calcext:value-type="float">
            <text:p>3908072767</text:p>
          </table:table-cell>
          <table:table-cell table:formula="of:=[.C219]" office:value-type="float" office:value="4732578399" calcext:value-type="float">
            <text:p>4732578399</text:p>
          </table:table-cell>
          <table:table-cell table:number-columns-repeated="291"/>
        </table:table-row>
        <table:table-row table:style-name="ro1">
          <table:table-cell table:formula="of:=SUM([.C221:.K221])" office:value-type="float" office:value="58865243090" calcext:value-type="float">
            <text:p>58865243090</text:p>
          </table:table-cell>
          <table:table-cell office:value-type="float" office:value="218" calcext:value-type="float">
            <text:p>218</text:p>
          </table:table-cell>
          <table:table-cell table:formula="of:=[.D220]" office:value-type="float" office:value="5476648223" calcext:value-type="float">
            <text:p>5476648223</text:p>
          </table:table-cell>
          <table:table-cell table:formula="of:=[.E220]" office:value-type="float" office:value="5850916392" calcext:value-type="float">
            <text:p>5850916392</text:p>
          </table:table-cell>
          <table:table-cell table:formula="of:=[.F220]" office:value-type="float" office:value="6262124175" calcext:value-type="float">
            <text:p>6262124175</text:p>
          </table:table-cell>
          <table:table-cell table:formula="of:=[.G220]" office:value-type="float" office:value="7218059472" calcext:value-type="float">
            <text:p>7218059472</text:p>
          </table:table-cell>
          <table:table-cell table:formula="of:=[.H220]" office:value-type="float" office:value="7247685783" calcext:value-type="float">
            <text:p>7247685783</text:p>
          </table:table-cell>
          <table:table-cell table:formula="of:=[.I220]" office:value-type="float" office:value="8707902571" calcext:value-type="float">
            <text:p>8707902571</text:p>
          </table:table-cell>
          <table:table-cell table:formula="of:=[.C220]+[.J220]" office:value-type="float" office:value="8638700421" calcext:value-type="float">
            <text:p>8638700421</text:p>
          </table:table-cell>
          <table:table-cell table:formula="of:=[.K220]" office:value-type="float" office:value="4732578399" calcext:value-type="float">
            <text:p>4732578399</text:p>
          </table:table-cell>
          <table:table-cell table:formula="of:=[.C220]" office:value-type="float" office:value="4730627654" calcext:value-type="float">
            <text:p>4730627654</text:p>
          </table:table-cell>
          <table:table-cell table:number-columns-repeated="291"/>
        </table:table-row>
        <table:table-row table:style-name="ro1">
          <table:table-cell table:formula="of:=SUM([.C222:.K222])" office:value-type="float" office:value="64341891313" calcext:value-type="float">
            <text:p>64341891313</text:p>
          </table:table-cell>
          <table:table-cell office:value-type="float" office:value="219" calcext:value-type="float">
            <text:p>219</text:p>
          </table:table-cell>
          <table:table-cell table:formula="of:=[.D221]" office:value-type="float" office:value="5850916392" calcext:value-type="float">
            <text:p>5850916392</text:p>
          </table:table-cell>
          <table:table-cell table:formula="of:=[.E221]" office:value-type="float" office:value="6262124175" calcext:value-type="float">
            <text:p>6262124175</text:p>
          </table:table-cell>
          <table:table-cell table:formula="of:=[.F221]" office:value-type="float" office:value="7218059472" calcext:value-type="float">
            <text:p>7218059472</text:p>
          </table:table-cell>
          <table:table-cell table:formula="of:=[.G221]" office:value-type="float" office:value="7247685783" calcext:value-type="float">
            <text:p>7247685783</text:p>
          </table:table-cell>
          <table:table-cell table:formula="of:=[.H221]" office:value-type="float" office:value="8707902571" calcext:value-type="float">
            <text:p>8707902571</text:p>
          </table:table-cell>
          <table:table-cell table:formula="of:=[.I221]" office:value-type="float" office:value="8638700421" calcext:value-type="float">
            <text:p>8638700421</text:p>
          </table:table-cell>
          <table:table-cell table:formula="of:=[.C221]+[.J221]" office:value-type="float" office:value="10209226622" calcext:value-type="float">
            <text:p>10209226622</text:p>
          </table:table-cell>
          <table:table-cell table:formula="of:=[.K221]" office:value-type="float" office:value="4730627654" calcext:value-type="float">
            <text:p>4730627654</text:p>
          </table:table-cell>
          <table:table-cell table:formula="of:=[.C221]" office:value-type="float" office:value="5476648223" calcext:value-type="float">
            <text:p>5476648223</text:p>
          </table:table-cell>
          <table:table-cell table:number-columns-repeated="291"/>
        </table:table-row>
        <table:table-row table:style-name="ro1">
          <table:table-cell table:formula="of:=SUM([.C223:.K223])" office:value-type="float" office:value="70192807705" calcext:value-type="float">
            <text:p>70192807705</text:p>
          </table:table-cell>
          <table:table-cell office:value-type="float" office:value="220" calcext:value-type="float">
            <text:p>220</text:p>
          </table:table-cell>
          <table:table-cell table:formula="of:=[.D222]" office:value-type="float" office:value="6262124175" calcext:value-type="float">
            <text:p>6262124175</text:p>
          </table:table-cell>
          <table:table-cell table:formula="of:=[.E222]" office:value-type="float" office:value="7218059472" calcext:value-type="float">
            <text:p>7218059472</text:p>
          </table:table-cell>
          <table:table-cell table:formula="of:=[.F222]" office:value-type="float" office:value="7247685783" calcext:value-type="float">
            <text:p>7247685783</text:p>
          </table:table-cell>
          <table:table-cell table:formula="of:=[.G222]" office:value-type="float" office:value="8707902571" calcext:value-type="float">
            <text:p>8707902571</text:p>
          </table:table-cell>
          <table:table-cell table:formula="of:=[.H222]" office:value-type="float" office:value="8638700421" calcext:value-type="float">
            <text:p>8638700421</text:p>
          </table:table-cell>
          <table:table-cell table:formula="of:=[.I222]" office:value-type="float" office:value="10209226622" calcext:value-type="float">
            <text:p>10209226622</text:p>
          </table:table-cell>
          <table:table-cell table:formula="of:=[.C222]+[.J222]" office:value-type="float" office:value="10581544046" calcext:value-type="float">
            <text:p>10581544046</text:p>
          </table:table-cell>
          <table:table-cell table:formula="of:=[.K222]" office:value-type="float" office:value="5476648223" calcext:value-type="float">
            <text:p>5476648223</text:p>
          </table:table-cell>
          <table:table-cell table:formula="of:=[.C222]" office:value-type="float" office:value="5850916392" calcext:value-type="float">
            <text:p>5850916392</text:p>
          </table:table-cell>
          <table:table-cell table:number-columns-repeated="291"/>
        </table:table-row>
        <table:table-row table:style-name="ro1">
          <table:table-cell table:formula="of:=SUM([.C224:.K224])" office:value-type="float" office:value="76454931880" calcext:value-type="float">
            <text:p>76454931880</text:p>
          </table:table-cell>
          <table:table-cell office:value-type="float" office:value="221" calcext:value-type="float">
            <text:p>221</text:p>
          </table:table-cell>
          <table:table-cell table:formula="of:=[.D223]" office:value-type="float" office:value="7218059472" calcext:value-type="float">
            <text:p>7218059472</text:p>
          </table:table-cell>
          <table:table-cell table:formula="of:=[.E223]" office:value-type="float" office:value="7247685783" calcext:value-type="float">
            <text:p>7247685783</text:p>
          </table:table-cell>
          <table:table-cell table:formula="of:=[.F223]" office:value-type="float" office:value="8707902571" calcext:value-type="float">
            <text:p>8707902571</text:p>
          </table:table-cell>
          <table:table-cell table:formula="of:=[.G223]" office:value-type="float" office:value="8638700421" calcext:value-type="float">
            <text:p>8638700421</text:p>
          </table:table-cell>
          <table:table-cell table:formula="of:=[.H223]" office:value-type="float" office:value="10209226622" calcext:value-type="float">
            <text:p>10209226622</text:p>
          </table:table-cell>
          <table:table-cell table:formula="of:=[.I223]" office:value-type="float" office:value="10581544046" calcext:value-type="float">
            <text:p>10581544046</text:p>
          </table:table-cell>
          <table:table-cell table:formula="of:=[.C223]+[.J223]" office:value-type="float" office:value="11738772398" calcext:value-type="float">
            <text:p>11738772398</text:p>
          </table:table-cell>
          <table:table-cell table:formula="of:=[.K223]" office:value-type="float" office:value="5850916392" calcext:value-type="float">
            <text:p>5850916392</text:p>
          </table:table-cell>
          <table:table-cell table:formula="of:=[.C223]" office:value-type="float" office:value="6262124175" calcext:value-type="float">
            <text:p>6262124175</text:p>
          </table:table-cell>
          <table:table-cell table:number-columns-repeated="291"/>
        </table:table-row>
        <table:table-row table:style-name="ro1">
          <table:table-cell table:formula="of:=SUM([.C225:.K225])" office:value-type="float" office:value="83672991352" calcext:value-type="float">
            <text:p>83672991352</text:p>
          </table:table-cell>
          <table:table-cell office:value-type="float" office:value="222" calcext:value-type="float">
            <text:p>222</text:p>
          </table:table-cell>
          <table:table-cell table:formula="of:=[.D224]" office:value-type="float" office:value="7247685783" calcext:value-type="float">
            <text:p>7247685783</text:p>
          </table:table-cell>
          <table:table-cell table:formula="of:=[.E224]" office:value-type="float" office:value="8707902571" calcext:value-type="float">
            <text:p>8707902571</text:p>
          </table:table-cell>
          <table:table-cell table:formula="of:=[.F224]" office:value-type="float" office:value="8638700421" calcext:value-type="float">
            <text:p>8638700421</text:p>
          </table:table-cell>
          <table:table-cell table:formula="of:=[.G224]" office:value-type="float" office:value="10209226622" calcext:value-type="float">
            <text:p>10209226622</text:p>
          </table:table-cell>
          <table:table-cell table:formula="of:=[.H224]" office:value-type="float" office:value="10581544046" calcext:value-type="float">
            <text:p>10581544046</text:p>
          </table:table-cell>
          <table:table-cell table:formula="of:=[.I224]" office:value-type="float" office:value="11738772398" calcext:value-type="float">
            <text:p>11738772398</text:p>
          </table:table-cell>
          <table:table-cell table:formula="of:=[.C224]+[.J224]" office:value-type="float" office:value="13068975864" calcext:value-type="float">
            <text:p>13068975864</text:p>
          </table:table-cell>
          <table:table-cell table:formula="of:=[.K224]" office:value-type="float" office:value="6262124175" calcext:value-type="float">
            <text:p>6262124175</text:p>
          </table:table-cell>
          <table:table-cell table:formula="of:=[.C224]" office:value-type="float" office:value="7218059472" calcext:value-type="float">
            <text:p>7218059472</text:p>
          </table:table-cell>
          <table:table-cell table:number-columns-repeated="291"/>
        </table:table-row>
        <table:table-row table:style-name="ro1">
          <table:table-cell table:formula="of:=SUM([.C226:.K226])" office:value-type="float" office:value="90920677135" calcext:value-type="float">
            <text:p>90920677135</text:p>
          </table:table-cell>
          <table:table-cell office:value-type="float" office:value="223" calcext:value-type="float">
            <text:p>223</text:p>
          </table:table-cell>
          <table:table-cell table:formula="of:=[.D225]" office:value-type="float" office:value="8707902571" calcext:value-type="float">
            <text:p>8707902571</text:p>
          </table:table-cell>
          <table:table-cell table:formula="of:=[.E225]" office:value-type="float" office:value="8638700421" calcext:value-type="float">
            <text:p>8638700421</text:p>
          </table:table-cell>
          <table:table-cell table:formula="of:=[.F225]" office:value-type="float" office:value="10209226622" calcext:value-type="float">
            <text:p>10209226622</text:p>
          </table:table-cell>
          <table:table-cell table:formula="of:=[.G225]" office:value-type="float" office:value="10581544046" calcext:value-type="float">
            <text:p>10581544046</text:p>
          </table:table-cell>
          <table:table-cell table:formula="of:=[.H225]" office:value-type="float" office:value="11738772398" calcext:value-type="float">
            <text:p>11738772398</text:p>
          </table:table-cell>
          <table:table-cell table:formula="of:=[.I225]" office:value-type="float" office:value="13068975864" calcext:value-type="float">
            <text:p>13068975864</text:p>
          </table:table-cell>
          <table:table-cell table:formula="of:=[.C225]+[.J225]" office:value-type="float" office:value="13509809958" calcext:value-type="float">
            <text:p>13509809958</text:p>
          </table:table-cell>
          <table:table-cell table:formula="of:=[.K225]" office:value-type="float" office:value="7218059472" calcext:value-type="float">
            <text:p>7218059472</text:p>
          </table:table-cell>
          <table:table-cell table:formula="of:=[.C225]" office:value-type="float" office:value="7247685783" calcext:value-type="float">
            <text:p>7247685783</text:p>
          </table:table-cell>
          <table:table-cell table:number-columns-repeated="291"/>
        </table:table-row>
        <table:table-row table:style-name="ro1">
          <table:table-cell table:formula="of:=SUM([.C227:.K227])" office:value-type="float" office:value="99628579706" calcext:value-type="float">
            <text:p>99628579706</text:p>
          </table:table-cell>
          <table:table-cell office:value-type="float" office:value="224" calcext:value-type="float">
            <text:p>224</text:p>
          </table:table-cell>
          <table:table-cell table:formula="of:=[.D226]" office:value-type="float" office:value="8638700421" calcext:value-type="float">
            <text:p>8638700421</text:p>
          </table:table-cell>
          <table:table-cell table:formula="of:=[.E226]" office:value-type="float" office:value="10209226622" calcext:value-type="float">
            <text:p>10209226622</text:p>
          </table:table-cell>
          <table:table-cell table:formula="of:=[.F226]" office:value-type="float" office:value="10581544046" calcext:value-type="float">
            <text:p>10581544046</text:p>
          </table:table-cell>
          <table:table-cell table:formula="of:=[.G226]" office:value-type="float" office:value="11738772398" calcext:value-type="float">
            <text:p>11738772398</text:p>
          </table:table-cell>
          <table:table-cell table:formula="of:=[.H226]" office:value-type="float" office:value="13068975864" calcext:value-type="float">
            <text:p>13068975864</text:p>
          </table:table-cell>
          <table:table-cell table:formula="of:=[.I226]" office:value-type="float" office:value="13509809958" calcext:value-type="float">
            <text:p>13509809958</text:p>
          </table:table-cell>
          <table:table-cell table:formula="of:=[.C226]+[.J226]" office:value-type="float" office:value="15925962043" calcext:value-type="float">
            <text:p>15925962043</text:p>
          </table:table-cell>
          <table:table-cell table:formula="of:=[.K226]" office:value-type="float" office:value="7247685783" calcext:value-type="float">
            <text:p>7247685783</text:p>
          </table:table-cell>
          <table:table-cell table:formula="of:=[.C226]" office:value-type="float" office:value="8707902571" calcext:value-type="float">
            <text:p>8707902571</text:p>
          </table:table-cell>
          <table:table-cell table:number-columns-repeated="291"/>
        </table:table-row>
        <table:table-row table:style-name="ro1">
          <table:table-cell table:formula="of:=SUM([.C228:.K228])" office:value-type="float" office:value="108267280127" calcext:value-type="float">
            <text:p>108267280127</text:p>
          </table:table-cell>
          <table:table-cell office:value-type="float" office:value="225" calcext:value-type="float">
            <text:p>225</text:p>
          </table:table-cell>
          <table:table-cell table:formula="of:=[.D227]" office:value-type="float" office:value="10209226622" calcext:value-type="float">
            <text:p>10209226622</text:p>
          </table:table-cell>
          <table:table-cell table:formula="of:=[.E227]" office:value-type="float" office:value="10581544046" calcext:value-type="float">
            <text:p>10581544046</text:p>
          </table:table-cell>
          <table:table-cell table:formula="of:=[.F227]" office:value-type="float" office:value="11738772398" calcext:value-type="float">
            <text:p>11738772398</text:p>
          </table:table-cell>
          <table:table-cell table:formula="of:=[.G227]" office:value-type="float" office:value="13068975864" calcext:value-type="float">
            <text:p>13068975864</text:p>
          </table:table-cell>
          <table:table-cell table:formula="of:=[.H227]" office:value-type="float" office:value="13509809958" calcext:value-type="float">
            <text:p>13509809958</text:p>
          </table:table-cell>
          <table:table-cell table:formula="of:=[.I227]" office:value-type="float" office:value="15925962043" calcext:value-type="float">
            <text:p>15925962043</text:p>
          </table:table-cell>
          <table:table-cell table:formula="of:=[.C227]+[.J227]" office:value-type="float" office:value="15886386204" calcext:value-type="float">
            <text:p>15886386204</text:p>
          </table:table-cell>
          <table:table-cell table:formula="of:=[.K227]" office:value-type="float" office:value="8707902571" calcext:value-type="float">
            <text:p>8707902571</text:p>
          </table:table-cell>
          <table:table-cell table:formula="of:=[.C227]" office:value-type="float" office:value="8638700421" calcext:value-type="float">
            <text:p>8638700421</text:p>
          </table:table-cell>
          <table:table-cell table:number-columns-repeated="291"/>
        </table:table-row>
        <table:table-row table:style-name="ro1">
          <table:table-cell table:formula="of:=SUM([.C229:.K229])" office:value-type="float" office:value="118476506749" calcext:value-type="float">
            <text:p>118476506749</text:p>
          </table:table-cell>
          <table:table-cell office:value-type="float" office:value="226" calcext:value-type="float">
            <text:p>226</text:p>
          </table:table-cell>
          <table:table-cell table:formula="of:=[.D228]" office:value-type="float" office:value="10581544046" calcext:value-type="float">
            <text:p>10581544046</text:p>
          </table:table-cell>
          <table:table-cell table:formula="of:=[.E228]" office:value-type="float" office:value="11738772398" calcext:value-type="float">
            <text:p>11738772398</text:p>
          </table:table-cell>
          <table:table-cell table:formula="of:=[.F228]" office:value-type="float" office:value="13068975864" calcext:value-type="float">
            <text:p>13068975864</text:p>
          </table:table-cell>
          <table:table-cell table:formula="of:=[.G228]" office:value-type="float" office:value="13509809958" calcext:value-type="float">
            <text:p>13509809958</text:p>
          </table:table-cell>
          <table:table-cell table:formula="of:=[.H228]" office:value-type="float" office:value="15925962043" calcext:value-type="float">
            <text:p>15925962043</text:p>
          </table:table-cell>
          <table:table-cell table:formula="of:=[.I228]" office:value-type="float" office:value="15886386204" calcext:value-type="float">
            <text:p>15886386204</text:p>
          </table:table-cell>
          <table:table-cell table:formula="of:=[.C228]+[.J228]" office:value-type="float" office:value="18917129193" calcext:value-type="float">
            <text:p>18917129193</text:p>
          </table:table-cell>
          <table:table-cell table:formula="of:=[.K228]" office:value-type="float" office:value="8638700421" calcext:value-type="float">
            <text:p>8638700421</text:p>
          </table:table-cell>
          <table:table-cell table:formula="of:=[.C228]" office:value-type="float" office:value="10209226622" calcext:value-type="float">
            <text:p>10209226622</text:p>
          </table:table-cell>
          <table:table-cell table:number-columns-repeated="291"/>
        </table:table-row>
        <table:table-row table:style-name="ro1">
          <table:table-cell table:formula="of:=SUM([.C230:.K230])" office:value-type="float" office:value="129058050795" calcext:value-type="float">
            <text:p>129058050795</text:p>
          </table:table-cell>
          <table:table-cell office:value-type="float" office:value="227" calcext:value-type="float">
            <text:p>227</text:p>
          </table:table-cell>
          <table:table-cell table:formula="of:=[.D229]" office:value-type="float" office:value="11738772398" calcext:value-type="float">
            <text:p>11738772398</text:p>
          </table:table-cell>
          <table:table-cell table:formula="of:=[.E229]" office:value-type="float" office:value="13068975864" calcext:value-type="float">
            <text:p>13068975864</text:p>
          </table:table-cell>
          <table:table-cell table:formula="of:=[.F229]" office:value-type="float" office:value="13509809958" calcext:value-type="float">
            <text:p>13509809958</text:p>
          </table:table-cell>
          <table:table-cell table:formula="of:=[.G229]" office:value-type="float" office:value="15925962043" calcext:value-type="float">
            <text:p>15925962043</text:p>
          </table:table-cell>
          <table:table-cell table:formula="of:=[.H229]" office:value-type="float" office:value="15886386204" calcext:value-type="float">
            <text:p>15886386204</text:p>
          </table:table-cell>
          <table:table-cell table:formula="of:=[.I229]" office:value-type="float" office:value="18917129193" calcext:value-type="float">
            <text:p>18917129193</text:p>
          </table:table-cell>
          <table:table-cell table:formula="of:=[.C229]+[.J229]" office:value-type="float" office:value="19220244467" calcext:value-type="float">
            <text:p>19220244467</text:p>
          </table:table-cell>
          <table:table-cell table:formula="of:=[.K229]" office:value-type="float" office:value="10209226622" calcext:value-type="float">
            <text:p>10209226622</text:p>
          </table:table-cell>
          <table:table-cell table:formula="of:=[.C229]" office:value-type="float" office:value="10581544046" calcext:value-type="float">
            <text:p>10581544046</text:p>
          </table:table-cell>
          <table:table-cell table:number-columns-repeated="291"/>
        </table:table-row>
        <table:table-row table:style-name="ro1">
          <table:table-cell table:formula="of:=SUM([.C231:.K231])" office:value-type="float" office:value="140796823193" calcext:value-type="float">
            <text:p>140796823193</text:p>
          </table:table-cell>
          <table:table-cell office:value-type="float" office:value="228" calcext:value-type="float">
            <text:p>228</text:p>
          </table:table-cell>
          <table:table-cell table:formula="of:=[.D230]" office:value-type="float" office:value="13068975864" calcext:value-type="float">
            <text:p>13068975864</text:p>
          </table:table-cell>
          <table:table-cell table:formula="of:=[.E230]" office:value-type="float" office:value="13509809958" calcext:value-type="float">
            <text:p>13509809958</text:p>
          </table:table-cell>
          <table:table-cell table:formula="of:=[.F230]" office:value-type="float" office:value="15925962043" calcext:value-type="float">
            <text:p>15925962043</text:p>
          </table:table-cell>
          <table:table-cell table:formula="of:=[.G230]" office:value-type="float" office:value="15886386204" calcext:value-type="float">
            <text:p>15886386204</text:p>
          </table:table-cell>
          <table:table-cell table:formula="of:=[.H230]" office:value-type="float" office:value="18917129193" calcext:value-type="float">
            <text:p>18917129193</text:p>
          </table:table-cell>
          <table:table-cell table:formula="of:=[.I230]" office:value-type="float" office:value="19220244467" calcext:value-type="float">
            <text:p>19220244467</text:p>
          </table:table-cell>
          <table:table-cell table:formula="of:=[.C230]+[.J230]" office:value-type="float" office:value="21947999020" calcext:value-type="float">
            <text:p>21947999020</text:p>
          </table:table-cell>
          <table:table-cell table:formula="of:=[.K230]" office:value-type="float" office:value="10581544046" calcext:value-type="float">
            <text:p>10581544046</text:p>
          </table:table-cell>
          <table:table-cell table:formula="of:=[.C230]" office:value-type="float" office:value="11738772398" calcext:value-type="float">
            <text:p>11738772398</text:p>
          </table:table-cell>
          <table:table-cell table:number-columns-repeated="291"/>
        </table:table-row>
        <table:table-row table:style-name="ro1">
          <table:table-cell table:formula="of:=SUM([.C232:.K232])" office:value-type="float" office:value="153865799057" calcext:value-type="float">
            <text:p>153865799057</text:p>
          </table:table-cell>
          <table:table-cell office:value-type="float" office:value="229" calcext:value-type="float">
            <text:p>229</text:p>
          </table:table-cell>
          <table:table-cell table:formula="of:=[.D231]" office:value-type="float" office:value="13509809958" calcext:value-type="float">
            <text:p>13509809958</text:p>
          </table:table-cell>
          <table:table-cell table:formula="of:=[.E231]" office:value-type="float" office:value="15925962043" calcext:value-type="float">
            <text:p>15925962043</text:p>
          </table:table-cell>
          <table:table-cell table:formula="of:=[.F231]" office:value-type="float" office:value="15886386204" calcext:value-type="float">
            <text:p>15886386204</text:p>
          </table:table-cell>
          <table:table-cell table:formula="of:=[.G231]" office:value-type="float" office:value="18917129193" calcext:value-type="float">
            <text:p>18917129193</text:p>
          </table:table-cell>
          <table:table-cell table:formula="of:=[.H231]" office:value-type="float" office:value="19220244467" calcext:value-type="float">
            <text:p>19220244467</text:p>
          </table:table-cell>
          <table:table-cell table:formula="of:=[.I231]" office:value-type="float" office:value="21947999020" calcext:value-type="float">
            <text:p>21947999020</text:p>
          </table:table-cell>
          <table:table-cell table:formula="of:=[.C231]+[.J231]" office:value-type="float" office:value="23650519910" calcext:value-type="float">
            <text:p>23650519910</text:p>
          </table:table-cell>
          <table:table-cell table:formula="of:=[.K231]" office:value-type="float" office:value="11738772398" calcext:value-type="float">
            <text:p>11738772398</text:p>
          </table:table-cell>
          <table:table-cell table:formula="of:=[.C231]" office:value-type="float" office:value="13068975864" calcext:value-type="float">
            <text:p>13068975864</text:p>
          </table:table-cell>
          <table:table-cell table:number-columns-repeated="291"/>
        </table:table-row>
        <table:table-row table:style-name="ro1">
          <table:table-cell table:formula="of:=SUM([.C233:.K233])" office:value-type="float" office:value="167375609015" calcext:value-type="float">
            <text:p>167375609015</text:p>
          </table:table-cell>
          <table:table-cell office:value-type="float" office:value="230" calcext:value-type="float">
            <text:p>230</text:p>
          </table:table-cell>
          <table:table-cell table:formula="of:=[.D232]" office:value-type="float" office:value="15925962043" calcext:value-type="float">
            <text:p>15925962043</text:p>
          </table:table-cell>
          <table:table-cell table:formula="of:=[.E232]" office:value-type="float" office:value="15886386204" calcext:value-type="float">
            <text:p>15886386204</text:p>
          </table:table-cell>
          <table:table-cell table:formula="of:=[.F232]" office:value-type="float" office:value="18917129193" calcext:value-type="float">
            <text:p>18917129193</text:p>
          </table:table-cell>
          <table:table-cell table:formula="of:=[.G232]" office:value-type="float" office:value="19220244467" calcext:value-type="float">
            <text:p>19220244467</text:p>
          </table:table-cell>
          <table:table-cell table:formula="of:=[.H232]" office:value-type="float" office:value="21947999020" calcext:value-type="float">
            <text:p>21947999020</text:p>
          </table:table-cell>
          <table:table-cell table:formula="of:=[.I232]" office:value-type="float" office:value="23650519910" calcext:value-type="float">
            <text:p>23650519910</text:p>
          </table:table-cell>
          <table:table-cell table:formula="of:=[.C232]+[.J232]" office:value-type="float" office:value="25248582356" calcext:value-type="float">
            <text:p>25248582356</text:p>
          </table:table-cell>
          <table:table-cell table:formula="of:=[.K232]" office:value-type="float" office:value="13068975864" calcext:value-type="float">
            <text:p>13068975864</text:p>
          </table:table-cell>
          <table:table-cell table:formula="of:=[.C232]" office:value-type="float" office:value="13509809958" calcext:value-type="float">
            <text:p>13509809958</text:p>
          </table:table-cell>
          <table:table-cell table:number-columns-repeated="291"/>
        </table:table-row>
        <table:table-row table:style-name="ro1">
          <table:table-cell table:formula="of:=SUM([.C234:.K234])" office:value-type="float" office:value="183301571058" calcext:value-type="float">
            <text:p>183301571058</text:p>
          </table:table-cell>
          <table:table-cell office:value-type="float" office:value="231" calcext:value-type="float">
            <text:p>231</text:p>
          </table:table-cell>
          <table:table-cell table:formula="of:=[.D233]" office:value-type="float" office:value="15886386204" calcext:value-type="float">
            <text:p>15886386204</text:p>
          </table:table-cell>
          <table:table-cell table:formula="of:=[.E233]" office:value-type="float" office:value="18917129193" calcext:value-type="float">
            <text:p>18917129193</text:p>
          </table:table-cell>
          <table:table-cell table:formula="of:=[.F233]" office:value-type="float" office:value="19220244467" calcext:value-type="float">
            <text:p>19220244467</text:p>
          </table:table-cell>
          <table:table-cell table:formula="of:=[.G233]" office:value-type="float" office:value="21947999020" calcext:value-type="float">
            <text:p>21947999020</text:p>
          </table:table-cell>
          <table:table-cell table:formula="of:=[.H233]" office:value-type="float" office:value="23650519910" calcext:value-type="float">
            <text:p>23650519910</text:p>
          </table:table-cell>
          <table:table-cell table:formula="of:=[.I233]" office:value-type="float" office:value="25248582356" calcext:value-type="float">
            <text:p>25248582356</text:p>
          </table:table-cell>
          <table:table-cell table:formula="of:=[.C233]+[.J233]" office:value-type="float" office:value="28994937907" calcext:value-type="float">
            <text:p>28994937907</text:p>
          </table:table-cell>
          <table:table-cell table:formula="of:=[.K233]" office:value-type="float" office:value="13509809958" calcext:value-type="float">
            <text:p>13509809958</text:p>
          </table:table-cell>
          <table:table-cell table:formula="of:=[.C233]" office:value-type="float" office:value="15925962043" calcext:value-type="float">
            <text:p>15925962043</text:p>
          </table:table-cell>
          <table:table-cell table:number-columns-repeated="291"/>
        </table:table-row>
        <table:table-row table:style-name="ro1">
          <table:table-cell table:formula="of:=SUM([.C235:.K235])" office:value-type="float" office:value="199187957262" calcext:value-type="float">
            <text:p>199187957262</text:p>
          </table:table-cell>
          <table:table-cell office:value-type="float" office:value="232" calcext:value-type="float">
            <text:p>232</text:p>
          </table:table-cell>
          <table:table-cell table:formula="of:=[.D234]" office:value-type="float" office:value="18917129193" calcext:value-type="float">
            <text:p>18917129193</text:p>
          </table:table-cell>
          <table:table-cell table:formula="of:=[.E234]" office:value-type="float" office:value="19220244467" calcext:value-type="float">
            <text:p>19220244467</text:p>
          </table:table-cell>
          <table:table-cell table:formula="of:=[.F234]" office:value-type="float" office:value="21947999020" calcext:value-type="float">
            <text:p>21947999020</text:p>
          </table:table-cell>
          <table:table-cell table:formula="of:=[.G234]" office:value-type="float" office:value="23650519910" calcext:value-type="float">
            <text:p>23650519910</text:p>
          </table:table-cell>
          <table:table-cell table:formula="of:=[.H234]" office:value-type="float" office:value="25248582356" calcext:value-type="float">
            <text:p>25248582356</text:p>
          </table:table-cell>
          <table:table-cell table:formula="of:=[.I234]" office:value-type="float" office:value="28994937907" calcext:value-type="float">
            <text:p>28994937907</text:p>
          </table:table-cell>
          <table:table-cell table:formula="of:=[.C234]+[.J234]" office:value-type="float" office:value="29396196162" calcext:value-type="float">
            <text:p>29396196162</text:p>
          </table:table-cell>
          <table:table-cell table:formula="of:=[.K234]" office:value-type="float" office:value="15925962043" calcext:value-type="float">
            <text:p>15925962043</text:p>
          </table:table-cell>
          <table:table-cell table:formula="of:=[.C234]" office:value-type="float" office:value="15886386204" calcext:value-type="float">
            <text:p>15886386204</text:p>
          </table:table-cell>
          <table:table-cell table:number-columns-repeated="291"/>
        </table:table-row>
        <table:table-row table:style-name="ro1">
          <table:table-cell table:formula="of:=SUM([.C236:.K236])" office:value-type="float" office:value="218105086455" calcext:value-type="float">
            <text:p>218105086455</text:p>
          </table:table-cell>
          <table:table-cell office:value-type="float" office:value="233" calcext:value-type="float">
            <text:p>233</text:p>
          </table:table-cell>
          <table:table-cell table:formula="of:=[.D235]" office:value-type="float" office:value="19220244467" calcext:value-type="float">
            <text:p>19220244467</text:p>
          </table:table-cell>
          <table:table-cell table:formula="of:=[.E235]" office:value-type="float" office:value="21947999020" calcext:value-type="float">
            <text:p>21947999020</text:p>
          </table:table-cell>
          <table:table-cell table:formula="of:=[.F235]" office:value-type="float" office:value="23650519910" calcext:value-type="float">
            <text:p>23650519910</text:p>
          </table:table-cell>
          <table:table-cell table:formula="of:=[.G235]" office:value-type="float" office:value="25248582356" calcext:value-type="float">
            <text:p>25248582356</text:p>
          </table:table-cell>
          <table:table-cell table:formula="of:=[.H235]" office:value-type="float" office:value="28994937907" calcext:value-type="float">
            <text:p>28994937907</text:p>
          </table:table-cell>
          <table:table-cell table:formula="of:=[.I235]" office:value-type="float" office:value="29396196162" calcext:value-type="float">
            <text:p>29396196162</text:p>
          </table:table-cell>
          <table:table-cell table:formula="of:=[.C235]+[.J235]" office:value-type="float" office:value="34843091236" calcext:value-type="float">
            <text:p>34843091236</text:p>
          </table:table-cell>
          <table:table-cell table:formula="of:=[.K235]" office:value-type="float" office:value="15886386204" calcext:value-type="float">
            <text:p>15886386204</text:p>
          </table:table-cell>
          <table:table-cell table:formula="of:=[.C235]" office:value-type="float" office:value="18917129193" calcext:value-type="float">
            <text:p>18917129193</text:p>
          </table:table-cell>
          <table:table-cell table:number-columns-repeated="291"/>
        </table:table-row>
        <table:table-row table:style-name="ro1">
          <table:table-cell table:formula="of:=SUM([.C237:.K237])" office:value-type="float" office:value="237325330922" calcext:value-type="float">
            <text:p>237325330922</text:p>
          </table:table-cell>
          <table:table-cell office:value-type="float" office:value="234" calcext:value-type="float">
            <text:p>234</text:p>
          </table:table-cell>
          <table:table-cell table:formula="of:=[.D236]" office:value-type="float" office:value="21947999020" calcext:value-type="float">
            <text:p>21947999020</text:p>
          </table:table-cell>
          <table:table-cell table:formula="of:=[.E236]" office:value-type="float" office:value="23650519910" calcext:value-type="float">
            <text:p>23650519910</text:p>
          </table:table-cell>
          <table:table-cell table:formula="of:=[.F236]" office:value-type="float" office:value="25248582356" calcext:value-type="float">
            <text:p>25248582356</text:p>
          </table:table-cell>
          <table:table-cell table:formula="of:=[.G236]" office:value-type="float" office:value="28994937907" calcext:value-type="float">
            <text:p>28994937907</text:p>
          </table:table-cell>
          <table:table-cell table:formula="of:=[.H236]" office:value-type="float" office:value="29396196162" calcext:value-type="float">
            <text:p>29396196162</text:p>
          </table:table-cell>
          <table:table-cell table:formula="of:=[.I236]" office:value-type="float" office:value="34843091236" calcext:value-type="float">
            <text:p>34843091236</text:p>
          </table:table-cell>
          <table:table-cell table:formula="of:=[.C236]+[.J236]" office:value-type="float" office:value="35106630671" calcext:value-type="float">
            <text:p>35106630671</text:p>
          </table:table-cell>
          <table:table-cell table:formula="of:=[.K236]" office:value-type="float" office:value="18917129193" calcext:value-type="float">
            <text:p>18917129193</text:p>
          </table:table-cell>
          <table:table-cell table:formula="of:=[.C236]" office:value-type="float" office:value="19220244467" calcext:value-type="float">
            <text:p>19220244467</text:p>
          </table:table-cell>
          <table:table-cell table:number-columns-repeated="291"/>
        </table:table-row>
        <table:table-row table:style-name="ro1">
          <table:table-cell table:formula="of:=SUM([.C238:.K238])" office:value-type="float" office:value="259273329942" calcext:value-type="float">
            <text:p>259273329942</text:p>
          </table:table-cell>
          <table:table-cell office:value-type="float" office:value="235" calcext:value-type="float">
            <text:p>235</text:p>
          </table:table-cell>
          <table:table-cell table:formula="of:=[.D237]" office:value-type="float" office:value="23650519910" calcext:value-type="float">
            <text:p>23650519910</text:p>
          </table:table-cell>
          <table:table-cell table:formula="of:=[.E237]" office:value-type="float" office:value="25248582356" calcext:value-type="float">
            <text:p>25248582356</text:p>
          </table:table-cell>
          <table:table-cell table:formula="of:=[.F237]" office:value-type="float" office:value="28994937907" calcext:value-type="float">
            <text:p>28994937907</text:p>
          </table:table-cell>
          <table:table-cell table:formula="of:=[.G237]" office:value-type="float" office:value="29396196162" calcext:value-type="float">
            <text:p>29396196162</text:p>
          </table:table-cell>
          <table:table-cell table:formula="of:=[.H237]" office:value-type="float" office:value="34843091236" calcext:value-type="float">
            <text:p>34843091236</text:p>
          </table:table-cell>
          <table:table-cell table:formula="of:=[.I237]" office:value-type="float" office:value="35106630671" calcext:value-type="float">
            <text:p>35106630671</text:p>
          </table:table-cell>
          <table:table-cell table:formula="of:=[.C237]+[.J237]" office:value-type="float" office:value="40865128213" calcext:value-type="float">
            <text:p>40865128213</text:p>
          </table:table-cell>
          <table:table-cell table:formula="of:=[.K237]" office:value-type="float" office:value="19220244467" calcext:value-type="float">
            <text:p>19220244467</text:p>
          </table:table-cell>
          <table:table-cell table:formula="of:=[.C237]" office:value-type="float" office:value="21947999020" calcext:value-type="float">
            <text:p>21947999020</text:p>
          </table:table-cell>
          <table:table-cell table:number-columns-repeated="291"/>
        </table:table-row>
        <table:table-row table:style-name="ro1">
          <table:table-cell table:formula="of:=SUM([.C239:.K239])" office:value-type="float" office:value="282923849852" calcext:value-type="float">
            <text:p>282923849852</text:p>
          </table:table-cell>
          <table:table-cell office:value-type="float" office:value="236" calcext:value-type="float">
            <text:p>236</text:p>
          </table:table-cell>
          <table:table-cell table:formula="of:=[.D238]" office:value-type="float" office:value="25248582356" calcext:value-type="float">
            <text:p>25248582356</text:p>
          </table:table-cell>
          <table:table-cell table:formula="of:=[.E238]" office:value-type="float" office:value="28994937907" calcext:value-type="float">
            <text:p>28994937907</text:p>
          </table:table-cell>
          <table:table-cell table:formula="of:=[.F238]" office:value-type="float" office:value="29396196162" calcext:value-type="float">
            <text:p>29396196162</text:p>
          </table:table-cell>
          <table:table-cell table:formula="of:=[.G238]" office:value-type="float" office:value="34843091236" calcext:value-type="float">
            <text:p>34843091236</text:p>
          </table:table-cell>
          <table:table-cell table:formula="of:=[.H238]" office:value-type="float" office:value="35106630671" calcext:value-type="float">
            <text:p>35106630671</text:p>
          </table:table-cell>
          <table:table-cell table:formula="of:=[.I238]" office:value-type="float" office:value="40865128213" calcext:value-type="float">
            <text:p>40865128213</text:p>
          </table:table-cell>
          <table:table-cell table:formula="of:=[.C238]+[.J238]" office:value-type="float" office:value="42870764377" calcext:value-type="float">
            <text:p>42870764377</text:p>
          </table:table-cell>
          <table:table-cell table:formula="of:=[.K238]" office:value-type="float" office:value="21947999020" calcext:value-type="float">
            <text:p>21947999020</text:p>
          </table:table-cell>
          <table:table-cell table:formula="of:=[.C238]" office:value-type="float" office:value="23650519910" calcext:value-type="float">
            <text:p>23650519910</text:p>
          </table:table-cell>
          <table:table-cell table:number-columns-repeated="291"/>
        </table:table-row>
        <table:table-row table:style-name="ro1">
          <table:table-cell table:formula="of:=SUM([.C240:.K240])" office:value-type="float" office:value="308172432208" calcext:value-type="float">
            <text:p>308172432208</text:p>
          </table:table-cell>
          <table:table-cell office:value-type="float" office:value="237" calcext:value-type="float">
            <text:p>237</text:p>
          </table:table-cell>
          <table:table-cell table:formula="of:=[.D239]" office:value-type="float" office:value="28994937907" calcext:value-type="float">
            <text:p>28994937907</text:p>
          </table:table-cell>
          <table:table-cell table:formula="of:=[.E239]" office:value-type="float" office:value="29396196162" calcext:value-type="float">
            <text:p>29396196162</text:p>
          </table:table-cell>
          <table:table-cell table:formula="of:=[.F239]" office:value-type="float" office:value="34843091236" calcext:value-type="float">
            <text:p>34843091236</text:p>
          </table:table-cell>
          <table:table-cell table:formula="of:=[.G239]" office:value-type="float" office:value="35106630671" calcext:value-type="float">
            <text:p>35106630671</text:p>
          </table:table-cell>
          <table:table-cell table:formula="of:=[.H239]" office:value-type="float" office:value="40865128213" calcext:value-type="float">
            <text:p>40865128213</text:p>
          </table:table-cell>
          <table:table-cell table:formula="of:=[.I239]" office:value-type="float" office:value="42870764377" calcext:value-type="float">
            <text:p>42870764377</text:p>
          </table:table-cell>
          <table:table-cell table:formula="of:=[.C239]+[.J239]" office:value-type="float" office:value="47196581376" calcext:value-type="float">
            <text:p>47196581376</text:p>
          </table:table-cell>
          <table:table-cell table:formula="of:=[.K239]" office:value-type="float" office:value="23650519910" calcext:value-type="float">
            <text:p>23650519910</text:p>
          </table:table-cell>
          <table:table-cell table:formula="of:=[.C239]" office:value-type="float" office:value="25248582356" calcext:value-type="float">
            <text:p>25248582356</text:p>
          </table:table-cell>
          <table:table-cell table:number-columns-repeated="291"/>
        </table:table-row>
        <table:table-row table:style-name="ro1">
          <table:table-cell table:formula="of:=SUM([.C241:.K241])" office:value-type="float" office:value="337167370115" calcext:value-type="float">
            <text:p>337167370115</text:p>
          </table:table-cell>
          <table:table-cell office:value-type="float" office:value="238" calcext:value-type="float">
            <text:p>238</text:p>
          </table:table-cell>
          <table:table-cell table:formula="of:=[.D240]" office:value-type="float" office:value="29396196162" calcext:value-type="float">
            <text:p>29396196162</text:p>
          </table:table-cell>
          <table:table-cell table:formula="of:=[.E240]" office:value-type="float" office:value="34843091236" calcext:value-type="float">
            <text:p>34843091236</text:p>
          </table:table-cell>
          <table:table-cell table:formula="of:=[.F240]" office:value-type="float" office:value="35106630671" calcext:value-type="float">
            <text:p>35106630671</text:p>
          </table:table-cell>
          <table:table-cell table:formula="of:=[.G240]" office:value-type="float" office:value="40865128213" calcext:value-type="float">
            <text:p>40865128213</text:p>
          </table:table-cell>
          <table:table-cell table:formula="of:=[.H240]" office:value-type="float" office:value="42870764377" calcext:value-type="float">
            <text:p>42870764377</text:p>
          </table:table-cell>
          <table:table-cell table:formula="of:=[.I240]" office:value-type="float" office:value="47196581376" calcext:value-type="float">
            <text:p>47196581376</text:p>
          </table:table-cell>
          <table:table-cell table:formula="of:=[.C240]+[.J240]" office:value-type="float" office:value="52645457817" calcext:value-type="float">
            <text:p>52645457817</text:p>
          </table:table-cell>
          <table:table-cell table:formula="of:=[.K240]" office:value-type="float" office:value="25248582356" calcext:value-type="float">
            <text:p>25248582356</text:p>
          </table:table-cell>
          <table:table-cell table:formula="of:=[.C240]" office:value-type="float" office:value="28994937907" calcext:value-type="float">
            <text:p>28994937907</text:p>
          </table:table-cell>
          <table:table-cell table:number-columns-repeated="291"/>
        </table:table-row>
        <table:table-row table:style-name="ro1">
          <table:table-cell table:formula="of:=SUM([.C242:.K242])" office:value-type="float" office:value="366563566277" calcext:value-type="float">
            <text:p>366563566277</text:p>
          </table:table-cell>
          <table:table-cell office:value-type="float" office:value="239" calcext:value-type="float">
            <text:p>239</text:p>
          </table:table-cell>
          <table:table-cell table:formula="of:=[.D241]" office:value-type="float" office:value="34843091236" calcext:value-type="float">
            <text:p>34843091236</text:p>
          </table:table-cell>
          <table:table-cell table:formula="of:=[.E241]" office:value-type="float" office:value="35106630671" calcext:value-type="float">
            <text:p>35106630671</text:p>
          </table:table-cell>
          <table:table-cell table:formula="of:=[.F241]" office:value-type="float" office:value="40865128213" calcext:value-type="float">
            <text:p>40865128213</text:p>
          </table:table-cell>
          <table:table-cell table:formula="of:=[.G241]" office:value-type="float" office:value="42870764377" calcext:value-type="float">
            <text:p>42870764377</text:p>
          </table:table-cell>
          <table:table-cell table:formula="of:=[.H241]" office:value-type="float" office:value="47196581376" calcext:value-type="float">
            <text:p>47196581376</text:p>
          </table:table-cell>
          <table:table-cell table:formula="of:=[.I241]" office:value-type="float" office:value="52645457817" calcext:value-type="float">
            <text:p>52645457817</text:p>
          </table:table-cell>
          <table:table-cell table:formula="of:=[.C241]+[.J241]" office:value-type="float" office:value="54644778518" calcext:value-type="float">
            <text:p>54644778518</text:p>
          </table:table-cell>
          <table:table-cell table:formula="of:=[.K241]" office:value-type="float" office:value="28994937907" calcext:value-type="float">
            <text:p>28994937907</text:p>
          </table:table-cell>
          <table:table-cell table:formula="of:=[.C241]" office:value-type="float" office:value="29396196162" calcext:value-type="float">
            <text:p>29396196162</text:p>
          </table:table-cell>
          <table:table-cell table:number-columns-repeated="291"/>
        </table:table-row>
        <table:table-row table:style-name="ro1">
          <table:table-cell table:formula="of:=SUM([.C243:.K243])" office:value-type="float" office:value="401406657513" calcext:value-type="float">
            <text:p>401406657513</text:p>
          </table:table-cell>
          <table:table-cell office:value-type="float" office:value="240" calcext:value-type="float">
            <text:p>240</text:p>
          </table:table-cell>
          <table:table-cell table:formula="of:=[.D242]" office:value-type="float" office:value="35106630671" calcext:value-type="float">
            <text:p>35106630671</text:p>
          </table:table-cell>
          <table:table-cell table:formula="of:=[.E242]" office:value-type="float" office:value="40865128213" calcext:value-type="float">
            <text:p>40865128213</text:p>
          </table:table-cell>
          <table:table-cell table:formula="of:=[.F242]" office:value-type="float" office:value="42870764377" calcext:value-type="float">
            <text:p>42870764377</text:p>
          </table:table-cell>
          <table:table-cell table:formula="of:=[.G242]" office:value-type="float" office:value="47196581376" calcext:value-type="float">
            <text:p>47196581376</text:p>
          </table:table-cell>
          <table:table-cell table:formula="of:=[.H242]" office:value-type="float" office:value="52645457817" calcext:value-type="float">
            <text:p>52645457817</text:p>
          </table:table-cell>
          <table:table-cell table:formula="of:=[.I242]" office:value-type="float" office:value="54644778518" calcext:value-type="float">
            <text:p>54644778518</text:p>
          </table:table-cell>
          <table:table-cell table:formula="of:=[.C242]+[.J242]" office:value-type="float" office:value="63838029143" calcext:value-type="float">
            <text:p>63838029143</text:p>
          </table:table-cell>
          <table:table-cell table:formula="of:=[.K242]" office:value-type="float" office:value="29396196162" calcext:value-type="float">
            <text:p>29396196162</text:p>
          </table:table-cell>
          <table:table-cell table:formula="of:=[.C242]" office:value-type="float" office:value="34843091236" calcext:value-type="float">
            <text:p>34843091236</text:p>
          </table:table-cell>
          <table:table-cell table:number-columns-repeated="291"/>
        </table:table-row>
        <table:table-row table:style-name="ro1">
          <table:table-cell table:formula="of:=SUM([.C244:.K244])" office:value-type="float" office:value="436513288184" calcext:value-type="float">
            <text:p>436513288184</text:p>
          </table:table-cell>
          <table:table-cell office:value-type="float" office:value="241" calcext:value-type="float">
            <text:p>241</text:p>
          </table:table-cell>
          <table:table-cell table:formula="of:=[.D243]" office:value-type="float" office:value="40865128213" calcext:value-type="float">
            <text:p>40865128213</text:p>
          </table:table-cell>
          <table:table-cell table:formula="of:=[.E243]" office:value-type="float" office:value="42870764377" calcext:value-type="float">
            <text:p>42870764377</text:p>
          </table:table-cell>
          <table:table-cell table:formula="of:=[.F243]" office:value-type="float" office:value="47196581376" calcext:value-type="float">
            <text:p>47196581376</text:p>
          </table:table-cell>
          <table:table-cell table:formula="of:=[.G243]" office:value-type="float" office:value="52645457817" calcext:value-type="float">
            <text:p>52645457817</text:p>
          </table:table-cell>
          <table:table-cell table:formula="of:=[.H243]" office:value-type="float" office:value="54644778518" calcext:value-type="float">
            <text:p>54644778518</text:p>
          </table:table-cell>
          <table:table-cell table:formula="of:=[.I243]" office:value-type="float" office:value="63838029143" calcext:value-type="float">
            <text:p>63838029143</text:p>
          </table:table-cell>
          <table:table-cell table:formula="of:=[.C243]+[.J243]" office:value-type="float" office:value="64502826833" calcext:value-type="float">
            <text:p>64502826833</text:p>
          </table:table-cell>
          <table:table-cell table:formula="of:=[.K243]" office:value-type="float" office:value="34843091236" calcext:value-type="float">
            <text:p>34843091236</text:p>
          </table:table-cell>
          <table:table-cell table:formula="of:=[.C243]" office:value-type="float" office:value="35106630671" calcext:value-type="float">
            <text:p>35106630671</text:p>
          </table:table-cell>
          <table:table-cell table:number-columns-repeated="291"/>
        </table:table-row>
        <table:table-row table:style-name="ro1">
          <table:table-cell table:formula="of:=SUM([.C245:.K245])" office:value-type="float" office:value="477378416397" calcext:value-type="float">
            <text:p>477378416397</text:p>
          </table:table-cell>
          <table:table-cell office:value-type="float" office:value="242" calcext:value-type="float">
            <text:p>242</text:p>
          </table:table-cell>
          <table:table-cell table:formula="of:=[.D244]" office:value-type="float" office:value="42870764377" calcext:value-type="float">
            <text:p>42870764377</text:p>
          </table:table-cell>
          <table:table-cell table:formula="of:=[.E244]" office:value-type="float" office:value="47196581376" calcext:value-type="float">
            <text:p>47196581376</text:p>
          </table:table-cell>
          <table:table-cell table:formula="of:=[.F244]" office:value-type="float" office:value="52645457817" calcext:value-type="float">
            <text:p>52645457817</text:p>
          </table:table-cell>
          <table:table-cell table:formula="of:=[.G244]" office:value-type="float" office:value="54644778518" calcext:value-type="float">
            <text:p>54644778518</text:p>
          </table:table-cell>
          <table:table-cell table:formula="of:=[.H244]" office:value-type="float" office:value="63838029143" calcext:value-type="float">
            <text:p>63838029143</text:p>
          </table:table-cell>
          <table:table-cell table:formula="of:=[.I244]" office:value-type="float" office:value="64502826833" calcext:value-type="float">
            <text:p>64502826833</text:p>
          </table:table-cell>
          <table:table-cell table:formula="of:=[.C244]+[.J244]" office:value-type="float" office:value="75708219449" calcext:value-type="float">
            <text:p>75708219449</text:p>
          </table:table-cell>
          <table:table-cell table:formula="of:=[.K244]" office:value-type="float" office:value="35106630671" calcext:value-type="float">
            <text:p>35106630671</text:p>
          </table:table-cell>
          <table:table-cell table:formula="of:=[.C244]" office:value-type="float" office:value="40865128213" calcext:value-type="float">
            <text:p>40865128213</text:p>
          </table:table-cell>
          <table:table-cell table:number-columns-repeated="291"/>
        </table:table-row>
        <table:table-row table:style-name="ro1">
          <table:table-cell table:formula="of:=SUM([.C246:.K246])" office:value-type="float" office:value="520249180774" calcext:value-type="float">
            <text:p>520249180774</text:p>
          </table:table-cell>
          <table:table-cell office:value-type="float" office:value="243" calcext:value-type="float">
            <text:p>243</text:p>
          </table:table-cell>
          <table:table-cell table:formula="of:=[.D245]" office:value-type="float" office:value="47196581376" calcext:value-type="float">
            <text:p>47196581376</text:p>
          </table:table-cell>
          <table:table-cell table:formula="of:=[.E245]" office:value-type="float" office:value="52645457817" calcext:value-type="float">
            <text:p>52645457817</text:p>
          </table:table-cell>
          <table:table-cell table:formula="of:=[.F245]" office:value-type="float" office:value="54644778518" calcext:value-type="float">
            <text:p>54644778518</text:p>
          </table:table-cell>
          <table:table-cell table:formula="of:=[.G245]" office:value-type="float" office:value="63838029143" calcext:value-type="float">
            <text:p>63838029143</text:p>
          </table:table-cell>
          <table:table-cell table:formula="of:=[.H245]" office:value-type="float" office:value="64502826833" calcext:value-type="float">
            <text:p>64502826833</text:p>
          </table:table-cell>
          <table:table-cell table:formula="of:=[.I245]" office:value-type="float" office:value="75708219449" calcext:value-type="float">
            <text:p>75708219449</text:p>
          </table:table-cell>
          <table:table-cell table:formula="of:=[.C245]+[.J245]" office:value-type="float" office:value="77977395048" calcext:value-type="float">
            <text:p>77977395048</text:p>
          </table:table-cell>
          <table:table-cell table:formula="of:=[.K245]" office:value-type="float" office:value="40865128213" calcext:value-type="float">
            <text:p>40865128213</text:p>
          </table:table-cell>
          <table:table-cell table:formula="of:=[.C245]" office:value-type="float" office:value="42870764377" calcext:value-type="float">
            <text:p>42870764377</text:p>
          </table:table-cell>
          <table:table-cell table:number-columns-repeated="291"/>
        </table:table-row>
        <table:table-row table:style-name="ro1">
          <table:table-cell table:formula="of:=SUM([.C247:.K247])" office:value-type="float" office:value="567445762150" calcext:value-type="float">
            <text:p>567445762150</text:p>
          </table:table-cell>
          <table:table-cell office:value-type="float" office:value="244" calcext:value-type="float">
            <text:p>244</text:p>
          </table:table-cell>
          <table:table-cell table:formula="of:=[.D246]" office:value-type="float" office:value="52645457817" calcext:value-type="float">
            <text:p>52645457817</text:p>
          </table:table-cell>
          <table:table-cell table:formula="of:=[.E246]" office:value-type="float" office:value="54644778518" calcext:value-type="float">
            <text:p>54644778518</text:p>
          </table:table-cell>
          <table:table-cell table:formula="of:=[.F246]" office:value-type="float" office:value="63838029143" calcext:value-type="float">
            <text:p>63838029143</text:p>
          </table:table-cell>
          <table:table-cell table:formula="of:=[.G246]" office:value-type="float" office:value="64502826833" calcext:value-type="float">
            <text:p>64502826833</text:p>
          </table:table-cell>
          <table:table-cell table:formula="of:=[.H246]" office:value-type="float" office:value="75708219449" calcext:value-type="float">
            <text:p>75708219449</text:p>
          </table:table-cell>
          <table:table-cell table:formula="of:=[.I246]" office:value-type="float" office:value="77977395048" calcext:value-type="float">
            <text:p>77977395048</text:p>
          </table:table-cell>
          <table:table-cell table:formula="of:=[.C246]+[.J246]" office:value-type="float" office:value="88061709589" calcext:value-type="float">
            <text:p>88061709589</text:p>
          </table:table-cell>
          <table:table-cell table:formula="of:=[.K246]" office:value-type="float" office:value="42870764377" calcext:value-type="float">
            <text:p>42870764377</text:p>
          </table:table-cell>
          <table:table-cell table:formula="of:=[.C246]" office:value-type="float" office:value="47196581376" calcext:value-type="float">
            <text:p>47196581376</text:p>
          </table:table-cell>
          <table:table-cell table:number-columns-repeated="291"/>
        </table:table-row>
        <table:table-row table:style-name="ro1">
          <table:table-cell table:formula="of:=SUM([.C248:.K248])" office:value-type="float" office:value="620091219967" calcext:value-type="float">
            <text:p>620091219967</text:p>
          </table:table-cell>
          <table:table-cell office:value-type="float" office:value="245" calcext:value-type="float">
            <text:p>245</text:p>
          </table:table-cell>
          <table:table-cell table:formula="of:=[.D247]" office:value-type="float" office:value="54644778518" calcext:value-type="float">
            <text:p>54644778518</text:p>
          </table:table-cell>
          <table:table-cell table:formula="of:=[.E247]" office:value-type="float" office:value="63838029143" calcext:value-type="float">
            <text:p>63838029143</text:p>
          </table:table-cell>
          <table:table-cell table:formula="of:=[.F247]" office:value-type="float" office:value="64502826833" calcext:value-type="float">
            <text:p>64502826833</text:p>
          </table:table-cell>
          <table:table-cell table:formula="of:=[.G247]" office:value-type="float" office:value="75708219449" calcext:value-type="float">
            <text:p>75708219449</text:p>
          </table:table-cell>
          <table:table-cell table:formula="of:=[.H247]" office:value-type="float" office:value="77977395048" calcext:value-type="float">
            <text:p>77977395048</text:p>
          </table:table-cell>
          <table:table-cell table:formula="of:=[.I247]" office:value-type="float" office:value="88061709589" calcext:value-type="float">
            <text:p>88061709589</text:p>
          </table:table-cell>
          <table:table-cell table:formula="of:=[.C247]+[.J247]" office:value-type="float" office:value="95516222194" calcext:value-type="float">
            <text:p>95516222194</text:p>
          </table:table-cell>
          <table:table-cell table:formula="of:=[.K247]" office:value-type="float" office:value="47196581376" calcext:value-type="float">
            <text:p>47196581376</text:p>
          </table:table-cell>
          <table:table-cell table:formula="of:=[.C247]" office:value-type="float" office:value="52645457817" calcext:value-type="float">
            <text:p>52645457817</text:p>
          </table:table-cell>
          <table:table-cell table:number-columns-repeated="291"/>
        </table:table-row>
        <table:table-row table:style-name="ro1">
          <table:table-cell table:formula="of:=SUM([.C249:.K249])" office:value-type="float" office:value="674735998485" calcext:value-type="float">
            <text:p>674735998485</text:p>
          </table:table-cell>
          <table:table-cell office:value-type="float" office:value="246" calcext:value-type="float">
            <text:p>246</text:p>
          </table:table-cell>
          <table:table-cell table:formula="of:=[.D248]" office:value-type="float" office:value="63838029143" calcext:value-type="float">
            <text:p>63838029143</text:p>
          </table:table-cell>
          <table:table-cell table:formula="of:=[.E248]" office:value-type="float" office:value="64502826833" calcext:value-type="float">
            <text:p>64502826833</text:p>
          </table:table-cell>
          <table:table-cell table:formula="of:=[.F248]" office:value-type="float" office:value="75708219449" calcext:value-type="float">
            <text:p>75708219449</text:p>
          </table:table-cell>
          <table:table-cell table:formula="of:=[.G248]" office:value-type="float" office:value="77977395048" calcext:value-type="float">
            <text:p>77977395048</text:p>
          </table:table-cell>
          <table:table-cell table:formula="of:=[.H248]" office:value-type="float" office:value="88061709589" calcext:value-type="float">
            <text:p>88061709589</text:p>
          </table:table-cell>
          <table:table-cell table:formula="of:=[.I248]" office:value-type="float" office:value="95516222194" calcext:value-type="float">
            <text:p>95516222194</text:p>
          </table:table-cell>
          <table:table-cell table:formula="of:=[.C248]+[.J248]" office:value-type="float" office:value="101841359894" calcext:value-type="float">
            <text:p>101841359894</text:p>
          </table:table-cell>
          <table:table-cell table:formula="of:=[.K248]" office:value-type="float" office:value="52645457817" calcext:value-type="float">
            <text:p>52645457817</text:p>
          </table:table-cell>
          <table:table-cell table:formula="of:=[.C248]" office:value-type="float" office:value="54644778518" calcext:value-type="float">
            <text:p>54644778518</text:p>
          </table:table-cell>
          <table:table-cell table:number-columns-repeated="291"/>
        </table:table-row>
        <table:table-row table:style-name="ro1">
          <table:table-cell table:formula="of:=SUM([.C250:.K250])" office:value-type="float" office:value="738574027628" calcext:value-type="float">
            <text:p>738574027628</text:p>
          </table:table-cell>
          <table:table-cell office:value-type="float" office:value="247" calcext:value-type="float">
            <text:p>247</text:p>
          </table:table-cell>
          <table:table-cell table:formula="of:=[.D249]" office:value-type="float" office:value="64502826833" calcext:value-type="float">
            <text:p>64502826833</text:p>
          </table:table-cell>
          <table:table-cell table:formula="of:=[.E249]" office:value-type="float" office:value="75708219449" calcext:value-type="float">
            <text:p>75708219449</text:p>
          </table:table-cell>
          <table:table-cell table:formula="of:=[.F249]" office:value-type="float" office:value="77977395048" calcext:value-type="float">
            <text:p>77977395048</text:p>
          </table:table-cell>
          <table:table-cell table:formula="of:=[.G249]" office:value-type="float" office:value="88061709589" calcext:value-type="float">
            <text:p>88061709589</text:p>
          </table:table-cell>
          <table:table-cell table:formula="of:=[.H249]" office:value-type="float" office:value="95516222194" calcext:value-type="float">
            <text:p>95516222194</text:p>
          </table:table-cell>
          <table:table-cell table:formula="of:=[.I249]" office:value-type="float" office:value="101841359894" calcext:value-type="float">
            <text:p>101841359894</text:p>
          </table:table-cell>
          <table:table-cell table:formula="of:=[.C249]+[.J249]" office:value-type="float" office:value="116483486960" calcext:value-type="float">
            <text:p>116483486960</text:p>
          </table:table-cell>
          <table:table-cell table:formula="of:=[.K249]" office:value-type="float" office:value="54644778518" calcext:value-type="float">
            <text:p>54644778518</text:p>
          </table:table-cell>
          <table:table-cell table:formula="of:=[.C249]" office:value-type="float" office:value="63838029143" calcext:value-type="float">
            <text:p>63838029143</text:p>
          </table:table-cell>
          <table:table-cell table:number-columns-repeated="291"/>
        </table:table-row>
        <table:table-row table:style-name="ro1">
          <table:table-cell table:formula="of:=SUM([.C251:.K251])" office:value-type="float" office:value="803076854461" calcext:value-type="float">
            <text:p>803076854461</text:p>
          </table:table-cell>
          <table:table-cell office:value-type="float" office:value="248" calcext:value-type="float">
            <text:p>248</text:p>
          </table:table-cell>
          <table:table-cell table:formula="of:=[.D250]" office:value-type="float" office:value="75708219449" calcext:value-type="float">
            <text:p>75708219449</text:p>
          </table:table-cell>
          <table:table-cell table:formula="of:=[.E250]" office:value-type="float" office:value="77977395048" calcext:value-type="float">
            <text:p>77977395048</text:p>
          </table:table-cell>
          <table:table-cell table:formula="of:=[.F250]" office:value-type="float" office:value="88061709589" calcext:value-type="float">
            <text:p>88061709589</text:p>
          </table:table-cell>
          <table:table-cell table:formula="of:=[.G250]" office:value-type="float" office:value="95516222194" calcext:value-type="float">
            <text:p>95516222194</text:p>
          </table:table-cell>
          <table:table-cell table:formula="of:=[.H250]" office:value-type="float" office:value="101841359894" calcext:value-type="float">
            <text:p>101841359894</text:p>
          </table:table-cell>
          <table:table-cell table:formula="of:=[.I250]" office:value-type="float" office:value="116483486960" calcext:value-type="float">
            <text:p>116483486960</text:p>
          </table:table-cell>
          <table:table-cell table:formula="of:=[.C250]+[.J250]" office:value-type="float" office:value="119147605351" calcext:value-type="float">
            <text:p>119147605351</text:p>
          </table:table-cell>
          <table:table-cell table:formula="of:=[.K250]" office:value-type="float" office:value="63838029143" calcext:value-type="float">
            <text:p>63838029143</text:p>
          </table:table-cell>
          <table:table-cell table:formula="of:=[.C250]" office:value-type="float" office:value="64502826833" calcext:value-type="float">
            <text:p>64502826833</text:p>
          </table:table-cell>
          <table:table-cell table:number-columns-repeated="291"/>
        </table:table-row>
        <table:table-row table:style-name="ro1">
          <table:table-cell table:formula="of:=SUM([.C252:.K252])" office:value-type="float" office:value="878785073910" calcext:value-type="float">
            <text:p>878785073910</text:p>
          </table:table-cell>
          <table:table-cell office:value-type="float" office:value="249" calcext:value-type="float">
            <text:p>249</text:p>
          </table:table-cell>
          <table:table-cell table:formula="of:=[.D251]" office:value-type="float" office:value="77977395048" calcext:value-type="float">
            <text:p>77977395048</text:p>
          </table:table-cell>
          <table:table-cell table:formula="of:=[.E251]" office:value-type="float" office:value="88061709589" calcext:value-type="float">
            <text:p>88061709589</text:p>
          </table:table-cell>
          <table:table-cell table:formula="of:=[.F251]" office:value-type="float" office:value="95516222194" calcext:value-type="float">
            <text:p>95516222194</text:p>
          </table:table-cell>
          <table:table-cell table:formula="of:=[.G251]" office:value-type="float" office:value="101841359894" calcext:value-type="float">
            <text:p>101841359894</text:p>
          </table:table-cell>
          <table:table-cell table:formula="of:=[.H251]" office:value-type="float" office:value="116483486960" calcext:value-type="float">
            <text:p>116483486960</text:p>
          </table:table-cell>
          <table:table-cell table:formula="of:=[.I251]" office:value-type="float" office:value="119147605351" calcext:value-type="float">
            <text:p>119147605351</text:p>
          </table:table-cell>
          <table:table-cell table:formula="of:=[.C251]+[.J251]" office:value-type="float" office:value="139546248592" calcext:value-type="float">
            <text:p>139546248592</text:p>
          </table:table-cell>
          <table:table-cell table:formula="of:=[.K251]" office:value-type="float" office:value="64502826833" calcext:value-type="float">
            <text:p>64502826833</text:p>
          </table:table-cell>
          <table:table-cell table:formula="of:=[.C251]" office:value-type="float" office:value="75708219449" calcext:value-type="float">
            <text:p>75708219449</text:p>
          </table:table-cell>
          <table:table-cell table:number-columns-repeated="291"/>
        </table:table-row>
        <table:table-row table:style-name="ro1">
          <table:table-cell table:formula="of:=SUM([.C253:.K253])" office:value-type="float" office:value="956762468958" calcext:value-type="float">
            <text:p>956762468958</text:p>
          </table:table-cell>
          <table:table-cell office:value-type="float" office:value="250" calcext:value-type="float">
            <text:p>250</text:p>
          </table:table-cell>
          <table:table-cell table:formula="of:=[.D252]" office:value-type="float" office:value="88061709589" calcext:value-type="float">
            <text:p>88061709589</text:p>
          </table:table-cell>
          <table:table-cell table:formula="of:=[.E252]" office:value-type="float" office:value="95516222194" calcext:value-type="float">
            <text:p>95516222194</text:p>
          </table:table-cell>
          <table:table-cell table:formula="of:=[.F252]" office:value-type="float" office:value="101841359894" calcext:value-type="float">
            <text:p>101841359894</text:p>
          </table:table-cell>
          <table:table-cell table:formula="of:=[.G252]" office:value-type="float" office:value="116483486960" calcext:value-type="float">
            <text:p>116483486960</text:p>
          </table:table-cell>
          <table:table-cell table:formula="of:=[.H252]" office:value-type="float" office:value="119147605351" calcext:value-type="float">
            <text:p>119147605351</text:p>
          </table:table-cell>
          <table:table-cell table:formula="of:=[.I252]" office:value-type="float" office:value="139546248592" calcext:value-type="float">
            <text:p>139546248592</text:p>
          </table:table-cell>
          <table:table-cell table:formula="of:=[.C252]+[.J252]" office:value-type="float" office:value="142480221881" calcext:value-type="float">
            <text:p>142480221881</text:p>
          </table:table-cell>
          <table:table-cell table:formula="of:=[.K252]" office:value-type="float" office:value="75708219449" calcext:value-type="float">
            <text:p>75708219449</text:p>
          </table:table-cell>
          <table:table-cell table:formula="of:=[.C252]" office:value-type="float" office:value="77977395048" calcext:value-type="float">
            <text:p>77977395048</text:p>
          </table:table-cell>
          <table:table-cell table:number-columns-repeated="291"/>
        </table:table-row>
        <table:table-row table:style-name="ro1">
          <table:table-cell table:formula="of:=SUM([.C254:.K254])" office:value-type="float" office:value="1044824178547" calcext:value-type="float">
            <text:p>1044824178547</text:p>
          </table:table-cell>
          <table:table-cell office:value-type="float" office:value="251" calcext:value-type="float">
            <text:p>251</text:p>
          </table:table-cell>
          <table:table-cell table:formula="of:=[.D253]" office:value-type="float" office:value="95516222194" calcext:value-type="float">
            <text:p>95516222194</text:p>
          </table:table-cell>
          <table:table-cell table:formula="of:=[.E253]" office:value-type="float" office:value="101841359894" calcext:value-type="float">
            <text:p>101841359894</text:p>
          </table:table-cell>
          <table:table-cell table:formula="of:=[.F253]" office:value-type="float" office:value="116483486960" calcext:value-type="float">
            <text:p>116483486960</text:p>
          </table:table-cell>
          <table:table-cell table:formula="of:=[.G253]" office:value-type="float" office:value="119147605351" calcext:value-type="float">
            <text:p>119147605351</text:p>
          </table:table-cell>
          <table:table-cell table:formula="of:=[.H253]" office:value-type="float" office:value="139546248592" calcext:value-type="float">
            <text:p>139546248592</text:p>
          </table:table-cell>
          <table:table-cell table:formula="of:=[.I253]" office:value-type="float" office:value="142480221881" calcext:value-type="float">
            <text:p>142480221881</text:p>
          </table:table-cell>
          <table:table-cell table:formula="of:=[.C253]+[.J253]" office:value-type="float" office:value="163769929038" calcext:value-type="float">
            <text:p>163769929038</text:p>
          </table:table-cell>
          <table:table-cell table:formula="of:=[.K253]" office:value-type="float" office:value="77977395048" calcext:value-type="float">
            <text:p>77977395048</text:p>
          </table:table-cell>
          <table:table-cell table:formula="of:=[.C253]" office:value-type="float" office:value="88061709589" calcext:value-type="float">
            <text:p>88061709589</text:p>
          </table:table-cell>
          <table:table-cell table:number-columns-repeated="291"/>
        </table:table-row>
        <table:table-row table:style-name="ro1">
          <table:table-cell table:formula="of:=SUM([.C255:.K255])" office:value-type="float" office:value="1140340400741" calcext:value-type="float">
            <text:p>1140340400741</text:p>
          </table:table-cell>
          <table:table-cell office:value-type="float" office:value="252" calcext:value-type="float">
            <text:p>252</text:p>
          </table:table-cell>
          <table:table-cell table:formula="of:=[.D254]" office:value-type="float" office:value="101841359894" calcext:value-type="float">
            <text:p>101841359894</text:p>
          </table:table-cell>
          <table:table-cell table:formula="of:=[.E254]" office:value-type="float" office:value="116483486960" calcext:value-type="float">
            <text:p>116483486960</text:p>
          </table:table-cell>
          <table:table-cell table:formula="of:=[.F254]" office:value-type="float" office:value="119147605351" calcext:value-type="float">
            <text:p>119147605351</text:p>
          </table:table-cell>
          <table:table-cell table:formula="of:=[.G254]" office:value-type="float" office:value="139546248592" calcext:value-type="float">
            <text:p>139546248592</text:p>
          </table:table-cell>
          <table:table-cell table:formula="of:=[.H254]" office:value-type="float" office:value="142480221881" calcext:value-type="float">
            <text:p>142480221881</text:p>
          </table:table-cell>
          <table:table-cell table:formula="of:=[.I254]" office:value-type="float" office:value="163769929038" calcext:value-type="float">
            <text:p>163769929038</text:p>
          </table:table-cell>
          <table:table-cell table:formula="of:=[.C254]+[.J254]" office:value-type="float" office:value="173493617242" calcext:value-type="float">
            <text:p>173493617242</text:p>
          </table:table-cell>
          <table:table-cell table:formula="of:=[.K254]" office:value-type="float" office:value="88061709589" calcext:value-type="float">
            <text:p>88061709589</text:p>
          </table:table-cell>
          <table:table-cell table:formula="of:=[.C254]" office:value-type="float" office:value="95516222194" calcext:value-type="float">
            <text:p>95516222194</text:p>
          </table:table-cell>
          <table:table-cell table:number-columns-repeated="291"/>
        </table:table-row>
        <table:table-row table:style-name="ro1">
          <table:table-cell table:formula="of:=SUM([.C256:.K256])" office:value-type="float" office:value="1242181760635" calcext:value-type="float">
            <text:p>1242181760635</text:p>
          </table:table-cell>
          <table:table-cell office:value-type="float" office:value="253" calcext:value-type="float">
            <text:p>253</text:p>
          </table:table-cell>
          <table:table-cell table:formula="of:=[.D255]" office:value-type="float" office:value="116483486960" calcext:value-type="float">
            <text:p>116483486960</text:p>
          </table:table-cell>
          <table:table-cell table:formula="of:=[.E255]" office:value-type="float" office:value="119147605351" calcext:value-type="float">
            <text:p>119147605351</text:p>
          </table:table-cell>
          <table:table-cell table:formula="of:=[.F255]" office:value-type="float" office:value="139546248592" calcext:value-type="float">
            <text:p>139546248592</text:p>
          </table:table-cell>
          <table:table-cell table:formula="of:=[.G255]" office:value-type="float" office:value="142480221881" calcext:value-type="float">
            <text:p>142480221881</text:p>
          </table:table-cell>
          <table:table-cell table:formula="of:=[.H255]" office:value-type="float" office:value="163769929038" calcext:value-type="float">
            <text:p>163769929038</text:p>
          </table:table-cell>
          <table:table-cell table:formula="of:=[.I255]" office:value-type="float" office:value="173493617242" calcext:value-type="float">
            <text:p>173493617242</text:p>
          </table:table-cell>
          <table:table-cell table:formula="of:=[.C255]+[.J255]" office:value-type="float" office:value="189903069483" calcext:value-type="float">
            <text:p>189903069483</text:p>
          </table:table-cell>
          <table:table-cell table:formula="of:=[.K255]" office:value-type="float" office:value="95516222194" calcext:value-type="float">
            <text:p>95516222194</text:p>
          </table:table-cell>
          <table:table-cell table:formula="of:=[.C255]" office:value-type="float" office:value="101841359894" calcext:value-type="float">
            <text:p>101841359894</text:p>
          </table:table-cell>
          <table:table-cell table:number-columns-repeated="291"/>
        </table:table-row>
        <table:table-row table:style-name="ro1">
          <table:table-cell table:formula="of:=SUM([.C257:.K257])" office:value-type="float" office:value="1358665247595" calcext:value-type="float">
            <text:p>1358665247595</text:p>
          </table:table-cell>
          <table:table-cell office:value-type="float" office:value="254" calcext:value-type="float">
            <text:p>254</text:p>
          </table:table-cell>
          <table:table-cell table:formula="of:=[.D256]" office:value-type="float" office:value="119147605351" calcext:value-type="float">
            <text:p>119147605351</text:p>
          </table:table-cell>
          <table:table-cell table:formula="of:=[.E256]" office:value-type="float" office:value="139546248592" calcext:value-type="float">
            <text:p>139546248592</text:p>
          </table:table-cell>
          <table:table-cell table:formula="of:=[.F256]" office:value-type="float" office:value="142480221881" calcext:value-type="float">
            <text:p>142480221881</text:p>
          </table:table-cell>
          <table:table-cell table:formula="of:=[.G256]" office:value-type="float" office:value="163769929038" calcext:value-type="float">
            <text:p>163769929038</text:p>
          </table:table-cell>
          <table:table-cell table:formula="of:=[.H256]" office:value-type="float" office:value="173493617242" calcext:value-type="float">
            <text:p>173493617242</text:p>
          </table:table-cell>
          <table:table-cell table:formula="of:=[.I256]" office:value-type="float" office:value="189903069483" calcext:value-type="float">
            <text:p>189903069483</text:p>
          </table:table-cell>
          <table:table-cell table:formula="of:=[.C256]+[.J256]" office:value-type="float" office:value="211999709154" calcext:value-type="float">
            <text:p>211999709154</text:p>
          </table:table-cell>
          <table:table-cell table:formula="of:=[.K256]" office:value-type="float" office:value="101841359894" calcext:value-type="float">
            <text:p>101841359894</text:p>
          </table:table-cell>
          <table:table-cell table:formula="of:=[.C256]" office:value-type="float" office:value="116483486960" calcext:value-type="float">
            <text:p>116483486960</text:p>
          </table:table-cell>
          <table:table-cell table:number-columns-repeated="291"/>
        </table:table-row>
        <table:table-row table:style-name="ro1">
          <table:table-cell table:formula="of:=SUM([.C258:.K258])" office:value-type="float" office:value="1477812852946" calcext:value-type="float">
            <text:p>1477812852946</text:p>
          </table:table-cell>
          <table:table-cell office:value-type="float" office:value="255" calcext:value-type="float">
            <text:p>255</text:p>
          </table:table-cell>
          <table:table-cell table:formula="of:=[.D257]" office:value-type="float" office:value="139546248592" calcext:value-type="float">
            <text:p>139546248592</text:p>
          </table:table-cell>
          <table:table-cell table:formula="of:=[.E257]" office:value-type="float" office:value="142480221881" calcext:value-type="float">
            <text:p>142480221881</text:p>
          </table:table-cell>
          <table:table-cell table:formula="of:=[.F257]" office:value-type="float" office:value="163769929038" calcext:value-type="float">
            <text:p>163769929038</text:p>
          </table:table-cell>
          <table:table-cell table:formula="of:=[.G257]" office:value-type="float" office:value="173493617242" calcext:value-type="float">
            <text:p>173493617242</text:p>
          </table:table-cell>
          <table:table-cell table:formula="of:=[.H257]" office:value-type="float" office:value="189903069483" calcext:value-type="float">
            <text:p>189903069483</text:p>
          </table:table-cell>
          <table:table-cell table:formula="of:=[.I257]" office:value-type="float" office:value="211999709154" calcext:value-type="float">
            <text:p>211999709154</text:p>
          </table:table-cell>
          <table:table-cell table:formula="of:=[.C257]+[.J257]" office:value-type="float" office:value="220988965245" calcext:value-type="float">
            <text:p>220988965245</text:p>
          </table:table-cell>
          <table:table-cell table:formula="of:=[.K257]" office:value-type="float" office:value="116483486960" calcext:value-type="float">
            <text:p>116483486960</text:p>
          </table:table-cell>
          <table:table-cell table:formula="of:=[.C257]" office:value-type="float" office:value="119147605351" calcext:value-type="float">
            <text:p>119147605351</text:p>
          </table:table-cell>
          <table:table-cell table:number-columns-repeated="291"/>
        </table:table-row>
        <table:table-row table:style-name="ro1">
          <table:table-cell table:formula="of:=SUM([.C259:.K259])" office:value-type="float" office:value="1617359101538" calcext:value-type="float">
            <text:p>1617359101538</text:p>
          </table:table-cell>
          <table:table-cell office:value-type="float" office:value="256" calcext:value-type="float">
            <text:p>256</text:p>
          </table:table-cell>
          <table:table-cell table:formula="of:=[.D258]" office:value-type="float" office:value="142480221881" calcext:value-type="float">
            <text:p>142480221881</text:p>
          </table:table-cell>
          <table:table-cell table:formula="of:=[.E258]" office:value-type="float" office:value="163769929038" calcext:value-type="float">
            <text:p>163769929038</text:p>
          </table:table-cell>
          <table:table-cell table:formula="of:=[.F258]" office:value-type="float" office:value="173493617242" calcext:value-type="float">
            <text:p>173493617242</text:p>
          </table:table-cell>
          <table:table-cell table:formula="of:=[.G258]" office:value-type="float" office:value="189903069483" calcext:value-type="float">
            <text:p>189903069483</text:p>
          </table:table-cell>
          <table:table-cell table:formula="of:=[.H258]" office:value-type="float" office:value="211999709154" calcext:value-type="float">
            <text:p>211999709154</text:p>
          </table:table-cell>
          <table:table-cell table:formula="of:=[.I258]" office:value-type="float" office:value="220988965245" calcext:value-type="float">
            <text:p>220988965245</text:p>
          </table:table-cell>
          <table:table-cell table:formula="of:=[.C258]+[.J258]" office:value-type="float" office:value="256029735552" calcext:value-type="float">
            <text:p>256029735552</text:p>
          </table:table-cell>
          <table:table-cell table:formula="of:=[.K258]" office:value-type="float" office:value="119147605351" calcext:value-type="float">
            <text:p>119147605351</text:p>
          </table:table-cell>
          <table:table-cell table:formula="of:=[.C258]" office:value-type="float" office:value="139546248592" calcext:value-type="float">
            <text:p>139546248592</text:p>
          </table:table-cell>
          <table:table-cell table:number-columns-repeated="291"/>
        </table:table-row>
      </table:table>
      <table:table table:name="input06_2" table:style-name="ta1">
        <table:table-column table:style-name="co7" table:default-cell-style-name="Default"/>
        <table:table-column table:style-name="co8" table:default-cell-style-name="Default"/>
        <table:table-column table:style-name="co2" table:number-columns-repeated="9" table:default-cell-style-name="Default"/>
        <table:table-column table:style-name="co5" table:number-columns-repeated="291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93"/>
        </table:table-row>
        <table:table-row table:style-name="ro1">
          <table:table-cell table:formula="of:=SUM([.C3:.K3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COUNTIF([.C1:.KP1];[.C2])" office:value-type="float" office:value="0" calcext:value-type="float">
            <text:p>0</text:p>
          </table:table-cell>
          <table:table-cell table:formula="of:=COUNTIF([.D1:.KQ1];[.D2])" office:value-type="float" office:value="98" calcext:value-type="float">
            <text:p>98</text:p>
          </table:table-cell>
          <table:table-cell table:formula="of:=COUNTIF([.E1:.KR1];[.E2])" office:value-type="float" office:value="56" calcext:value-type="float">
            <text:p>56</text:p>
          </table:table-cell>
          <table:table-cell table:formula="of:=COUNTIF([.F1:.KS1];[.F2])" office:value-type="float" office:value="43" calcext:value-type="float">
            <text:p>43</text:p>
          </table:table-cell>
          <table:table-cell table:formula="of:=COUNTIF([.G1:.KT1];[.G2])" office:value-type="float" office:value="48" calcext:value-type="float">
            <text:p>48</text:p>
          </table:table-cell>
          <table:table-cell table:formula="of:=COUNTIF([.H1:.KU1];[.H2])" office:value-type="float" office:value="52" calcext:value-type="float">
            <text:p>52</text:p>
          </table:table-cell>
          <table:table-cell table:formula="of:=COUNTIF([.I1:.KV1];[.I2])" office:value-type="float" office:value="0" calcext:value-type="float">
            <text:p>0</text:p>
          </table:table-cell>
          <table:table-cell table:number-columns-repeated="293"/>
        </table:table-row>
        <table:table-row table:style-name="ro1">
          <table:table-cell table:formula="of:=SUM([.C4:.K4])"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table:formula="of:=[.D3]+[.K3]" office:value-type="float" office:value="98" calcext:value-type="float">
            <text:p>98</text:p>
          </table:table-cell>
          <table:table-cell table:formula="of:=[.E3]" office:value-type="float" office:value="56" calcext:value-type="float">
            <text:p>56</text:p>
          </table:table-cell>
          <table:table-cell table:formula="of:=[.F3]" office:value-type="float" office:value="43" calcext:value-type="float">
            <text:p>43</text:p>
          </table:table-cell>
          <table:table-cell table:formula="of:=[.G3]" office:value-type="float" office:value="48" calcext:value-type="float">
            <text:p>48</text:p>
          </table:table-cell>
          <table:table-cell table:formula="of:=[.H3]" office:value-type="float" office:value="52" calcext:value-type="float">
            <text:p>52</text:p>
          </table:table-cell>
          <table:table-cell table:formula="of:=[.I3]" office:value-type="float" office:value="0" calcext:value-type="float">
            <text:p>0</text:p>
          </table:table-cell>
          <table:table-cell table:formula="of:=[.C3]" office:value-type="float" office:value="0" calcext:value-type="float">
            <text:p>0</text:p>
          </table:table-cell>
          <table:table-cell table:formula="of:=[.K3]" office:value-type="float" office:value="0" calcext:value-type="float">
            <text:p>0</text:p>
          </table:table-cell>
          <table:table-cell table:formula="of:=[.C3]" office:value-type="float" office:value="0" calcext:value-type="float">
            <text:p>0</text:p>
          </table:table-cell>
          <table:table-cell table:number-columns-repeated="291"/>
        </table:table-row>
        <table:table-row table:style-name="ro1">
          <table:table-cell table:formula="of:=SUM([.C5:.K5])" office:value-type="float" office:value="395" calcext:value-type="float">
            <text:p>395</text:p>
          </table:table-cell>
          <table:table-cell office:value-type="float" office:value="2" calcext:value-type="float">
            <text:p>2</text:p>
          </table:table-cell>
          <table:table-cell table:formula="of:=[.D4]+[.K4]" office:value-type="float" office:value="56" calcext:value-type="float">
            <text:p>56</text:p>
          </table:table-cell>
          <table:table-cell table:formula="of:=[.E4]" office:value-type="float" office:value="43" calcext:value-type="float">
            <text:p>43</text:p>
          </table:table-cell>
          <table:table-cell table:formula="of:=[.F4]" office:value-type="float" office:value="48" calcext:value-type="float">
            <text:p>48</text:p>
          </table:table-cell>
          <table:table-cell table:formula="of:=[.G4]" office:value-type="float" office:value="52" calcext:value-type="float">
            <text:p>52</text:p>
          </table:table-cell>
          <table:table-cell table:formula="of:=[.H4]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[.C4]" office:value-type="float" office:value="98" calcext:value-type="float">
            <text:p>98</text:p>
          </table:table-cell>
          <table:table-cell table:formula="of:=[.K4]" office:value-type="float" office:value="0" calcext:value-type="float">
            <text:p>0</text:p>
          </table:table-cell>
          <table:table-cell table:formula="of:=[.C4]" office:value-type="float" office:value="98" calcext:value-type="float">
            <text:p>98</text:p>
          </table:table-cell>
          <table:table-cell table:number-columns-repeated="291"/>
        </table:table-row>
        <table:table-row table:style-name="ro1">
          <table:table-cell table:formula="of:=SUM([.C6:.K6])" office:value-type="float" office:value="549" calcext:value-type="float">
            <text:p>549</text:p>
          </table:table-cell>
          <table:table-cell office:value-type="float" office:value="3" calcext:value-type="float">
            <text:p>3</text:p>
          </table:table-cell>
          <table:table-cell table:formula="of:=[.D5]+[.K5]" office:value-type="float" office:value="141" calcext:value-type="float">
            <text:p>141</text:p>
          </table:table-cell>
          <table:table-cell table:formula="of:=[.E5]" office:value-type="float" office:value="48" calcext:value-type="float">
            <text:p>48</text:p>
          </table:table-cell>
          <table:table-cell table:formula="of:=[.F5]" office:value-type="float" office:value="52" calcext:value-type="float">
            <text:p>52</text:p>
          </table:table-cell>
          <table:table-cell table:formula="of:=[.G5]" office:value-type="float" office:value="0" calcext:value-type="float">
            <text:p>0</text:p>
          </table:table-cell>
          <table:table-cell table:formula="of:=[.H5]" office:value-type="float" office:value="0" calcext:value-type="float">
            <text:p>0</text:p>
          </table:table-cell>
          <table:table-cell table:formula="of:=[.I5]" office:value-type="float" office:value="98" calcext:value-type="float">
            <text:p>98</text:p>
          </table:table-cell>
          <table:table-cell table:formula="of:=[.C5]" office:value-type="float" office:value="56" calcext:value-type="float">
            <text:p>56</text:p>
          </table:table-cell>
          <table:table-cell table:formula="of:=[.K5]" office:value-type="float" office:value="98" calcext:value-type="float">
            <text:p>98</text:p>
          </table:table-cell>
          <table:table-cell table:formula="of:=[.C5]" office:value-type="float" office:value="56" calcext:value-type="float">
            <text:p>56</text:p>
          </table:table-cell>
          <table:table-cell table:number-columns-repeated="291"/>
        </table:table-row>
        <table:table-row table:style-name="ro1">
          <table:table-cell table:formula="of:=SUM([.C7:.K7])" office:value-type="float" office:value="648" calcext:value-type="float">
            <text:p>648</text:p>
          </table:table-cell>
          <table:table-cell office:value-type="float" office:value="4" calcext:value-type="float">
            <text:p>4</text:p>
          </table:table-cell>
          <table:table-cell table:formula="of:=[.D6]+[.K6]" office:value-type="float" office:value="104" calcext:value-type="float">
            <text:p>104</text:p>
          </table:table-cell>
          <table:table-cell table:formula="of:=[.E6]" office:value-type="float" office:value="52" calcext:value-type="float">
            <text:p>52</text:p>
          </table:table-cell>
          <table:table-cell table:formula="of:=[.F6]" office:value-type="float" office:value="0" calcext:value-type="float">
            <text:p>0</text:p>
          </table:table-cell>
          <table:table-cell table:formula="of:=[.G6]" office:value-type="float" office:value="0" calcext:value-type="float">
            <text:p>0</text:p>
          </table:table-cell>
          <table:table-cell table:formula="of:=[.H6]" office:value-type="float" office:value="98" calcext:value-type="float">
            <text:p>98</text:p>
          </table:table-cell>
          <table:table-cell table:formula="of:=[.I6]" office:value-type="float" office:value="56" calcext:value-type="float">
            <text:p>56</text:p>
          </table:table-cell>
          <table:table-cell table:formula="of:=[.C6]" office:value-type="float" office:value="141" calcext:value-type="float">
            <text:p>141</text:p>
          </table:table-cell>
          <table:table-cell table:formula="of:=[.K6]" office:value-type="float" office:value="56" calcext:value-type="float">
            <text:p>56</text:p>
          </table:table-cell>
          <table:table-cell table:formula="of:=[.C6]" office:value-type="float" office:value="141" calcext:value-type="float">
            <text:p>141</text:p>
          </table:table-cell>
          <table:table-cell table:number-columns-repeated="291"/>
        </table:table-row>
        <table:table-row table:style-name="ro1">
          <table:table-cell table:formula="of:=SUM([.C8:.K8])" office:value-type="float" office:value="837" calcext:value-type="float">
            <text:p>837</text:p>
          </table:table-cell>
          <table:table-cell office:value-type="float" office:value="5" calcext:value-type="float">
            <text:p>5</text:p>
          </table:table-cell>
          <table:table-cell table:formula="of:=[.D7]+[.K7]" office:value-type="float" office:value="193" calcext:value-type="float">
            <text:p>193</text:p>
          </table:table-cell>
          <table:table-cell table:formula="of:=[.E7]" office:value-type="float" office:value="0" calcext:value-type="float">
            <text:p>0</text:p>
          </table:table-cell>
          <table:table-cell table:formula="of:=[.F7]" office:value-type="float" office:value="0" calcext:value-type="float">
            <text:p>0</text:p>
          </table:table-cell>
          <table:table-cell table:formula="of:=[.G7]" office:value-type="float" office:value="98" calcext:value-type="float">
            <text:p>98</text:p>
          </table:table-cell>
          <table:table-cell table:formula="of:=[.H7]" office:value-type="float" office:value="56" calcext:value-type="float">
            <text:p>56</text:p>
          </table:table-cell>
          <table:table-cell table:formula="of:=[.I7]" office:value-type="float" office:value="141" calcext:value-type="float">
            <text:p>141</text:p>
          </table:table-cell>
          <table:table-cell table:formula="of:=[.C7]" office:value-type="float" office:value="104" calcext:value-type="float">
            <text:p>104</text:p>
          </table:table-cell>
          <table:table-cell table:formula="of:=[.K7]" office:value-type="float" office:value="141" calcext:value-type="float">
            <text:p>141</text:p>
          </table:table-cell>
          <table:table-cell table:formula="of:=[.C7]" office:value-type="float" office:value="104" calcext:value-type="float">
            <text:p>104</text:p>
          </table:table-cell>
          <table:table-cell table:number-columns-repeated="291"/>
        </table:table-row>
        <table:table-row table:style-name="ro1">
          <table:table-cell table:formula="of:=SUM([.C9:.K9])" office:value-type="float" office:value="993" calcext:value-type="float">
            <text:p>993</text:p>
          </table:table-cell>
          <table:table-cell office:value-type="float" office:value="6" calcext:value-type="float">
            <text:p>6</text:p>
          </table:table-cell>
          <table:table-cell table:formula="of:=[.D8]+[.K8]" office:value-type="float" office:value="104" calcext:value-type="float">
            <text:p>104</text:p>
          </table:table-cell>
          <table:table-cell table:formula="of:=[.E8]" office:value-type="float" office:value="0" calcext:value-type="float">
            <text:p>0</text:p>
          </table:table-cell>
          <table:table-cell table:formula="of:=[.F8]" office:value-type="float" office:value="98" calcext:value-type="float">
            <text:p>98</text:p>
          </table:table-cell>
          <table:table-cell table:formula="of:=[.G8]" office:value-type="float" office:value="56" calcext:value-type="float">
            <text:p>56</text:p>
          </table:table-cell>
          <table:table-cell table:formula="of:=[.H8]" office:value-type="float" office:value="141" calcext:value-type="float">
            <text:p>141</text:p>
          </table:table-cell>
          <table:table-cell table:formula="of:=[.I8]" office:value-type="float" office:value="104" calcext:value-type="float">
            <text:p>104</text:p>
          </table:table-cell>
          <table:table-cell table:formula="of:=[.C8]" office:value-type="float" office:value="193" calcext:value-type="float">
            <text:p>193</text:p>
          </table:table-cell>
          <table:table-cell table:formula="of:=[.K8]" office:value-type="float" office:value="104" calcext:value-type="float">
            <text:p>104</text:p>
          </table:table-cell>
          <table:table-cell table:formula="of:=[.C8]" office:value-type="float" office:value="193" calcext:value-type="float">
            <text:p>193</text:p>
          </table:table-cell>
          <table:table-cell table:number-columns-repeated="291"/>
        </table:table-row>
        <table:table-row table:style-name="ro1">
          <table:table-cell table:formula="of:=SUM([.C10:.K10])" office:value-type="float" office:value="1186" calcext:value-type="float">
            <text:p>1186</text:p>
          </table:table-cell>
          <table:table-cell office:value-type="float" office:value="7" calcext:value-type="float">
            <text:p>7</text:p>
          </table:table-cell>
          <table:table-cell table:formula="of:=[.D9]+[.K9]" office:value-type="float" office:value="193" calcext:value-type="float">
            <text:p>193</text:p>
          </table:table-cell>
          <table:table-cell table:formula="of:=[.E9]" office:value-type="float" office:value="98" calcext:value-type="float">
            <text:p>98</text:p>
          </table:table-cell>
          <table:table-cell table:formula="of:=[.F9]" office:value-type="float" office:value="56" calcext:value-type="float">
            <text:p>56</text:p>
          </table:table-cell>
          <table:table-cell table:formula="of:=[.G9]" office:value-type="float" office:value="141" calcext:value-type="float">
            <text:p>141</text:p>
          </table:table-cell>
          <table:table-cell table:formula="of:=[.H9]" office:value-type="float" office:value="104" calcext:value-type="float">
            <text:p>104</text:p>
          </table:table-cell>
          <table:table-cell table:formula="of:=[.I9]" office:value-type="float" office:value="193" calcext:value-type="float">
            <text:p>193</text:p>
          </table:table-cell>
          <table:table-cell table:formula="of:=[.C9]" office:value-type="float" office:value="104" calcext:value-type="float">
            <text:p>104</text:p>
          </table:table-cell>
          <table:table-cell table:formula="of:=[.K9]" office:value-type="float" office:value="193" calcext:value-type="float">
            <text:p>193</text:p>
          </table:table-cell>
          <table:table-cell table:formula="of:=[.C9]" office:value-type="float" office:value="104" calcext:value-type="float">
            <text:p>104</text:p>
          </table:table-cell>
          <table:table-cell table:number-columns-repeated="291"/>
        </table:table-row>
        <table:table-row table:style-name="ro1">
          <table:table-cell table:formula="of:=SUM([.C11:.K11])" office:value-type="float" office:value="1290" calcext:value-type="float">
            <text:p>1290</text:p>
          </table:table-cell>
          <table:table-cell office:value-type="float" office:value="8" calcext:value-type="float">
            <text:p>8</text:p>
          </table:table-cell>
          <table:table-cell table:formula="of:=[.D10]+[.K10]" office:value-type="float" office:value="202" calcext:value-type="float">
            <text:p>202</text:p>
          </table:table-cell>
          <table:table-cell table:formula="of:=[.E10]" office:value-type="float" office:value="56" calcext:value-type="float">
            <text:p>56</text:p>
          </table:table-cell>
          <table:table-cell table:formula="of:=[.F10]" office:value-type="float" office:value="141" calcext:value-type="float">
            <text:p>141</text:p>
          </table:table-cell>
          <table:table-cell table:formula="of:=[.G10]" office:value-type="float" office:value="104" calcext:value-type="float">
            <text:p>104</text:p>
          </table:table-cell>
          <table:table-cell table:formula="of:=[.H10]" office:value-type="float" office:value="193" calcext:value-type="float">
            <text:p>193</text:p>
          </table:table-cell>
          <table:table-cell table:formula="of:=[.I10]" office:value-type="float" office:value="104" calcext:value-type="float">
            <text:p>104</text:p>
          </table:table-cell>
          <table:table-cell table:formula="of:=[.C10]" office:value-type="float" office:value="193" calcext:value-type="float">
            <text:p>193</text:p>
          </table:table-cell>
          <table:table-cell table:formula="of:=[.K10]" office:value-type="float" office:value="104" calcext:value-type="float">
            <text:p>104</text:p>
          </table:table-cell>
          <table:table-cell table:formula="of:=[.C10]" office:value-type="float" office:value="193" calcext:value-type="float">
            <text:p>193</text:p>
          </table:table-cell>
          <table:table-cell table:number-columns-repeated="291"/>
        </table:table-row>
        <table:table-row table:style-name="ro1">
          <table:table-cell table:formula="of:=SUM([.C12:.K12])" office:value-type="float" office:value="1581" calcext:value-type="float">
            <text:p>1581</text:p>
          </table:table-cell>
          <table:table-cell office:value-type="float" office:value="9" calcext:value-type="float">
            <text:p>9</text:p>
          </table:table-cell>
          <table:table-cell table:formula="of:=[.D11]+[.K11]" office:value-type="float" office:value="249" calcext:value-type="float">
            <text:p>249</text:p>
          </table:table-cell>
          <table:table-cell table:formula="of:=[.E11]" office:value-type="float" office:value="141" calcext:value-type="float">
            <text:p>141</text:p>
          </table:table-cell>
          <table:table-cell table:formula="of:=[.F11]" office:value-type="float" office:value="104" calcext:value-type="float">
            <text:p>104</text:p>
          </table:table-cell>
          <table:table-cell table:formula="of:=[.G11]" office:value-type="float" office:value="193" calcext:value-type="float">
            <text:p>193</text:p>
          </table:table-cell>
          <table:table-cell table:formula="of:=[.H11]" office:value-type="float" office:value="104" calcext:value-type="float">
            <text:p>104</text:p>
          </table:table-cell>
          <table:table-cell table:formula="of:=[.I11]" office:value-type="float" office:value="193" calcext:value-type="float">
            <text:p>193</text:p>
          </table:table-cell>
          <table:table-cell table:formula="of:=[.C11]" office:value-type="float" office:value="202" calcext:value-type="float">
            <text:p>202</text:p>
          </table:table-cell>
          <table:table-cell table:formula="of:=[.K11]" office:value-type="float" office:value="193" calcext:value-type="float">
            <text:p>193</text:p>
          </table:table-cell>
          <table:table-cell table:formula="of:=[.C11]" office:value-type="float" office:value="202" calcext:value-type="float">
            <text:p>202</text:p>
          </table:table-cell>
          <table:table-cell table:number-columns-repeated="291"/>
        </table:table-row>
        <table:table-row table:style-name="ro1">
          <table:table-cell table:formula="of:=SUM([.C13:.K13])" office:value-type="float" office:value="1839" calcext:value-type="float">
            <text:p>1839</text:p>
          </table:table-cell>
          <table:table-cell office:value-type="float" office:value="10" calcext:value-type="float">
            <text:p>10</text:p>
          </table:table-cell>
          <table:table-cell table:formula="of:=[.D12]+[.K12]" office:value-type="float" office:value="343" calcext:value-type="float">
            <text:p>343</text:p>
          </table:table-cell>
          <table:table-cell table:formula="of:=[.E12]" office:value-type="float" office:value="104" calcext:value-type="float">
            <text:p>104</text:p>
          </table:table-cell>
          <table:table-cell table:formula="of:=[.F12]" office:value-type="float" office:value="193" calcext:value-type="float">
            <text:p>193</text:p>
          </table:table-cell>
          <table:table-cell table:formula="of:=[.G12]" office:value-type="float" office:value="104" calcext:value-type="float">
            <text:p>104</text:p>
          </table:table-cell>
          <table:table-cell table:formula="of:=[.H12]" office:value-type="float" office:value="193" calcext:value-type="float">
            <text:p>193</text:p>
          </table:table-cell>
          <table:table-cell table:formula="of:=[.I12]" office:value-type="float" office:value="202" calcext:value-type="float">
            <text:p>202</text:p>
          </table:table-cell>
          <table:table-cell table:formula="of:=[.C12]" office:value-type="float" office:value="249" calcext:value-type="float">
            <text:p>249</text:p>
          </table:table-cell>
          <table:table-cell table:formula="of:=[.K12]" office:value-type="float" office:value="202" calcext:value-type="float">
            <text:p>202</text:p>
          </table:table-cell>
          <table:table-cell table:formula="of:=[.C12]" office:value-type="float" office:value="249" calcext:value-type="float">
            <text:p>249</text:p>
          </table:table-cell>
          <table:table-cell table:number-columns-repeated="291"/>
        </table:table-row>
        <table:table-row table:style-name="ro1">
          <table:table-cell table:formula="of:=SUM([.C14:.K14])" office:value-type="float" office:value="2229" calcext:value-type="float">
            <text:p>2229</text:p>
          </table:table-cell>
          <table:table-cell office:value-type="float" office:value="11" calcext:value-type="float">
            <text:p>11</text:p>
          </table:table-cell>
          <table:table-cell table:formula="of:=[.D13]+[.K13]" office:value-type="float" office:value="353" calcext:value-type="float">
            <text:p>353</text:p>
          </table:table-cell>
          <table:table-cell table:formula="of:=[.E13]" office:value-type="float" office:value="193" calcext:value-type="float">
            <text:p>193</text:p>
          </table:table-cell>
          <table:table-cell table:formula="of:=[.F13]" office:value-type="float" office:value="104" calcext:value-type="float">
            <text:p>104</text:p>
          </table:table-cell>
          <table:table-cell table:formula="of:=[.G13]" office:value-type="float" office:value="193" calcext:value-type="float">
            <text:p>193</text:p>
          </table:table-cell>
          <table:table-cell table:formula="of:=[.H13]" office:value-type="float" office:value="202" calcext:value-type="float">
            <text:p>202</text:p>
          </table:table-cell>
          <table:table-cell table:formula="of:=[.I13]" office:value-type="float" office:value="249" calcext:value-type="float">
            <text:p>249</text:p>
          </table:table-cell>
          <table:table-cell table:formula="of:=[.C13]" office:value-type="float" office:value="343" calcext:value-type="float">
            <text:p>343</text:p>
          </table:table-cell>
          <table:table-cell table:formula="of:=[.K13]" office:value-type="float" office:value="249" calcext:value-type="float">
            <text:p>249</text:p>
          </table:table-cell>
          <table:table-cell table:formula="of:=[.C13]" office:value-type="float" office:value="343" calcext:value-type="float">
            <text:p>343</text:p>
          </table:table-cell>
          <table:table-cell table:number-columns-repeated="291"/>
        </table:table-row>
        <table:table-row table:style-name="ro1">
          <table:table-cell table:formula="of:=SUM([.C15:.K15])" office:value-type="float" office:value="2676" calcext:value-type="float">
            <text:p>2676</text:p>
          </table:table-cell>
          <table:table-cell office:value-type="float" office:value="12" calcext:value-type="float">
            <text:p>12</text:p>
          </table:table-cell>
          <table:table-cell table:formula="of:=[.D14]+[.K14]" office:value-type="float" office:value="536" calcext:value-type="float">
            <text:p>536</text:p>
          </table:table-cell>
          <table:table-cell table:formula="of:=[.E14]" office:value-type="float" office:value="104" calcext:value-type="float">
            <text:p>104</text:p>
          </table:table-cell>
          <table:table-cell table:formula="of:=[.F14]" office:value-type="float" office:value="193" calcext:value-type="float">
            <text:p>193</text:p>
          </table:table-cell>
          <table:table-cell table:formula="of:=[.G14]" office:value-type="float" office:value="202" calcext:value-type="float">
            <text:p>202</text:p>
          </table:table-cell>
          <table:table-cell table:formula="of:=[.H14]" office:value-type="float" office:value="249" calcext:value-type="float">
            <text:p>249</text:p>
          </table:table-cell>
          <table:table-cell table:formula="of:=[.I14]" office:value-type="float" office:value="343" calcext:value-type="float">
            <text:p>343</text:p>
          </table:table-cell>
          <table:table-cell table:formula="of:=[.C14]" office:value-type="float" office:value="353" calcext:value-type="float">
            <text:p>353</text:p>
          </table:table-cell>
          <table:table-cell table:formula="of:=[.K14]" office:value-type="float" office:value="343" calcext:value-type="float">
            <text:p>343</text:p>
          </table:table-cell>
          <table:table-cell table:formula="of:=[.C14]" office:value-type="float" office:value="353" calcext:value-type="float">
            <text:p>353</text:p>
          </table:table-cell>
          <table:table-cell table:number-columns-repeated="291"/>
        </table:table-row>
        <table:table-row table:style-name="ro1">
          <table:table-cell table:formula="of:=SUM([.C16:.K16])" office:value-type="float" office:value="3222" calcext:value-type="float">
            <text:p>3222</text:p>
          </table:table-cell>
          <table:table-cell office:value-type="float" office:value="13" calcext:value-type="float">
            <text:p>13</text:p>
          </table:table-cell>
          <table:table-cell table:formula="of:=[.D15]+[.K15]" office:value-type="float" office:value="457" calcext:value-type="float">
            <text:p>457</text:p>
          </table:table-cell>
          <table:table-cell table:formula="of:=[.E15]" office:value-type="float" office:value="193" calcext:value-type="float">
            <text:p>193</text:p>
          </table:table-cell>
          <table:table-cell table:formula="of:=[.F15]" office:value-type="float" office:value="202" calcext:value-type="float">
            <text:p>202</text:p>
          </table:table-cell>
          <table:table-cell table:formula="of:=[.G15]" office:value-type="float" office:value="249" calcext:value-type="float">
            <text:p>249</text:p>
          </table:table-cell>
          <table:table-cell table:formula="of:=[.H15]" office:value-type="float" office:value="343" calcext:value-type="float">
            <text:p>343</text:p>
          </table:table-cell>
          <table:table-cell table:formula="of:=[.I15]" office:value-type="float" office:value="353" calcext:value-type="float">
            <text:p>353</text:p>
          </table:table-cell>
          <table:table-cell table:formula="of:=[.C15]" office:value-type="float" office:value="536" calcext:value-type="float">
            <text:p>536</text:p>
          </table:table-cell>
          <table:table-cell table:formula="of:=[.K15]" office:value-type="float" office:value="353" calcext:value-type="float">
            <text:p>353</text:p>
          </table:table-cell>
          <table:table-cell table:formula="of:=[.C15]" office:value-type="float" office:value="536" calcext:value-type="float">
            <text:p>536</text:p>
          </table:table-cell>
          <table:table-cell table:number-columns-repeated="291"/>
        </table:table-row>
        <table:table-row table:style-name="ro1">
          <table:table-cell table:formula="of:=SUM([.C17:.K17])" office:value-type="float" office:value="3862" calcext:value-type="float">
            <text:p>3862</text:p>
          </table:table-cell>
          <table:table-cell office:value-type="float" office:value="14" calcext:value-type="float">
            <text:p>14</text:p>
          </table:table-cell>
          <table:table-cell table:formula="of:=[.D16]+[.K16]" office:value-type="float" office:value="729" calcext:value-type="float">
            <text:p>729</text:p>
          </table:table-cell>
          <table:table-cell table:formula="of:=[.E16]" office:value-type="float" office:value="202" calcext:value-type="float">
            <text:p>202</text:p>
          </table:table-cell>
          <table:table-cell table:formula="of:=[.F16]" office:value-type="float" office:value="249" calcext:value-type="float">
            <text:p>249</text:p>
          </table:table-cell>
          <table:table-cell table:formula="of:=[.G16]" office:value-type="float" office:value="343" calcext:value-type="float">
            <text:p>343</text:p>
          </table:table-cell>
          <table:table-cell table:formula="of:=[.H16]" office:value-type="float" office:value="353" calcext:value-type="float">
            <text:p>353</text:p>
          </table:table-cell>
          <table:table-cell table:formula="of:=[.I16]" office:value-type="float" office:value="536" calcext:value-type="float">
            <text:p>536</text:p>
          </table:table-cell>
          <table:table-cell table:formula="of:=[.C16]" office:value-type="float" office:value="457" calcext:value-type="float">
            <text:p>457</text:p>
          </table:table-cell>
          <table:table-cell table:formula="of:=[.K16]" office:value-type="float" office:value="536" calcext:value-type="float">
            <text:p>536</text:p>
          </table:table-cell>
          <table:table-cell table:formula="of:=[.C16]" office:value-type="float" office:value="457" calcext:value-type="float">
            <text:p>457</text:p>
          </table:table-cell>
          <table:table-cell table:number-columns-repeated="291"/>
        </table:table-row>
        <table:table-row table:style-name="ro1">
          <table:table-cell table:formula="of:=SUM([.C18:.K18])" office:value-type="float" office:value="4512" calcext:value-type="float">
            <text:p>4512</text:p>
          </table:table-cell>
          <table:table-cell office:value-type="float" office:value="15" calcext:value-type="float">
            <text:p>15</text:p>
          </table:table-cell>
          <table:table-cell table:formula="of:=[.D17]+[.K17]" office:value-type="float" office:value="659" calcext:value-type="float">
            <text:p>659</text:p>
          </table:table-cell>
          <table:table-cell table:formula="of:=[.E17]" office:value-type="float" office:value="249" calcext:value-type="float">
            <text:p>249</text:p>
          </table:table-cell>
          <table:table-cell table:formula="of:=[.F17]" office:value-type="float" office:value="343" calcext:value-type="float">
            <text:p>343</text:p>
          </table:table-cell>
          <table:table-cell table:formula="of:=[.G17]" office:value-type="float" office:value="353" calcext:value-type="float">
            <text:p>353</text:p>
          </table:table-cell>
          <table:table-cell table:formula="of:=[.H17]" office:value-type="float" office:value="536" calcext:value-type="float">
            <text:p>536</text:p>
          </table:table-cell>
          <table:table-cell table:formula="of:=[.I17]" office:value-type="float" office:value="457" calcext:value-type="float">
            <text:p>457</text:p>
          </table:table-cell>
          <table:table-cell table:formula="of:=[.C17]" office:value-type="float" office:value="729" calcext:value-type="float">
            <text:p>729</text:p>
          </table:table-cell>
          <table:table-cell table:formula="of:=[.K17]" office:value-type="float" office:value="457" calcext:value-type="float">
            <text:p>457</text:p>
          </table:table-cell>
          <table:table-cell table:formula="of:=[.C17]" office:value-type="float" office:value="729" calcext:value-type="float">
            <text:p>729</text:p>
          </table:table-cell>
          <table:table-cell table:number-columns-repeated="291"/>
        </table:table-row>
        <table:table-row table:style-name="ro1">
          <table:table-cell table:formula="of:=SUM([.C19:.K19])" office:value-type="float" office:value="5443" calcext:value-type="float">
            <text:p>5443</text:p>
          </table:table-cell>
          <table:table-cell office:value-type="float" office:value="16" calcext:value-type="float">
            <text:p>16</text:p>
          </table:table-cell>
          <table:table-cell table:formula="of:=[.D18]+[.K18]" office:value-type="float" office:value="978" calcext:value-type="float">
            <text:p>978</text:p>
          </table:table-cell>
          <table:table-cell table:formula="of:=[.E18]" office:value-type="float" office:value="343" calcext:value-type="float">
            <text:p>343</text:p>
          </table:table-cell>
          <table:table-cell table:formula="of:=[.F18]" office:value-type="float" office:value="353" calcext:value-type="float">
            <text:p>353</text:p>
          </table:table-cell>
          <table:table-cell table:formula="of:=[.G18]" office:value-type="float" office:value="536" calcext:value-type="float">
            <text:p>536</text:p>
          </table:table-cell>
          <table:table-cell table:formula="of:=[.H18]" office:value-type="float" office:value="457" calcext:value-type="float">
            <text:p>457</text:p>
          </table:table-cell>
          <table:table-cell table:formula="of:=[.I18]" office:value-type="float" office:value="729" calcext:value-type="float">
            <text:p>729</text:p>
          </table:table-cell>
          <table:table-cell table:formula="of:=[.C18]" office:value-type="float" office:value="659" calcext:value-type="float">
            <text:p>659</text:p>
          </table:table-cell>
          <table:table-cell table:formula="of:=[.K18]" office:value-type="float" office:value="729" calcext:value-type="float">
            <text:p>729</text:p>
          </table:table-cell>
          <table:table-cell table:formula="of:=[.C18]" office:value-type="float" office:value="659" calcext:value-type="float">
            <text:p>659</text:p>
          </table:table-cell>
          <table:table-cell table:number-columns-repeated="291"/>
        </table:table-row>
        <table:table-row table:style-name="ro1">
          <table:table-cell table:formula="of:=SUM([.C20:.K20])" office:value-type="float" office:value="6351" calcext:value-type="float">
            <text:p>6351</text:p>
          </table:table-cell>
          <table:table-cell office:value-type="float" office:value="17" calcext:value-type="float">
            <text:p>17</text:p>
          </table:table-cell>
          <table:table-cell table:formula="of:=[.D19]+[.K19]" office:value-type="float" office:value="1002" calcext:value-type="float">
            <text:p>1002</text:p>
          </table:table-cell>
          <table:table-cell table:formula="of:=[.E19]" office:value-type="float" office:value="353" calcext:value-type="float">
            <text:p>353</text:p>
          </table:table-cell>
          <table:table-cell table:formula="of:=[.F19]" office:value-type="float" office:value="536" calcext:value-type="float">
            <text:p>536</text:p>
          </table:table-cell>
          <table:table-cell table:formula="of:=[.G19]" office:value-type="float" office:value="457" calcext:value-type="float">
            <text:p>457</text:p>
          </table:table-cell>
          <table:table-cell table:formula="of:=[.H19]" office:value-type="float" office:value="729" calcext:value-type="float">
            <text:p>729</text:p>
          </table:table-cell>
          <table:table-cell table:formula="of:=[.I19]" office:value-type="float" office:value="659" calcext:value-type="float">
            <text:p>659</text:p>
          </table:table-cell>
          <table:table-cell table:formula="of:=[.C19]" office:value-type="float" office:value="978" calcext:value-type="float">
            <text:p>978</text:p>
          </table:table-cell>
          <table:table-cell table:formula="of:=[.K19]" office:value-type="float" office:value="659" calcext:value-type="float">
            <text:p>659</text:p>
          </table:table-cell>
          <table:table-cell table:formula="of:=[.C19]" office:value-type="float" office:value="978" calcext:value-type="float">
            <text:p>978</text:p>
          </table:table-cell>
          <table:table-cell table:number-columns-repeated="291"/>
        </table:table-row>
        <table:table-row table:style-name="ro1">
          <table:table-cell table:formula="of:=SUM([.C21:.K21])" office:value-type="float" office:value="7672" calcext:value-type="float">
            <text:p>7672</text:p>
          </table:table-cell>
          <table:table-cell office:value-type="float" office:value="18" calcext:value-type="float">
            <text:p>18</text:p>
          </table:table-cell>
          <table:table-cell table:formula="of:=[.D20]+[.K20]" office:value-type="float" office:value="1331" calcext:value-type="float">
            <text:p>1331</text:p>
          </table:table-cell>
          <table:table-cell table:formula="of:=[.E20]" office:value-type="float" office:value="536" calcext:value-type="float">
            <text:p>536</text:p>
          </table:table-cell>
          <table:table-cell table:formula="of:=[.F20]" office:value-type="float" office:value="457" calcext:value-type="float">
            <text:p>457</text:p>
          </table:table-cell>
          <table:table-cell table:formula="of:=[.G20]" office:value-type="float" office:value="729" calcext:value-type="float">
            <text:p>729</text:p>
          </table:table-cell>
          <table:table-cell table:formula="of:=[.H20]" office:value-type="float" office:value="659" calcext:value-type="float">
            <text:p>659</text:p>
          </table:table-cell>
          <table:table-cell table:formula="of:=[.I20]" office:value-type="float" office:value="978" calcext:value-type="float">
            <text:p>978</text:p>
          </table:table-cell>
          <table:table-cell table:formula="of:=[.C20]" office:value-type="float" office:value="1002" calcext:value-type="float">
            <text:p>1002</text:p>
          </table:table-cell>
          <table:table-cell table:formula="of:=[.K20]" office:value-type="float" office:value="978" calcext:value-type="float">
            <text:p>978</text:p>
          </table:table-cell>
          <table:table-cell table:formula="of:=[.C20]" office:value-type="float" office:value="1002" calcext:value-type="float">
            <text:p>1002</text:p>
          </table:table-cell>
          <table:table-cell table:number-columns-repeated="291"/>
        </table:table-row>
        <table:table-row table:style-name="ro1">
          <table:table-cell table:formula="of:=SUM([.C22:.K22])" office:value-type="float" office:value="9027" calcext:value-type="float">
            <text:p>9027</text:p>
          </table:table-cell>
          <table:table-cell office:value-type="float" office:value="19" calcext:value-type="float">
            <text:p>19</text:p>
          </table:table-cell>
          <table:table-cell table:formula="of:=[.D21]+[.K21]" office:value-type="float" office:value="1538" calcext:value-type="float">
            <text:p>1538</text:p>
          </table:table-cell>
          <table:table-cell table:formula="of:=[.E21]" office:value-type="float" office:value="457" calcext:value-type="float">
            <text:p>457</text:p>
          </table:table-cell>
          <table:table-cell table:formula="of:=[.F21]" office:value-type="float" office:value="729" calcext:value-type="float">
            <text:p>729</text:p>
          </table:table-cell>
          <table:table-cell table:formula="of:=[.G21]" office:value-type="float" office:value="659" calcext:value-type="float">
            <text:p>659</text:p>
          </table:table-cell>
          <table:table-cell table:formula="of:=[.H21]" office:value-type="float" office:value="978" calcext:value-type="float">
            <text:p>978</text:p>
          </table:table-cell>
          <table:table-cell table:formula="of:=[.I21]" office:value-type="float" office:value="1002" calcext:value-type="float">
            <text:p>1002</text:p>
          </table:table-cell>
          <table:table-cell table:formula="of:=[.C21]" office:value-type="float" office:value="1331" calcext:value-type="float">
            <text:p>1331</text:p>
          </table:table-cell>
          <table:table-cell table:formula="of:=[.K21]" office:value-type="float" office:value="1002" calcext:value-type="float">
            <text:p>1002</text:p>
          </table:table-cell>
          <table:table-cell table:formula="of:=[.C21]" office:value-type="float" office:value="1331" calcext:value-type="float">
            <text:p>1331</text:p>
          </table:table-cell>
          <table:table-cell table:number-columns-repeated="291"/>
        </table:table-row>
        <table:table-row table:style-name="ro1">
          <table:table-cell table:formula="of:=SUM([.C23:.K23])" office:value-type="float" office:value="10894" calcext:value-type="float">
            <text:p>10894</text:p>
          </table:table-cell>
          <table:table-cell office:value-type="float" office:value="20" calcext:value-type="float">
            <text:p>20</text:p>
          </table:table-cell>
          <table:table-cell table:formula="of:=[.D22]+[.K22]" office:value-type="float" office:value="1788" calcext:value-type="float">
            <text:p>1788</text:p>
          </table:table-cell>
          <table:table-cell table:formula="of:=[.E22]" office:value-type="float" office:value="729" calcext:value-type="float">
            <text:p>729</text:p>
          </table:table-cell>
          <table:table-cell table:formula="of:=[.F22]" office:value-type="float" office:value="659" calcext:value-type="float">
            <text:p>659</text:p>
          </table:table-cell>
          <table:table-cell table:formula="of:=[.G22]" office:value-type="float" office:value="978" calcext:value-type="float">
            <text:p>978</text:p>
          </table:table-cell>
          <table:table-cell table:formula="of:=[.H22]" office:value-type="float" office:value="1002" calcext:value-type="float">
            <text:p>1002</text:p>
          </table:table-cell>
          <table:table-cell table:formula="of:=[.I22]" office:value-type="float" office:value="1331" calcext:value-type="float">
            <text:p>1331</text:p>
          </table:table-cell>
          <table:table-cell table:formula="of:=[.C22]" office:value-type="float" office:value="1538" calcext:value-type="float">
            <text:p>1538</text:p>
          </table:table-cell>
          <table:table-cell table:formula="of:=[.K22]" office:value-type="float" office:value="1331" calcext:value-type="float">
            <text:p>1331</text:p>
          </table:table-cell>
          <table:table-cell table:formula="of:=[.C22]" office:value-type="float" office:value="1538" calcext:value-type="float">
            <text:p>1538</text:p>
          </table:table-cell>
          <table:table-cell table:number-columns-repeated="291"/>
        </table:table-row>
        <table:table-row table:style-name="ro1">
          <table:table-cell table:formula="of:=SUM([.C24:.K24])" office:value-type="float" office:value="12889" calcext:value-type="float">
            <text:p>12889</text:p>
          </table:table-cell>
          <table:table-cell office:value-type="float" office:value="21" calcext:value-type="float">
            <text:p>21</text:p>
          </table:table-cell>
          <table:table-cell table:formula="of:=[.D23]+[.K23]" office:value-type="float" office:value="2267" calcext:value-type="float">
            <text:p>2267</text:p>
          </table:table-cell>
          <table:table-cell table:formula="of:=[.E23]" office:value-type="float" office:value="659" calcext:value-type="float">
            <text:p>659</text:p>
          </table:table-cell>
          <table:table-cell table:formula="of:=[.F23]" office:value-type="float" office:value="978" calcext:value-type="float">
            <text:p>978</text:p>
          </table:table-cell>
          <table:table-cell table:formula="of:=[.G23]" office:value-type="float" office:value="1002" calcext:value-type="float">
            <text:p>1002</text:p>
          </table:table-cell>
          <table:table-cell table:formula="of:=[.H23]" office:value-type="float" office:value="1331" calcext:value-type="float">
            <text:p>1331</text:p>
          </table:table-cell>
          <table:table-cell table:formula="of:=[.I23]" office:value-type="float" office:value="1538" calcext:value-type="float">
            <text:p>1538</text:p>
          </table:table-cell>
          <table:table-cell table:formula="of:=[.C23]" office:value-type="float" office:value="1788" calcext:value-type="float">
            <text:p>1788</text:p>
          </table:table-cell>
          <table:table-cell table:formula="of:=[.K23]" office:value-type="float" office:value="1538" calcext:value-type="float">
            <text:p>1538</text:p>
          </table:table-cell>
          <table:table-cell table:formula="of:=[.C23]" office:value-type="float" office:value="1788" calcext:value-type="float">
            <text:p>1788</text:p>
          </table:table-cell>
          <table:table-cell table:number-columns-repeated="291"/>
        </table:table-row>
        <table:table-row table:style-name="ro1">
          <table:table-cell table:formula="of:=SUM([.C25:.K25])" office:value-type="float" office:value="15406" calcext:value-type="float">
            <text:p>15406</text:p>
          </table:table-cell>
          <table:table-cell office:value-type="float" office:value="22" calcext:value-type="float">
            <text:p>22</text:p>
          </table:table-cell>
          <table:table-cell table:formula="of:=[.D24]+[.K24]" office:value-type="float" office:value="2447" calcext:value-type="float">
            <text:p>2447</text:p>
          </table:table-cell>
          <table:table-cell table:formula="of:=[.E24]" office:value-type="float" office:value="978" calcext:value-type="float">
            <text:p>978</text:p>
          </table:table-cell>
          <table:table-cell table:formula="of:=[.F24]" office:value-type="float" office:value="1002" calcext:value-type="float">
            <text:p>1002</text:p>
          </table:table-cell>
          <table:table-cell table:formula="of:=[.G24]" office:value-type="float" office:value="1331" calcext:value-type="float">
            <text:p>1331</text:p>
          </table:table-cell>
          <table:table-cell table:formula="of:=[.H24]" office:value-type="float" office:value="1538" calcext:value-type="float">
            <text:p>1538</text:p>
          </table:table-cell>
          <table:table-cell table:formula="of:=[.I24]" office:value-type="float" office:value="1788" calcext:value-type="float">
            <text:p>1788</text:p>
          </table:table-cell>
          <table:table-cell table:formula="of:=[.C24]" office:value-type="float" office:value="2267" calcext:value-type="float">
            <text:p>2267</text:p>
          </table:table-cell>
          <table:table-cell table:formula="of:=[.K24]" office:value-type="float" office:value="1788" calcext:value-type="float">
            <text:p>1788</text:p>
          </table:table-cell>
          <table:table-cell table:formula="of:=[.C24]" office:value-type="float" office:value="2267" calcext:value-type="float">
            <text:p>2267</text:p>
          </table:table-cell>
          <table:table-cell table:number-columns-repeated="291"/>
        </table:table-row>
        <table:table-row table:style-name="ro1">
          <table:table-cell table:formula="of:=SUM([.C26:.K26])" office:value-type="float" office:value="18332" calcext:value-type="float">
            <text:p>18332</text:p>
          </table:table-cell>
          <table:table-cell office:value-type="float" office:value="23" calcext:value-type="float">
            <text:p>23</text:p>
          </table:table-cell>
          <table:table-cell table:formula="of:=[.D25]+[.K25]" office:value-type="float" office:value="3245" calcext:value-type="float">
            <text:p>3245</text:p>
          </table:table-cell>
          <table:table-cell table:formula="of:=[.E25]" office:value-type="float" office:value="1002" calcext:value-type="float">
            <text:p>1002</text:p>
          </table:table-cell>
          <table:table-cell table:formula="of:=[.F25]" office:value-type="float" office:value="1331" calcext:value-type="float">
            <text:p>1331</text:p>
          </table:table-cell>
          <table:table-cell table:formula="of:=[.G25]" office:value-type="float" office:value="1538" calcext:value-type="float">
            <text:p>1538</text:p>
          </table:table-cell>
          <table:table-cell table:formula="of:=[.H25]" office:value-type="float" office:value="1788" calcext:value-type="float">
            <text:p>1788</text:p>
          </table:table-cell>
          <table:table-cell table:formula="of:=[.I25]" office:value-type="float" office:value="2267" calcext:value-type="float">
            <text:p>2267</text:p>
          </table:table-cell>
          <table:table-cell table:formula="of:=[.C25]" office:value-type="float" office:value="2447" calcext:value-type="float">
            <text:p>2447</text:p>
          </table:table-cell>
          <table:table-cell table:formula="of:=[.K25]" office:value-type="float" office:value="2267" calcext:value-type="float">
            <text:p>2267</text:p>
          </table:table-cell>
          <table:table-cell table:formula="of:=[.C25]" office:value-type="float" office:value="2447" calcext:value-type="float">
            <text:p>2447</text:p>
          </table:table-cell>
          <table:table-cell table:number-columns-repeated="291"/>
        </table:table-row>
        <table:table-row table:style-name="ro1">
          <table:table-cell table:formula="of:=SUM([.C27:.K27])" office:value-type="float" office:value="21757" calcext:value-type="float">
            <text:p>21757</text:p>
          </table:table-cell>
          <table:table-cell office:value-type="float" office:value="24" calcext:value-type="float">
            <text:p>24</text:p>
          </table:table-cell>
          <table:table-cell table:formula="of:=[.D26]+[.K26]" office:value-type="float" office:value="3449" calcext:value-type="float">
            <text:p>3449</text:p>
          </table:table-cell>
          <table:table-cell table:formula="of:=[.E26]" office:value-type="float" office:value="1331" calcext:value-type="float">
            <text:p>1331</text:p>
          </table:table-cell>
          <table:table-cell table:formula="of:=[.F26]" office:value-type="float" office:value="1538" calcext:value-type="float">
            <text:p>1538</text:p>
          </table:table-cell>
          <table:table-cell table:formula="of:=[.G26]" office:value-type="float" office:value="1788" calcext:value-type="float">
            <text:p>1788</text:p>
          </table:table-cell>
          <table:table-cell table:formula="of:=[.H26]" office:value-type="float" office:value="2267" calcext:value-type="float">
            <text:p>2267</text:p>
          </table:table-cell>
          <table:table-cell table:formula="of:=[.I26]" office:value-type="float" office:value="2447" calcext:value-type="float">
            <text:p>2447</text:p>
          </table:table-cell>
          <table:table-cell table:formula="of:=[.C26]" office:value-type="float" office:value="3245" calcext:value-type="float">
            <text:p>3245</text:p>
          </table:table-cell>
          <table:table-cell table:formula="of:=[.K26]" office:value-type="float" office:value="2447" calcext:value-type="float">
            <text:p>2447</text:p>
          </table:table-cell>
          <table:table-cell table:formula="of:=[.C26]" office:value-type="float" office:value="3245" calcext:value-type="float">
            <text:p>3245</text:p>
          </table:table-cell>
          <table:table-cell table:number-columns-repeated="291"/>
        </table:table-row>
        <table:table-row table:style-name="ro1">
          <table:table-cell table:formula="of:=SUM([.C28:.K28])" office:value-type="float" office:value="26004" calcext:value-type="float">
            <text:p>26004</text:p>
          </table:table-cell>
          <table:table-cell office:value-type="float" office:value="25" calcext:value-type="float">
            <text:p>25</text:p>
          </table:table-cell>
          <table:table-cell table:formula="of:=[.D27]+[.K27]" office:value-type="float" office:value="4576" calcext:value-type="float">
            <text:p>4576</text:p>
          </table:table-cell>
          <table:table-cell table:formula="of:=[.E27]" office:value-type="float" office:value="1538" calcext:value-type="float">
            <text:p>1538</text:p>
          </table:table-cell>
          <table:table-cell table:formula="of:=[.F27]" office:value-type="float" office:value="1788" calcext:value-type="float">
            <text:p>1788</text:p>
          </table:table-cell>
          <table:table-cell table:formula="of:=[.G27]" office:value-type="float" office:value="2267" calcext:value-type="float">
            <text:p>2267</text:p>
          </table:table-cell>
          <table:table-cell table:formula="of:=[.H27]" office:value-type="float" office:value="2447" calcext:value-type="float">
            <text:p>2447</text:p>
          </table:table-cell>
          <table:table-cell table:formula="of:=[.I27]" office:value-type="float" office:value="3245" calcext:value-type="float">
            <text:p>3245</text:p>
          </table:table-cell>
          <table:table-cell table:formula="of:=[.C27]" office:value-type="float" office:value="3449" calcext:value-type="float">
            <text:p>3449</text:p>
          </table:table-cell>
          <table:table-cell table:formula="of:=[.K27]" office:value-type="float" office:value="3245" calcext:value-type="float">
            <text:p>3245</text:p>
          </table:table-cell>
          <table:table-cell table:formula="of:=[.C27]" office:value-type="float" office:value="3449" calcext:value-type="float">
            <text:p>3449</text:p>
          </table:table-cell>
          <table:table-cell table:number-columns-repeated="291"/>
        </table:table-row>
        <table:table-row table:style-name="ro1">
          <table:table-cell table:formula="of:=SUM([.C29:.K29])" office:value-type="float" office:value="30784" calcext:value-type="float">
            <text:p>30784</text:p>
          </table:table-cell>
          <table:table-cell office:value-type="float" office:value="26" calcext:value-type="float">
            <text:p>26</text:p>
          </table:table-cell>
          <table:table-cell table:formula="of:=[.D28]+[.K28]" office:value-type="float" office:value="4987" calcext:value-type="float">
            <text:p>4987</text:p>
          </table:table-cell>
          <table:table-cell table:formula="of:=[.E28]" office:value-type="float" office:value="1788" calcext:value-type="float">
            <text:p>1788</text:p>
          </table:table-cell>
          <table:table-cell table:formula="of:=[.F28]" office:value-type="float" office:value="2267" calcext:value-type="float">
            <text:p>2267</text:p>
          </table:table-cell>
          <table:table-cell table:formula="of:=[.G28]" office:value-type="float" office:value="2447" calcext:value-type="float">
            <text:p>2447</text:p>
          </table:table-cell>
          <table:table-cell table:formula="of:=[.H28]" office:value-type="float" office:value="3245" calcext:value-type="float">
            <text:p>3245</text:p>
          </table:table-cell>
          <table:table-cell table:formula="of:=[.I28]" office:value-type="float" office:value="3449" calcext:value-type="float">
            <text:p>3449</text:p>
          </table:table-cell>
          <table:table-cell table:formula="of:=[.C28]" office:value-type="float" office:value="4576" calcext:value-type="float">
            <text:p>4576</text:p>
          </table:table-cell>
          <table:table-cell table:formula="of:=[.K28]" office:value-type="float" office:value="3449" calcext:value-type="float">
            <text:p>3449</text:p>
          </table:table-cell>
          <table:table-cell table:formula="of:=[.C28]" office:value-type="float" office:value="4576" calcext:value-type="float">
            <text:p>4576</text:p>
          </table:table-cell>
          <table:table-cell table:number-columns-repeated="291"/>
        </table:table-row>
        <table:table-row table:style-name="ro1">
          <table:table-cell table:formula="of:=SUM([.C30:.K30])" office:value-type="float" office:value="36898" calcext:value-type="float">
            <text:p>36898</text:p>
          </table:table-cell>
          <table:table-cell office:value-type="float" office:value="27" calcext:value-type="float">
            <text:p>27</text:p>
          </table:table-cell>
          <table:table-cell table:formula="of:=[.D29]+[.K29]" office:value-type="float" office:value="6364" calcext:value-type="float">
            <text:p>6364</text:p>
          </table:table-cell>
          <table:table-cell table:formula="of:=[.E29]" office:value-type="float" office:value="2267" calcext:value-type="float">
            <text:p>2267</text:p>
          </table:table-cell>
          <table:table-cell table:formula="of:=[.F29]" office:value-type="float" office:value="2447" calcext:value-type="float">
            <text:p>2447</text:p>
          </table:table-cell>
          <table:table-cell table:formula="of:=[.G29]" office:value-type="float" office:value="3245" calcext:value-type="float">
            <text:p>3245</text:p>
          </table:table-cell>
          <table:table-cell table:formula="of:=[.H29]" office:value-type="float" office:value="3449" calcext:value-type="float">
            <text:p>3449</text:p>
          </table:table-cell>
          <table:table-cell table:formula="of:=[.I29]" office:value-type="float" office:value="4576" calcext:value-type="float">
            <text:p>4576</text:p>
          </table:table-cell>
          <table:table-cell table:formula="of:=[.C29]" office:value-type="float" office:value="4987" calcext:value-type="float">
            <text:p>4987</text:p>
          </table:table-cell>
          <table:table-cell table:formula="of:=[.K29]" office:value-type="float" office:value="4576" calcext:value-type="float">
            <text:p>4576</text:p>
          </table:table-cell>
          <table:table-cell table:formula="of:=[.C29]" office:value-type="float" office:value="4987" calcext:value-type="float">
            <text:p>4987</text:p>
          </table:table-cell>
          <table:table-cell table:number-columns-repeated="291"/>
        </table:table-row>
        <table:table-row table:style-name="ro1">
          <table:table-cell table:formula="of:=SUM([.C31:.K31])" office:value-type="float" office:value="43673" calcext:value-type="float">
            <text:p>43673</text:p>
          </table:table-cell>
          <table:table-cell office:value-type="float" office:value="28" calcext:value-type="float">
            <text:p>28</text:p>
          </table:table-cell>
          <table:table-cell table:formula="of:=[.D30]+[.K30]" office:value-type="float" office:value="7254" calcext:value-type="float">
            <text:p>7254</text:p>
          </table:table-cell>
          <table:table-cell table:formula="of:=[.E30]" office:value-type="float" office:value="2447" calcext:value-type="float">
            <text:p>2447</text:p>
          </table:table-cell>
          <table:table-cell table:formula="of:=[.F30]" office:value-type="float" office:value="3245" calcext:value-type="float">
            <text:p>3245</text:p>
          </table:table-cell>
          <table:table-cell table:formula="of:=[.G30]" office:value-type="float" office:value="3449" calcext:value-type="float">
            <text:p>3449</text:p>
          </table:table-cell>
          <table:table-cell table:formula="of:=[.H30]" office:value-type="float" office:value="4576" calcext:value-type="float">
            <text:p>4576</text:p>
          </table:table-cell>
          <table:table-cell table:formula="of:=[.I30]" office:value-type="float" office:value="4987" calcext:value-type="float">
            <text:p>4987</text:p>
          </table:table-cell>
          <table:table-cell table:formula="of:=[.C30]" office:value-type="float" office:value="6364" calcext:value-type="float">
            <text:p>6364</text:p>
          </table:table-cell>
          <table:table-cell table:formula="of:=[.K30]" office:value-type="float" office:value="4987" calcext:value-type="float">
            <text:p>4987</text:p>
          </table:table-cell>
          <table:table-cell table:formula="of:=[.C30]" office:value-type="float" office:value="6364" calcext:value-type="float">
            <text:p>6364</text:p>
          </table:table-cell>
          <table:table-cell table:number-columns-repeated="291"/>
        </table:table-row>
        <table:table-row table:style-name="ro1">
          <table:table-cell table:formula="of:=SUM([.C32:.K32])" office:value-type="float" office:value="52304" calcext:value-type="float">
            <text:p>52304</text:p>
          </table:table-cell>
          <table:table-cell office:value-type="float" office:value="29" calcext:value-type="float">
            <text:p>29</text:p>
          </table:table-cell>
          <table:table-cell table:formula="of:=[.D31]+[.K31]" office:value-type="float" office:value="8811" calcext:value-type="float">
            <text:p>8811</text:p>
          </table:table-cell>
          <table:table-cell table:formula="of:=[.E31]" office:value-type="float" office:value="3245" calcext:value-type="float">
            <text:p>3245</text:p>
          </table:table-cell>
          <table:table-cell table:formula="of:=[.F31]" office:value-type="float" office:value="3449" calcext:value-type="float">
            <text:p>3449</text:p>
          </table:table-cell>
          <table:table-cell table:formula="of:=[.G31]" office:value-type="float" office:value="4576" calcext:value-type="float">
            <text:p>4576</text:p>
          </table:table-cell>
          <table:table-cell table:formula="of:=[.H31]" office:value-type="float" office:value="4987" calcext:value-type="float">
            <text:p>4987</text:p>
          </table:table-cell>
          <table:table-cell table:formula="of:=[.I31]" office:value-type="float" office:value="6364" calcext:value-type="float">
            <text:p>6364</text:p>
          </table:table-cell>
          <table:table-cell table:formula="of:=[.C31]" office:value-type="float" office:value="7254" calcext:value-type="float">
            <text:p>7254</text:p>
          </table:table-cell>
          <table:table-cell table:formula="of:=[.K31]" office:value-type="float" office:value="6364" calcext:value-type="float">
            <text:p>6364</text:p>
          </table:table-cell>
          <table:table-cell table:formula="of:=[.C31]" office:value-type="float" office:value="7254" calcext:value-type="float">
            <text:p>7254</text:p>
          </table:table-cell>
          <table:table-cell table:number-columns-repeated="291"/>
        </table:table-row>
        <table:table-row table:style-name="ro1">
          <table:table-cell table:formula="of:=SUM([.C33:.K33])" office:value-type="float" office:value="62005" calcext:value-type="float">
            <text:p>62005</text:p>
          </table:table-cell>
          <table:table-cell office:value-type="float" office:value="30" calcext:value-type="float">
            <text:p>30</text:p>
          </table:table-cell>
          <table:table-cell table:formula="of:=[.D32]+[.K32]" office:value-type="float" office:value="10499" calcext:value-type="float">
            <text:p>10499</text:p>
          </table:table-cell>
          <table:table-cell table:formula="of:=[.E32]" office:value-type="float" office:value="3449" calcext:value-type="float">
            <text:p>3449</text:p>
          </table:table-cell>
          <table:table-cell table:formula="of:=[.F32]" office:value-type="float" office:value="4576" calcext:value-type="float">
            <text:p>4576</text:p>
          </table:table-cell>
          <table:table-cell table:formula="of:=[.G32]" office:value-type="float" office:value="4987" calcext:value-type="float">
            <text:p>4987</text:p>
          </table:table-cell>
          <table:table-cell table:formula="of:=[.H32]" office:value-type="float" office:value="6364" calcext:value-type="float">
            <text:p>6364</text:p>
          </table:table-cell>
          <table:table-cell table:formula="of:=[.I32]" office:value-type="float" office:value="7254" calcext:value-type="float">
            <text:p>7254</text:p>
          </table:table-cell>
          <table:table-cell table:formula="of:=[.C32]" office:value-type="float" office:value="8811" calcext:value-type="float">
            <text:p>8811</text:p>
          </table:table-cell>
          <table:table-cell table:formula="of:=[.K32]" office:value-type="float" office:value="7254" calcext:value-type="float">
            <text:p>7254</text:p>
          </table:table-cell>
          <table:table-cell table:formula="of:=[.C32]" office:value-type="float" office:value="8811" calcext:value-type="float">
            <text:p>8811</text:p>
          </table:table-cell>
          <table:table-cell table:number-columns-repeated="291"/>
        </table:table-row>
        <table:table-row table:style-name="ro1">
          <table:table-cell table:formula="of:=SUM([.C34:.K34])" office:value-type="float" office:value="74061" calcext:value-type="float">
            <text:p>74061</text:p>
          </table:table-cell>
          <table:table-cell office:value-type="float" office:value="31" calcext:value-type="float">
            <text:p>31</text:p>
          </table:table-cell>
          <table:table-cell table:formula="of:=[.D33]+[.K33]" office:value-type="float" office:value="12260" calcext:value-type="float">
            <text:p>12260</text:p>
          </table:table-cell>
          <table:table-cell table:formula="of:=[.E33]" office:value-type="float" office:value="4576" calcext:value-type="float">
            <text:p>4576</text:p>
          </table:table-cell>
          <table:table-cell table:formula="of:=[.F33]" office:value-type="float" office:value="4987" calcext:value-type="float">
            <text:p>4987</text:p>
          </table:table-cell>
          <table:table-cell table:formula="of:=[.G33]" office:value-type="float" office:value="6364" calcext:value-type="float">
            <text:p>6364</text:p>
          </table:table-cell>
          <table:table-cell table:formula="of:=[.H33]" office:value-type="float" office:value="7254" calcext:value-type="float">
            <text:p>7254</text:p>
          </table:table-cell>
          <table:table-cell table:formula="of:=[.I33]" office:value-type="float" office:value="8811" calcext:value-type="float">
            <text:p>8811</text:p>
          </table:table-cell>
          <table:table-cell table:formula="of:=[.C33]" office:value-type="float" office:value="10499" calcext:value-type="float">
            <text:p>10499</text:p>
          </table:table-cell>
          <table:table-cell table:formula="of:=[.K33]" office:value-type="float" office:value="8811" calcext:value-type="float">
            <text:p>8811</text:p>
          </table:table-cell>
          <table:table-cell table:formula="of:=[.C33]" office:value-type="float" office:value="10499" calcext:value-type="float">
            <text:p>10499</text:p>
          </table:table-cell>
          <table:table-cell table:number-columns-repeated="291"/>
        </table:table-row>
        <table:table-row table:style-name="ro1">
          <table:table-cell table:formula="of:=SUM([.C35:.K35])" office:value-type="float" office:value="88009" calcext:value-type="float">
            <text:p>88009</text:p>
          </table:table-cell>
          <table:table-cell office:value-type="float" office:value="32" calcext:value-type="float">
            <text:p>32</text:p>
          </table:table-cell>
          <table:table-cell table:formula="of:=[.D34]+[.K34]" office:value-type="float" office:value="15075" calcext:value-type="float">
            <text:p>15075</text:p>
          </table:table-cell>
          <table:table-cell table:formula="of:=[.E34]" office:value-type="float" office:value="4987" calcext:value-type="float">
            <text:p>4987</text:p>
          </table:table-cell>
          <table:table-cell table:formula="of:=[.F34]" office:value-type="float" office:value="6364" calcext:value-type="float">
            <text:p>6364</text:p>
          </table:table-cell>
          <table:table-cell table:formula="of:=[.G34]" office:value-type="float" office:value="7254" calcext:value-type="float">
            <text:p>7254</text:p>
          </table:table-cell>
          <table:table-cell table:formula="of:=[.H34]" office:value-type="float" office:value="8811" calcext:value-type="float">
            <text:p>8811</text:p>
          </table:table-cell>
          <table:table-cell table:formula="of:=[.I34]" office:value-type="float" office:value="10499" calcext:value-type="float">
            <text:p>10499</text:p>
          </table:table-cell>
          <table:table-cell table:formula="of:=[.C34]" office:value-type="float" office:value="12260" calcext:value-type="float">
            <text:p>12260</text:p>
          </table:table-cell>
          <table:table-cell table:formula="of:=[.K34]" office:value-type="float" office:value="10499" calcext:value-type="float">
            <text:p>10499</text:p>
          </table:table-cell>
          <table:table-cell table:formula="of:=[.C34]" office:value-type="float" office:value="12260" calcext:value-type="float">
            <text:p>12260</text:p>
          </table:table-cell>
          <table:table-cell table:number-columns-repeated="291"/>
        </table:table-row>
        <table:table-row table:style-name="ro1">
          <table:table-cell table:formula="of:=SUM([.C36:.K36])" office:value-type="float" office:value="104845" calcext:value-type="float">
            <text:p>104845</text:p>
          </table:table-cell>
          <table:table-cell office:value-type="float" office:value="33" calcext:value-type="float">
            <text:p>33</text:p>
          </table:table-cell>
          <table:table-cell table:formula="of:=[.D35]+[.K35]" office:value-type="float" office:value="17247" calcext:value-type="float">
            <text:p>17247</text:p>
          </table:table-cell>
          <table:table-cell table:formula="of:=[.E35]" office:value-type="float" office:value="6364" calcext:value-type="float">
            <text:p>6364</text:p>
          </table:table-cell>
          <table:table-cell table:formula="of:=[.F35]" office:value-type="float" office:value="7254" calcext:value-type="float">
            <text:p>7254</text:p>
          </table:table-cell>
          <table:table-cell table:formula="of:=[.G35]" office:value-type="float" office:value="8811" calcext:value-type="float">
            <text:p>8811</text:p>
          </table:table-cell>
          <table:table-cell table:formula="of:=[.H35]" office:value-type="float" office:value="10499" calcext:value-type="float">
            <text:p>10499</text:p>
          </table:table-cell>
          <table:table-cell table:formula="of:=[.I35]" office:value-type="float" office:value="12260" calcext:value-type="float">
            <text:p>12260</text:p>
          </table:table-cell>
          <table:table-cell table:formula="of:=[.C35]" office:value-type="float" office:value="15075" calcext:value-type="float">
            <text:p>15075</text:p>
          </table:table-cell>
          <table:table-cell table:formula="of:=[.K35]" office:value-type="float" office:value="12260" calcext:value-type="float">
            <text:p>12260</text:p>
          </table:table-cell>
          <table:table-cell table:formula="of:=[.C35]" office:value-type="float" office:value="15075" calcext:value-type="float">
            <text:p>15075</text:p>
          </table:table-cell>
          <table:table-cell table:number-columns-repeated="291"/>
        </table:table-row>
        <table:table-row table:style-name="ro1">
          <table:table-cell table:formula="of:=SUM([.C37:.K37])" office:value-type="float" office:value="124907" calcext:value-type="float">
            <text:p>124907</text:p>
          </table:table-cell>
          <table:table-cell office:value-type="float" office:value="34" calcext:value-type="float">
            <text:p>34</text:p>
          </table:table-cell>
          <table:table-cell table:formula="of:=[.D36]+[.K36]" office:value-type="float" office:value="21439" calcext:value-type="float">
            <text:p>21439</text:p>
          </table:table-cell>
          <table:table-cell table:formula="of:=[.E36]" office:value-type="float" office:value="7254" calcext:value-type="float">
            <text:p>7254</text:p>
          </table:table-cell>
          <table:table-cell table:formula="of:=[.F36]" office:value-type="float" office:value="8811" calcext:value-type="float">
            <text:p>8811</text:p>
          </table:table-cell>
          <table:table-cell table:formula="of:=[.G36]" office:value-type="float" office:value="10499" calcext:value-type="float">
            <text:p>10499</text:p>
          </table:table-cell>
          <table:table-cell table:formula="of:=[.H36]" office:value-type="float" office:value="12260" calcext:value-type="float">
            <text:p>12260</text:p>
          </table:table-cell>
          <table:table-cell table:formula="of:=[.I36]" office:value-type="float" office:value="15075" calcext:value-type="float">
            <text:p>15075</text:p>
          </table:table-cell>
          <table:table-cell table:formula="of:=[.C36]" office:value-type="float" office:value="17247" calcext:value-type="float">
            <text:p>17247</text:p>
          </table:table-cell>
          <table:table-cell table:formula="of:=[.K36]" office:value-type="float" office:value="15075" calcext:value-type="float">
            <text:p>15075</text:p>
          </table:table-cell>
          <table:table-cell table:formula="of:=[.C36]" office:value-type="float" office:value="17247" calcext:value-type="float">
            <text:p>17247</text:p>
          </table:table-cell>
          <table:table-cell table:number-columns-repeated="291"/>
        </table:table-row>
        <table:table-row table:style-name="ro1">
          <table:table-cell table:formula="of:=SUM([.C38:.K38])" office:value-type="float" office:value="148518" calcext:value-type="float">
            <text:p>148518</text:p>
          </table:table-cell>
          <table:table-cell office:value-type="float" office:value="35" calcext:value-type="float">
            <text:p>35</text:p>
          </table:table-cell>
          <table:table-cell table:formula="of:=[.D37]+[.K37]" office:value-type="float" office:value="24501" calcext:value-type="float">
            <text:p>24501</text:p>
          </table:table-cell>
          <table:table-cell table:formula="of:=[.E37]" office:value-type="float" office:value="8811" calcext:value-type="float">
            <text:p>8811</text:p>
          </table:table-cell>
          <table:table-cell table:formula="of:=[.F37]" office:value-type="float" office:value="10499" calcext:value-type="float">
            <text:p>10499</text:p>
          </table:table-cell>
          <table:table-cell table:formula="of:=[.G37]" office:value-type="float" office:value="12260" calcext:value-type="float">
            <text:p>12260</text:p>
          </table:table-cell>
          <table:table-cell table:formula="of:=[.H37]" office:value-type="float" office:value="15075" calcext:value-type="float">
            <text:p>15075</text:p>
          </table:table-cell>
          <table:table-cell table:formula="of:=[.I37]" office:value-type="float" office:value="17247" calcext:value-type="float">
            <text:p>17247</text:p>
          </table:table-cell>
          <table:table-cell table:formula="of:=[.C37]" office:value-type="float" office:value="21439" calcext:value-type="float">
            <text:p>21439</text:p>
          </table:table-cell>
          <table:table-cell table:formula="of:=[.K37]" office:value-type="float" office:value="17247" calcext:value-type="float">
            <text:p>17247</text:p>
          </table:table-cell>
          <table:table-cell table:formula="of:=[.C37]" office:value-type="float" office:value="21439" calcext:value-type="float">
            <text:p>21439</text:p>
          </table:table-cell>
          <table:table-cell table:number-columns-repeated="291"/>
        </table:table-row>
        <table:table-row table:style-name="ro1">
          <table:table-cell table:formula="of:=SUM([.C39:.K39])" office:value-type="float" office:value="177211" calcext:value-type="float">
            <text:p>177211</text:p>
          </table:table-cell>
          <table:table-cell office:value-type="float" office:value="36" calcext:value-type="float">
            <text:p>36</text:p>
          </table:table-cell>
          <table:table-cell table:formula="of:=[.D38]+[.K38]" office:value-type="float" office:value="30250" calcext:value-type="float">
            <text:p>30250</text:p>
          </table:table-cell>
          <table:table-cell table:formula="of:=[.E38]" office:value-type="float" office:value="10499" calcext:value-type="float">
            <text:p>10499</text:p>
          </table:table-cell>
          <table:table-cell table:formula="of:=[.F38]" office:value-type="float" office:value="12260" calcext:value-type="float">
            <text:p>12260</text:p>
          </table:table-cell>
          <table:table-cell table:formula="of:=[.G38]" office:value-type="float" office:value="15075" calcext:value-type="float">
            <text:p>15075</text:p>
          </table:table-cell>
          <table:table-cell table:formula="of:=[.H38]" office:value-type="float" office:value="17247" calcext:value-type="float">
            <text:p>17247</text:p>
          </table:table-cell>
          <table:table-cell table:formula="of:=[.I38]" office:value-type="float" office:value="21439" calcext:value-type="float">
            <text:p>21439</text:p>
          </table:table-cell>
          <table:table-cell table:formula="of:=[.C38]" office:value-type="float" office:value="24501" calcext:value-type="float">
            <text:p>24501</text:p>
          </table:table-cell>
          <table:table-cell table:formula="of:=[.K38]" office:value-type="float" office:value="21439" calcext:value-type="float">
            <text:p>21439</text:p>
          </table:table-cell>
          <table:table-cell table:formula="of:=[.C38]" office:value-type="float" office:value="24501" calcext:value-type="float">
            <text:p>24501</text:p>
          </table:table-cell>
          <table:table-cell table:number-columns-repeated="291"/>
        </table:table-row>
        <table:table-row table:style-name="ro1">
          <table:table-cell table:formula="of:=SUM([.C40:.K40])" office:value-type="float" office:value="210523" calcext:value-type="float">
            <text:p>210523</text:p>
          </table:table-cell>
          <table:table-cell office:value-type="float" office:value="37" calcext:value-type="float">
            <text:p>37</text:p>
          </table:table-cell>
          <table:table-cell table:formula="of:=[.D39]+[.K39]" office:value-type="float" office:value="35000" calcext:value-type="float">
            <text:p>35000</text:p>
          </table:table-cell>
          <table:table-cell table:formula="of:=[.E39]" office:value-type="float" office:value="12260" calcext:value-type="float">
            <text:p>12260</text:p>
          </table:table-cell>
          <table:table-cell table:formula="of:=[.F39]" office:value-type="float" office:value="15075" calcext:value-type="float">
            <text:p>15075</text:p>
          </table:table-cell>
          <table:table-cell table:formula="of:=[.G39]" office:value-type="float" office:value="17247" calcext:value-type="float">
            <text:p>17247</text:p>
          </table:table-cell>
          <table:table-cell table:formula="of:=[.H39]" office:value-type="float" office:value="21439" calcext:value-type="float">
            <text:p>21439</text:p>
          </table:table-cell>
          <table:table-cell table:formula="of:=[.I39]" office:value-type="float" office:value="24501" calcext:value-type="float">
            <text:p>24501</text:p>
          </table:table-cell>
          <table:table-cell table:formula="of:=[.C39]" office:value-type="float" office:value="30250" calcext:value-type="float">
            <text:p>30250</text:p>
          </table:table-cell>
          <table:table-cell table:formula="of:=[.K39]" office:value-type="float" office:value="24501" calcext:value-type="float">
            <text:p>24501</text:p>
          </table:table-cell>
          <table:table-cell table:formula="of:=[.C39]" office:value-type="float" office:value="30250" calcext:value-type="float">
            <text:p>30250</text:p>
          </table:table-cell>
          <table:table-cell table:number-columns-repeated="291"/>
        </table:table-row>
        <table:table-row table:style-name="ro1">
          <table:table-cell table:formula="of:=SUM([.C41:.K41])" office:value-type="float" office:value="251272" calcext:value-type="float">
            <text:p>251272</text:p>
          </table:table-cell>
          <table:table-cell office:value-type="float" office:value="38" calcext:value-type="float">
            <text:p>38</text:p>
          </table:table-cell>
          <table:table-cell table:formula="of:=[.D40]+[.K40]" office:value-type="float" office:value="42510" calcext:value-type="float">
            <text:p>42510</text:p>
          </table:table-cell>
          <table:table-cell table:formula="of:=[.E40]" office:value-type="float" office:value="15075" calcext:value-type="float">
            <text:p>15075</text:p>
          </table:table-cell>
          <table:table-cell table:formula="of:=[.F40]" office:value-type="float" office:value="17247" calcext:value-type="float">
            <text:p>17247</text:p>
          </table:table-cell>
          <table:table-cell table:formula="of:=[.G40]" office:value-type="float" office:value="21439" calcext:value-type="float">
            <text:p>21439</text:p>
          </table:table-cell>
          <table:table-cell table:formula="of:=[.H40]" office:value-type="float" office:value="24501" calcext:value-type="float">
            <text:p>24501</text:p>
          </table:table-cell>
          <table:table-cell table:formula="of:=[.I40]" office:value-type="float" office:value="30250" calcext:value-type="float">
            <text:p>30250</text:p>
          </table:table-cell>
          <table:table-cell table:formula="of:=[.C40]" office:value-type="float" office:value="35000" calcext:value-type="float">
            <text:p>35000</text:p>
          </table:table-cell>
          <table:table-cell table:formula="of:=[.K40]" office:value-type="float" office:value="30250" calcext:value-type="float">
            <text:p>30250</text:p>
          </table:table-cell>
          <table:table-cell table:formula="of:=[.C40]" office:value-type="float" office:value="35000" calcext:value-type="float">
            <text:p>35000</text:p>
          </table:table-cell>
          <table:table-cell table:number-columns-repeated="291"/>
        </table:table-row>
        <table:table-row table:style-name="ro1">
          <table:table-cell table:formula="of:=SUM([.C42:.K42])" office:value-type="float" office:value="298532" calcext:value-type="float">
            <text:p>298532</text:p>
          </table:table-cell>
          <table:table-cell office:value-type="float" office:value="39" calcext:value-type="float">
            <text:p>39</text:p>
          </table:table-cell>
          <table:table-cell table:formula="of:=[.D41]+[.K41]" office:value-type="float" office:value="50075" calcext:value-type="float">
            <text:p>50075</text:p>
          </table:table-cell>
          <table:table-cell table:formula="of:=[.E41]" office:value-type="float" office:value="17247" calcext:value-type="float">
            <text:p>17247</text:p>
          </table:table-cell>
          <table:table-cell table:formula="of:=[.F41]" office:value-type="float" office:value="21439" calcext:value-type="float">
            <text:p>21439</text:p>
          </table:table-cell>
          <table:table-cell table:formula="of:=[.G41]" office:value-type="float" office:value="24501" calcext:value-type="float">
            <text:p>24501</text:p>
          </table:table-cell>
          <table:table-cell table:formula="of:=[.H41]" office:value-type="float" office:value="30250" calcext:value-type="float">
            <text:p>30250</text:p>
          </table:table-cell>
          <table:table-cell table:formula="of:=[.I41]" office:value-type="float" office:value="35000" calcext:value-type="float">
            <text:p>35000</text:p>
          </table:table-cell>
          <table:table-cell table:formula="of:=[.C41]" office:value-type="float" office:value="42510" calcext:value-type="float">
            <text:p>42510</text:p>
          </table:table-cell>
          <table:table-cell table:formula="of:=[.K41]" office:value-type="float" office:value="35000" calcext:value-type="float">
            <text:p>35000</text:p>
          </table:table-cell>
          <table:table-cell table:formula="of:=[.C41]" office:value-type="float" office:value="42510" calcext:value-type="float">
            <text:p>42510</text:p>
          </table:table-cell>
          <table:table-cell table:number-columns-repeated="291"/>
        </table:table-row>
        <table:table-row table:style-name="ro1">
          <table:table-cell table:formula="of:=SUM([.C43:.K43])" office:value-type="float" office:value="356117" calcext:value-type="float">
            <text:p>356117</text:p>
          </table:table-cell>
          <table:table-cell office:value-type="float" office:value="40" calcext:value-type="float">
            <text:p>40</text:p>
          </table:table-cell>
          <table:table-cell table:formula="of:=[.D42]+[.K42]" office:value-type="float" office:value="59757" calcext:value-type="float">
            <text:p>59757</text:p>
          </table:table-cell>
          <table:table-cell table:formula="of:=[.E42]" office:value-type="float" office:value="21439" calcext:value-type="float">
            <text:p>21439</text:p>
          </table:table-cell>
          <table:table-cell table:formula="of:=[.F42]" office:value-type="float" office:value="24501" calcext:value-type="float">
            <text:p>24501</text:p>
          </table:table-cell>
          <table:table-cell table:formula="of:=[.G42]" office:value-type="float" office:value="30250" calcext:value-type="float">
            <text:p>30250</text:p>
          </table:table-cell>
          <table:table-cell table:formula="of:=[.H42]" office:value-type="float" office:value="35000" calcext:value-type="float">
            <text:p>35000</text:p>
          </table:table-cell>
          <table:table-cell table:formula="of:=[.I42]" office:value-type="float" office:value="42510" calcext:value-type="float">
            <text:p>42510</text:p>
          </table:table-cell>
          <table:table-cell table:formula="of:=[.C42]" office:value-type="float" office:value="50075" calcext:value-type="float">
            <text:p>50075</text:p>
          </table:table-cell>
          <table:table-cell table:formula="of:=[.K42]" office:value-type="float" office:value="42510" calcext:value-type="float">
            <text:p>42510</text:p>
          </table:table-cell>
          <table:table-cell table:formula="of:=[.C42]" office:value-type="float" office:value="50075" calcext:value-type="float">
            <text:p>50075</text:p>
          </table:table-cell>
          <table:table-cell table:number-columns-repeated="291"/>
        </table:table-row>
        <table:table-row table:style-name="ro1">
          <table:table-cell table:formula="of:=SUM([.C44:.K44])" office:value-type="float" office:value="423439" calcext:value-type="float">
            <text:p>423439</text:p>
          </table:table-cell>
          <table:table-cell office:value-type="float" office:value="41" calcext:value-type="float">
            <text:p>41</text:p>
          </table:table-cell>
          <table:table-cell table:formula="of:=[.D43]+[.K43]" office:value-type="float" office:value="71514" calcext:value-type="float">
            <text:p>71514</text:p>
          </table:table-cell>
          <table:table-cell table:formula="of:=[.E43]" office:value-type="float" office:value="24501" calcext:value-type="float">
            <text:p>24501</text:p>
          </table:table-cell>
          <table:table-cell table:formula="of:=[.F43]" office:value-type="float" office:value="30250" calcext:value-type="float">
            <text:p>30250</text:p>
          </table:table-cell>
          <table:table-cell table:formula="of:=[.G43]" office:value-type="float" office:value="35000" calcext:value-type="float">
            <text:p>35000</text:p>
          </table:table-cell>
          <table:table-cell table:formula="of:=[.H43]" office:value-type="float" office:value="42510" calcext:value-type="float">
            <text:p>42510</text:p>
          </table:table-cell>
          <table:table-cell table:formula="of:=[.I43]" office:value-type="float" office:value="50075" calcext:value-type="float">
            <text:p>50075</text:p>
          </table:table-cell>
          <table:table-cell table:formula="of:=[.C43]" office:value-type="float" office:value="59757" calcext:value-type="float">
            <text:p>59757</text:p>
          </table:table-cell>
          <table:table-cell table:formula="of:=[.K43]" office:value-type="float" office:value="50075" calcext:value-type="float">
            <text:p>50075</text:p>
          </table:table-cell>
          <table:table-cell table:formula="of:=[.C43]" office:value-type="float" office:value="59757" calcext:value-type="float">
            <text:p>59757</text:p>
          </table:table-cell>
          <table:table-cell table:number-columns-repeated="291"/>
        </table:table-row>
        <table:table-row table:style-name="ro1">
          <table:table-cell table:formula="of:=SUM([.C45:.K45])" office:value-type="float" office:value="504635" calcext:value-type="float">
            <text:p>504635</text:p>
          </table:table-cell>
          <table:table-cell office:value-type="float" office:value="42" calcext:value-type="float">
            <text:p>42</text:p>
          </table:table-cell>
          <table:table-cell table:formula="of:=[.D44]+[.K44]" office:value-type="float" office:value="84258" calcext:value-type="float">
            <text:p>84258</text:p>
          </table:table-cell>
          <table:table-cell table:formula="of:=[.E44]" office:value-type="float" office:value="30250" calcext:value-type="float">
            <text:p>30250</text:p>
          </table:table-cell>
          <table:table-cell table:formula="of:=[.F44]" office:value-type="float" office:value="35000" calcext:value-type="float">
            <text:p>35000</text:p>
          </table:table-cell>
          <table:table-cell table:formula="of:=[.G44]" office:value-type="float" office:value="42510" calcext:value-type="float">
            <text:p>42510</text:p>
          </table:table-cell>
          <table:table-cell table:formula="of:=[.H44]" office:value-type="float" office:value="50075" calcext:value-type="float">
            <text:p>50075</text:p>
          </table:table-cell>
          <table:table-cell table:formula="of:=[.I44]" office:value-type="float" office:value="59757" calcext:value-type="float">
            <text:p>59757</text:p>
          </table:table-cell>
          <table:table-cell table:formula="of:=[.C44]" office:value-type="float" office:value="71514" calcext:value-type="float">
            <text:p>71514</text:p>
          </table:table-cell>
          <table:table-cell table:formula="of:=[.K44]" office:value-type="float" office:value="59757" calcext:value-type="float">
            <text:p>59757</text:p>
          </table:table-cell>
          <table:table-cell table:formula="of:=[.C44]" office:value-type="float" office:value="71514" calcext:value-type="float">
            <text:p>71514</text:p>
          </table:table-cell>
          <table:table-cell table:number-columns-repeated="291"/>
        </table:table-row>
        <table:table-row table:style-name="ro1">
          <table:table-cell table:formula="of:=SUM([.C46:.K46])" office:value-type="float" office:value="600650" calcext:value-type="float">
            <text:p>600650</text:p>
          </table:table-cell>
          <table:table-cell office:value-type="float" office:value="43" calcext:value-type="float">
            <text:p>43</text:p>
          </table:table-cell>
          <table:table-cell table:formula="of:=[.D45]+[.K45]" office:value-type="float" office:value="101764" calcext:value-type="float">
            <text:p>101764</text:p>
          </table:table-cell>
          <table:table-cell table:formula="of:=[.E45]" office:value-type="float" office:value="35000" calcext:value-type="float">
            <text:p>35000</text:p>
          </table:table-cell>
          <table:table-cell table:formula="of:=[.F45]" office:value-type="float" office:value="42510" calcext:value-type="float">
            <text:p>42510</text:p>
          </table:table-cell>
          <table:table-cell table:formula="of:=[.G45]" office:value-type="float" office:value="50075" calcext:value-type="float">
            <text:p>50075</text:p>
          </table:table-cell>
          <table:table-cell table:formula="of:=[.H45]" office:value-type="float" office:value="59757" calcext:value-type="float">
            <text:p>59757</text:p>
          </table:table-cell>
          <table:table-cell table:formula="of:=[.I45]" office:value-type="float" office:value="71514" calcext:value-type="float">
            <text:p>71514</text:p>
          </table:table-cell>
          <table:table-cell table:formula="of:=[.C45]" office:value-type="float" office:value="84258" calcext:value-type="float">
            <text:p>84258</text:p>
          </table:table-cell>
          <table:table-cell table:formula="of:=[.K45]" office:value-type="float" office:value="71514" calcext:value-type="float">
            <text:p>71514</text:p>
          </table:table-cell>
          <table:table-cell table:formula="of:=[.C45]" office:value-type="float" office:value="84258" calcext:value-type="float">
            <text:p>84258</text:p>
          </table:table-cell>
          <table:table-cell table:number-columns-repeated="291"/>
        </table:table-row>
        <table:table-row table:style-name="ro1">
          <table:table-cell table:formula="of:=SUM([.C47:.K47])" office:value-type="float" office:value="715158" calcext:value-type="float">
            <text:p>715158</text:p>
          </table:table-cell>
          <table:table-cell office:value-type="float" office:value="44" calcext:value-type="float">
            <text:p>44</text:p>
          </table:table-cell>
          <table:table-cell table:formula="of:=[.D46]+[.K46]" office:value-type="float" office:value="119258" calcext:value-type="float">
            <text:p>119258</text:p>
          </table:table-cell>
          <table:table-cell table:formula="of:=[.E46]" office:value-type="float" office:value="42510" calcext:value-type="float">
            <text:p>42510</text:p>
          </table:table-cell>
          <table:table-cell table:formula="of:=[.F46]" office:value-type="float" office:value="50075" calcext:value-type="float">
            <text:p>50075</text:p>
          </table:table-cell>
          <table:table-cell table:formula="of:=[.G46]" office:value-type="float" office:value="59757" calcext:value-type="float">
            <text:p>59757</text:p>
          </table:table-cell>
          <table:table-cell table:formula="of:=[.H46]" office:value-type="float" office:value="71514" calcext:value-type="float">
            <text:p>71514</text:p>
          </table:table-cell>
          <table:table-cell table:formula="of:=[.I46]" office:value-type="float" office:value="84258" calcext:value-type="float">
            <text:p>84258</text:p>
          </table:table-cell>
          <table:table-cell table:formula="of:=[.C46]" office:value-type="float" office:value="101764" calcext:value-type="float">
            <text:p>101764</text:p>
          </table:table-cell>
          <table:table-cell table:formula="of:=[.K46]" office:value-type="float" office:value="84258" calcext:value-type="float">
            <text:p>84258</text:p>
          </table:table-cell>
          <table:table-cell table:formula="of:=[.C46]" office:value-type="float" office:value="101764" calcext:value-type="float">
            <text:p>101764</text:p>
          </table:table-cell>
          <table:table-cell table:number-columns-repeated="291"/>
        </table:table-row>
        <table:table-row table:style-name="ro1">
          <table:table-cell table:formula="of:=SUM([.C48:.K48])" office:value-type="float" office:value="851922" calcext:value-type="float">
            <text:p>851922</text:p>
          </table:table-cell>
          <table:table-cell office:value-type="float" office:value="45" calcext:value-type="float">
            <text:p>45</text:p>
          </table:table-cell>
          <table:table-cell table:formula="of:=[.D47]+[.K47]" office:value-type="float" office:value="144274" calcext:value-type="float">
            <text:p>144274</text:p>
          </table:table-cell>
          <table:table-cell table:formula="of:=[.E47]" office:value-type="float" office:value="50075" calcext:value-type="float">
            <text:p>50075</text:p>
          </table:table-cell>
          <table:table-cell table:formula="of:=[.F47]" office:value-type="float" office:value="59757" calcext:value-type="float">
            <text:p>59757</text:p>
          </table:table-cell>
          <table:table-cell table:formula="of:=[.G47]" office:value-type="float" office:value="71514" calcext:value-type="float">
            <text:p>71514</text:p>
          </table:table-cell>
          <table:table-cell table:formula="of:=[.H47]" office:value-type="float" office:value="84258" calcext:value-type="float">
            <text:p>84258</text:p>
          </table:table-cell>
          <table:table-cell table:formula="of:=[.I47]" office:value-type="float" office:value="101764" calcext:value-type="float">
            <text:p>101764</text:p>
          </table:table-cell>
          <table:table-cell table:formula="of:=[.C47]" office:value-type="float" office:value="119258" calcext:value-type="float">
            <text:p>119258</text:p>
          </table:table-cell>
          <table:table-cell table:formula="of:=[.K47]" office:value-type="float" office:value="101764" calcext:value-type="float">
            <text:p>101764</text:p>
          </table:table-cell>
          <table:table-cell table:formula="of:=[.C47]" office:value-type="float" office:value="119258" calcext:value-type="float">
            <text:p>119258</text:p>
          </table:table-cell>
          <table:table-cell table:number-columns-repeated="291"/>
        </table:table-row>
        <table:table-row table:style-name="ro1">
          <table:table-cell table:formula="of:=SUM([.C49:.K49])" office:value-type="float" office:value="1013690" calcext:value-type="float">
            <text:p>1013690</text:p>
          </table:table-cell>
          <table:table-cell office:value-type="float" office:value="46" calcext:value-type="float">
            <text:p>46</text:p>
          </table:table-cell>
          <table:table-cell table:formula="of:=[.D48]+[.K48]" office:value-type="float" office:value="169333" calcext:value-type="float">
            <text:p>169333</text:p>
          </table:table-cell>
          <table:table-cell table:formula="of:=[.E48]" office:value-type="float" office:value="59757" calcext:value-type="float">
            <text:p>59757</text:p>
          </table:table-cell>
          <table:table-cell table:formula="of:=[.F48]" office:value-type="float" office:value="71514" calcext:value-type="float">
            <text:p>71514</text:p>
          </table:table-cell>
          <table:table-cell table:formula="of:=[.G48]" office:value-type="float" office:value="84258" calcext:value-type="float">
            <text:p>84258</text:p>
          </table:table-cell>
          <table:table-cell table:formula="of:=[.H48]" office:value-type="float" office:value="101764" calcext:value-type="float">
            <text:p>101764</text:p>
          </table:table-cell>
          <table:table-cell table:formula="of:=[.I48]" office:value-type="float" office:value="119258" calcext:value-type="float">
            <text:p>119258</text:p>
          </table:table-cell>
          <table:table-cell table:formula="of:=[.C48]" office:value-type="float" office:value="144274" calcext:value-type="float">
            <text:p>144274</text:p>
          </table:table-cell>
          <table:table-cell table:formula="of:=[.K48]" office:value-type="float" office:value="119258" calcext:value-type="float">
            <text:p>119258</text:p>
          </table:table-cell>
          <table:table-cell table:formula="of:=[.C48]" office:value-type="float" office:value="144274" calcext:value-type="float">
            <text:p>144274</text:p>
          </table:table-cell>
          <table:table-cell table:number-columns-repeated="291"/>
        </table:table-row>
        <table:table-row table:style-name="ro1">
          <table:table-cell table:formula="of:=SUM([.C50:.K50])" office:value-type="float" office:value="1208039" calcext:value-type="float">
            <text:p>1208039</text:p>
          </table:table-cell>
          <table:table-cell office:value-type="float" office:value="47" calcext:value-type="float">
            <text:p>47</text:p>
          </table:table-cell>
          <table:table-cell table:formula="of:=[.D49]+[.K49]" office:value-type="float" office:value="204031" calcext:value-type="float">
            <text:p>204031</text:p>
          </table:table-cell>
          <table:table-cell table:formula="of:=[.E49]" office:value-type="float" office:value="71514" calcext:value-type="float">
            <text:p>71514</text:p>
          </table:table-cell>
          <table:table-cell table:formula="of:=[.F49]" office:value-type="float" office:value="84258" calcext:value-type="float">
            <text:p>84258</text:p>
          </table:table-cell>
          <table:table-cell table:formula="of:=[.G49]" office:value-type="float" office:value="101764" calcext:value-type="float">
            <text:p>101764</text:p>
          </table:table-cell>
          <table:table-cell table:formula="of:=[.H49]" office:value-type="float" office:value="119258" calcext:value-type="float">
            <text:p>119258</text:p>
          </table:table-cell>
          <table:table-cell table:formula="of:=[.I49]" office:value-type="float" office:value="144274" calcext:value-type="float">
            <text:p>144274</text:p>
          </table:table-cell>
          <table:table-cell table:formula="of:=[.C49]" office:value-type="float" office:value="169333" calcext:value-type="float">
            <text:p>169333</text:p>
          </table:table-cell>
          <table:table-cell table:formula="of:=[.K49]" office:value-type="float" office:value="144274" calcext:value-type="float">
            <text:p>144274</text:p>
          </table:table-cell>
          <table:table-cell table:formula="of:=[.C49]" office:value-type="float" office:value="169333" calcext:value-type="float">
            <text:p>169333</text:p>
          </table:table-cell>
          <table:table-cell table:number-columns-repeated="291"/>
        </table:table-row>
        <table:table-row table:style-name="ro1">
          <table:table-cell table:formula="of:=SUM([.C51:.K51])" office:value-type="float" office:value="1437129" calcext:value-type="float">
            <text:p>1437129</text:p>
          </table:table-cell>
          <table:table-cell office:value-type="float" office:value="48" calcext:value-type="float">
            <text:p>48</text:p>
          </table:table-cell>
          <table:table-cell table:formula="of:=[.D50]+[.K50]" office:value-type="float" office:value="240847" calcext:value-type="float">
            <text:p>240847</text:p>
          </table:table-cell>
          <table:table-cell table:formula="of:=[.E50]" office:value-type="float" office:value="84258" calcext:value-type="float">
            <text:p>84258</text:p>
          </table:table-cell>
          <table:table-cell table:formula="of:=[.F50]" office:value-type="float" office:value="101764" calcext:value-type="float">
            <text:p>101764</text:p>
          </table:table-cell>
          <table:table-cell table:formula="of:=[.G50]" office:value-type="float" office:value="119258" calcext:value-type="float">
            <text:p>119258</text:p>
          </table:table-cell>
          <table:table-cell table:formula="of:=[.H50]" office:value-type="float" office:value="144274" calcext:value-type="float">
            <text:p>144274</text:p>
          </table:table-cell>
          <table:table-cell table:formula="of:=[.I50]" office:value-type="float" office:value="169333" calcext:value-type="float">
            <text:p>169333</text:p>
          </table:table-cell>
          <table:table-cell table:formula="of:=[.C50]" office:value-type="float" office:value="204031" calcext:value-type="float">
            <text:p>204031</text:p>
          </table:table-cell>
          <table:table-cell table:formula="of:=[.K50]" office:value-type="float" office:value="169333" calcext:value-type="float">
            <text:p>169333</text:p>
          </table:table-cell>
          <table:table-cell table:formula="of:=[.C50]" office:value-type="float" office:value="204031" calcext:value-type="float">
            <text:p>204031</text:p>
          </table:table-cell>
          <table:table-cell table:number-columns-repeated="291"/>
        </table:table-row>
        <table:table-row table:style-name="ro1">
          <table:table-cell table:formula="of:=SUM([.C52:.K52])" office:value-type="float" office:value="1712674" calcext:value-type="float">
            <text:p>1712674</text:p>
          </table:table-cell>
          <table:table-cell office:value-type="float" office:value="49" calcext:value-type="float">
            <text:p>49</text:p>
          </table:table-cell>
          <table:table-cell table:formula="of:=[.D51]+[.K51]" office:value-type="float" office:value="288289" calcext:value-type="float">
            <text:p>288289</text:p>
          </table:table-cell>
          <table:table-cell table:formula="of:=[.E51]" office:value-type="float" office:value="101764" calcext:value-type="float">
            <text:p>101764</text:p>
          </table:table-cell>
          <table:table-cell table:formula="of:=[.F51]" office:value-type="float" office:value="119258" calcext:value-type="float">
            <text:p>119258</text:p>
          </table:table-cell>
          <table:table-cell table:formula="of:=[.G51]" office:value-type="float" office:value="144274" calcext:value-type="float">
            <text:p>144274</text:p>
          </table:table-cell>
          <table:table-cell table:formula="of:=[.H51]" office:value-type="float" office:value="169333" calcext:value-type="float">
            <text:p>169333</text:p>
          </table:table-cell>
          <table:table-cell table:formula="of:=[.I51]" office:value-type="float" office:value="204031" calcext:value-type="float">
            <text:p>204031</text:p>
          </table:table-cell>
          <table:table-cell table:formula="of:=[.C51]" office:value-type="float" office:value="240847" calcext:value-type="float">
            <text:p>240847</text:p>
          </table:table-cell>
          <table:table-cell table:formula="of:=[.K51]" office:value-type="float" office:value="204031" calcext:value-type="float">
            <text:p>204031</text:p>
          </table:table-cell>
          <table:table-cell table:formula="of:=[.C51]" office:value-type="float" office:value="240847" calcext:value-type="float">
            <text:p>240847</text:p>
          </table:table-cell>
          <table:table-cell table:number-columns-repeated="291"/>
        </table:table-row>
        <table:table-row table:style-name="ro1">
          <table:table-cell table:formula="of:=SUM([.C53:.K53])" office:value-type="float" office:value="2037779" calcext:value-type="float">
            <text:p>2037779</text:p>
          </table:table-cell>
          <table:table-cell office:value-type="float" office:value="50" calcext:value-type="float">
            <text:p>50</text:p>
          </table:table-cell>
          <table:table-cell table:formula="of:=[.D52]+[.K52]" office:value-type="float" office:value="342611" calcext:value-type="float">
            <text:p>342611</text:p>
          </table:table-cell>
          <table:table-cell table:formula="of:=[.E52]" office:value-type="float" office:value="119258" calcext:value-type="float">
            <text:p>119258</text:p>
          </table:table-cell>
          <table:table-cell table:formula="of:=[.F52]" office:value-type="float" office:value="144274" calcext:value-type="float">
            <text:p>144274</text:p>
          </table:table-cell>
          <table:table-cell table:formula="of:=[.G52]" office:value-type="float" office:value="169333" calcext:value-type="float">
            <text:p>169333</text:p>
          </table:table-cell>
          <table:table-cell table:formula="of:=[.H52]" office:value-type="float" office:value="204031" calcext:value-type="float">
            <text:p>204031</text:p>
          </table:table-cell>
          <table:table-cell table:formula="of:=[.I52]" office:value-type="float" office:value="240847" calcext:value-type="float">
            <text:p>240847</text:p>
          </table:table-cell>
          <table:table-cell table:formula="of:=[.C52]" office:value-type="float" office:value="288289" calcext:value-type="float">
            <text:p>288289</text:p>
          </table:table-cell>
          <table:table-cell table:formula="of:=[.K52]" office:value-type="float" office:value="240847" calcext:value-type="float">
            <text:p>240847</text:p>
          </table:table-cell>
          <table:table-cell table:formula="of:=[.C52]" office:value-type="float" office:value="288289" calcext:value-type="float">
            <text:p>288289</text:p>
          </table:table-cell>
          <table:table-cell table:number-columns-repeated="291"/>
        </table:table-row>
        <table:table-row table:style-name="ro1">
          <table:table-cell table:formula="of:=SUM([.C54:.K54])" office:value-type="float" office:value="2427832" calcext:value-type="float">
            <text:p>2427832</text:p>
          </table:table-cell>
          <table:table-cell office:value-type="float" office:value="51" calcext:value-type="float">
            <text:p>51</text:p>
          </table:table-cell>
          <table:table-cell table:formula="of:=[.D53]+[.K53]" office:value-type="float" office:value="407547" calcext:value-type="float">
            <text:p>407547</text:p>
          </table:table-cell>
          <table:table-cell table:formula="of:=[.E53]" office:value-type="float" office:value="144274" calcext:value-type="float">
            <text:p>144274</text:p>
          </table:table-cell>
          <table:table-cell table:formula="of:=[.F53]" office:value-type="float" office:value="169333" calcext:value-type="float">
            <text:p>169333</text:p>
          </table:table-cell>
          <table:table-cell table:formula="of:=[.G53]" office:value-type="float" office:value="204031" calcext:value-type="float">
            <text:p>204031</text:p>
          </table:table-cell>
          <table:table-cell table:formula="of:=[.H53]" office:value-type="float" office:value="240847" calcext:value-type="float">
            <text:p>240847</text:p>
          </table:table-cell>
          <table:table-cell table:formula="of:=[.I53]" office:value-type="float" office:value="288289" calcext:value-type="float">
            <text:p>288289</text:p>
          </table:table-cell>
          <table:table-cell table:formula="of:=[.C53]" office:value-type="float" office:value="342611" calcext:value-type="float">
            <text:p>342611</text:p>
          </table:table-cell>
          <table:table-cell table:formula="of:=[.K53]" office:value-type="float" office:value="288289" calcext:value-type="float">
            <text:p>288289</text:p>
          </table:table-cell>
          <table:table-cell table:formula="of:=[.C53]" office:value-type="float" office:value="342611" calcext:value-type="float">
            <text:p>342611</text:p>
          </table:table-cell>
          <table:table-cell table:number-columns-repeated="291"/>
        </table:table-row>
        <table:table-row table:style-name="ro1">
          <table:table-cell table:formula="of:=SUM([.C55:.K55])" office:value-type="float" office:value="2889701" calcext:value-type="float">
            <text:p>2889701</text:p>
          </table:table-cell>
          <table:table-cell office:value-type="float" office:value="52" calcext:value-type="float">
            <text:p>52</text:p>
          </table:table-cell>
          <table:table-cell table:formula="of:=[.D54]+[.K54]" office:value-type="float" office:value="486885" calcext:value-type="float">
            <text:p>486885</text:p>
          </table:table-cell>
          <table:table-cell table:formula="of:=[.E54]" office:value-type="float" office:value="169333" calcext:value-type="float">
            <text:p>169333</text:p>
          </table:table-cell>
          <table:table-cell table:formula="of:=[.F54]" office:value-type="float" office:value="204031" calcext:value-type="float">
            <text:p>204031</text:p>
          </table:table-cell>
          <table:table-cell table:formula="of:=[.G54]" office:value-type="float" office:value="240847" calcext:value-type="float">
            <text:p>240847</text:p>
          </table:table-cell>
          <table:table-cell table:formula="of:=[.H54]" office:value-type="float" office:value="288289" calcext:value-type="float">
            <text:p>288289</text:p>
          </table:table-cell>
          <table:table-cell table:formula="of:=[.I54]" office:value-type="float" office:value="342611" calcext:value-type="float">
            <text:p>342611</text:p>
          </table:table-cell>
          <table:table-cell table:formula="of:=[.C54]" office:value-type="float" office:value="407547" calcext:value-type="float">
            <text:p>407547</text:p>
          </table:table-cell>
          <table:table-cell table:formula="of:=[.K54]" office:value-type="float" office:value="342611" calcext:value-type="float">
            <text:p>342611</text:p>
          </table:table-cell>
          <table:table-cell table:formula="of:=[.C54]" office:value-type="float" office:value="407547" calcext:value-type="float">
            <text:p>407547</text:p>
          </table:table-cell>
          <table:table-cell table:number-columns-repeated="291"/>
        </table:table-row>
        <table:table-row table:style-name="ro1">
          <table:table-cell table:formula="of:=SUM([.C56:.K56])" office:value-type="float" office:value="3441522" calcext:value-type="float">
            <text:p>3441522</text:p>
          </table:table-cell>
          <table:table-cell office:value-type="float" office:value="53" calcext:value-type="float">
            <text:p>53</text:p>
          </table:table-cell>
          <table:table-cell table:formula="of:=[.D55]+[.K55]" office:value-type="float" office:value="576880" calcext:value-type="float">
            <text:p>576880</text:p>
          </table:table-cell>
          <table:table-cell table:formula="of:=[.E55]" office:value-type="float" office:value="204031" calcext:value-type="float">
            <text:p>204031</text:p>
          </table:table-cell>
          <table:table-cell table:formula="of:=[.F55]" office:value-type="float" office:value="240847" calcext:value-type="float">
            <text:p>240847</text:p>
          </table:table-cell>
          <table:table-cell table:formula="of:=[.G55]" office:value-type="float" office:value="288289" calcext:value-type="float">
            <text:p>288289</text:p>
          </table:table-cell>
          <table:table-cell table:formula="of:=[.H55]" office:value-type="float" office:value="342611" calcext:value-type="float">
            <text:p>342611</text:p>
          </table:table-cell>
          <table:table-cell table:formula="of:=[.I55]" office:value-type="float" office:value="407547" calcext:value-type="float">
            <text:p>407547</text:p>
          </table:table-cell>
          <table:table-cell table:formula="of:=[.C55]" office:value-type="float" office:value="486885" calcext:value-type="float">
            <text:p>486885</text:p>
          </table:table-cell>
          <table:table-cell table:formula="of:=[.K55]" office:value-type="float" office:value="407547" calcext:value-type="float">
            <text:p>407547</text:p>
          </table:table-cell>
          <table:table-cell table:formula="of:=[.C55]" office:value-type="float" office:value="486885" calcext:value-type="float">
            <text:p>486885</text:p>
          </table:table-cell>
          <table:table-cell table:number-columns-repeated="291"/>
        </table:table-row>
        <table:table-row table:style-name="ro1">
          <table:table-cell table:formula="of:=SUM([.C57:.K57])" office:value-type="float" office:value="4097740" calcext:value-type="float">
            <text:p>4097740</text:p>
          </table:table-cell>
          <table:table-cell office:value-type="float" office:value="54" calcext:value-type="float">
            <text:p>54</text:p>
          </table:table-cell>
          <table:table-cell table:formula="of:=[.D56]+[.K56]" office:value-type="float" office:value="690916" calcext:value-type="float">
            <text:p>690916</text:p>
          </table:table-cell>
          <table:table-cell table:formula="of:=[.E56]" office:value-type="float" office:value="240847" calcext:value-type="float">
            <text:p>240847</text:p>
          </table:table-cell>
          <table:table-cell table:formula="of:=[.F56]" office:value-type="float" office:value="288289" calcext:value-type="float">
            <text:p>288289</text:p>
          </table:table-cell>
          <table:table-cell table:formula="of:=[.G56]" office:value-type="float" office:value="342611" calcext:value-type="float">
            <text:p>342611</text:p>
          </table:table-cell>
          <table:table-cell table:formula="of:=[.H56]" office:value-type="float" office:value="407547" calcext:value-type="float">
            <text:p>407547</text:p>
          </table:table-cell>
          <table:table-cell table:formula="of:=[.I56]" office:value-type="float" office:value="486885" calcext:value-type="float">
            <text:p>486885</text:p>
          </table:table-cell>
          <table:table-cell table:formula="of:=[.C56]" office:value-type="float" office:value="576880" calcext:value-type="float">
            <text:p>576880</text:p>
          </table:table-cell>
          <table:table-cell table:formula="of:=[.K56]" office:value-type="float" office:value="486885" calcext:value-type="float">
            <text:p>486885</text:p>
          </table:table-cell>
          <table:table-cell table:formula="of:=[.C56]" office:value-type="float" office:value="576880" calcext:value-type="float">
            <text:p>576880</text:p>
          </table:table-cell>
          <table:table-cell table:number-columns-repeated="291"/>
        </table:table-row>
        <table:table-row table:style-name="ro1">
          <table:table-cell table:formula="of:=SUM([.C58:.K58])" office:value-type="float" office:value="4878651" calcext:value-type="float">
            <text:p>4878651</text:p>
          </table:table-cell>
          <table:table-cell office:value-type="float" office:value="55" calcext:value-type="float">
            <text:p>55</text:p>
          </table:table-cell>
          <table:table-cell table:formula="of:=[.D57]+[.K57]" office:value-type="float" office:value="817727" calcext:value-type="float">
            <text:p>817727</text:p>
          </table:table-cell>
          <table:table-cell table:formula="of:=[.E57]" office:value-type="float" office:value="288289" calcext:value-type="float">
            <text:p>288289</text:p>
          </table:table-cell>
          <table:table-cell table:formula="of:=[.F57]" office:value-type="float" office:value="342611" calcext:value-type="float">
            <text:p>342611</text:p>
          </table:table-cell>
          <table:table-cell table:formula="of:=[.G57]" office:value-type="float" office:value="407547" calcext:value-type="float">
            <text:p>407547</text:p>
          </table:table-cell>
          <table:table-cell table:formula="of:=[.H57]" office:value-type="float" office:value="486885" calcext:value-type="float">
            <text:p>486885</text:p>
          </table:table-cell>
          <table:table-cell table:formula="of:=[.I57]" office:value-type="float" office:value="576880" calcext:value-type="float">
            <text:p>576880</text:p>
          </table:table-cell>
          <table:table-cell table:formula="of:=[.C57]" office:value-type="float" office:value="690916" calcext:value-type="float">
            <text:p>690916</text:p>
          </table:table-cell>
          <table:table-cell table:formula="of:=[.K57]" office:value-type="float" office:value="576880" calcext:value-type="float">
            <text:p>576880</text:p>
          </table:table-cell>
          <table:table-cell table:formula="of:=[.C57]" office:value-type="float" office:value="690916" calcext:value-type="float">
            <text:p>690916</text:p>
          </table:table-cell>
          <table:table-cell table:number-columns-repeated="291"/>
        </table:table-row>
        <table:table-row table:style-name="ro1">
          <table:table-cell table:formula="of:=SUM([.C59:.K59])" office:value-type="float" office:value="5810414" calcext:value-type="float">
            <text:p>5810414</text:p>
          </table:table-cell>
          <table:table-cell office:value-type="float" office:value="56" calcext:value-type="float">
            <text:p>56</text:p>
          </table:table-cell>
          <table:table-cell table:formula="of:=[.D58]+[.K58]" office:value-type="float" office:value="979205" calcext:value-type="float">
            <text:p>979205</text:p>
          </table:table-cell>
          <table:table-cell table:formula="of:=[.E58]" office:value-type="float" office:value="342611" calcext:value-type="float">
            <text:p>342611</text:p>
          </table:table-cell>
          <table:table-cell table:formula="of:=[.F58]" office:value-type="float" office:value="407547" calcext:value-type="float">
            <text:p>407547</text:p>
          </table:table-cell>
          <table:table-cell table:formula="of:=[.G58]" office:value-type="float" office:value="486885" calcext:value-type="float">
            <text:p>486885</text:p>
          </table:table-cell>
          <table:table-cell table:formula="of:=[.H58]" office:value-type="float" office:value="576880" calcext:value-type="float">
            <text:p>576880</text:p>
          </table:table-cell>
          <table:table-cell table:formula="of:=[.I58]" office:value-type="float" office:value="690916" calcext:value-type="float">
            <text:p>690916</text:p>
          </table:table-cell>
          <table:table-cell table:formula="of:=[.C58]" office:value-type="float" office:value="817727" calcext:value-type="float">
            <text:p>817727</text:p>
          </table:table-cell>
          <table:table-cell table:formula="of:=[.K58]" office:value-type="float" office:value="690916" calcext:value-type="float">
            <text:p>690916</text:p>
          </table:table-cell>
          <table:table-cell table:formula="of:=[.C58]" office:value-type="float" office:value="817727" calcext:value-type="float">
            <text:p>817727</text:p>
          </table:table-cell>
          <table:table-cell table:number-columns-repeated="291"/>
        </table:table-row>
        <table:table-row table:style-name="ro1">
          <table:table-cell table:formula="of:=SUM([.C60:.K60])" office:value-type="float" office:value="6916430" calcext:value-type="float">
            <text:p>6916430</text:p>
          </table:table-cell>
          <table:table-cell office:value-type="float" office:value="57" calcext:value-type="float">
            <text:p>57</text:p>
          </table:table-cell>
          <table:table-cell table:formula="of:=[.D59]+[.K59]" office:value-type="float" office:value="1160338" calcext:value-type="float">
            <text:p>1160338</text:p>
          </table:table-cell>
          <table:table-cell table:formula="of:=[.E59]" office:value-type="float" office:value="407547" calcext:value-type="float">
            <text:p>407547</text:p>
          </table:table-cell>
          <table:table-cell table:formula="of:=[.F59]" office:value-type="float" office:value="486885" calcext:value-type="float">
            <text:p>486885</text:p>
          </table:table-cell>
          <table:table-cell table:formula="of:=[.G59]" office:value-type="float" office:value="576880" calcext:value-type="float">
            <text:p>576880</text:p>
          </table:table-cell>
          <table:table-cell table:formula="of:=[.H59]" office:value-type="float" office:value="690916" calcext:value-type="float">
            <text:p>690916</text:p>
          </table:table-cell>
          <table:table-cell table:formula="of:=[.I59]" office:value-type="float" office:value="817727" calcext:value-type="float">
            <text:p>817727</text:p>
          </table:table-cell>
          <table:table-cell table:formula="of:=[.C59]" office:value-type="float" office:value="979205" calcext:value-type="float">
            <text:p>979205</text:p>
          </table:table-cell>
          <table:table-cell table:formula="of:=[.K59]" office:value-type="float" office:value="817727" calcext:value-type="float">
            <text:p>817727</text:p>
          </table:table-cell>
          <table:table-cell table:formula="of:=[.C59]" office:value-type="float" office:value="979205" calcext:value-type="float">
            <text:p>979205</text:p>
          </table:table-cell>
          <table:table-cell table:number-columns-repeated="291"/>
        </table:table-row>
        <table:table-row table:style-name="ro1">
          <table:table-cell table:formula="of:=SUM([.C61:.K61])" office:value-type="float" office:value="8238246" calcext:value-type="float">
            <text:p>8238246</text:p>
          </table:table-cell>
          <table:table-cell office:value-type="float" office:value="58" calcext:value-type="float">
            <text:p>58</text:p>
          </table:table-cell>
          <table:table-cell table:formula="of:=[.D60]+[.K60]" office:value-type="float" office:value="1386752" calcext:value-type="float">
            <text:p>1386752</text:p>
          </table:table-cell>
          <table:table-cell table:formula="of:=[.E60]" office:value-type="float" office:value="486885" calcext:value-type="float">
            <text:p>486885</text:p>
          </table:table-cell>
          <table:table-cell table:formula="of:=[.F60]" office:value-type="float" office:value="576880" calcext:value-type="float">
            <text:p>576880</text:p>
          </table:table-cell>
          <table:table-cell table:formula="of:=[.G60]" office:value-type="float" office:value="690916" calcext:value-type="float">
            <text:p>690916</text:p>
          </table:table-cell>
          <table:table-cell table:formula="of:=[.H60]" office:value-type="float" office:value="817727" calcext:value-type="float">
            <text:p>817727</text:p>
          </table:table-cell>
          <table:table-cell table:formula="of:=[.I60]" office:value-type="float" office:value="979205" calcext:value-type="float">
            <text:p>979205</text:p>
          </table:table-cell>
          <table:table-cell table:formula="of:=[.C60]" office:value-type="float" office:value="1160338" calcext:value-type="float">
            <text:p>1160338</text:p>
          </table:table-cell>
          <table:table-cell table:formula="of:=[.K60]" office:value-type="float" office:value="979205" calcext:value-type="float">
            <text:p>979205</text:p>
          </table:table-cell>
          <table:table-cell table:formula="of:=[.C60]" office:value-type="float" office:value="1160338" calcext:value-type="float">
            <text:p>1160338</text:p>
          </table:table-cell>
          <table:table-cell table:number-columns-repeated="291"/>
        </table:table-row>
        <table:table-row table:style-name="ro1">
          <table:table-cell table:formula="of:=SUM([.C62:.K62])" office:value-type="float" office:value="9806131" calcext:value-type="float">
            <text:p>9806131</text:p>
          </table:table-cell>
          <table:table-cell office:value-type="float" office:value="59" calcext:value-type="float">
            <text:p>59</text:p>
          </table:table-cell>
          <table:table-cell table:formula="of:=[.D61]+[.K61]" office:value-type="float" office:value="1647223" calcext:value-type="float">
            <text:p>1647223</text:p>
          </table:table-cell>
          <table:table-cell table:formula="of:=[.E61]" office:value-type="float" office:value="576880" calcext:value-type="float">
            <text:p>576880</text:p>
          </table:table-cell>
          <table:table-cell table:formula="of:=[.F61]" office:value-type="float" office:value="690916" calcext:value-type="float">
            <text:p>690916</text:p>
          </table:table-cell>
          <table:table-cell table:formula="of:=[.G61]" office:value-type="float" office:value="817727" calcext:value-type="float">
            <text:p>817727</text:p>
          </table:table-cell>
          <table:table-cell table:formula="of:=[.H61]" office:value-type="float" office:value="979205" calcext:value-type="float">
            <text:p>979205</text:p>
          </table:table-cell>
          <table:table-cell table:formula="of:=[.I61]" office:value-type="float" office:value="1160338" calcext:value-type="float">
            <text:p>1160338</text:p>
          </table:table-cell>
          <table:table-cell table:formula="of:=[.C61]" office:value-type="float" office:value="1386752" calcext:value-type="float">
            <text:p>1386752</text:p>
          </table:table-cell>
          <table:table-cell table:formula="of:=[.K61]" office:value-type="float" office:value="1160338" calcext:value-type="float">
            <text:p>1160338</text:p>
          </table:table-cell>
          <table:table-cell table:formula="of:=[.C61]" office:value-type="float" office:value="1386752" calcext:value-type="float">
            <text:p>1386752</text:p>
          </table:table-cell>
          <table:table-cell table:number-columns-repeated="291"/>
        </table:table-row>
        <table:table-row table:style-name="ro1">
          <table:table-cell table:formula="of:=SUM([.C63:.K63])" office:value-type="float" office:value="11679768" calcext:value-type="float">
            <text:p>11679768</text:p>
          </table:table-cell>
          <table:table-cell office:value-type="float" office:value="60" calcext:value-type="float">
            <text:p>60</text:p>
          </table:table-cell>
          <table:table-cell table:formula="of:=[.D62]+[.K62]" office:value-type="float" office:value="1963632" calcext:value-type="float">
            <text:p>1963632</text:p>
          </table:table-cell>
          <table:table-cell table:formula="of:=[.E62]" office:value-type="float" office:value="690916" calcext:value-type="float">
            <text:p>690916</text:p>
          </table:table-cell>
          <table:table-cell table:formula="of:=[.F62]" office:value-type="float" office:value="817727" calcext:value-type="float">
            <text:p>817727</text:p>
          </table:table-cell>
          <table:table-cell table:formula="of:=[.G62]" office:value-type="float" office:value="979205" calcext:value-type="float">
            <text:p>979205</text:p>
          </table:table-cell>
          <table:table-cell table:formula="of:=[.H62]" office:value-type="float" office:value="1160338" calcext:value-type="float">
            <text:p>1160338</text:p>
          </table:table-cell>
          <table:table-cell table:formula="of:=[.I62]" office:value-type="float" office:value="1386752" calcext:value-type="float">
            <text:p>1386752</text:p>
          </table:table-cell>
          <table:table-cell table:formula="of:=[.C62]" office:value-type="float" office:value="1647223" calcext:value-type="float">
            <text:p>1647223</text:p>
          </table:table-cell>
          <table:table-cell table:formula="of:=[.K62]" office:value-type="float" office:value="1386752" calcext:value-type="float">
            <text:p>1386752</text:p>
          </table:table-cell>
          <table:table-cell table:formula="of:=[.C62]" office:value-type="float" office:value="1647223" calcext:value-type="float">
            <text:p>1647223</text:p>
          </table:table-cell>
          <table:table-cell table:number-columns-repeated="291"/>
        </table:table-row>
        <table:table-row table:style-name="ro1">
          <table:table-cell table:formula="of:=SUM([.C64:.K64])" office:value-type="float" office:value="13903871" calcext:value-type="float">
            <text:p>13903871</text:p>
          </table:table-cell>
          <table:table-cell office:value-type="float" office:value="61" calcext:value-type="float">
            <text:p>61</text:p>
          </table:table-cell>
          <table:table-cell table:formula="of:=[.D63]+[.K63]" office:value-type="float" office:value="2338139" calcext:value-type="float">
            <text:p>2338139</text:p>
          </table:table-cell>
          <table:table-cell table:formula="of:=[.E63]" office:value-type="float" office:value="817727" calcext:value-type="float">
            <text:p>817727</text:p>
          </table:table-cell>
          <table:table-cell table:formula="of:=[.F63]" office:value-type="float" office:value="979205" calcext:value-type="float">
            <text:p>979205</text:p>
          </table:table-cell>
          <table:table-cell table:formula="of:=[.G63]" office:value-type="float" office:value="1160338" calcext:value-type="float">
            <text:p>1160338</text:p>
          </table:table-cell>
          <table:table-cell table:formula="of:=[.H63]" office:value-type="float" office:value="1386752" calcext:value-type="float">
            <text:p>1386752</text:p>
          </table:table-cell>
          <table:table-cell table:formula="of:=[.I63]" office:value-type="float" office:value="1647223" calcext:value-type="float">
            <text:p>1647223</text:p>
          </table:table-cell>
          <table:table-cell table:formula="of:=[.C63]" office:value-type="float" office:value="1963632" calcext:value-type="float">
            <text:p>1963632</text:p>
          </table:table-cell>
          <table:table-cell table:formula="of:=[.K63]" office:value-type="float" office:value="1647223" calcext:value-type="float">
            <text:p>1647223</text:p>
          </table:table-cell>
          <table:table-cell table:formula="of:=[.C63]" office:value-type="float" office:value="1963632" calcext:value-type="float">
            <text:p>1963632</text:p>
          </table:table-cell>
          <table:table-cell table:number-columns-repeated="291"/>
        </table:table-row>
        <table:table-row table:style-name="ro1">
          <table:table-cell table:formula="of:=SUM([.C65:.K65])" office:value-type="float" office:value="16558419" calcext:value-type="float">
            <text:p>16558419</text:p>
          </table:table-cell>
          <table:table-cell office:value-type="float" office:value="62" calcext:value-type="float">
            <text:p>62</text:p>
          </table:table-cell>
          <table:table-cell table:formula="of:=[.D64]+[.K64]" office:value-type="float" office:value="2781359" calcext:value-type="float">
            <text:p>2781359</text:p>
          </table:table-cell>
          <table:table-cell table:formula="of:=[.E64]" office:value-type="float" office:value="979205" calcext:value-type="float">
            <text:p>979205</text:p>
          </table:table-cell>
          <table:table-cell table:formula="of:=[.F64]" office:value-type="float" office:value="1160338" calcext:value-type="float">
            <text:p>1160338</text:p>
          </table:table-cell>
          <table:table-cell table:formula="of:=[.G64]" office:value-type="float" office:value="1386752" calcext:value-type="float">
            <text:p>1386752</text:p>
          </table:table-cell>
          <table:table-cell table:formula="of:=[.H64]" office:value-type="float" office:value="1647223" calcext:value-type="float">
            <text:p>1647223</text:p>
          </table:table-cell>
          <table:table-cell table:formula="of:=[.I64]" office:value-type="float" office:value="1963632" calcext:value-type="float">
            <text:p>1963632</text:p>
          </table:table-cell>
          <table:table-cell table:formula="of:=[.C64]" office:value-type="float" office:value="2338139" calcext:value-type="float">
            <text:p>2338139</text:p>
          </table:table-cell>
          <table:table-cell table:formula="of:=[.K64]" office:value-type="float" office:value="1963632" calcext:value-type="float">
            <text:p>1963632</text:p>
          </table:table-cell>
          <table:table-cell table:formula="of:=[.C64]" office:value-type="float" office:value="2338139" calcext:value-type="float">
            <text:p>2338139</text:p>
          </table:table-cell>
          <table:table-cell table:number-columns-repeated="291"/>
        </table:table-row>
        <table:table-row table:style-name="ro1">
          <table:table-cell table:formula="of:=SUM([.C66:.K66])" office:value-type="float" office:value="19714285" calcext:value-type="float">
            <text:p>19714285</text:p>
          </table:table-cell>
          <table:table-cell office:value-type="float" office:value="63" calcext:value-type="float">
            <text:p>63</text:p>
          </table:table-cell>
          <table:table-cell table:formula="of:=[.D65]+[.K65]" office:value-type="float" office:value="3317344" calcext:value-type="float">
            <text:p>3317344</text:p>
          </table:table-cell>
          <table:table-cell table:formula="of:=[.E65]" office:value-type="float" office:value="1160338" calcext:value-type="float">
            <text:p>1160338</text:p>
          </table:table-cell>
          <table:table-cell table:formula="of:=[.F65]" office:value-type="float" office:value="1386752" calcext:value-type="float">
            <text:p>1386752</text:p>
          </table:table-cell>
          <table:table-cell table:formula="of:=[.G65]" office:value-type="float" office:value="1647223" calcext:value-type="float">
            <text:p>1647223</text:p>
          </table:table-cell>
          <table:table-cell table:formula="of:=[.H65]" office:value-type="float" office:value="1963632" calcext:value-type="float">
            <text:p>1963632</text:p>
          </table:table-cell>
          <table:table-cell table:formula="of:=[.I65]" office:value-type="float" office:value="2338139" calcext:value-type="float">
            <text:p>2338139</text:p>
          </table:table-cell>
          <table:table-cell table:formula="of:=[.C65]" office:value-type="float" office:value="2781359" calcext:value-type="float">
            <text:p>2781359</text:p>
          </table:table-cell>
          <table:table-cell table:formula="of:=[.K65]" office:value-type="float" office:value="2338139" calcext:value-type="float">
            <text:p>2338139</text:p>
          </table:table-cell>
          <table:table-cell table:formula="of:=[.C65]" office:value-type="float" office:value="2781359" calcext:value-type="float">
            <text:p>2781359</text:p>
          </table:table-cell>
          <table:table-cell table:number-columns-repeated="291"/>
        </table:table-row>
        <table:table-row table:style-name="ro1">
          <table:table-cell table:formula="of:=SUM([.C67:.K67])" office:value-type="float" office:value="23474849" calcext:value-type="float">
            <text:p>23474849</text:p>
          </table:table-cell>
          <table:table-cell office:value-type="float" office:value="64" calcext:value-type="float">
            <text:p>64</text:p>
          </table:table-cell>
          <table:table-cell table:formula="of:=[.D66]+[.K66]" office:value-type="float" office:value="3941697" calcext:value-type="float">
            <text:p>3941697</text:p>
          </table:table-cell>
          <table:table-cell table:formula="of:=[.E66]" office:value-type="float" office:value="1386752" calcext:value-type="float">
            <text:p>1386752</text:p>
          </table:table-cell>
          <table:table-cell table:formula="of:=[.F66]" office:value-type="float" office:value="1647223" calcext:value-type="float">
            <text:p>1647223</text:p>
          </table:table-cell>
          <table:table-cell table:formula="of:=[.G66]" office:value-type="float" office:value="1963632" calcext:value-type="float">
            <text:p>1963632</text:p>
          </table:table-cell>
          <table:table-cell table:formula="of:=[.H66]" office:value-type="float" office:value="2338139" calcext:value-type="float">
            <text:p>2338139</text:p>
          </table:table-cell>
          <table:table-cell table:formula="of:=[.I66]" office:value-type="float" office:value="2781359" calcext:value-type="float">
            <text:p>2781359</text:p>
          </table:table-cell>
          <table:table-cell table:formula="of:=[.C66]" office:value-type="float" office:value="3317344" calcext:value-type="float">
            <text:p>3317344</text:p>
          </table:table-cell>
          <table:table-cell table:formula="of:=[.K66]" office:value-type="float" office:value="2781359" calcext:value-type="float">
            <text:p>2781359</text:p>
          </table:table-cell>
          <table:table-cell table:formula="of:=[.C66]" office:value-type="float" office:value="3317344" calcext:value-type="float">
            <text:p>3317344</text:p>
          </table:table-cell>
          <table:table-cell table:number-columns-repeated="291"/>
        </table:table-row>
        <table:table-row table:style-name="ro1">
          <table:table-cell table:formula="of:=SUM([.C68:.K68])" office:value-type="float" office:value="27952531" calcext:value-type="float">
            <text:p>27952531</text:p>
          </table:table-cell>
          <table:table-cell office:value-type="float" office:value="65" calcext:value-type="float">
            <text:p>65</text:p>
          </table:table-cell>
          <table:table-cell table:formula="of:=[.D67]+[.K67]" office:value-type="float" office:value="4704096" calcext:value-type="float">
            <text:p>4704096</text:p>
          </table:table-cell>
          <table:table-cell table:formula="of:=[.E67]" office:value-type="float" office:value="1647223" calcext:value-type="float">
            <text:p>1647223</text:p>
          </table:table-cell>
          <table:table-cell table:formula="of:=[.F67]" office:value-type="float" office:value="1963632" calcext:value-type="float">
            <text:p>1963632</text:p>
          </table:table-cell>
          <table:table-cell table:formula="of:=[.G67]" office:value-type="float" office:value="2338139" calcext:value-type="float">
            <text:p>2338139</text:p>
          </table:table-cell>
          <table:table-cell table:formula="of:=[.H67]" office:value-type="float" office:value="2781359" calcext:value-type="float">
            <text:p>2781359</text:p>
          </table:table-cell>
          <table:table-cell table:formula="of:=[.I67]" office:value-type="float" office:value="3317344" calcext:value-type="float">
            <text:p>3317344</text:p>
          </table:table-cell>
          <table:table-cell table:formula="of:=[.C67]" office:value-type="float" office:value="3941697" calcext:value-type="float">
            <text:p>3941697</text:p>
          </table:table-cell>
          <table:table-cell table:formula="of:=[.K67]" office:value-type="float" office:value="3317344" calcext:value-type="float">
            <text:p>3317344</text:p>
          </table:table-cell>
          <table:table-cell table:formula="of:=[.C67]" office:value-type="float" office:value="3941697" calcext:value-type="float">
            <text:p>3941697</text:p>
          </table:table-cell>
          <table:table-cell table:number-columns-repeated="291"/>
        </table:table-row>
        <table:table-row table:style-name="ro1">
          <table:table-cell table:formula="of:=SUM([.C69:.K69])" office:value-type="float" office:value="33280980" calcext:value-type="float">
            <text:p>33280980</text:p>
          </table:table-cell>
          <table:table-cell office:value-type="float" office:value="66" calcext:value-type="float">
            <text:p>66</text:p>
          </table:table-cell>
          <table:table-cell table:formula="of:=[.D68]+[.K68]" office:value-type="float" office:value="5588920" calcext:value-type="float">
            <text:p>5588920</text:p>
          </table:table-cell>
          <table:table-cell table:formula="of:=[.E68]" office:value-type="float" office:value="1963632" calcext:value-type="float">
            <text:p>1963632</text:p>
          </table:table-cell>
          <table:table-cell table:formula="of:=[.F68]" office:value-type="float" office:value="2338139" calcext:value-type="float">
            <text:p>2338139</text:p>
          </table:table-cell>
          <table:table-cell table:formula="of:=[.G68]" office:value-type="float" office:value="2781359" calcext:value-type="float">
            <text:p>2781359</text:p>
          </table:table-cell>
          <table:table-cell table:formula="of:=[.H68]" office:value-type="float" office:value="3317344" calcext:value-type="float">
            <text:p>3317344</text:p>
          </table:table-cell>
          <table:table-cell table:formula="of:=[.I68]" office:value-type="float" office:value="3941697" calcext:value-type="float">
            <text:p>3941697</text:p>
          </table:table-cell>
          <table:table-cell table:formula="of:=[.C68]" office:value-type="float" office:value="4704096" calcext:value-type="float">
            <text:p>4704096</text:p>
          </table:table-cell>
          <table:table-cell table:formula="of:=[.K68]" office:value-type="float" office:value="3941697" calcext:value-type="float">
            <text:p>3941697</text:p>
          </table:table-cell>
          <table:table-cell table:formula="of:=[.C68]" office:value-type="float" office:value="4704096" calcext:value-type="float">
            <text:p>4704096</text:p>
          </table:table-cell>
          <table:table-cell table:number-columns-repeated="291"/>
        </table:table-row>
        <table:table-row table:style-name="ro1">
          <table:table-cell table:formula="of:=SUM([.C70:.K70])" office:value-type="float" office:value="39632299" calcext:value-type="float">
            <text:p>39632299</text:p>
          </table:table-cell>
          <table:table-cell office:value-type="float" office:value="67" calcext:value-type="float">
            <text:p>67</text:p>
          </table:table-cell>
          <table:table-cell table:formula="of:=[.D69]+[.K69]" office:value-type="float" office:value="6667728" calcext:value-type="float">
            <text:p>6667728</text:p>
          </table:table-cell>
          <table:table-cell table:formula="of:=[.E69]" office:value-type="float" office:value="2338139" calcext:value-type="float">
            <text:p>2338139</text:p>
          </table:table-cell>
          <table:table-cell table:formula="of:=[.F69]" office:value-type="float" office:value="2781359" calcext:value-type="float">
            <text:p>2781359</text:p>
          </table:table-cell>
          <table:table-cell table:formula="of:=[.G69]" office:value-type="float" office:value="3317344" calcext:value-type="float">
            <text:p>3317344</text:p>
          </table:table-cell>
          <table:table-cell table:formula="of:=[.H69]" office:value-type="float" office:value="3941697" calcext:value-type="float">
            <text:p>3941697</text:p>
          </table:table-cell>
          <table:table-cell table:formula="of:=[.I69]" office:value-type="float" office:value="4704096" calcext:value-type="float">
            <text:p>4704096</text:p>
          </table:table-cell>
          <table:table-cell table:formula="of:=[.C69]" office:value-type="float" office:value="5588920" calcext:value-type="float">
            <text:p>5588920</text:p>
          </table:table-cell>
          <table:table-cell table:formula="of:=[.K69]" office:value-type="float" office:value="4704096" calcext:value-type="float">
            <text:p>4704096</text:p>
          </table:table-cell>
          <table:table-cell table:formula="of:=[.C69]" office:value-type="float" office:value="5588920" calcext:value-type="float">
            <text:p>5588920</text:p>
          </table:table-cell>
          <table:table-cell table:number-columns-repeated="291"/>
        </table:table-row>
        <table:table-row table:style-name="ro1">
          <table:table-cell table:formula="of:=SUM([.C71:.K71])" office:value-type="float" office:value="47184851" calcext:value-type="float">
            <text:p>47184851</text:p>
          </table:table-cell>
          <table:table-cell office:value-type="float" office:value="68" calcext:value-type="float">
            <text:p>68</text:p>
          </table:table-cell>
          <table:table-cell table:formula="of:=[.D70]+[.K70]" office:value-type="float" office:value="7927059" calcext:value-type="float">
            <text:p>7927059</text:p>
          </table:table-cell>
          <table:table-cell table:formula="of:=[.E70]" office:value-type="float" office:value="2781359" calcext:value-type="float">
            <text:p>2781359</text:p>
          </table:table-cell>
          <table:table-cell table:formula="of:=[.F70]" office:value-type="float" office:value="3317344" calcext:value-type="float">
            <text:p>3317344</text:p>
          </table:table-cell>
          <table:table-cell table:formula="of:=[.G70]" office:value-type="float" office:value="3941697" calcext:value-type="float">
            <text:p>3941697</text:p>
          </table:table-cell>
          <table:table-cell table:formula="of:=[.H70]" office:value-type="float" office:value="4704096" calcext:value-type="float">
            <text:p>4704096</text:p>
          </table:table-cell>
          <table:table-cell table:formula="of:=[.I70]" office:value-type="float" office:value="5588920" calcext:value-type="float">
            <text:p>5588920</text:p>
          </table:table-cell>
          <table:table-cell table:formula="of:=[.C70]" office:value-type="float" office:value="6667728" calcext:value-type="float">
            <text:p>6667728</text:p>
          </table:table-cell>
          <table:table-cell table:formula="of:=[.K70]" office:value-type="float" office:value="5588920" calcext:value-type="float">
            <text:p>5588920</text:p>
          </table:table-cell>
          <table:table-cell table:formula="of:=[.C70]" office:value-type="float" office:value="6667728" calcext:value-type="float">
            <text:p>6667728</text:p>
          </table:table-cell>
          <table:table-cell table:number-columns-repeated="291"/>
        </table:table-row>
        <table:table-row table:style-name="ro1">
          <table:table-cell table:formula="of:=SUM([.C72:.K72])" office:value-type="float" office:value="56190718" calcext:value-type="float">
            <text:p>56190718</text:p>
          </table:table-cell>
          <table:table-cell office:value-type="float" office:value="69" calcext:value-type="float">
            <text:p>69</text:p>
          </table:table-cell>
          <table:table-cell table:formula="of:=[.D71]+[.K71]" office:value-type="float" office:value="9449087" calcext:value-type="float">
            <text:p>9449087</text:p>
          </table:table-cell>
          <table:table-cell table:formula="of:=[.E71]" office:value-type="float" office:value="3317344" calcext:value-type="float">
            <text:p>3317344</text:p>
          </table:table-cell>
          <table:table-cell table:formula="of:=[.F71]" office:value-type="float" office:value="3941697" calcext:value-type="float">
            <text:p>3941697</text:p>
          </table:table-cell>
          <table:table-cell table:formula="of:=[.G71]" office:value-type="float" office:value="4704096" calcext:value-type="float">
            <text:p>4704096</text:p>
          </table:table-cell>
          <table:table-cell table:formula="of:=[.H71]" office:value-type="float" office:value="5588920" calcext:value-type="float">
            <text:p>5588920</text:p>
          </table:table-cell>
          <table:table-cell table:formula="of:=[.I71]" office:value-type="float" office:value="6667728" calcext:value-type="float">
            <text:p>6667728</text:p>
          </table:table-cell>
          <table:table-cell table:formula="of:=[.C71]" office:value-type="float" office:value="7927059" calcext:value-type="float">
            <text:p>7927059</text:p>
          </table:table-cell>
          <table:table-cell table:formula="of:=[.K71]" office:value-type="float" office:value="6667728" calcext:value-type="float">
            <text:p>6667728</text:p>
          </table:table-cell>
          <table:table-cell table:formula="of:=[.C71]" office:value-type="float" office:value="7927059" calcext:value-type="float">
            <text:p>7927059</text:p>
          </table:table-cell>
          <table:table-cell table:number-columns-repeated="291"/>
        </table:table-row>
        <table:table-row table:style-name="ro1">
          <table:table-cell table:formula="of:=SUM([.C73:.K73])" office:value-type="float" office:value="66899136" calcext:value-type="float">
            <text:p>66899136</text:p>
          </table:table-cell>
          <table:table-cell office:value-type="float" office:value="70" calcext:value-type="float">
            <text:p>70</text:p>
          </table:table-cell>
          <table:table-cell table:formula="of:=[.D72]+[.K72]" office:value-type="float" office:value="11244403" calcext:value-type="float">
            <text:p>11244403</text:p>
          </table:table-cell>
          <table:table-cell table:formula="of:=[.E72]" office:value-type="float" office:value="3941697" calcext:value-type="float">
            <text:p>3941697</text:p>
          </table:table-cell>
          <table:table-cell table:formula="of:=[.F72]" office:value-type="float" office:value="4704096" calcext:value-type="float">
            <text:p>4704096</text:p>
          </table:table-cell>
          <table:table-cell table:formula="of:=[.G72]" office:value-type="float" office:value="5588920" calcext:value-type="float">
            <text:p>5588920</text:p>
          </table:table-cell>
          <table:table-cell table:formula="of:=[.H72]" office:value-type="float" office:value="6667728" calcext:value-type="float">
            <text:p>6667728</text:p>
          </table:table-cell>
          <table:table-cell table:formula="of:=[.I72]" office:value-type="float" office:value="7927059" calcext:value-type="float">
            <text:p>7927059</text:p>
          </table:table-cell>
          <table:table-cell table:formula="of:=[.C72]" office:value-type="float" office:value="9449087" calcext:value-type="float">
            <text:p>9449087</text:p>
          </table:table-cell>
          <table:table-cell table:formula="of:=[.K72]" office:value-type="float" office:value="7927059" calcext:value-type="float">
            <text:p>7927059</text:p>
          </table:table-cell>
          <table:table-cell table:formula="of:=[.C72]" office:value-type="float" office:value="9449087" calcext:value-type="float">
            <text:p>9449087</text:p>
          </table:table-cell>
          <table:table-cell table:number-columns-repeated="291"/>
        </table:table-row>
        <table:table-row table:style-name="ro1">
          <table:table-cell table:formula="of:=SUM([.C74:.K74])" office:value-type="float" office:value="79665567" calcext:value-type="float">
            <text:p>79665567</text:p>
          </table:table-cell>
          <table:table-cell office:value-type="float" office:value="71" calcext:value-type="float">
            <text:p>71</text:p>
          </table:table-cell>
          <table:table-cell table:formula="of:=[.D73]+[.K73]" office:value-type="float" office:value="13390784" calcext:value-type="float">
            <text:p>13390784</text:p>
          </table:table-cell>
          <table:table-cell table:formula="of:=[.E73]" office:value-type="float" office:value="4704096" calcext:value-type="float">
            <text:p>4704096</text:p>
          </table:table-cell>
          <table:table-cell table:formula="of:=[.F73]" office:value-type="float" office:value="5588920" calcext:value-type="float">
            <text:p>5588920</text:p>
          </table:table-cell>
          <table:table-cell table:formula="of:=[.G73]" office:value-type="float" office:value="6667728" calcext:value-type="float">
            <text:p>6667728</text:p>
          </table:table-cell>
          <table:table-cell table:formula="of:=[.H73]" office:value-type="float" office:value="7927059" calcext:value-type="float">
            <text:p>7927059</text:p>
          </table:table-cell>
          <table:table-cell table:formula="of:=[.I73]" office:value-type="float" office:value="9449087" calcext:value-type="float">
            <text:p>9449087</text:p>
          </table:table-cell>
          <table:table-cell table:formula="of:=[.C73]" office:value-type="float" office:value="11244403" calcext:value-type="float">
            <text:p>11244403</text:p>
          </table:table-cell>
          <table:table-cell table:formula="of:=[.K73]" office:value-type="float" office:value="9449087" calcext:value-type="float">
            <text:p>9449087</text:p>
          </table:table-cell>
          <table:table-cell table:formula="of:=[.C73]" office:value-type="float" office:value="11244403" calcext:value-type="float">
            <text:p>11244403</text:p>
          </table:table-cell>
          <table:table-cell table:number-columns-repeated="291"/>
        </table:table-row>
        <table:table-row table:style-name="ro1">
          <table:table-cell table:formula="of:=SUM([.C75:.K75])" office:value-type="float" office:value="94851667" calcext:value-type="float">
            <text:p>94851667</text:p>
          </table:table-cell>
          <table:table-cell office:value-type="float" office:value="72" calcext:value-type="float">
            <text:p>72</text:p>
          </table:table-cell>
          <table:table-cell table:formula="of:=[.D74]+[.K74]" office:value-type="float" office:value="15948499" calcext:value-type="float">
            <text:p>15948499</text:p>
          </table:table-cell>
          <table:table-cell table:formula="of:=[.E74]" office:value-type="float" office:value="5588920" calcext:value-type="float">
            <text:p>5588920</text:p>
          </table:table-cell>
          <table:table-cell table:formula="of:=[.F74]" office:value-type="float" office:value="6667728" calcext:value-type="float">
            <text:p>6667728</text:p>
          </table:table-cell>
          <table:table-cell table:formula="of:=[.G74]" office:value-type="float" office:value="7927059" calcext:value-type="float">
            <text:p>7927059</text:p>
          </table:table-cell>
          <table:table-cell table:formula="of:=[.H74]" office:value-type="float" office:value="9449087" calcext:value-type="float">
            <text:p>9449087</text:p>
          </table:table-cell>
          <table:table-cell table:formula="of:=[.I74]" office:value-type="float" office:value="11244403" calcext:value-type="float">
            <text:p>11244403</text:p>
          </table:table-cell>
          <table:table-cell table:formula="of:=[.C74]" office:value-type="float" office:value="13390784" calcext:value-type="float">
            <text:p>13390784</text:p>
          </table:table-cell>
          <table:table-cell table:formula="of:=[.K74]" office:value-type="float" office:value="11244403" calcext:value-type="float">
            <text:p>11244403</text:p>
          </table:table-cell>
          <table:table-cell table:formula="of:=[.C74]" office:value-type="float" office:value="13390784" calcext:value-type="float">
            <text:p>13390784</text:p>
          </table:table-cell>
          <table:table-cell table:number-columns-repeated="291"/>
        </table:table-row>
        <table:table-row table:style-name="ro1">
          <table:table-cell table:formula="of:=SUM([.C76:.K76])" office:value-type="float" office:value="112946547" calcext:value-type="float">
            <text:p>112946547</text:p>
          </table:table-cell>
          <table:table-cell office:value-type="float" office:value="73" calcext:value-type="float">
            <text:p>73</text:p>
          </table:table-cell>
          <table:table-cell table:formula="of:=[.D75]+[.K75]" office:value-type="float" office:value="18979704" calcext:value-type="float">
            <text:p>18979704</text:p>
          </table:table-cell>
          <table:table-cell table:formula="of:=[.E75]" office:value-type="float" office:value="6667728" calcext:value-type="float">
            <text:p>6667728</text:p>
          </table:table-cell>
          <table:table-cell table:formula="of:=[.F75]" office:value-type="float" office:value="7927059" calcext:value-type="float">
            <text:p>7927059</text:p>
          </table:table-cell>
          <table:table-cell table:formula="of:=[.G75]" office:value-type="float" office:value="9449087" calcext:value-type="float">
            <text:p>9449087</text:p>
          </table:table-cell>
          <table:table-cell table:formula="of:=[.H75]" office:value-type="float" office:value="11244403" calcext:value-type="float">
            <text:p>11244403</text:p>
          </table:table-cell>
          <table:table-cell table:formula="of:=[.I75]" office:value-type="float" office:value="13390784" calcext:value-type="float">
            <text:p>13390784</text:p>
          </table:table-cell>
          <table:table-cell table:formula="of:=[.C75]" office:value-type="float" office:value="15948499" calcext:value-type="float">
            <text:p>15948499</text:p>
          </table:table-cell>
          <table:table-cell table:formula="of:=[.K75]" office:value-type="float" office:value="13390784" calcext:value-type="float">
            <text:p>13390784</text:p>
          </table:table-cell>
          <table:table-cell table:formula="of:=[.C75]" office:value-type="float" office:value="15948499" calcext:value-type="float">
            <text:p>15948499</text:p>
          </table:table-cell>
          <table:table-cell table:number-columns-repeated="291"/>
        </table:table-row>
        <table:table-row table:style-name="ro1">
          <table:table-cell table:formula="of:=SUM([.C77:.K77])" office:value-type="float" office:value="134483966" calcext:value-type="float">
            <text:p>134483966</text:p>
          </table:table-cell>
          <table:table-cell office:value-type="float" office:value="74" calcext:value-type="float">
            <text:p>74</text:p>
          </table:table-cell>
          <table:table-cell table:formula="of:=[.D76]+[.K76]" office:value-type="float" office:value="22616227" calcext:value-type="float">
            <text:p>22616227</text:p>
          </table:table-cell>
          <table:table-cell table:formula="of:=[.E76]" office:value-type="float" office:value="7927059" calcext:value-type="float">
            <text:p>7927059</text:p>
          </table:table-cell>
          <table:table-cell table:formula="of:=[.F76]" office:value-type="float" office:value="9449087" calcext:value-type="float">
            <text:p>9449087</text:p>
          </table:table-cell>
          <table:table-cell table:formula="of:=[.G76]" office:value-type="float" office:value="11244403" calcext:value-type="float">
            <text:p>11244403</text:p>
          </table:table-cell>
          <table:table-cell table:formula="of:=[.H76]" office:value-type="float" office:value="13390784" calcext:value-type="float">
            <text:p>13390784</text:p>
          </table:table-cell>
          <table:table-cell table:formula="of:=[.I76]" office:value-type="float" office:value="15948499" calcext:value-type="float">
            <text:p>15948499</text:p>
          </table:table-cell>
          <table:table-cell table:formula="of:=[.C76]" office:value-type="float" office:value="18979704" calcext:value-type="float">
            <text:p>18979704</text:p>
          </table:table-cell>
          <table:table-cell table:formula="of:=[.K76]" office:value-type="float" office:value="15948499" calcext:value-type="float">
            <text:p>15948499</text:p>
          </table:table-cell>
          <table:table-cell table:formula="of:=[.C76]" office:value-type="float" office:value="18979704" calcext:value-type="float">
            <text:p>18979704</text:p>
          </table:table-cell>
          <table:table-cell table:number-columns-repeated="291"/>
        </table:table-row>
        <table:table-row table:style-name="ro1">
          <table:table-cell table:formula="of:=SUM([.C78:.K78])" office:value-type="float" office:value="160131398" calcext:value-type="float">
            <text:p>160131398</text:p>
          </table:table-cell>
          <table:table-cell office:value-type="float" office:value="75" calcext:value-type="float">
            <text:p>75</text:p>
          </table:table-cell>
          <table:table-cell table:formula="of:=[.D77]+[.K77]" office:value-type="float" office:value="26906763" calcext:value-type="float">
            <text:p>26906763</text:p>
          </table:table-cell>
          <table:table-cell table:formula="of:=[.E77]" office:value-type="float" office:value="9449087" calcext:value-type="float">
            <text:p>9449087</text:p>
          </table:table-cell>
          <table:table-cell table:formula="of:=[.F77]" office:value-type="float" office:value="11244403" calcext:value-type="float">
            <text:p>11244403</text:p>
          </table:table-cell>
          <table:table-cell table:formula="of:=[.G77]" office:value-type="float" office:value="13390784" calcext:value-type="float">
            <text:p>13390784</text:p>
          </table:table-cell>
          <table:table-cell table:formula="of:=[.H77]" office:value-type="float" office:value="15948499" calcext:value-type="float">
            <text:p>15948499</text:p>
          </table:table-cell>
          <table:table-cell table:formula="of:=[.I77]" office:value-type="float" office:value="18979704" calcext:value-type="float">
            <text:p>18979704</text:p>
          </table:table-cell>
          <table:table-cell table:formula="of:=[.C77]" office:value-type="float" office:value="22616227" calcext:value-type="float">
            <text:p>22616227</text:p>
          </table:table-cell>
          <table:table-cell table:formula="of:=[.K77]" office:value-type="float" office:value="18979704" calcext:value-type="float">
            <text:p>18979704</text:p>
          </table:table-cell>
          <table:table-cell table:formula="of:=[.C77]" office:value-type="float" office:value="22616227" calcext:value-type="float">
            <text:p>22616227</text:p>
          </table:table-cell>
          <table:table-cell table:number-columns-repeated="291"/>
        </table:table-row>
        <table:table-row table:style-name="ro1">
          <table:table-cell table:formula="of:=SUM([.C79:.K79])" office:value-type="float" office:value="190674684" calcext:value-type="float">
            <text:p>190674684</text:p>
          </table:table-cell>
          <table:table-cell office:value-type="float" office:value="76" calcext:value-type="float">
            <text:p>76</text:p>
          </table:table-cell>
          <table:table-cell table:formula="of:=[.D78]+[.K78]" office:value-type="float" office:value="32065314" calcext:value-type="float">
            <text:p>32065314</text:p>
          </table:table-cell>
          <table:table-cell table:formula="of:=[.E78]" office:value-type="float" office:value="11244403" calcext:value-type="float">
            <text:p>11244403</text:p>
          </table:table-cell>
          <table:table-cell table:formula="of:=[.F78]" office:value-type="float" office:value="13390784" calcext:value-type="float">
            <text:p>13390784</text:p>
          </table:table-cell>
          <table:table-cell table:formula="of:=[.G78]" office:value-type="float" office:value="15948499" calcext:value-type="float">
            <text:p>15948499</text:p>
          </table:table-cell>
          <table:table-cell table:formula="of:=[.H78]" office:value-type="float" office:value="18979704" calcext:value-type="float">
            <text:p>18979704</text:p>
          </table:table-cell>
          <table:table-cell table:formula="of:=[.I78]" office:value-type="float" office:value="22616227" calcext:value-type="float">
            <text:p>22616227</text:p>
          </table:table-cell>
          <table:table-cell table:formula="of:=[.C78]" office:value-type="float" office:value="26906763" calcext:value-type="float">
            <text:p>26906763</text:p>
          </table:table-cell>
          <table:table-cell table:formula="of:=[.K78]" office:value-type="float" office:value="22616227" calcext:value-type="float">
            <text:p>22616227</text:p>
          </table:table-cell>
          <table:table-cell table:formula="of:=[.C78]" office:value-type="float" office:value="26906763" calcext:value-type="float">
            <text:p>26906763</text:p>
          </table:table-cell>
          <table:table-cell table:number-columns-repeated="291"/>
        </table:table-row>
        <table:table-row table:style-name="ro1">
          <table:table-cell table:formula="of:=SUM([.C80:.K80])" office:value-type="float" office:value="227030534" calcext:value-type="float">
            <text:p>227030534</text:p>
          </table:table-cell>
          <table:table-cell office:value-type="float" office:value="77" calcext:value-type="float">
            <text:p>77</text:p>
          </table:table-cell>
          <table:table-cell table:formula="of:=[.D79]+[.K79]" office:value-type="float" office:value="38151166" calcext:value-type="float">
            <text:p>38151166</text:p>
          </table:table-cell>
          <table:table-cell table:formula="of:=[.E79]" office:value-type="float" office:value="13390784" calcext:value-type="float">
            <text:p>13390784</text:p>
          </table:table-cell>
          <table:table-cell table:formula="of:=[.F79]" office:value-type="float" office:value="15948499" calcext:value-type="float">
            <text:p>15948499</text:p>
          </table:table-cell>
          <table:table-cell table:formula="of:=[.G79]" office:value-type="float" office:value="18979704" calcext:value-type="float">
            <text:p>18979704</text:p>
          </table:table-cell>
          <table:table-cell table:formula="of:=[.H79]" office:value-type="float" office:value="22616227" calcext:value-type="float">
            <text:p>22616227</text:p>
          </table:table-cell>
          <table:table-cell table:formula="of:=[.I79]" office:value-type="float" office:value="26906763" calcext:value-type="float">
            <text:p>26906763</text:p>
          </table:table-cell>
          <table:table-cell table:formula="of:=[.C79]" office:value-type="float" office:value="32065314" calcext:value-type="float">
            <text:p>32065314</text:p>
          </table:table-cell>
          <table:table-cell table:formula="of:=[.K79]" office:value-type="float" office:value="26906763" calcext:value-type="float">
            <text:p>26906763</text:p>
          </table:table-cell>
          <table:table-cell table:formula="of:=[.C79]" office:value-type="float" office:value="32065314" calcext:value-type="float">
            <text:p>32065314</text:p>
          </table:table-cell>
          <table:table-cell table:number-columns-repeated="291"/>
        </table:table-row>
        <table:table-row table:style-name="ro1">
          <table:table-cell table:formula="of:=SUM([.C81:.K81])" office:value-type="float" office:value="270340251" calcext:value-type="float">
            <text:p>270340251</text:p>
          </table:table-cell>
          <table:table-cell office:value-type="float" office:value="78" calcext:value-type="float">
            <text:p>78</text:p>
          </table:table-cell>
          <table:table-cell table:formula="of:=[.D80]+[.K80]" office:value-type="float" office:value="45456098" calcext:value-type="float">
            <text:p>45456098</text:p>
          </table:table-cell>
          <table:table-cell table:formula="of:=[.E80]" office:value-type="float" office:value="15948499" calcext:value-type="float">
            <text:p>15948499</text:p>
          </table:table-cell>
          <table:table-cell table:formula="of:=[.F80]" office:value-type="float" office:value="18979704" calcext:value-type="float">
            <text:p>18979704</text:p>
          </table:table-cell>
          <table:table-cell table:formula="of:=[.G80]" office:value-type="float" office:value="22616227" calcext:value-type="float">
            <text:p>22616227</text:p>
          </table:table-cell>
          <table:table-cell table:formula="of:=[.H80]" office:value-type="float" office:value="26906763" calcext:value-type="float">
            <text:p>26906763</text:p>
          </table:table-cell>
          <table:table-cell table:formula="of:=[.I80]" office:value-type="float" office:value="32065314" calcext:value-type="float">
            <text:p>32065314</text:p>
          </table:table-cell>
          <table:table-cell table:formula="of:=[.C80]" office:value-type="float" office:value="38151166" calcext:value-type="float">
            <text:p>38151166</text:p>
          </table:table-cell>
          <table:table-cell table:formula="of:=[.K80]" office:value-type="float" office:value="32065314" calcext:value-type="float">
            <text:p>32065314</text:p>
          </table:table-cell>
          <table:table-cell table:formula="of:=[.C80]" office:value-type="float" office:value="38151166" calcext:value-type="float">
            <text:p>38151166</text:p>
          </table:table-cell>
          <table:table-cell table:number-columns-repeated="291"/>
        </table:table-row>
        <table:table-row table:style-name="ro1">
          <table:table-cell table:formula="of:=SUM([.C82:.K82])" office:value-type="float" office:value="321882201" calcext:value-type="float">
            <text:p>321882201</text:p>
          </table:table-cell>
          <table:table-cell office:value-type="float" office:value="79" calcext:value-type="float">
            <text:p>79</text:p>
          </table:table-cell>
          <table:table-cell table:formula="of:=[.D81]+[.K81]" office:value-type="float" office:value="54099665" calcext:value-type="float">
            <text:p>54099665</text:p>
          </table:table-cell>
          <table:table-cell table:formula="of:=[.E81]" office:value-type="float" office:value="18979704" calcext:value-type="float">
            <text:p>18979704</text:p>
          </table:table-cell>
          <table:table-cell table:formula="of:=[.F81]" office:value-type="float" office:value="22616227" calcext:value-type="float">
            <text:p>22616227</text:p>
          </table:table-cell>
          <table:table-cell table:formula="of:=[.G81]" office:value-type="float" office:value="26906763" calcext:value-type="float">
            <text:p>26906763</text:p>
          </table:table-cell>
          <table:table-cell table:formula="of:=[.H81]" office:value-type="float" office:value="32065314" calcext:value-type="float">
            <text:p>32065314</text:p>
          </table:table-cell>
          <table:table-cell table:formula="of:=[.I81]" office:value-type="float" office:value="38151166" calcext:value-type="float">
            <text:p>38151166</text:p>
          </table:table-cell>
          <table:table-cell table:formula="of:=[.C81]" office:value-type="float" office:value="45456098" calcext:value-type="float">
            <text:p>45456098</text:p>
          </table:table-cell>
          <table:table-cell table:formula="of:=[.K81]" office:value-type="float" office:value="38151166" calcext:value-type="float">
            <text:p>38151166</text:p>
          </table:table-cell>
          <table:table-cell table:formula="of:=[.C81]" office:value-type="float" office:value="45456098" calcext:value-type="float">
            <text:p>45456098</text:p>
          </table:table-cell>
          <table:table-cell table:number-columns-repeated="291"/>
        </table:table-row>
        <table:table-row table:style-name="ro1">
          <table:table-cell table:formula="of:=SUM([.C83:.K83])" office:value-type="float" office:value="383286798" calcext:value-type="float">
            <text:p>383286798</text:p>
          </table:table-cell>
          <table:table-cell office:value-type="float" office:value="80" calcext:value-type="float">
            <text:p>80</text:p>
          </table:table-cell>
          <table:table-cell table:formula="of:=[.D82]+[.K82]" office:value-type="float" office:value="64435802" calcext:value-type="float">
            <text:p>64435802</text:p>
          </table:table-cell>
          <table:table-cell table:formula="of:=[.E82]" office:value-type="float" office:value="22616227" calcext:value-type="float">
            <text:p>22616227</text:p>
          </table:table-cell>
          <table:table-cell table:formula="of:=[.F82]" office:value-type="float" office:value="26906763" calcext:value-type="float">
            <text:p>26906763</text:p>
          </table:table-cell>
          <table:table-cell table:formula="of:=[.G82]" office:value-type="float" office:value="32065314" calcext:value-type="float">
            <text:p>32065314</text:p>
          </table:table-cell>
          <table:table-cell table:formula="of:=[.H82]" office:value-type="float" office:value="38151166" calcext:value-type="float">
            <text:p>38151166</text:p>
          </table:table-cell>
          <table:table-cell table:formula="of:=[.I82]" office:value-type="float" office:value="45456098" calcext:value-type="float">
            <text:p>45456098</text:p>
          </table:table-cell>
          <table:table-cell table:formula="of:=[.C82]" office:value-type="float" office:value="54099665" calcext:value-type="float">
            <text:p>54099665</text:p>
          </table:table-cell>
          <table:table-cell table:formula="of:=[.K82]" office:value-type="float" office:value="45456098" calcext:value-type="float">
            <text:p>45456098</text:p>
          </table:table-cell>
          <table:table-cell table:formula="of:=[.C82]" office:value-type="float" office:value="54099665" calcext:value-type="float">
            <text:p>54099665</text:p>
          </table:table-cell>
          <table:table-cell table:number-columns-repeated="29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06T22:40:41.538567490</dc:date>
    <meta:editing-duration>PT1M21S</meta:editing-duration>
    <meta:editing-cycles>1</meta:editing-cycles>
    <meta:document-statistic meta:table-count="2" meta:cell-count="4328" meta:object-count="0"/>
    <meta:generator>LibreOffice/7.1.7.2$Linux_X86_64 LibreOffice_project/10$Build-2</meta:generator>
  </office:meta>
</office:document-meta>
</file>